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44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/>
    <style:style style:name="ce6" style:family="table-cell" style:parent-style-name="Default"/>
    <style:style style:name="ce7" style:family="table-cell" style:parent-style-name="Default"/>
    <style:style style:name="ce8" style:family="table-cell" style:parent-style-name="Default"/>
    <style:style style:name="ce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full_columns" table:style-name="ta1">
        <table:table-column table:style-name="co1" table:number-columns-repeated="10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column table:style-name="co1" table:default-cell-style-name="ce2"/>
        <table:table-column table:style-name="co1" table:number-columns-repeated="23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column table:style-name="co1" table:default-cell-style-name="ce2"/>
        <table:table-column table:style-name="co1" table:number-columns-repeated="11" table:default-cell-style-name="Default"/>
        <table:table-column table:style-name="co1" table:default-cell-style-name="ce2"/>
        <table:table-column table:style-name="co1" table:number-columns-repeated="19" table:default-cell-style-name="Default"/>
        <table:table-column table:style-name="co1" table:default-cell-style-name="ce2"/>
        <table:table-column table:style-name="co1" table:number-columns-repeated="849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_2D_or_3D</text:p>
          </table:table-cell>
          <table:table-cell office:value-type="string" calcext:value-type="string">
            <text:p>include_static_data</text:p>
          </table:table-cell>
          <table:table-cell office:value-type="string" calcext:value-type="string">
            <text:p>dataset_kwargs</text:p>
          </table:table-cell>
          <table:table-cell office:value-type="string" calcext:value-type="string">
            <text:p>preprocess_wavs</text:p>
          </table:table-cell>
          <table:table-cell office:value-type="string" calcext:value-type="string">
            <text:p>use_full_mfcc</text:p>
          </table:table-cell>
          <table:table-cell office:value-type="string" calcext:value-type="string">
            <text:p>use_training_form</text:p>
          </table:table-cell>
          <table:table-cell office:value-type="string" calcext:value-type="string">
            <text:p>nbands</text:p>
          </table:table-cell>
          <table:table-cell office:value-type="string" calcext:value-type="string">
            <text:p>test_operators</text:p>
          </table:table-cell>
          <table:table-cell office:value-type="string" calcext:value-type="string">
            <text:p>T(entropy,2,0.01,0.4)K</text:p>
          </table:table-cell>
          <table:table-cell office:value-type="string" calcext:value-type="string">
            <text:p>T(entropy,2,0.01,0.4)accuracy</text:p>
          </table:table-cell>
          <table:table-cell office:value-type="string" calcext:value-type="string">
            <text:p>T(entropy,2,0.01,0.4)safe_macro_sensitivity</text:p>
          </table:table-cell>
          <table:table-cell office:value-type="string" calcext:value-type="string">
            <text:p>T(entropy,2,0.01,0.4)safe_macro_specificity</text:p>
          </table:table-cell>
          <table:table-cell office:value-type="string" calcext:value-type="string">
            <text:p>T(entropy,2,0.01,0.4)safe_macro_PPV</text:p>
          </table:table-cell>
          <table:table-cell office:value-type="string" calcext:value-type="string">
            <text:p>T(entropy,2,0.01,0.4)safe_macro_NPV</text:p>
          </table:table-cell>
          <table:table-cell office:value-type="string" calcext:value-type="string">
            <text:p>T(entropy,2,0.01,0.4)safe_macro_F1</text:p>
          </table:table-cell>
          <table:table-cell office:value-type="string" calcext:value-type="string">
            <text:p>T(entropy,2,0.01,0.4)n_nodes</text:p>
          </table:table-cell>
          <table:table-cell office:value-type="string" calcext:value-type="string">
            <text:p>T(entropy,2,0.01,0.4)best_rule_p (t = 0.8, min_confidence = 0.6, min_support = 0.1)</text:p>
          </table:table-cell>
          <table:table-cell office:value-type="string" calcext:value-type="string">
            <text:p>T(entropy,2,0.01,0.4)best_rule_p (t = 0.65, min_confidence = 0.6, min_support = 0.1)</text:p>
          </table:table-cell>
          <table:table-cell office:value-type="string" calcext:value-type="string">
            <text:p>T(entropy,2,0.01,0.4)t</text:p>
          </table:table-cell>
          <table:table-cell office:value-type="string" calcext:value-type="string">
            <text:p>T(entropy,2,0.01,0.4)hash</text:p>
          </table:table-cell>
          <table:table-cell office:value-type="string" calcext:value-type="string">
            <text:p>T(entropy,2,0.01,0.5)K</text:p>
          </table:table-cell>
          <table:table-cell office:value-type="string" calcext:value-type="string">
            <text:p>T(entropy,2,0.01,0.5)accuracy</text:p>
          </table:table-cell>
          <table:table-cell office:value-type="string" calcext:value-type="string">
            <text:p>T(entropy,2,0.01,0.5)safe_macro_sensitivity</text:p>
          </table:table-cell>
          <table:table-cell office:value-type="string" calcext:value-type="string">
            <text:p>T(entropy,2,0.01,0.5)safe_macro_specificity</text:p>
          </table:table-cell>
          <table:table-cell office:value-type="string" calcext:value-type="string">
            <text:p>T(entropy,2,0.01,0.5)safe_macro_PPV</text:p>
          </table:table-cell>
          <table:table-cell office:value-type="string" calcext:value-type="string">
            <text:p>T(entropy,2,0.01,0.5)safe_macro_NPV</text:p>
          </table:table-cell>
          <table:table-cell office:value-type="string" calcext:value-type="string">
            <text:p>T(entropy,2,0.01,0.5)safe_macro_F1</text:p>
          </table:table-cell>
          <table:table-cell office:value-type="string" calcext:value-type="string">
            <text:p>T(entropy,2,0.01,0.5)n_nodes</text:p>
          </table:table-cell>
          <table:table-cell office:value-type="string" calcext:value-type="string">
            <text:p>T(entropy,2,0.01,0.5)best_rule_p (t = 0.8, min_confidence = 0.6, min_support = 0.1)</text:p>
          </table:table-cell>
          <table:table-cell office:value-type="string" calcext:value-type="string">
            <text:p>T(entropy,2,0.01,0.5)best_rule_p (t = 0.65, min_confidence = 0.6, min_support = 0.1)</text:p>
          </table:table-cell>
          <table:table-cell office:value-type="string" calcext:value-type="string">
            <text:p>T(entropy,2,0.01,0.5)t</text:p>
          </table:table-cell>
          <table:table-cell office:value-type="string" calcext:value-type="string">
            <text:p>T(entropy,2,0.01,0.5)hash</text:p>
          </table:table-cell>
          <table:table-cell office:value-type="string" calcext:value-type="string">
            <text:p>T(entropy,2,0.01,0.6)K</text:p>
          </table:table-cell>
          <table:table-cell office:value-type="string" calcext:value-type="string">
            <text:p>T(entropy,2,0.01,0.6)accuracy</text:p>
          </table:table-cell>
          <table:table-cell office:value-type="string" calcext:value-type="string">
            <text:p>T(entropy,2,0.01,0.6)safe_macro_sensitivity</text:p>
          </table:table-cell>
          <table:table-cell office:value-type="string" calcext:value-type="string">
            <text:p>T(entropy,2,0.01,0.6)safe_macro_specificity</text:p>
          </table:table-cell>
          <table:table-cell office:value-type="string" calcext:value-type="string">
            <text:p>T(entropy,2,0.01,0.6)safe_macro_PPV</text:p>
          </table:table-cell>
          <table:table-cell office:value-type="string" calcext:value-type="string">
            <text:p>T(entropy,2,0.01,0.6)safe_macro_NPV</text:p>
          </table:table-cell>
          <table:table-cell office:value-type="string" calcext:value-type="string">
            <text:p>T(entropy,2,0.01,0.6)safe_macro_F1</text:p>
          </table:table-cell>
          <table:table-cell office:value-type="string" calcext:value-type="string">
            <text:p>T(entropy,2,0.01,0.6)n_nodes</text:p>
          </table:table-cell>
          <table:table-cell office:value-type="string" calcext:value-type="string">
            <text:p>T(entropy,2,0.01,0.6)best_rule_p (t = 0.8, min_confidence = 0.6, min_support = 0.1)</text:p>
          </table:table-cell>
          <table:table-cell office:value-type="string" calcext:value-type="string">
            <text:p>T(entropy,2,0.01,0.6)best_rule_p (t = 0.65, min_confidence = 0.6, min_support = 0.1)</text:p>
          </table:table-cell>
          <table:table-cell office:value-type="string" calcext:value-type="string">
            <text:p>T(entropy,2,0.01,0.6)t</text:p>
          </table:table-cell>
          <table:table-cell office:value-type="string" calcext:value-type="string">
            <text:p>T(entropy,2,0.01,0.6)hash</text:p>
          </table:table-cell>
          <table:table-cell office:value-type="string" calcext:value-type="string">
            <text:p>T(entropy,4,0.01,0.4)K</text:p>
          </table:table-cell>
          <table:table-cell office:value-type="string" calcext:value-type="string">
            <text:p>T(entropy,4,0.01,0.4)accuracy</text:p>
          </table:table-cell>
          <table:table-cell office:value-type="string" calcext:value-type="string">
            <text:p>T(entropy,4,0.01,0.4)safe_macro_sensitivity</text:p>
          </table:table-cell>
          <table:table-cell office:value-type="string" calcext:value-type="string">
            <text:p>T(entropy,4,0.01,0.4)safe_macro_specificity</text:p>
          </table:table-cell>
          <table:table-cell office:value-type="string" calcext:value-type="string">
            <text:p>T(entropy,4,0.01,0.4)safe_macro_PPV</text:p>
          </table:table-cell>
          <table:table-cell office:value-type="string" calcext:value-type="string">
            <text:p>T(entropy,4,0.01,0.4)safe_macro_NPV</text:p>
          </table:table-cell>
          <table:table-cell office:value-type="string" calcext:value-type="string">
            <text:p>T(entropy,4,0.01,0.4)safe_macro_F1</text:p>
          </table:table-cell>
          <table:table-cell office:value-type="string" calcext:value-type="string">
            <text:p>T(entropy,4,0.01,0.4)n_nodes</text:p>
          </table:table-cell>
          <table:table-cell office:value-type="string" calcext:value-type="string">
            <text:p>T(entropy,4,0.01,0.4)best_rule_p (t = 0.8, min_confidence = 0.6, min_support = 0.1)</text:p>
          </table:table-cell>
          <table:table-cell office:value-type="string" calcext:value-type="string">
            <text:p>T(entropy,4,0.01,0.4)best_rule_p (t = 0.65, min_confidence = 0.6, min_support = 0.1)</text:p>
          </table:table-cell>
          <table:table-cell office:value-type="string" calcext:value-type="string">
            <text:p>T(entropy,4,0.01,0.4)t</text:p>
          </table:table-cell>
          <table:table-cell office:value-type="string" calcext:value-type="string">
            <text:p>T(entropy,4,0.01,0.4)hash</text:p>
          </table:table-cell>
          <table:table-cell office:value-type="string" calcext:value-type="string">
            <text:p>T(entropy,4,0.01,0.5)K</text:p>
          </table:table-cell>
          <table:table-cell office:value-type="string" calcext:value-type="string">
            <text:p>T(entropy,4,0.01,0.5)accuracy</text:p>
          </table:table-cell>
          <table:table-cell office:value-type="string" calcext:value-type="string">
            <text:p>T(entropy,4,0.01,0.5)safe_macro_sensitivity</text:p>
          </table:table-cell>
          <table:table-cell office:value-type="string" calcext:value-type="string">
            <text:p>T(entropy,4,0.01,0.5)safe_macro_specificity</text:p>
          </table:table-cell>
          <table:table-cell office:value-type="string" calcext:value-type="string">
            <text:p>T(entropy,4,0.01,0.5)safe_macro_PPV</text:p>
          </table:table-cell>
          <table:table-cell office:value-type="string" calcext:value-type="string">
            <text:p>T(entropy,4,0.01,0.5)safe_macro_NPV</text:p>
          </table:table-cell>
          <table:table-cell office:value-type="string" calcext:value-type="string">
            <text:p>T(entropy,4,0.01,0.5)safe_macro_F1</text:p>
          </table:table-cell>
          <table:table-cell office:value-type="string" calcext:value-type="string">
            <text:p>T(entropy,4,0.01,0.5)n_nodes</text:p>
          </table:table-cell>
          <table:table-cell office:value-type="string" calcext:value-type="string">
            <text:p>T(entropy,4,0.01,0.5)best_rule_p (t = 0.8, min_confidence = 0.6, min_support = 0.1)</text:p>
          </table:table-cell>
          <table:table-cell office:value-type="string" calcext:value-type="string">
            <text:p>T(entropy,4,0.01,0.5)best_rule_p (t = 0.65, min_confidence = 0.6, min_support = 0.1)</text:p>
          </table:table-cell>
          <table:table-cell office:value-type="string" calcext:value-type="string">
            <text:p>T(entropy,4,0.01,0.5)t</text:p>
          </table:table-cell>
          <table:table-cell office:value-type="string" calcext:value-type="string">
            <text:p>T(entropy,4,0.01,0.5)hash</text:p>
          </table:table-cell>
          <table:table-cell office:value-type="string" calcext:value-type="string">
            <text:p>T(entropy,4,0.01,0.6)K</text:p>
          </table:table-cell>
          <table:table-cell office:value-type="string" calcext:value-type="string">
            <text:p>T(entropy,4,0.01,0.6)accuracy</text:p>
          </table:table-cell>
          <table:table-cell office:value-type="string" calcext:value-type="string">
            <text:p>T(entropy,4,0.01,0.6)safe_macro_sensitivity</text:p>
          </table:table-cell>
          <table:table-cell office:value-type="string" calcext:value-type="string">
            <text:p>T(entropy,4,0.01,0.6)safe_macro_specificity</text:p>
          </table:table-cell>
          <table:table-cell office:value-type="string" calcext:value-type="string">
            <text:p>T(entropy,4,0.01,0.6)safe_macro_PPV</text:p>
          </table:table-cell>
          <table:table-cell office:value-type="string" calcext:value-type="string">
            <text:p>T(entropy,4,0.01,0.6)safe_macro_NPV</text:p>
          </table:table-cell>
          <table:table-cell office:value-type="string" calcext:value-type="string">
            <text:p>T(entropy,4,0.01,0.6)safe_macro_F1</text:p>
          </table:table-cell>
          <table:table-cell office:value-type="string" calcext:value-type="string">
            <text:p>T(entropy,4,0.01,0.6)n_nodes</text:p>
          </table:table-cell>
          <table:table-cell office:value-type="string" calcext:value-type="string">
            <text:p>T(entropy,4,0.01,0.6)best_rule_p (t = 0.8, min_confidence = 0.6, min_support = 0.1)</text:p>
          </table:table-cell>
          <table:table-cell office:value-type="string" calcext:value-type="string">
            <text:p>T(entropy,4,0.01,0.6)best_rule_p (t = 0.65, min_confidence = 0.6, min_support = 0.1)</text:p>
          </table:table-cell>
          <table:table-cell office:value-type="string" calcext:value-type="string">
            <text:p>T(entropy,4,0.01,0.6)t</text:p>
          </table:table-cell>
          <table:table-cell office:value-type="string" calcext:value-type="string">
            <text:p>T(entropy,4,0.01,0.6)hash</text:p>
          </table:table-cell>
          <table:table-cell office:value-type="string" calcext:value-type="string">
            <text:p>T(gini,2,0.01,0.4)K</text:p>
          </table:table-cell>
          <table:table-cell office:value-type="string" calcext:value-type="string">
            <text:p>T(gini,2,0.01,0.4)accuracy</text:p>
          </table:table-cell>
          <table:table-cell office:value-type="string" calcext:value-type="string">
            <text:p>T(gini,2,0.01,0.4)safe_macro_sensitivity</text:p>
          </table:table-cell>
          <table:table-cell office:value-type="string" calcext:value-type="string">
            <text:p>T(gini,2,0.01,0.4)safe_macro_specificity</text:p>
          </table:table-cell>
          <table:table-cell office:value-type="string" calcext:value-type="string">
            <text:p>T(gini,2,0.01,0.4)safe_macro_PPV</text:p>
          </table:table-cell>
          <table:table-cell office:value-type="string" calcext:value-type="string">
            <text:p>T(gini,2,0.01,0.4)safe_macro_NPV</text:p>
          </table:table-cell>
          <table:table-cell office:value-type="string" calcext:value-type="string">
            <text:p>T(gini,2,0.01,0.4)safe_macro_F1</text:p>
          </table:table-cell>
          <table:table-cell office:value-type="string" calcext:value-type="string">
            <text:p>T(gini,2,0.01,0.4)n_nodes</text:p>
          </table:table-cell>
          <table:table-cell office:value-type="string" calcext:value-type="string">
            <text:p>T(gini,2,0.01,0.4)best_rule_p (t = 0.8, min_confidence = 0.6, min_support = 0.1)</text:p>
          </table:table-cell>
          <table:table-cell office:value-type="string" calcext:value-type="string">
            <text:p>T(gini,2,0.01,0.4)best_rule_p (t = 0.65, min_confidence = 0.6, min_support = 0.1)</text:p>
          </table:table-cell>
          <table:table-cell office:value-type="string" calcext:value-type="string">
            <text:p>T(gini,2,0.01,0.4)t</text:p>
          </table:table-cell>
          <table:table-cell office:value-type="string" calcext:value-type="string">
            <text:p>T(gini,2,0.01,0.4)hash</text:p>
          </table:table-cell>
          <table:table-cell office:value-type="string" calcext:value-type="string">
            <text:p>T(gini,2,0.01,0.5)K</text:p>
          </table:table-cell>
          <table:table-cell office:value-type="string" calcext:value-type="string">
            <text:p>T(gini,2,0.01,0.5)accuracy</text:p>
          </table:table-cell>
          <table:table-cell office:value-type="string" calcext:value-type="string">
            <text:p>T(gini,2,0.01,0.5)safe_macro_sensitivity</text:p>
          </table:table-cell>
          <table:table-cell office:value-type="string" calcext:value-type="string">
            <text:p>T(gini,2,0.01,0.5)safe_macro_specificity</text:p>
          </table:table-cell>
          <table:table-cell office:value-type="string" calcext:value-type="string">
            <text:p>T(gini,2,0.01,0.5)safe_macro_PPV</text:p>
          </table:table-cell>
          <table:table-cell office:value-type="string" calcext:value-type="string">
            <text:p>T(gini,2,0.01,0.5)safe_macro_NPV</text:p>
          </table:table-cell>
          <table:table-cell office:value-type="string" calcext:value-type="string">
            <text:p>T(gini,2,0.01,0.5)safe_macro_F1</text:p>
          </table:table-cell>
          <table:table-cell office:value-type="string" calcext:value-type="string">
            <text:p>T(gini,2,0.01,0.5)n_nodes</text:p>
          </table:table-cell>
          <table:table-cell office:value-type="string" calcext:value-type="string">
            <text:p>T(gini,2,0.01,0.5)best_rule_p (t = 0.8, min_confidence = 0.6, min_support = 0.1)</text:p>
          </table:table-cell>
          <table:table-cell office:value-type="string" calcext:value-type="string">
            <text:p>T(gini,2,0.01,0.5)best_rule_p (t = 0.65, min_confidence = 0.6, min_support = 0.1)</text:p>
          </table:table-cell>
          <table:table-cell office:value-type="string" calcext:value-type="string">
            <text:p>T(gini,2,0.01,0.5)t</text:p>
          </table:table-cell>
          <table:table-cell office:value-type="string" calcext:value-type="string">
            <text:p>T(gini,2,0.01,0.5)hash</text:p>
          </table:table-cell>
          <table:table-cell office:value-type="string" calcext:value-type="string">
            <text:p>T(gini,2,0.01,0.6)K</text:p>
          </table:table-cell>
          <table:table-cell office:value-type="string" calcext:value-type="string">
            <text:p>T(gini,2,0.01,0.6)accuracy</text:p>
          </table:table-cell>
          <table:table-cell office:value-type="string" calcext:value-type="string">
            <text:p>T(gini,2,0.01,0.6)safe_macro_sensitivity</text:p>
          </table:table-cell>
          <table:table-cell office:value-type="string" calcext:value-type="string">
            <text:p>T(gini,2,0.01,0.6)safe_macro_specificity</text:p>
          </table:table-cell>
          <table:table-cell office:value-type="string" calcext:value-type="string">
            <text:p>T(gini,2,0.01,0.6)safe_macro_PPV</text:p>
          </table:table-cell>
          <table:table-cell office:value-type="string" calcext:value-type="string">
            <text:p>T(gini,2,0.01,0.6)safe_macro_NPV</text:p>
          </table:table-cell>
          <table:table-cell office:value-type="string" calcext:value-type="string">
            <text:p>T(gini,2,0.01,0.6)safe_macro_F1</text:p>
          </table:table-cell>
          <table:table-cell office:value-type="string" calcext:value-type="string">
            <text:p>T(gini,2,0.01,0.6)n_nodes</text:p>
          </table:table-cell>
          <table:table-cell office:value-type="string" calcext:value-type="string">
            <text:p>T(gini,2,0.01,0.6)best_rule_p (t = 0.8, min_confidence = 0.6, min_support = 0.1)</text:p>
          </table:table-cell>
          <table:table-cell office:value-type="string" calcext:value-type="string">
            <text:p>T(gini,2,0.01,0.6)best_rule_p (t = 0.65, min_confidence = 0.6, min_support = 0.1)</text:p>
          </table:table-cell>
          <table:table-cell office:value-type="string" calcext:value-type="string">
            <text:p>T(gini,2,0.01,0.6)t</text:p>
          </table:table-cell>
          <table:table-cell office:value-type="string" calcext:value-type="string">
            <text:p>T(gini,2,0.01,0.6)hash</text:p>
          </table:table-cell>
          <table:table-cell office:value-type="string" calcext:value-type="string">
            <text:p>T(gini,4,0.01,0.4)K</text:p>
          </table:table-cell>
          <table:table-cell office:value-type="string" calcext:value-type="string">
            <text:p>T(gini,4,0.01,0.4)accuracy</text:p>
          </table:table-cell>
          <table:table-cell office:value-type="string" calcext:value-type="string">
            <text:p>T(gini,4,0.01,0.4)safe_macro_sensitivity</text:p>
          </table:table-cell>
          <table:table-cell office:value-type="string" calcext:value-type="string">
            <text:p>T(gini,4,0.01,0.4)safe_macro_specificity</text:p>
          </table:table-cell>
          <table:table-cell office:value-type="string" calcext:value-type="string">
            <text:p>T(gini,4,0.01,0.4)safe_macro_PPV</text:p>
          </table:table-cell>
          <table:table-cell office:value-type="string" calcext:value-type="string">
            <text:p>T(gini,4,0.01,0.4)safe_macro_NPV</text:p>
          </table:table-cell>
          <table:table-cell office:value-type="string" calcext:value-type="string">
            <text:p>T(gini,4,0.01,0.4)safe_macro_F1</text:p>
          </table:table-cell>
          <table:table-cell office:value-type="string" calcext:value-type="string">
            <text:p>T(gini,4,0.01,0.4)n_nodes</text:p>
          </table:table-cell>
          <table:table-cell office:value-type="string" calcext:value-type="string">
            <text:p>T(gini,4,0.01,0.4)best_rule_p (t = 0.8, min_confidence = 0.6, min_support = 0.1)</text:p>
          </table:table-cell>
          <table:table-cell office:value-type="string" calcext:value-type="string">
            <text:p>T(gini,4,0.01,0.4)best_rule_p (t = 0.65, min_confidence = 0.6, min_support = 0.1)</text:p>
          </table:table-cell>
          <table:table-cell office:value-type="string" calcext:value-type="string">
            <text:p>T(gini,4,0.01,0.4)t</text:p>
          </table:table-cell>
          <table:table-cell office:value-type="string" calcext:value-type="string">
            <text:p>T(gini,4,0.01,0.4)hash</text:p>
          </table:table-cell>
          <table:table-cell office:value-type="string" calcext:value-type="string">
            <text:p>T(gini,4,0.01,0.5)K</text:p>
          </table:table-cell>
          <table:table-cell office:value-type="string" calcext:value-type="string">
            <text:p>T(gini,4,0.01,0.5)accuracy</text:p>
          </table:table-cell>
          <table:table-cell office:value-type="string" calcext:value-type="string">
            <text:p>T(gini,4,0.01,0.5)safe_macro_sensitivity</text:p>
          </table:table-cell>
          <table:table-cell office:value-type="string" calcext:value-type="string">
            <text:p>T(gini,4,0.01,0.5)safe_macro_specificity</text:p>
          </table:table-cell>
          <table:table-cell office:value-type="string" calcext:value-type="string">
            <text:p>T(gini,4,0.01,0.5)safe_macro_PPV</text:p>
          </table:table-cell>
          <table:table-cell office:value-type="string" calcext:value-type="string">
            <text:p>T(gini,4,0.01,0.5)safe_macro_NPV</text:p>
          </table:table-cell>
          <table:table-cell office:value-type="string" calcext:value-type="string">
            <text:p>T(gini,4,0.01,0.5)safe_macro_F1</text:p>
          </table:table-cell>
          <table:table-cell office:value-type="string" calcext:value-type="string">
            <text:p>T(gini,4,0.01,0.5)n_nodes</text:p>
          </table:table-cell>
          <table:table-cell office:value-type="string" calcext:value-type="string">
            <text:p>T(gini,4,0.01,0.5)best_rule_p (t = 0.8, min_confidence = 0.6, min_support = 0.1)</text:p>
          </table:table-cell>
          <table:table-cell office:value-type="string" calcext:value-type="string">
            <text:p>T(gini,4,0.01,0.5)best_rule_p (t = 0.65, min_confidence = 0.6, min_support = 0.1)</text:p>
          </table:table-cell>
          <table:table-cell office:value-type="string" calcext:value-type="string">
            <text:p>T(gini,4,0.01,0.5)t</text:p>
          </table:table-cell>
          <table:table-cell office:value-type="string" calcext:value-type="string">
            <text:p>T(gini,4,0.01,0.5)hash</text:p>
          </table:table-cell>
          <table:table-cell office:value-type="string" calcext:value-type="string">
            <text:p>T(gini,4,0.01,0.6)K</text:p>
          </table:table-cell>
          <table:table-cell office:value-type="string" calcext:value-type="string">
            <text:p>T(gini,4,0.01,0.6)accuracy</text:p>
          </table:table-cell>
          <table:table-cell office:value-type="string" calcext:value-type="string">
            <text:p>T(gini,4,0.01,0.6)safe_macro_sensitivity</text:p>
          </table:table-cell>
          <table:table-cell office:value-type="string" calcext:value-type="string">
            <text:p>T(gini,4,0.01,0.6)safe_macro_specificity</text:p>
          </table:table-cell>
          <table:table-cell office:value-type="string" calcext:value-type="string">
            <text:p>T(gini,4,0.01,0.6)safe_macro_PPV</text:p>
          </table:table-cell>
          <table:table-cell office:value-type="string" calcext:value-type="string">
            <text:p>T(gini,4,0.01,0.6)safe_macro_NPV</text:p>
          </table:table-cell>
          <table:table-cell office:value-type="string" calcext:value-type="string">
            <text:p>T(gini,4,0.01,0.6)safe_macro_F1</text:p>
          </table:table-cell>
          <table:table-cell office:value-type="string" calcext:value-type="string">
            <text:p>T(gini,4,0.01,0.6)n_nodes</text:p>
          </table:table-cell>
          <table:table-cell office:value-type="string" calcext:value-type="string">
            <text:p>T(gini,4,0.01,0.6)best_rule_p (t = 0.8, min_confidence = 0.6, min_support = 0.1)</text:p>
          </table:table-cell>
          <table:table-cell office:value-type="string" calcext:value-type="string">
            <text:p>T(gini,4,0.01,0.6)best_rule_p (t = 0.65, min_confidence = 0.6, min_support = 0.1)</text:p>
          </table:table-cell>
          <table:table-cell office:value-type="string" calcext:value-type="string">
            <text:p>T(gini,4,0.01,0.6)t</text:p>
          </table:table-cell>
          <table:table-cell office:value-type="string" calcext:value-type="string">
            <text:p>T(gini,4,0.01,0.6)hash</text:p>
          </table:table-cell>
          <table:table-cell office:value-type="string" calcext:value-type="string">
            <text:p>RF(1.0,50,half,all)K</text:p>
          </table:table-cell>
          <table:table-cell office:value-type="string" calcext:value-type="string">
            <text:p>RF(1.0,50,half,all)accuracy</text:p>
          </table:table-cell>
          <table:table-cell office:value-type="string" calcext:value-type="string">
            <text:p>RF(1.0,50,half,all)safe_macro_sensitivity</text:p>
          </table:table-cell>
          <table:table-cell office:value-type="string" calcext:value-type="string">
            <text:p>RF(1.0,50,half,all)safe_macro_specificity</text:p>
          </table:table-cell>
          <table:table-cell office:value-type="string" calcext:value-type="string">
            <text:p>RF(1.0,50,half,all)safe_macro_PPV</text:p>
          </table:table-cell>
          <table:table-cell office:value-type="string" calcext:value-type="string">
            <text:p>RF(1.0,50,half,all)safe_macro_NPV</text:p>
          </table:table-cell>
          <table:table-cell office:value-type="string" calcext:value-type="string">
            <text:p>RF(1.0,50,half,all)safe_macro_F1</text:p>
          </table:table-cell>
          <table:table-cell office:value-type="string" calcext:value-type="string">
            <text:p>RF(1.0,50,half,all)oob_error</text:p>
          </table:table-cell>
          <table:table-cell office:value-type="string" calcext:value-type="string">
            <text:p>RF(1.0,50,half,all)n_nodes</text:p>
          </table:table-cell>
          <table:table-cell office:value-type="string" calcext:value-type="string">
            <text:p>RF(1.0,50,half,all)σ² K</text:p>
          </table:table-cell>
          <table:table-cell office:value-type="string" calcext:value-type="string">
            <text:p>RF(1.0,50,half,all)σ² accuracy</text:p>
          </table:table-cell>
          <table:table-cell office:value-type="string" calcext:value-type="string">
            <text:p>RF(1.0,50,half,all)σ² safe_macro_sensitivity</text:p>
          </table:table-cell>
          <table:table-cell office:value-type="string" calcext:value-type="string">
            <text:p>RF(1.0,50,half,all)σ² safe_macro_specificity</text:p>
          </table:table-cell>
          <table:table-cell office:value-type="string" calcext:value-type="string">
            <text:p>RF(1.0,50,half,all)σ² safe_macro_PPV</text:p>
          </table:table-cell>
          <table:table-cell office:value-type="string" calcext:value-type="string">
            <text:p>RF(1.0,50,half,all)σ² safe_macro_NPV</text:p>
          </table:table-cell>
          <table:table-cell office:value-type="string" calcext:value-type="string">
            <text:p>RF(1.0,50,half,all)σ² safe_macro_F1</text:p>
          </table:table-cell>
          <table:table-cell office:value-type="string" calcext:value-type="string">
            <text:p>RF(1.0,50,half,all)σ² oob_error</text:p>
          </table:table-cell>
          <table:table-cell office:value-type="string" calcext:value-type="string">
            <text:p>RF(1.0,50,half,all)σ² n_nodes</text:p>
          </table:table-cell>
          <table:table-cell office:value-type="string" calcext:value-type="string">
            <text:p>RF(1.0,50,half,all)t</text:p>
          </table:table-cell>
          <table:table-cell office:value-type="string" calcext:value-type="string">
            <text:p>RF(1.0,50,half,all)hash</text:p>
          </table:table-cell>
          <table:table-cell office:value-type="string" calcext:value-type="string">
            <text:p>RF(1.0,100,half,all)K</text:p>
          </table:table-cell>
          <table:table-cell office:value-type="string" calcext:value-type="string">
            <text:p>RF(1.0,100,half,all)accuracy</text:p>
          </table:table-cell>
          <table:table-cell office:value-type="string" calcext:value-type="string">
            <text:p>RF(1.0,100,half,all)safe_macro_sensitivity</text:p>
          </table:table-cell>
          <table:table-cell office:value-type="string" calcext:value-type="string">
            <text:p>RF(1.0,100,half,all)safe_macro_specificity</text:p>
          </table:table-cell>
          <table:table-cell office:value-type="string" calcext:value-type="string">
            <text:p>RF(1.0,100,half,all)safe_macro_PPV</text:p>
          </table:table-cell>
          <table:table-cell office:value-type="string" calcext:value-type="string">
            <text:p>RF(1.0,100,half,all)safe_macro_NPV</text:p>
          </table:table-cell>
          <table:table-cell office:value-type="string" calcext:value-type="string">
            <text:p>RF(1.0,100,half,all)safe_macro_F1</text:p>
          </table:table-cell>
          <table:table-cell office:value-type="string" calcext:value-type="string">
            <text:p>RF(1.0,100,half,all)oob_error</text:p>
          </table:table-cell>
          <table:table-cell office:value-type="string" calcext:value-type="string">
            <text:p>RF(1.0,100,half,all)n_nodes</text:p>
          </table:table-cell>
          <table:table-cell office:value-type="string" calcext:value-type="string">
            <text:p>RF(1.0,100,half,all)σ² K</text:p>
          </table:table-cell>
          <table:table-cell office:value-type="string" calcext:value-type="string">
            <text:p>RF(1.0,100,half,all)σ² accuracy</text:p>
          </table:table-cell>
          <table:table-cell office:value-type="string" calcext:value-type="string">
            <text:p>RF(1.0,100,half,all)σ² safe_macro_sensitivity</text:p>
          </table:table-cell>
          <table:table-cell office:value-type="string" calcext:value-type="string">
            <text:p>RF(1.0,100,half,all)σ² safe_macro_specificity</text:p>
          </table:table-cell>
          <table:table-cell office:value-type="string" calcext:value-type="string">
            <text:p>RF(1.0,100,half,all)σ² safe_macro_PPV</text:p>
          </table:table-cell>
          <table:table-cell office:value-type="string" calcext:value-type="string">
            <text:p>RF(1.0,100,half,all)σ² safe_macro_NPV</text:p>
          </table:table-cell>
          <table:table-cell office:value-type="string" calcext:value-type="string">
            <text:p>RF(1.0,100,half,all)σ² safe_macro_F1</text:p>
          </table:table-cell>
          <table:table-cell office:value-type="string" calcext:value-type="string">
            <text:p>RF(1.0,100,half,all)σ² oob_error</text:p>
          </table:table-cell>
          <table:table-cell office:value-type="string" calcext:value-type="string">
            <text:p>RF(1.0,100,half,all)σ² n_nodes</text:p>
          </table:table-cell>
          <table:table-cell office:value-type="string" calcext:value-type="string">
            <text:p>RF(1.0,100,half,all)t</text:p>
          </table:table-cell>
          <table:table-cell office:value-type="string" calcext:value-type="string">
            <text:p>RF(1.0,100,half,all)hash</text:p>
          </table:table-cell>
          <table:table-cell table:number-columns-repeated="831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(100,75)</text:p>
          </table:table-cell>
          <table:table-cell office:value-type="string" calcext:value-type="string">
            <text:p>Any[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8.33" calcext:value-type="float">
            <text:p>8.33</text:p>
          </table:table-cell>
          <table:table-cell office:value-type="float" office:value="54.17" calcext:value-type="float">
            <text:p>54.17</text:p>
          </table:table-cell>
          <table:table-cell office:value-type="float" office:value="62.5" calcext:value-type="float">
            <text:p>62.5</text:p>
          </table:table-cell>
          <table:table-cell office:value-type="float" office:value="45.83" calcext:value-type="float">
            <text:p>45.83</text:p>
          </table:table-cell>
          <table:table-cell office:value-type="float" office:value="53.57" calcext:value-type="float">
            <text:p>53.57</text:p>
          </table:table-cell>
          <table:table-cell office:value-type="float" office:value="55" calcext:value-type="float">
            <text:p>55</text:p>
          </table:table-cell>
          <table:table-cell office:value-type="float" office:value="57.69" calcext:value-type="float">
            <text:p>57.69</text:p>
          </table:table-cell>
          <table:table-cell office:value-type="float" office:value="29" calcext:value-type="float">
            <text:p>29</text:p>
          </table:table-cell>
          <table:table-cell office:value-type="float" office:value="0.554924242424242" calcext:value-type="float">
            <text:p>0.554924242424242</text:p>
          </table:table-cell>
          <table:table-cell office:value-type="float" office:value="0.493844696969697" calcext:value-type="float">
            <text:p>0.493844696969697</text:p>
          </table:table-cell>
          <table:table-cell office:value-type="float" office:value="48.322" calcext:value-type="float">
            <text:p>48.322</text:p>
          </table:table-cell>
          <table:table-cell office:value-type="string" calcext:value-type="string">
            <text:p>3c7ddfdf2a0d57dd716084ddeb8591401770ed7c67a8018c73075c88d2b0f8db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17" calcext:value-type="float">
            <text:p>54.17</text:p>
          </table:table-cell>
          <table:table-cell office:value-type="float" office:value="45.83" calcext:value-type="float">
            <text:p>45.8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0.554924242424242" calcext:value-type="float">
            <text:p>0.554924242424242</text:p>
          </table:table-cell>
          <table:table-cell office:value-type="float" office:value="0.493844696969697" calcext:value-type="float">
            <text:p>0.493844696969697</text:p>
          </table:table-cell>
          <table:table-cell office:value-type="float" office:value="16.172" calcext:value-type="float">
            <text:p>16.172</text:p>
          </table:table-cell>
          <table:table-cell office:value-type="string" calcext:value-type="string">
            <text:p>89c58efa0e53b23eabda5087bee37bfde911a0af36461d565ffb37cf172d849f</text:p>
          </table:table-cell>
          <table:table-cell office:value-type="float" office:value="4.17" calcext:value-type="float">
            <text:p>4.17</text:p>
          </table:table-cell>
          <table:table-cell table:style-name="ce8" office:value-type="float" office:value="52.08" calcext:value-type="float">
            <text:p>52.08</text:p>
          </table:table-cell>
          <table:table-cell office:value-type="float" office:value="50" calcext:value-type="float">
            <text:p>50</text:p>
          </table:table-cell>
          <table:table-cell office:value-type="float" office:value="54.17" calcext:value-type="float">
            <text:p>54.17</text:p>
          </table:table-cell>
          <table:table-cell office:value-type="float" office:value="52.17" calcext:value-type="float">
            <text:p>52.17</text:p>
          </table:table-cell>
          <table:table-cell office:value-type="float" office:value="52" calcext:value-type="float">
            <text:p>52</text:p>
          </table:table-cell>
          <table:table-cell office:value-type="float" office:value="51.06" calcext:value-type="float">
            <text:p>51.06</text:p>
          </table:table-cell>
          <table:table-cell office:value-type="float" office:value="9" calcext:value-type="float">
            <text:p>9</text:p>
          </table:table-cell>
          <table:table-cell office:value-type="float" office:value="0.554924242424242" calcext:value-type="float">
            <text:p>0.554924242424242</text:p>
          </table:table-cell>
          <table:table-cell office:value-type="float" office:value="0.493844696969697" calcext:value-type="float">
            <text:p>0.493844696969697</text:p>
          </table:table-cell>
          <table:table-cell office:value-type="float" office:value="12.862" calcext:value-type="float">
            <text:p>12.862</text:p>
          </table:table-cell>
          <table:table-cell office:value-type="string" calcext:value-type="string">
            <text:p>7ccbb958630b76fe6df5ebd5535b9b37b5673df9da063825c1c7bdede2b9d228</text:p>
          </table:table-cell>
          <table:table-cell office:value-type="float" office:value="8.33" calcext:value-type="float">
            <text:p>8.33</text:p>
          </table:table-cell>
          <table:table-cell office:value-type="float" office:value="54.17" calcext:value-type="float">
            <text:p>54.17</text:p>
          </table:table-cell>
          <table:table-cell office:value-type="float" office:value="62.5" calcext:value-type="float">
            <text:p>62.5</text:p>
          </table:table-cell>
          <table:table-cell office:value-type="float" office:value="45.83" calcext:value-type="float">
            <text:p>45.83</text:p>
          </table:table-cell>
          <table:table-cell office:value-type="float" office:value="53.57" calcext:value-type="float">
            <text:p>53.57</text:p>
          </table:table-cell>
          <table:table-cell office:value-type="float" office:value="55" calcext:value-type="float">
            <text:p>55</text:p>
          </table:table-cell>
          <table:table-cell office:value-type="float" office:value="57.69" calcext:value-type="float">
            <text:p>57.69</text:p>
          </table:table-cell>
          <table:table-cell office:value-type="float" office:value="27" calcext:value-type="float">
            <text:p>27</text:p>
          </table:table-cell>
          <table:table-cell office:value-type="float" office:value="0.554924242424242" calcext:value-type="float">
            <text:p>0.554924242424242</text:p>
          </table:table-cell>
          <table:table-cell office:value-type="float" office:value="0.493844696969697" calcext:value-type="float">
            <text:p>0.493844696969697</text:p>
          </table:table-cell>
          <table:table-cell office:value-type="float" office:value="18.619" calcext:value-type="float">
            <text:p>18.619</text:p>
          </table:table-cell>
          <table:table-cell office:value-type="string" calcext:value-type="string">
            <text:p>a2a1f765e005e0b86c9dc4187b8d0c26f3563a5492d85d05214a7be9a162a9b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4.17" calcext:value-type="float">
            <text:p>54.17</text:p>
          </table:table-cell>
          <table:table-cell office:value-type="float" office:value="45.83" calcext:value-type="float">
            <text:p>45.83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0.554924242424242" calcext:value-type="float">
            <text:p>0.554924242424242</text:p>
          </table:table-cell>
          <table:table-cell office:value-type="float" office:value="0.493844696969697" calcext:value-type="float">
            <text:p>0.493844696969697</text:p>
          </table:table-cell>
          <table:table-cell office:value-type="float" office:value="16.229" calcext:value-type="float">
            <text:p>16.229</text:p>
          </table:table-cell>
          <table:table-cell office:value-type="string" calcext:value-type="string">
            <text:p>89c58efa0e53b23eabda5087bee37bfde911a0af36461d565ffb37cf172d849f</text:p>
          </table:table-cell>
          <table:table-cell office:value-type="float" office:value="4.17" calcext:value-type="float">
            <text:p>4.17</text:p>
          </table:table-cell>
          <table:table-cell office:value-type="float" office:value="52.08" calcext:value-type="float">
            <text:p>52.08</text:p>
          </table:table-cell>
          <table:table-cell office:value-type="float" office:value="50" calcext:value-type="float">
            <text:p>50</text:p>
          </table:table-cell>
          <table:table-cell office:value-type="float" office:value="54.17" calcext:value-type="float">
            <text:p>54.17</text:p>
          </table:table-cell>
          <table:table-cell office:value-type="float" office:value="52.17" calcext:value-type="float">
            <text:p>52.17</text:p>
          </table:table-cell>
          <table:table-cell office:value-type="float" office:value="52" calcext:value-type="float">
            <text:p>52</text:p>
          </table:table-cell>
          <table:table-cell office:value-type="float" office:value="51.06" calcext:value-type="float">
            <text:p>51.06</text:p>
          </table:table-cell>
          <table:table-cell office:value-type="float" office:value="9" calcext:value-type="float">
            <text:p>9</text:p>
          </table:table-cell>
          <table:table-cell office:value-type="float" office:value="0.554924242424242" calcext:value-type="float">
            <text:p>0.554924242424242</text:p>
          </table:table-cell>
          <table:table-cell office:value-type="float" office:value="0.493844696969697" calcext:value-type="float">
            <text:p>0.493844696969697</text:p>
          </table:table-cell>
          <table:table-cell office:value-type="float" office:value="12.758" calcext:value-type="float">
            <text:p>12.758</text:p>
          </table:table-cell>
          <table:table-cell office:value-type="string" calcext:value-type="string">
            <text:p>7ccbb958630b76fe6df5ebd5535b9b37b5673df9da063825c1c7bdede2b9d228</text:p>
          </table:table-cell>
          <table:table-cell office:value-type="float" office:value="4.17" calcext:value-type="float">
            <text:p>4.17</text:p>
          </table:table-cell>
          <table:table-cell office:value-type="float" office:value="52.08" calcext:value-type="float">
            <text:p>52.08</text:p>
          </table:table-cell>
          <table:table-cell office:value-type="float" office:value="50" calcext:value-type="float">
            <text:p>50</text:p>
          </table:table-cell>
          <table:table-cell office:value-type="float" office:value="54.17" calcext:value-type="float">
            <text:p>54.17</text:p>
          </table:table-cell>
          <table:table-cell office:value-type="float" office:value="52.17" calcext:value-type="float">
            <text:p>52.17</text:p>
          </table:table-cell>
          <table:table-cell office:value-type="float" office:value="52" calcext:value-type="float">
            <text:p>52</text:p>
          </table:table-cell>
          <table:table-cell office:value-type="float" office:value="51.06" calcext:value-type="float">
            <text:p>51.06</text:p>
          </table:table-cell>
          <table:table-cell office:value-type="float" office:value="9" calcext:value-type="float">
            <text:p>9</text:p>
          </table:table-cell>
          <table:table-cell office:value-type="float" office:value="0.554924242424242" calcext:value-type="float">
            <text:p>0.554924242424242</text:p>
          </table:table-cell>
          <table:table-cell office:value-type="float" office:value="0.493844696969697" calcext:value-type="float">
            <text:p>0.493844696969697</text:p>
          </table:table-cell>
          <table:table-cell office:value-type="float" office:value="12.521" calcext:value-type="float">
            <text:p>12.521</text:p>
          </table:table-cell>
          <table:table-cell office:value-type="string" calcext:value-type="string">
            <text:p>7ccbb958630b76fe6df5ebd5535b9b37b5673df9da063825c1c7bdede2b9d22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ef0a7f363d8ab6238cc82430be392bcac80fb511076bb2b157f519b12421fb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51ef0a7f363d8ab6238cc82430be392bcac80fb511076bb2b157f519b12421fb</text:p>
          </table:table-cell>
          <table:table-cell office:value-type="float" office:value="4.17" calcext:value-type="float">
            <text:p>4.17</text:p>
          </table:table-cell>
          <table:table-cell office:value-type="float" office:value="52.08" calcext:value-type="float">
            <text:p>52.08</text:p>
          </table:table-cell>
          <table:table-cell office:value-type="float" office:value="50" calcext:value-type="float">
            <text:p>50</text:p>
          </table:table-cell>
          <table:table-cell office:value-type="float" office:value="54.17" calcext:value-type="float">
            <text:p>54.17</text:p>
          </table:table-cell>
          <table:table-cell office:value-type="float" office:value="52.17" calcext:value-type="float">
            <text:p>52.17</text:p>
          </table:table-cell>
          <table:table-cell office:value-type="float" office:value="52" calcext:value-type="float">
            <text:p>52</text:p>
          </table:table-cell>
          <table:table-cell office:value-type="float" office:value="51.06" calcext:value-type="float">
            <text:p>51.06</text:p>
          </table:table-cell>
          <table:table-cell office:value-type="float" office:value="9" calcext:value-type="float">
            <text:p>9</text:p>
          </table:table-cell>
          <table:table-cell office:value-type="float" office:value="0.554924242424242" calcext:value-type="float">
            <text:p>0.554924242424242</text:p>
          </table:table-cell>
          <table:table-cell office:value-type="float" office:value="0.493844696969697" calcext:value-type="float">
            <text:p>0.493844696969697</text:p>
          </table:table-cell>
          <table:table-cell office:value-type="float" office:value="12.628" calcext:value-type="float">
            <text:p>12.628</text:p>
          </table:table-cell>
          <table:table-cell office:value-type="string" calcext:value-type="string">
            <text:p>7ccbb958630b76fe6df5ebd5535b9b37b5673df9da063825c1c7bdede2b9d22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ef0a7f363d8ab6238cc82430be392bcac80fb511076bb2b157f519b12421fb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ef0a7f363d8ab6238cc82430be392bcac80fb511076bb2b157f519b12421fb</text:p>
          </table:table-cell>
          <table:table-cell office:value-type="float" office:value="25.83" calcext:value-type="float">
            <text:p>25.83</text:p>
          </table:table-cell>
          <table:table-cell office:value-type="float" office:value="62.92" calcext:value-type="float">
            <text:p>62.92</text:p>
          </table:table-cell>
          <table:table-cell office:value-type="float" office:value="55" calcext:value-type="float">
            <text:p>55</text:p>
          </table:table-cell>
          <table:table-cell office:value-type="float" office:value="70.83" calcext:value-type="float">
            <text:p>70.83</text:p>
          </table:table-cell>
          <table:table-cell office:value-type="float" office:value="65.53" calcext:value-type="float">
            <text:p>65.53</text:p>
          </table:table-cell>
          <table:table-cell office:value-type="float" office:value="61.11" calcext:value-type="float">
            <text:p>61.11</text:p>
          </table:table-cell>
          <table:table-cell office:value-type="float" office:value="59.75" calcext:value-type="float">
            <text:p>59.75</text:p>
          </table:table-cell>
          <table:table-cell office:value-type="float" office:value="0" calcext:value-type="float">
            <text:p>0</text:p>
          </table:table-cell>
          <table:table-cell office:value-type="float" office:value="144720" calcext:value-type="float">
            <text:p>144720</text:p>
          </table:table-cell>
          <table:table-cell office:value-type="float" office:value="0.006423611111111" calcext:value-type="float">
            <text:p>0.006423611111111</text:p>
          </table:table-cell>
          <table:table-cell office:value-type="float" office:value="0.001605902777778" calcext:value-type="float">
            <text:p>0.001605902777778</text:p>
          </table:table-cell>
          <table:table-cell office:value-type="float" office:value="0.001215277777778" calcext:value-type="float">
            <text:p>0.001215277777778</text:p>
          </table:table-cell>
          <table:table-cell office:value-type="float" office:value="0.003472222222222" calcext:value-type="float">
            <text:p>0.003472222222222</text:p>
          </table:table-cell>
          <table:table-cell office:value-type="float" office:value="0.003053961048565" calcext:value-type="float">
            <text:p>0.003053961048565</text:p>
          </table:table-cell>
          <table:table-cell office:value-type="float" office:value="0.000992258166959" calcext:value-type="float">
            <text:p>0.000992258166959</text:p>
          </table:table-cell>
          <table:table-cell office:value-type="float" office:value="0.001538465136157" calcext:value-type="float">
            <text:p>0.001538465136157</text:p>
          </table:table-cell>
          <table:table-cell office:value-type="float" office:value="0" calcext:value-type="float">
            <text:p>0</text:p>
          </table:table-cell>
          <table:table-cell office:value-type="float" office:value="417.2" calcext:value-type="float">
            <text:p>417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214c6dcfb721246d6d6d3f12bdcd786ef7f61e3d00fcb546d9ca1ed7555fcdec", "4b1dde4a3fca71cf66598de4e97f318d47b9c44677381ffd7174aa6cb7964b74", "819570fee5ea1fccf8f7620fac0eb529462f80e4ac88b1f68f23af659e7f7290", "c90f968df7f82430b238ff4fc2c66c4611a98d12100e664b8c37c4cc2652d213", "baea0ae62d5befcbc3794e494705d8964cec93c1332e3539a20495f15173021d")</text:p>
          </table:table-cell>
          <table:table-cell office:value-type="float" office:value="31.67" calcext:value-type="float">
            <text:p>31.67</text:p>
          </table:table-cell>
          <table:table-cell office:value-type="float" office:value="65.83" calcext:value-type="float">
            <text:p>65.83</text:p>
          </table:table-cell>
          <table:table-cell office:value-type="float" office:value="56.67" calcext:value-type="float">
            <text:p>56.67</text:p>
          </table:table-cell>
          <table:table-cell office:value-type="float" office:value="75" calcext:value-type="float">
            <text:p>75</text:p>
          </table:table-cell>
          <table:table-cell office:value-type="float" office:value="69.46" calcext:value-type="float">
            <text:p>69.46</text:p>
          </table:table-cell>
          <table:table-cell office:value-type="float" office:value="63.39" calcext:value-type="float">
            <text:p>63.39</text:p>
          </table:table-cell>
          <table:table-cell office:value-type="float" office:value="62.37" calcext:value-type="float">
            <text:p>62.37</text:p>
          </table:table-cell>
          <table:table-cell office:value-type="float" office:value="30.21" calcext:value-type="float">
            <text:p>30.21</text:p>
          </table:table-cell>
          <table:table-cell office:value-type="float" office:value="290120" calcext:value-type="float">
            <text:p>290120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0.000130208333333" calcext:value-type="float">
            <text:p>0.000130208333333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0.000868055555556" calcext:value-type="float">
            <text:p>0.000868055555556</text:p>
          </table:table-cell>
          <table:table-cell table:style-name="ce3" office:value-type="float" office:value="0.000427379364591" calcext:value-type="float">
            <text:p>4.27E-04</text:p>
          </table:table-cell>
          <table:table-cell table:style-name="ce3" office:value-type="float" office:value="0.0000884" calcext:value-type="float">
            <text:p>8.84E-05</text:p>
          </table:table-cell>
          <table:table-cell office:value-type="float" office:value="0.000176854412353" calcext:value-type="float">
            <text:p>0.000176854412353</text:p>
          </table:table-cell>
          <table:table-cell office:value-type="float" office:value="0.000700831024931" calcext:value-type="float">
            <text:p>0.000700831024931</text:p>
          </table:table-cell>
          <table:table-cell office:value-type="float" office:value="731.2" calcext:value-type="float">
            <text:p>731.2</text:p>
          </table:table-cell>
          <table:table-cell office:value-type="float" office:value="1071.497" calcext:value-type="float">
            <text:p>1071.497</text:p>
          </table:table-cell>
          <table:table-cell office:value-type="string" calcext:value-type="string">
            <text:p>("bbde3284c06b991c27ca46db0c57f5b8616e09f05b40cd8ee632219db3621e3a", "07e55123bae5c5e3724dfeab8287d337a146dc84d9883e371b6aaca5775da374", "cf547131e8dc48284d9b8487d8ce52ca846eaa914f59eb6b73f0ceddfba82440", "87c13169cbc06b403d2cf033295d584bfed46862c652b7c8c439cbb90f988c97", "1bf2a59d46b1d5bd2ae69701412caa45da3de66b8beef125e43384ab997ea3a8")</text:p>
          </table:table-cell>
          <table:table-cell table:number-columns-repeated="83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(100,75)</text:p>
          </table:table-cell>
          <table:table-cell office:value-type="string" calcext:value-type="string">
            <text:p>Any[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28.42" calcext:value-type="float">
            <text:p>28.42</text:p>
          </table:table-cell>
          <table:table-cell office:value-type="float" office:value="64.58" calcext:value-type="float">
            <text:p>64.58</text:p>
          </table:table-cell>
          <table:table-cell office:value-type="float" office:value="52.17" calcext:value-type="float">
            <text:p>52.17</text:p>
          </table:table-cell>
          <table:table-cell office:value-type="float" office:value="76" calcext:value-type="float">
            <text:p>76</text:p>
          </table:table-cell>
          <table:table-cell office:value-type="float" office:value="66.67" calcext:value-type="float">
            <text:p>66.67</text:p>
          </table:table-cell>
          <table:table-cell office:value-type="float" office:value="63.33" calcext:value-type="float">
            <text:p>63.33</text:p>
          </table:table-cell>
          <table:table-cell office:value-type="float" office:value="58.54" calcext:value-type="float">
            <text:p>58.54</text:p>
          </table:table-cell>
          <table:table-cell office:value-type="float" office:value="27" calcext:value-type="float">
            <text:p>27</text:p>
          </table:table-cell>
          <table:table-cell office:value-type="float" office:value="0.637121212121212" calcext:value-type="float">
            <text:p>0.637121212121212</text:p>
          </table:table-cell>
          <table:table-cell office:value-type="float" office:value="0.603598484848485" calcext:value-type="float">
            <text:p>0.603598484848485</text:p>
          </table:table-cell>
          <table:table-cell office:value-type="float" office:value="24.529" calcext:value-type="float">
            <text:p>24.529</text:p>
          </table:table-cell>
          <table:table-cell office:value-type="string" calcext:value-type="string">
            <text:p>aefe47b926927331b145c35cb38f1a2bc3cecaeb407e23045397f53e90a73c11</text:p>
          </table:table-cell>
          <table:table-cell office:value-type="float" office:value="28.42" calcext:value-type="float">
            <text:p>28.42</text:p>
          </table:table-cell>
          <table:table-cell office:value-type="float" office:value="64.58" calcext:value-type="float">
            <text:p>64.58</text:p>
          </table:table-cell>
          <table:table-cell office:value-type="float" office:value="52.17" calcext:value-type="float">
            <text:p>52.17</text:p>
          </table:table-cell>
          <table:table-cell office:value-type="float" office:value="76" calcext:value-type="float">
            <text:p>76</text:p>
          </table:table-cell>
          <table:table-cell office:value-type="float" office:value="66.67" calcext:value-type="float">
            <text:p>66.67</text:p>
          </table:table-cell>
          <table:table-cell office:value-type="float" office:value="63.33" calcext:value-type="float">
            <text:p>63.33</text:p>
          </table:table-cell>
          <table:table-cell office:value-type="float" office:value="58.54" calcext:value-type="float">
            <text:p>58.54</text:p>
          </table:table-cell>
          <table:table-cell office:value-type="float" office:value="19" calcext:value-type="float">
            <text:p>19</text:p>
          </table:table-cell>
          <table:table-cell office:value-type="float" office:value="0.631410256410256" calcext:value-type="float">
            <text:p>0.631410256410256</text:p>
          </table:table-cell>
          <table:table-cell office:value-type="float" office:value="0.614583333333333" calcext:value-type="float">
            <text:p>0.614583333333333</text:p>
          </table:table-cell>
          <table:table-cell office:value-type="float" office:value="13.563" calcext:value-type="float">
            <text:p>13.563</text:p>
          </table:table-cell>
          <table:table-cell office:value-type="string" calcext:value-type="string">
            <text:p>6f3bfd98e3ba1ead87efd080e5a5dcefc745a01cab5547f7b1b8123c8f2693ff</text:p>
          </table:table-cell>
          <table:table-cell office:value-type="float" office:value="20" calcext:value-type="float">
            <text:p>20</text:p>
          </table:table-cell>
          <table:table-cell office:value-type="float" office:value="60.42" calcext:value-type="float">
            <text:p>60.42</text:p>
          </table:table-cell>
          <table:table-cell office:value-type="float" office:value="47.83" calcext:value-type="float">
            <text:p>47.83</text:p>
          </table:table-cell>
          <table:table-cell office:value-type="float" office:value="72" calcext:value-type="float">
            <text:p>72</text:p>
          </table:table-cell>
          <table:table-cell office:value-type="float" office:value="61.11" calcext:value-type="float">
            <text:p>61.11</text:p>
          </table:table-cell>
          <table:table-cell office:value-type="float" office:value="60" calcext:value-type="float">
            <text:p>60</text:p>
          </table:table-cell>
          <table:table-cell office:value-type="float" office:value="53.66" calcext:value-type="float">
            <text:p>53.66</text:p>
          </table:table-cell>
          <table:table-cell office:value-type="float" office:value="9" calcext:value-type="float">
            <text:p>9</text:p>
          </table:table-cell>
          <table:table-cell office:value-type="float" office:value="0.605" calcext:value-type="float">
            <text:p>0.605</text:p>
          </table:table-cell>
          <table:table-cell office:value-type="float" office:value="0.60875" calcext:value-type="float">
            <text:p>0.60875</text:p>
          </table:table-cell>
          <table:table-cell office:value-type="float" office:value="10.364" calcext:value-type="float">
            <text:p>10.364</text:p>
          </table:table-cell>
          <table:table-cell office:value-type="string" calcext:value-type="string">
            <text:p>d5dd6b4ffb2834ef6424f2acc4cb7545e2569e6080c0acd56043bc99a72b3579</text:p>
          </table:table-cell>
          <table:table-cell office:value-type="float" office:value="28.42" calcext:value-type="float">
            <text:p>28.42</text:p>
          </table:table-cell>
          <table:table-cell office:value-type="float" office:value="64.58" calcext:value-type="float">
            <text:p>64.58</text:p>
          </table:table-cell>
          <table:table-cell office:value-type="float" office:value="52.17" calcext:value-type="float">
            <text:p>52.17</text:p>
          </table:table-cell>
          <table:table-cell office:value-type="float" office:value="76" calcext:value-type="float">
            <text:p>76</text:p>
          </table:table-cell>
          <table:table-cell office:value-type="float" office:value="66.67" calcext:value-type="float">
            <text:p>66.67</text:p>
          </table:table-cell>
          <table:table-cell office:value-type="float" office:value="63.33" calcext:value-type="float">
            <text:p>63.33</text:p>
          </table:table-cell>
          <table:table-cell office:value-type="float" office:value="58.54" calcext:value-type="float">
            <text:p>58.54</text:p>
          </table:table-cell>
          <table:table-cell office:value-type="float" office:value="23" calcext:value-type="float">
            <text:p>23</text:p>
          </table:table-cell>
          <table:table-cell office:value-type="float" office:value="0.637121212121212" calcext:value-type="float">
            <text:p>0.637121212121212</text:p>
          </table:table-cell>
          <table:table-cell office:value-type="float" office:value="0.603598484848485" calcext:value-type="float">
            <text:p>0.603598484848485</text:p>
          </table:table-cell>
          <table:table-cell office:value-type="float" office:value="14.801" calcext:value-type="float">
            <text:p>14.801</text:p>
          </table:table-cell>
          <table:table-cell office:value-type="string" calcext:value-type="string">
            <text:p>8d7de363b5779d4d42f8731a0e114e28fd0b45f3305a8f033b5cd3693d89239c</text:p>
          </table:table-cell>
          <table:table-cell office:value-type="float" office:value="28.42" calcext:value-type="float">
            <text:p>28.42</text:p>
          </table:table-cell>
          <table:table-cell office:value-type="float" office:value="64.58" calcext:value-type="float">
            <text:p>64.58</text:p>
          </table:table-cell>
          <table:table-cell office:value-type="float" office:value="52.17" calcext:value-type="float">
            <text:p>52.17</text:p>
          </table:table-cell>
          <table:table-cell office:value-type="float" office:value="76" calcext:value-type="float">
            <text:p>76</text:p>
          </table:table-cell>
          <table:table-cell office:value-type="float" office:value="66.67" calcext:value-type="float">
            <text:p>66.67</text:p>
          </table:table-cell>
          <table:table-cell office:value-type="float" office:value="63.33" calcext:value-type="float">
            <text:p>63.33</text:p>
          </table:table-cell>
          <table:table-cell office:value-type="float" office:value="58.54" calcext:value-type="float">
            <text:p>58.54</text:p>
          </table:table-cell>
          <table:table-cell office:value-type="float" office:value="17" calcext:value-type="float">
            <text:p>17</text:p>
          </table:table-cell>
          <table:table-cell office:value-type="float" office:value="0.631410256410256" calcext:value-type="float">
            <text:p>0.631410256410256</text:p>
          </table:table-cell>
          <table:table-cell office:value-type="float" office:value="0.614583333333333" calcext:value-type="float">
            <text:p>0.614583333333333</text:p>
          </table:table-cell>
          <table:table-cell office:value-type="float" office:value="13.559" calcext:value-type="float">
            <text:p>13.559</text:p>
          </table:table-cell>
          <table:table-cell office:value-type="string" calcext:value-type="string">
            <text:p>e5468f758c00e39f08f35c6b8d63c548baf161893fc87cf8046ab8bec3e94b84</text:p>
          </table:table-cell>
          <table:table-cell office:value-type="float" office:value="20" calcext:value-type="float">
            <text:p>20</text:p>
          </table:table-cell>
          <table:table-cell office:value-type="float" office:value="60.42" calcext:value-type="float">
            <text:p>60.42</text:p>
          </table:table-cell>
          <table:table-cell office:value-type="float" office:value="47.83" calcext:value-type="float">
            <text:p>47.83</text:p>
          </table:table-cell>
          <table:table-cell office:value-type="float" office:value="72" calcext:value-type="float">
            <text:p>72</text:p>
          </table:table-cell>
          <table:table-cell office:value-type="float" office:value="61.11" calcext:value-type="float">
            <text:p>61.11</text:p>
          </table:table-cell>
          <table:table-cell office:value-type="float" office:value="60" calcext:value-type="float">
            <text:p>60</text:p>
          </table:table-cell>
          <table:table-cell office:value-type="float" office:value="53.66" calcext:value-type="float">
            <text:p>53.66</text:p>
          </table:table-cell>
          <table:table-cell office:value-type="float" office:value="9" calcext:value-type="float">
            <text:p>9</text:p>
          </table:table-cell>
          <table:table-cell office:value-type="float" office:value="0.605" calcext:value-type="float">
            <text:p>0.605</text:p>
          </table:table-cell>
          <table:table-cell office:value-type="float" office:value="0.60875" calcext:value-type="float">
            <text:p>0.60875</text:p>
          </table:table-cell>
          <table:table-cell office:value-type="float" office:value="10.369" calcext:value-type="float">
            <text:p>10.369</text:p>
          </table:table-cell>
          <table:table-cell office:value-type="string" calcext:value-type="string">
            <text:p>d5dd6b4ffb2834ef6424f2acc4cb7545e2569e6080c0acd56043bc99a72b3579</text:p>
          </table:table-cell>
          <table:table-cell office:value-type="float" office:value="41.16" calcext:value-type="float">
            <text:p>41.16</text:p>
          </table:table-cell>
          <table:table-cell office:value-type="float" office:value="70.83" calcext:value-type="float">
            <text:p>70.83</text:p>
          </table:table-cell>
          <table:table-cell office:value-type="float" office:value="60.87" calcext:value-type="float">
            <text:p>60.87</text:p>
          </table:table-cell>
          <table:table-cell office:value-type="float" office:value="80" calcext:value-type="float">
            <text:p>80</text:p>
          </table:table-cell>
          <table:table-cell office:value-type="float" office:value="73.68" calcext:value-type="float">
            <text:p>73.68</text:p>
          </table:table-cell>
          <table:table-cell office:value-type="float" office:value="68.97" calcext:value-type="float">
            <text:p>68.97</text:p>
          </table:table-cell>
          <table:table-cell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0.829166666666667" calcext:value-type="float">
            <text:p>0.829166666666667</text:p>
          </table:table-cell>
          <table:table-cell office:value-type="float" office:value="0.701041666666667" calcext:value-type="float">
            <text:p>0.701041666666667</text:p>
          </table:table-cell>
          <table:table-cell office:value-type="float" office:value="9.153" calcext:value-type="float">
            <text:p>9.153</text:p>
          </table:table-cell>
          <table:table-cell office:value-type="string" calcext:value-type="string">
            <text:p>76d42129eee5dc8487610525afc1d52f646cc50db1e1b8612277db28a32ffc45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318362b06dafcae52b34e7972c1172756db3b4d456dd1e83df73728fcbc976e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318362b06dafcae52b34e7972c1172756db3b4d456dd1e83df73728fcbc976e</text:p>
          </table:table-cell>
          <table:table-cell office:value-type="float" office:value="41.16" calcext:value-type="float">
            <text:p>41.16</text:p>
          </table:table-cell>
          <table:table-cell office:value-type="float" office:value="70.83" calcext:value-type="float">
            <text:p>70.83</text:p>
          </table:table-cell>
          <table:table-cell office:value-type="float" office:value="60.87" calcext:value-type="float">
            <text:p>60.87</text:p>
          </table:table-cell>
          <table:table-cell office:value-type="float" office:value="80" calcext:value-type="float">
            <text:p>80</text:p>
          </table:table-cell>
          <table:table-cell office:value-type="float" office:value="73.68" calcext:value-type="float">
            <text:p>73.68</text:p>
          </table:table-cell>
          <table:table-cell office:value-type="float" office:value="68.97" calcext:value-type="float">
            <text:p>68.97</text:p>
          </table:table-cell>
          <table:table-cell office:value-type="float" office:value="66.67" calcext:value-type="float">
            <text:p>66.67</text:p>
          </table:table-cell>
          <table:table-cell office:value-type="float" office:value="7" calcext:value-type="float">
            <text:p>7</text:p>
          </table:table-cell>
          <table:table-cell office:value-type="float" office:value="0.829166666666667" calcext:value-type="float">
            <text:p>0.829166666666667</text:p>
          </table:table-cell>
          <table:table-cell office:value-type="float" office:value="0.701041666666667" calcext:value-type="float">
            <text:p>0.701041666666667</text:p>
          </table:table-cell>
          <table:table-cell office:value-type="float" office:value="9.154" calcext:value-type="float">
            <text:p>9.154</text:p>
          </table:table-cell>
          <table:table-cell office:value-type="string" calcext:value-type="string">
            <text:p>76d42129eee5dc8487610525afc1d52f646cc50db1e1b8612277db28a32ffc45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318362b06dafcae52b34e7972c1172756db3b4d456dd1e83df73728fcbc976e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318362b06dafcae52b34e7972c1172756db3b4d456dd1e83df73728fcbc976e</text:p>
          </table:table-cell>
          <table:table-cell office:value-type="float" office:value="33.15" calcext:value-type="float">
            <text:p>33.15</text:p>
          </table:table-cell>
          <table:table-cell office:value-type="float" office:value="66.67" calcext:value-type="float">
            <text:p>66.67</text:p>
          </table:table-cell>
          <table:table-cell office:value-type="float" office:value="64.35" calcext:value-type="float">
            <text:p>64.35</text:p>
          </table:table-cell>
          <table:table-cell office:value-type="float" office:value="68.8" calcext:value-type="float">
            <text:p>68.8</text:p>
          </table:table-cell>
          <table:table-cell office:value-type="float" office:value="65.32" calcext:value-type="float">
            <text:p>65.32</text:p>
          </table:table-cell>
          <table:table-cell office:value-type="float" office:value="67.97" calcext:value-type="float">
            <text:p>67.97</text:p>
          </table:table-cell>
          <table:table-cell office:value-type="float" office:value="64.74" calcext:value-type="float">
            <text:p>64.74</text:p>
          </table:table-cell>
          <table:table-cell office:value-type="float" office:value="0" calcext:value-type="float">
            <text:p>0</text:p>
          </table:table-cell>
          <table:table-cell office:value-type="float" office:value="153240" calcext:value-type="float">
            <text:p>153240</text:p>
          </table:table-cell>
          <table:table-cell office:value-type="float" office:value="0.016106750237591" calcext:value-type="float">
            <text:p>0.016106750237591</text:p>
          </table:table-cell>
          <table:table-cell office:value-type="float" office:value="0.00390625" calcext:value-type="float">
            <text:p>0.00390625</text:p>
          </table:table-cell>
          <table:table-cell office:value-type="float" office:value="0.008884688090737" calcext:value-type="float">
            <text:p>0.008884688090737</text:p>
          </table:table-cell>
          <table:table-cell office:value-type="float" office:value="0.00272" calcext:value-type="float">
            <text:p>0.00272</text:p>
          </table:table-cell>
          <table:table-cell office:value-type="float" office:value="0.004327897153352" calcext:value-type="float">
            <text:p>0.004327897153352</text:p>
          </table:table-cell>
          <table:table-cell office:value-type="float" office:value="0.00389101552393" calcext:value-type="float">
            <text:p>0.00389101552393</text:p>
          </table:table-cell>
          <table:table-cell office:value-type="float" office:value="0.006088637077529" calcext:value-type="float">
            <text:p>0.006088637077529</text:p>
          </table:table-cell>
          <table:table-cell office:value-type="float" office:value="0" calcext:value-type="float">
            <text:p>0</text:p>
          </table:table-cell>
          <table:table-cell office:value-type="float" office:value="818.8" calcext:value-type="float">
            <text:p>81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f4755152245b4cace2ea7f97777a1276499cc349e1959b5b7f19e8b5f9cd217", "78b38be7b87db0090b847d66c3be3452149ce1a680153634b121d752d7715b53", "405fcebeb6da0d0620d7f693e50fd40ddf33a1d58f7d44ecf5bd25466a519e50", "3e9b50c95092560dd99bcb77299cf67ffae3912f0c258b152f857024a82a38f1", "127aaf39cc92f71237dbfe02e06094423f181113e264a20f884abb3a497070ed")</text:p>
          </table:table-cell>
          <table:table-cell office:value-type="float" office:value="38.05" calcext:value-type="float">
            <text:p>38.05</text:p>
          </table:table-cell>
          <table:table-cell office:value-type="float" office:value="69.17" calcext:value-type="float">
            <text:p>69.17</text:p>
          </table:table-cell>
          <table:table-cell office:value-type="float" office:value="64.35" calcext:value-type="float">
            <text:p>64.35</text:p>
          </table:table-cell>
          <table:table-cell office:value-type="float" office:value="73.6" calcext:value-type="float">
            <text:p>73.6</text:p>
          </table:table-cell>
          <table:table-cell office:value-type="float" office:value="69.32" calcext:value-type="float">
            <text:p>69.32</text:p>
          </table:table-cell>
          <table:table-cell office:value-type="float" office:value="69.26" calcext:value-type="float">
            <text:p>69.26</text:p>
          </table:table-cell>
          <table:table-cell office:value-type="float" office:value="66.61" calcext:value-type="float">
            <text:p>66.61</text:p>
          </table:table-cell>
          <table:table-cell office:value-type="float" office:value="32.74" calcext:value-type="float">
            <text:p>32.74</text:p>
          </table:table-cell>
          <table:table-cell office:value-type="float" office:value="304520" calcext:value-type="float">
            <text:p>304520</text:p>
          </table:table-cell>
          <table:table-cell office:value-type="float" office:value="0.001223531852854" calcext:value-type="float">
            <text:p>0.001223531852854</text:p>
          </table:table-cell>
          <table:table-cell office:value-type="float" office:value="0.000303819444444" calcext:value-type="float">
            <text:p>0.000303819444444</text:p>
          </table:table-cell>
          <table:table-cell office:value-type="float" office:value="0.00226843100189" calcext:value-type="float">
            <text:p>0.00226843100189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0841229030192" calcext:value-type="float">
            <text:p>0.000841229030192</text:p>
          </table:table-cell>
          <table:table-cell office:value-type="float" office:value="0.000469074527948" calcext:value-type="float">
            <text:p>0.000469074527948</text:p>
          </table:table-cell>
          <table:table-cell office:value-type="float" office:value="0.000549652453264" calcext:value-type="float">
            <text:p>0.000549652453264</text:p>
          </table:table-cell>
          <table:table-cell office:value-type="float" office:value="0.000268698060942" calcext:value-type="float">
            <text:p>0.000268698060942</text:p>
          </table:table-cell>
          <table:table-cell office:value-type="float" office:value="1413.2" calcext:value-type="float">
            <text:p>1413.2</text:p>
          </table:table-cell>
          <table:table-cell office:value-type="float" office:value="973.693" calcext:value-type="float">
            <text:p>973.693</text:p>
          </table:table-cell>
          <table:table-cell office:value-type="string" calcext:value-type="string">
            <text:p>("2e0034ccbfffe3e2fa03497335090d573f401456a8b5615c730d77113916ac07", "b32db3a762d023a15b36df4fdd901ce2f538f708cb97bea2cb02092097e7e50c", "80c385fd3bc65c155703dbf6a1d2f8c70f60439673312e2a99ec7cf06d9fb417", "a3a8e1d652a99aca6cd2dca487c88187ced5c5267a1b43ab6c9843ad11b498cd", "c2d03099f827c173b246cdd90b4215d579d2c9d63bde4cb000aa47ca0858028d")</text:p>
          </table:table-cell>
          <table:table-cell table:number-columns-repeated="83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(100,75)</text:p>
          </table:table-cell>
          <table:table-cell office:value-type="string" calcext:value-type="string">
            <text:p>Any[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37.5" calcext:value-type="float">
            <text:p>37.5</text:p>
          </table:table-cell>
          <table:table-cell office:value-type="float" office:value="68.75" calcext:value-type="float">
            <text:p>68.75</text:p>
          </table:table-cell>
          <table:table-cell office:value-type="float" office:value="70.83" calcext:value-type="float">
            <text:p>70.83</text:p>
          </table:table-cell>
          <table:table-cell office:value-type="float" office:value="66.67" calcext:value-type="float">
            <text:p>66.67</text:p>
          </table:table-cell>
          <table:table-cell office:value-type="float" office:value="68" calcext:value-type="float">
            <text:p>68</text:p>
          </table:table-cell>
          <table:table-cell office:value-type="float" office:value="69.57" calcext:value-type="float">
            <text:p>69.57</text:p>
          </table:table-cell>
          <table:table-cell office:value-type="float" office:value="69.39" calcext:value-type="float">
            <text:p>69.39</text:p>
          </table:table-cell>
          <table:table-cell office:value-type="float" office:value="27" calcext:value-type="float">
            <text:p>27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585416666666667" calcext:value-type="float">
            <text:p>0.585416666666667</text:p>
          </table:table-cell>
          <table:table-cell office:value-type="float" office:value="26.029" calcext:value-type="float">
            <text:p>26.029</text:p>
          </table:table-cell>
          <table:table-cell office:value-type="string" calcext:value-type="string">
            <text:p>ddd07c5d6aa1a4e1578b639fe013bea6cb7afe28c7805da0642abd49bdb874aa</text:p>
          </table:table-cell>
          <table:table-cell office:value-type="float" office:value="41.67" calcext:value-type="float">
            <text:p>41.67</text:p>
          </table:table-cell>
          <table:table-cell office:value-type="float" office:value="70.83" calcext:value-type="float">
            <text:p>70.83</text:p>
          </table:table-cell>
          <table:table-cell office:value-type="float" office:value="62.5" calcext:value-type="float">
            <text:p>62.5</text:p>
          </table:table-cell>
          <table:table-cell office:value-type="float" office:value="79.17" calcext:value-type="float">
            <text:p>79.17</text:p>
          </table:table-cell>
          <table:table-cell office:value-type="float" office:value="75" calcext:value-type="float">
            <text:p>75</text:p>
          </table:table-cell>
          <table:table-cell office:value-type="float" office:value="67.86" calcext:value-type="float">
            <text:p>67.86</text:p>
          </table:table-cell>
          <table:table-cell office:value-type="float" office:value="68.18" calcext:value-type="float">
            <text:p>68.18</text:p>
          </table:table-cell>
          <table:table-cell office:value-type="float" office:value="21" calcext:value-type="float">
            <text:p>21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600833333333333" calcext:value-type="float">
            <text:p>0.600833333333333</text:p>
          </table:table-cell>
          <table:table-cell office:value-type="float" office:value="12.113" calcext:value-type="float">
            <text:p>12.113</text:p>
          </table:table-cell>
          <table:table-cell office:value-type="string" calcext:value-type="string">
            <text:p>9eaca116ff025527608988d8c69922a592b91b6dc2fe551bb9ab45f7602904f2</text:p>
          </table:table-cell>
          <table:table-cell office:value-type="float" office:value="37.5" calcext:value-type="float">
            <text:p>37.5</text:p>
          </table:table-cell>
          <table:table-cell office:value-type="float" office:value="68.75" calcext:value-type="float">
            <text:p>68.75</text:p>
          </table:table-cell>
          <table:table-cell office:value-type="float" office:value="58.33" calcext:value-type="float">
            <text:p>58.33</text:p>
          </table:table-cell>
          <table:table-cell office:value-type="float" office:value="79.17" calcext:value-type="float">
            <text:p>79.17</text:p>
          </table:table-cell>
          <table:table-cell office:value-type="float" office:value="73.68" calcext:value-type="float">
            <text:p>73.68</text:p>
          </table:table-cell>
          <table:table-cell office:value-type="float" office:value="65.52" calcext:value-type="float">
            <text:p>65.52</text:p>
          </table:table-cell>
          <table:table-cell office:value-type="float" office:value="65.12" calcext:value-type="float">
            <text:p>65.12</text:p>
          </table:table-cell>
          <table:table-cell office:value-type="float" office:value="9" calcext:value-type="float">
            <text:p>9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600833333333333" calcext:value-type="float">
            <text:p>0.600833333333333</text:p>
          </table:table-cell>
          <table:table-cell office:value-type="float" office:value="10.172" calcext:value-type="float">
            <text:p>10.172</text:p>
          </table:table-cell>
          <table:table-cell office:value-type="string" calcext:value-type="string">
            <text:p>3cef151bada3c203cd8a2c858002ecdc48fccd8805acd958da2fe641f06bb4b3</text:p>
          </table:table-cell>
          <table:table-cell office:value-type="float" office:value="37.5" calcext:value-type="float">
            <text:p>37.5</text:p>
          </table:table-cell>
          <table:table-cell office:value-type="float" office:value="68.75" calcext:value-type="float">
            <text:p>68.75</text:p>
          </table:table-cell>
          <table:table-cell office:value-type="float" office:value="70.83" calcext:value-type="float">
            <text:p>70.83</text:p>
          </table:table-cell>
          <table:table-cell office:value-type="float" office:value="66.67" calcext:value-type="float">
            <text:p>66.67</text:p>
          </table:table-cell>
          <table:table-cell office:value-type="float" office:value="68" calcext:value-type="float">
            <text:p>68</text:p>
          </table:table-cell>
          <table:table-cell office:value-type="float" office:value="69.57" calcext:value-type="float">
            <text:p>69.57</text:p>
          </table:table-cell>
          <table:table-cell office:value-type="float" office:value="69.39" calcext:value-type="float">
            <text:p>69.39</text:p>
          </table:table-cell>
          <table:table-cell office:value-type="float" office:value="29" calcext:value-type="float">
            <text:p>29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585416666666667" calcext:value-type="float">
            <text:p>0.585416666666667</text:p>
          </table:table-cell>
          <table:table-cell office:value-type="float" office:value="13.043" calcext:value-type="float">
            <text:p>13.043</text:p>
          </table:table-cell>
          <table:table-cell office:value-type="string" calcext:value-type="string">
            <text:p>c0c5b5178466db44954290de2eaa4e1d0dbdf78b88f5e828e0e830ddcff541d9</text:p>
          </table:table-cell>
          <table:table-cell office:value-type="float" office:value="41.67" calcext:value-type="float">
            <text:p>41.67</text:p>
          </table:table-cell>
          <table:table-cell office:value-type="float" office:value="70.83" calcext:value-type="float">
            <text:p>70.83</text:p>
          </table:table-cell>
          <table:table-cell office:value-type="float" office:value="62.5" calcext:value-type="float">
            <text:p>62.5</text:p>
          </table:table-cell>
          <table:table-cell office:value-type="float" office:value="79.17" calcext:value-type="float">
            <text:p>79.17</text:p>
          </table:table-cell>
          <table:table-cell office:value-type="float" office:value="75" calcext:value-type="float">
            <text:p>75</text:p>
          </table:table-cell>
          <table:table-cell office:value-type="float" office:value="67.86" calcext:value-type="float">
            <text:p>67.86</text:p>
          </table:table-cell>
          <table:table-cell office:value-type="float" office:value="68.18" calcext:value-type="float">
            <text:p>68.18</text:p>
          </table:table-cell>
          <table:table-cell office:value-type="float" office:value="21" calcext:value-type="float">
            <text:p>21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600833333333333" calcext:value-type="float">
            <text:p>0.600833333333333</text:p>
          </table:table-cell>
          <table:table-cell office:value-type="float" office:value="12.002" calcext:value-type="float">
            <text:p>12.002</text:p>
          </table:table-cell>
          <table:table-cell office:value-type="string" calcext:value-type="string">
            <text:p>d0f2bf04085ee639011d1e345a464993cd43253730a506d4c4f2c4a553bcde07</text:p>
          </table:table-cell>
          <table:table-cell office:value-type="float" office:value="37.5" calcext:value-type="float">
            <text:p>37.5</text:p>
          </table:table-cell>
          <table:table-cell office:value-type="float" office:value="68.75" calcext:value-type="float">
            <text:p>68.75</text:p>
          </table:table-cell>
          <table:table-cell office:value-type="float" office:value="58.33" calcext:value-type="float">
            <text:p>58.33</text:p>
          </table:table-cell>
          <table:table-cell office:value-type="float" office:value="79.17" calcext:value-type="float">
            <text:p>79.17</text:p>
          </table:table-cell>
          <table:table-cell office:value-type="float" office:value="73.68" calcext:value-type="float">
            <text:p>73.68</text:p>
          </table:table-cell>
          <table:table-cell office:value-type="float" office:value="65.52" calcext:value-type="float">
            <text:p>65.52</text:p>
          </table:table-cell>
          <table:table-cell office:value-type="float" office:value="65.12" calcext:value-type="float">
            <text:p>65.12</text:p>
          </table:table-cell>
          <table:table-cell office:value-type="float" office:value="9" calcext:value-type="float">
            <text:p>9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600833333333333" calcext:value-type="float">
            <text:p>0.600833333333333</text:p>
          </table:table-cell>
          <table:table-cell office:value-type="float" office:value="10.444" calcext:value-type="float">
            <text:p>10.444</text:p>
          </table:table-cell>
          <table:table-cell office:value-type="string" calcext:value-type="string">
            <text:p>3cef151bada3c203cd8a2c858002ecdc48fccd8805acd958da2fe641f06bb4b3</text:p>
          </table:table-cell>
          <table:table-cell office:value-type="float" office:value="33.33" calcext:value-type="float">
            <text:p>33.33</text:p>
          </table:table-cell>
          <table:table-cell office:value-type="float" office:value="66.67" calcext:value-type="float">
            <text:p>66.67</text:p>
          </table:table-cell>
          <table:table-cell office:value-type="float" office:value="54.17" calcext:value-type="float">
            <text:p>54.17</text:p>
          </table:table-cell>
          <table:table-cell office:value-type="float" office:value="79.17" calcext:value-type="float">
            <text:p>79.17</text:p>
          </table:table-cell>
          <table:table-cell office:value-type="float" office:value="72.22" calcext:value-type="float">
            <text:p>72.22</text:p>
          </table:table-cell>
          <table:table-cell office:value-type="float" office:value="63.33" calcext:value-type="float">
            <text:p>63.33</text:p>
          </table:table-cell>
          <table:table-cell office:value-type="float" office:value="61.9" calcext:value-type="float">
            <text:p>61.9</text:p>
          </table:table-cell>
          <table:table-cell office:value-type="float" office:value="11" calcext:value-type="float">
            <text:p>11</text:p>
          </table:table-cell>
          <table:table-cell office:value-type="float" office:value="0.69702380952381" calcext:value-type="float">
            <text:p>0.69702380952381</text:p>
          </table:table-cell>
          <table:table-cell office:value-type="float" office:value="0.648363095238095" calcext:value-type="float">
            <text:p>0.648363095238095</text:p>
          </table:table-cell>
          <table:table-cell office:value-type="float" office:value="11.278" calcext:value-type="float">
            <text:p>11.278</text:p>
          </table:table-cell>
          <table:table-cell office:value-type="string" calcext:value-type="string">
            <text:p>771a600782a5263c2aaf9165c965f6a6ceeffae657aa0b5ab845c0ef26994d2b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6a1d5f7d69cecee072ac711a4d76ea7e922354b5fcd4c8d29fc143692a8cf03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1d5f7d69cecee072ac711a4d76ea7e922354b5fcd4c8d29fc143692a8cf038</text:p>
          </table:table-cell>
          <table:table-cell office:value-type="float" office:value="33.33" calcext:value-type="float">
            <text:p>33.33</text:p>
          </table:table-cell>
          <table:table-cell office:value-type="float" office:value="66.67" calcext:value-type="float">
            <text:p>66.67</text:p>
          </table:table-cell>
          <table:table-cell office:value-type="float" office:value="54.17" calcext:value-type="float">
            <text:p>54.17</text:p>
          </table:table-cell>
          <table:table-cell office:value-type="float" office:value="79.17" calcext:value-type="float">
            <text:p>79.17</text:p>
          </table:table-cell>
          <table:table-cell office:value-type="float" office:value="72.22" calcext:value-type="float">
            <text:p>72.22</text:p>
          </table:table-cell>
          <table:table-cell office:value-type="float" office:value="63.33" calcext:value-type="float">
            <text:p>63.33</text:p>
          </table:table-cell>
          <table:table-cell office:value-type="float" office:value="61.9" calcext:value-type="float">
            <text:p>61.9</text:p>
          </table:table-cell>
          <table:table-cell office:value-type="float" office:value="11" calcext:value-type="float">
            <text:p>11</text:p>
          </table:table-cell>
          <table:table-cell office:value-type="float" office:value="0.69702380952381" calcext:value-type="float">
            <text:p>0.69702380952381</text:p>
          </table:table-cell>
          <table:table-cell office:value-type="float" office:value="0.648363095238095" calcext:value-type="float">
            <text:p>0.648363095238095</text:p>
          </table:table-cell>
          <table:table-cell office:value-type="float" office:value="10.706" calcext:value-type="float">
            <text:p>10.706</text:p>
          </table:table-cell>
          <table:table-cell office:value-type="string" calcext:value-type="string">
            <text:p>771a600782a5263c2aaf9165c965f6a6ceeffae657aa0b5ab845c0ef26994d2b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1d5f7d69cecee072ac711a4d76ea7e922354b5fcd4c8d29fc143692a8cf038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a1d5f7d69cecee072ac711a4d76ea7e922354b5fcd4c8d29fc143692a8cf038</text:p>
          </table:table-cell>
          <table:table-cell office:value-type="float" office:value="42.5" calcext:value-type="float">
            <text:p>42.5</text:p>
          </table:table-cell>
          <table:table-cell office:value-type="float" office:value="71.25" calcext:value-type="float">
            <text:p>71.25</text:p>
          </table:table-cell>
          <table:table-cell office:value-type="float" office:value="67.5" calcext:value-type="float">
            <text:p>67.5</text:p>
          </table:table-cell>
          <table:table-cell office:value-type="float" office:value="75" calcext:value-type="float">
            <text:p>75</text:p>
          </table:table-cell>
          <table:table-cell office:value-type="float" office:value="73.02" calcext:value-type="float">
            <text:p>73.02</text:p>
          </table:table-cell>
          <table:table-cell office:value-type="float" office:value="69.87" calcext:value-type="float">
            <text:p>69.87</text:p>
          </table:table-cell>
          <table:table-cell office:value-type="float" office:value="70.07" calcext:value-type="float">
            <text:p>70.07</text:p>
          </table:table-cell>
          <table:table-cell office:value-type="float" office:value="0" calcext:value-type="float">
            <text:p>0</text:p>
          </table:table-cell>
          <table:table-cell office:value-type="float" office:value="147560" calcext:value-type="float">
            <text:p>147560</text:p>
          </table:table-cell>
          <table:table-cell office:value-type="float" office:value="0.0046875" calcext:value-type="float">
            <text:p>0.0046875</text:p>
          </table:table-cell>
          <table:table-cell office:value-type="float" office:value="0.001171875" calcext:value-type="float">
            <text:p>0.001171875</text:p>
          </table:table-cell>
          <table:table-cell office:value-type="float" office:value="0.002951388888889" calcext:value-type="float">
            <text:p>0.002951388888889</text:p>
          </table:table-cell>
          <table:table-cell office:value-type="float" office:value="0.001736111111111" calcext:value-type="float">
            <text:p>0.001736111111111</text:p>
          </table:table-cell>
          <table:table-cell office:value-type="float" office:value="0.001265919096057" calcext:value-type="float">
            <text:p>0.001265919096057</text:p>
          </table:table-cell>
          <table:table-cell office:value-type="float" office:value="0.001407868480726" calcext:value-type="float">
            <text:p>0.001407868480726</text:p>
          </table:table-cell>
          <table:table-cell office:value-type="float" office:value="0.001556392508566" calcext:value-type="float">
            <text:p>0.001556392508566</text:p>
          </table:table-cell>
          <table:table-cell office:value-type="float" office:value="0" calcext:value-type="float">
            <text:p>0</text:p>
          </table:table-cell>
          <table:table-cell office:value-type="float" office:value="614.8" calcext:value-type="float">
            <text:p>61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f86468396502419540bde8f6bc7ba0bf649b476735807d0507c036a1fea30d2", "9caa5bf3a8588b5eb6f2e6782f5b5e27460c0c82bf30d7baec746f9a8f4c633d", "03723d2127a740065cca7af0c371b75eedf914c9d9f07f87da6afcb1028f9ce8", "e8905439633cff435dfe18715f6225ca67c1fa61a127b3a1cb052a30ae296a12", "e79ebb38137c65a2b8c7057d06b9aa9c3994d50d7cb9e23471157c1ff44edcdd")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67.5" calcext:value-type="float">
            <text:p>67.5</text:p>
          </table:table-cell>
          <table:table-cell office:value-type="float" office:value="72.5" calcext:value-type="float">
            <text:p>72.5</text:p>
          </table:table-cell>
          <table:table-cell office:value-type="float" office:value="71.12" calcext:value-type="float">
            <text:p>71.12</text:p>
          </table:table-cell>
          <table:table-cell office:value-type="float" office:value="69.03" calcext:value-type="float">
            <text:p>69.03</text:p>
          </table:table-cell>
          <table:table-cell office:value-type="float" office:value="69.24" calcext:value-type="float">
            <text:p>69.24</text:p>
          </table:table-cell>
          <table:table-cell office:value-type="float" office:value="29.89" calcext:value-type="float">
            <text:p>29.89</text:p>
          </table:table-cell>
          <table:table-cell office:value-type="float" office:value="297080" calcext:value-type="float">
            <text:p>297080</text:p>
          </table:table-cell>
          <table:table-cell office:value-type="float" office:value="0.002256944444444" calcext:value-type="float">
            <text:p>0.002256944444444</text:p>
          </table:table-cell>
          <table:table-cell office:value-type="float" office:value="0.000564236111111" calcext:value-type="float">
            <text:p>0.000564236111111</text:p>
          </table:table-cell>
          <table:table-cell office:value-type="float" office:value="0.000347222222222" calcext:value-type="float">
            <text:p>0.000347222222222</text:p>
          </table:table-cell>
          <table:table-cell office:value-type="float" office:value="0.001388888888889" calcext:value-type="float">
            <text:p>0.001388888888889</text:p>
          </table:table-cell>
          <table:table-cell office:value-type="float" office:value="0.000880431744841" calcext:value-type="float">
            <text:p>0.000880431744841</text:p>
          </table:table-cell>
          <table:table-cell office:value-type="float" office:value="0.00038869165023" calcext:value-type="float">
            <text:p>0.00038869165023</text:p>
          </table:table-cell>
          <table:table-cell office:value-type="float" office:value="0.000444497310985" calcext:value-type="float">
            <text:p>0.000444497310985</text:p>
          </table:table-cell>
          <table:table-cell office:value-type="float" office:value="0.000351800554017" calcext:value-type="float">
            <text:p>0.000351800554017</text:p>
          </table:table-cell>
          <table:table-cell office:value-type="float" office:value="2117.2" calcext:value-type="float">
            <text:p>2117.2</text:p>
          </table:table-cell>
          <table:table-cell office:value-type="float" office:value="976.138" calcext:value-type="float">
            <text:p>976.138</text:p>
          </table:table-cell>
          <table:table-cell office:value-type="string" calcext:value-type="string">
            <text:p>("f076329b1e641a25e2212a45bd24fce336f758cf6a1fccb50e5024df8e7d609d", "b447b20e2de80504e7afd25672c848e799c46fac93c1a6cd53cb537e5e32c052", "2e53a9e22c13e2d3cdffa67268b6b77ed07ace8644fb879d9f57804888dd06fa", "f3c3061b20dbd891e639086432345f36d142fb057db433ea40aaffb37cf03192", "21de26a60600edb36c3e8e576db1e50f98e643458961145a514a0d0f6a138f17")</text:p>
          </table:table-cell>
          <table:table-cell table:number-columns-repeated="83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(100,75)</text:p>
          </table:table-cell>
          <table:table-cell office:value-type="string" calcext:value-type="string">
            <text:p>Any[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29.17" calcext:value-type="float">
            <text:p>29.17</text:p>
          </table:table-cell>
          <table:table-cell office:value-type="float" office:value="64.58" calcext:value-type="float">
            <text:p>64.58</text:p>
          </table:table-cell>
          <table:table-cell office:value-type="float" office:value="65.22" calcext:value-type="float">
            <text:p>65.22</text:p>
          </table:table-cell>
          <table:table-cell office:value-type="float" office:value="64" calcext:value-type="float">
            <text:p>64</text:p>
          </table:table-cell>
          <table:table-cell office:value-type="float" office:value="62.5" calcext:value-type="float">
            <text:p>62.5</text:p>
          </table:table-cell>
          <table:table-cell office:value-type="float" office:value="66.67" calcext:value-type="float">
            <text:p>66.67</text:p>
          </table:table-cell>
          <table:table-cell office:value-type="float" office:value="63.83" calcext:value-type="float">
            <text:p>63.83</text:p>
          </table:table-cell>
          <table:table-cell office:value-type="float" office:value="31" calcext:value-type="float">
            <text:p>31</text:p>
          </table:table-cell>
          <table:table-cell office:value-type="float" office:value="0.714880952380952" calcext:value-type="float">
            <text:p>0.714880952380952</text:p>
          </table:table-cell>
          <table:table-cell office:value-type="float" office:value="0.608184523809524" calcext:value-type="float">
            <text:p>0.608184523809524</text:p>
          </table:table-cell>
          <table:table-cell office:value-type="float" office:value="35.555" calcext:value-type="float">
            <text:p>35.555</text:p>
          </table:table-cell>
          <table:table-cell office:value-type="string" calcext:value-type="string">
            <text:p>031e908e74ccf7900ab891b426675b113df6c5ac5e094339eb0dd2cb31c7e57f</text:p>
          </table:table-cell>
          <table:table-cell office:value-type="float" office:value="33.22" calcext:value-type="float">
            <text:p>33.22</text:p>
          </table:table-cell>
          <table:table-cell office:value-type="float" office:value="66.67" calcext:value-type="float">
            <text:p>66.67</text:p>
          </table:table-cell>
          <table:table-cell office:value-type="float" office:value="65.22" calcext:value-type="float">
            <text:p>65.22</text:p>
          </table:table-cell>
          <table:table-cell office:value-type="float" office:value="68" calcext:value-type="float">
            <text:p>68</text:p>
          </table:table-cell>
          <table:table-cell office:value-type="float" office:value="65.22" calcext:value-type="float">
            <text:p>65.22</text:p>
          </table:table-cell>
          <table:table-cell office:value-type="float" office:value="68" calcext:value-type="float">
            <text:p>68</text:p>
          </table:table-cell>
          <table:table-cell office:value-type="float" office:value="65.22" calcext:value-type="float">
            <text:p>65.22</text:p>
          </table:table-cell>
          <table:table-cell office:value-type="float" office:value="21" calcext:value-type="float">
            <text:p>21</text:p>
          </table:table-cell>
          <table:table-cell office:value-type="float" office:value="0.714880952380952" calcext:value-type="float">
            <text:p>0.714880952380952</text:p>
          </table:table-cell>
          <table:table-cell office:value-type="float" office:value="0.608184523809524" calcext:value-type="float">
            <text:p>0.608184523809524</text:p>
          </table:table-cell>
          <table:table-cell office:value-type="float" office:value="24.38" calcext:value-type="float">
            <text:p>24.38</text:p>
          </table:table-cell>
          <table:table-cell office:value-type="string" calcext:value-type="string">
            <text:p>9270719d2ec5ae83a81cbd0d2a81ba77cf399a448f1108dd46e64730cb70babe</text:p>
          </table:table-cell>
          <table:table-cell office:value-type="float" office:value="37.28" calcext:value-type="float">
            <text:p>37.28</text:p>
          </table:table-cell>
          <table:table-cell office:value-type="float" office:value="68.75" calcext:value-type="float">
            <text:p>68.75</text:p>
          </table:table-cell>
          <table:table-cell office:value-type="float" office:value="65.22" calcext:value-type="float">
            <text:p>65.22</text:p>
          </table:table-cell>
          <table:table-cell office:value-type="float" office:value="72" calcext:value-type="float">
            <text:p>72</text:p>
          </table:table-cell>
          <table:table-cell office:value-type="float" office:value="68.18" calcext:value-type="float">
            <text:p>68.18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office:value-type="float" office:value="17" calcext:value-type="float">
            <text:p>17</text:p>
          </table:table-cell>
          <table:table-cell office:value-type="float" office:value="0.714880952380952" calcext:value-type="float">
            <text:p>0.714880952380952</text:p>
          </table:table-cell>
          <table:table-cell office:value-type="float" office:value="0.608184523809524" calcext:value-type="float">
            <text:p>0.608184523809524</text:p>
          </table:table-cell>
          <table:table-cell office:value-type="float" office:value="23.922" calcext:value-type="float">
            <text:p>23.922</text:p>
          </table:table-cell>
          <table:table-cell office:value-type="string" calcext:value-type="string">
            <text:p>c291a78e03de243d1da11fdc310836774100a30fbd4bc4c106bc8eaff5789e7e</text:p>
          </table:table-cell>
          <table:table-cell office:value-type="float" office:value="33.22" calcext:value-type="float">
            <text:p>33.22</text:p>
          </table:table-cell>
          <table:table-cell office:value-type="float" office:value="66.67" calcext:value-type="float">
            <text:p>66.67</text:p>
          </table:table-cell>
          <table:table-cell office:value-type="float" office:value="65.22" calcext:value-type="float">
            <text:p>65.22</text:p>
          </table:table-cell>
          <table:table-cell office:value-type="float" office:value="68" calcext:value-type="float">
            <text:p>68</text:p>
          </table:table-cell>
          <table:table-cell office:value-type="float" office:value="65.22" calcext:value-type="float">
            <text:p>65.22</text:p>
          </table:table-cell>
          <table:table-cell office:value-type="float" office:value="68" calcext:value-type="float">
            <text:p>68</text:p>
          </table:table-cell>
          <table:table-cell office:value-type="float" office:value="65.22" calcext:value-type="float">
            <text:p>65.22</text:p>
          </table:table-cell>
          <table:table-cell office:value-type="float" office:value="29" calcext:value-type="float">
            <text:p>29</text:p>
          </table:table-cell>
          <table:table-cell office:value-type="float" office:value="0.714880952380952" calcext:value-type="float">
            <text:p>0.714880952380952</text:p>
          </table:table-cell>
          <table:table-cell office:value-type="float" office:value="0.608184523809524" calcext:value-type="float">
            <text:p>0.608184523809524</text:p>
          </table:table-cell>
          <table:table-cell office:value-type="float" office:value="24.748" calcext:value-type="float">
            <text:p>24.748</text:p>
          </table:table-cell>
          <table:table-cell office:value-type="string" calcext:value-type="string">
            <text:p>62fc68272a5664e3eb2e5e6ad89417d6749bb9004493078bb2ee4a48db98ca70</text:p>
          </table:table-cell>
          <table:table-cell office:value-type="float" office:value="33.22" calcext:value-type="float">
            <text:p>33.22</text:p>
          </table:table-cell>
          <table:table-cell office:value-type="float" office:value="66.67" calcext:value-type="float">
            <text:p>66.67</text:p>
          </table:table-cell>
          <table:table-cell office:value-type="float" office:value="65.22" calcext:value-type="float">
            <text:p>65.22</text:p>
          </table:table-cell>
          <table:table-cell office:value-type="float" office:value="68" calcext:value-type="float">
            <text:p>68</text:p>
          </table:table-cell>
          <table:table-cell office:value-type="float" office:value="65.22" calcext:value-type="float">
            <text:p>65.22</text:p>
          </table:table-cell>
          <table:table-cell office:value-type="float" office:value="68" calcext:value-type="float">
            <text:p>68</text:p>
          </table:table-cell>
          <table:table-cell office:value-type="float" office:value="65.22" calcext:value-type="float">
            <text:p>65.22</text:p>
          </table:table-cell>
          <table:table-cell office:value-type="float" office:value="21" calcext:value-type="float">
            <text:p>21</text:p>
          </table:table-cell>
          <table:table-cell office:value-type="float" office:value="0.714880952380952" calcext:value-type="float">
            <text:p>0.714880952380952</text:p>
          </table:table-cell>
          <table:table-cell office:value-type="float" office:value="0.608184523809524" calcext:value-type="float">
            <text:p>0.608184523809524</text:p>
          </table:table-cell>
          <table:table-cell office:value-type="float" office:value="24.278" calcext:value-type="float">
            <text:p>24.278</text:p>
          </table:table-cell>
          <table:table-cell office:value-type="string" calcext:value-type="string">
            <text:p>9270719d2ec5ae83a81cbd0d2a81ba77cf399a448f1108dd46e64730cb70babe</text:p>
          </table:table-cell>
          <table:table-cell office:value-type="float" office:value="37.28" calcext:value-type="float">
            <text:p>37.28</text:p>
          </table:table-cell>
          <table:table-cell office:value-type="float" office:value="68.75" calcext:value-type="float">
            <text:p>68.75</text:p>
          </table:table-cell>
          <table:table-cell office:value-type="float" office:value="65.22" calcext:value-type="float">
            <text:p>65.22</text:p>
          </table:table-cell>
          <table:table-cell office:value-type="float" office:value="72" calcext:value-type="float">
            <text:p>72</text:p>
          </table:table-cell>
          <table:table-cell office:value-type="float" office:value="68.18" calcext:value-type="float">
            <text:p>68.18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office:value-type="float" office:value="17" calcext:value-type="float">
            <text:p>17</text:p>
          </table:table-cell>
          <table:table-cell office:value-type="float" office:value="0.714880952380952" calcext:value-type="float">
            <text:p>0.714880952380952</text:p>
          </table:table-cell>
          <table:table-cell office:value-type="float" office:value="0.608184523809524" calcext:value-type="float">
            <text:p>0.608184523809524</text:p>
          </table:table-cell>
          <table:table-cell office:value-type="float" office:value="23.771" calcext:value-type="float">
            <text:p>23.771</text:p>
          </table:table-cell>
          <table:table-cell office:value-type="string" calcext:value-type="string">
            <text:p>c291a78e03de243d1da11fdc310836774100a30fbd4bc4c106bc8eaff5789e7e</text:p>
          </table:table-cell>
          <table:table-cell office:value-type="float" office:value="41.57" calcext:value-type="float">
            <text:p>41.57</text:p>
          </table:table-cell>
          <table:table-cell office:value-type="float" office:value="70.83" calcext:value-type="float">
            <text:p>70.83</text:p>
          </table:table-cell>
          <table:table-cell office:value-type="float" office:value="69.57" calcext:value-type="float">
            <text:p>69.57</text:p>
          </table:table-cell>
          <table:table-cell office:value-type="float" office:value="72" calcext:value-type="float">
            <text:p>72</text:p>
          </table:table-cell>
          <table:table-cell office:value-type="float" office:value="69.57" calcext:value-type="float">
            <text:p>69.57</text:p>
          </table:table-cell>
          <table:table-cell office:value-type="float" office:value="72" calcext:value-type="float">
            <text:p>72</text:p>
          </table:table-cell>
          <table:table-cell office:value-type="float" office:value="69.57" calcext:value-type="float">
            <text:p>69.57</text:p>
          </table:table-cell>
          <table:table-cell office:value-type="float" office:value="7" calcext:value-type="float">
            <text:p>7</text:p>
          </table:table-cell>
          <table:table-cell office:value-type="float" office:value="0.825" calcext:value-type="float">
            <text:p>0.82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495c5ef5bf43991c58635e072b4167f8b6004a27c42af201804ed1829709073f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85584654f49d3bcef8b7eeeb00c29d63fbc97f60f194f714acd13f6389c6998e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5584654f49d3bcef8b7eeeb00c29d63fbc97f60f194f714acd13f6389c6998e</text:p>
          </table:table-cell>
          <table:table-cell office:value-type="float" office:value="41.57" calcext:value-type="float">
            <text:p>41.57</text:p>
          </table:table-cell>
          <table:table-cell office:value-type="float" office:value="70.83" calcext:value-type="float">
            <text:p>70.83</text:p>
          </table:table-cell>
          <table:table-cell office:value-type="float" office:value="69.57" calcext:value-type="float">
            <text:p>69.57</text:p>
          </table:table-cell>
          <table:table-cell office:value-type="float" office:value="72" calcext:value-type="float">
            <text:p>72</text:p>
          </table:table-cell>
          <table:table-cell office:value-type="float" office:value="69.57" calcext:value-type="float">
            <text:p>69.57</text:p>
          </table:table-cell>
          <table:table-cell office:value-type="float" office:value="72" calcext:value-type="float">
            <text:p>72</text:p>
          </table:table-cell>
          <table:table-cell office:value-type="float" office:value="69.57" calcext:value-type="float">
            <text:p>69.57</text:p>
          </table:table-cell>
          <table:table-cell office:value-type="float" office:value="7" calcext:value-type="float">
            <text:p>7</text:p>
          </table:table-cell>
          <table:table-cell office:value-type="float" office:value="0.825" calcext:value-type="float">
            <text:p>0.82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5.115" calcext:value-type="float">
            <text:p>5.115</text:p>
          </table:table-cell>
          <table:table-cell office:value-type="string" calcext:value-type="string">
            <text:p>495c5ef5bf43991c58635e072b4167f8b6004a27c42af201804ed1829709073f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85584654f49d3bcef8b7eeeb00c29d63fbc97f60f194f714acd13f6389c6998e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5584654f49d3bcef8b7eeeb00c29d63fbc97f60f194f714acd13f6389c6998e</text:p>
          </table:table-cell>
          <table:table-cell office:value-type="float" office:value="44.94" calcext:value-type="float">
            <text:p>44.94</text:p>
          </table:table-cell>
          <table:table-cell office:value-type="float" office:value="72.5" calcext:value-type="float">
            <text:p>72.5</text:p>
          </table:table-cell>
          <table:table-cell office:value-type="float" office:value="72.17" calcext:value-type="float">
            <text:p>72.17</text:p>
          </table:table-cell>
          <table:table-cell office:value-type="float" office:value="72.8" calcext:value-type="float">
            <text:p>72.8</text:p>
          </table:table-cell>
          <table:table-cell office:value-type="float" office:value="71" calcext:value-type="float">
            <text:p>71</text:p>
          </table:table-cell>
          <table:table-cell office:value-type="float" office:value="74.07" calcext:value-type="float">
            <text:p>74.07</text:p>
          </table:table-cell>
          <table:table-cell office:value-type="float" office:value="71.52" calcext:value-type="float">
            <text:p>71.52</text:p>
          </table:table-cell>
          <table:table-cell office:value-type="float" office:value="0" calcext:value-type="float">
            <text:p>0</text:p>
          </table:table-cell>
          <table:table-cell office:value-type="float" office:value="157560" calcext:value-type="float">
            <text:p>157560</text:p>
          </table:table-cell>
          <table:table-cell office:value-type="float" office:value="0.004713659173199" calcext:value-type="float">
            <text:p>0.004713659173199</text:p>
          </table:table-cell>
          <table:table-cell office:value-type="float" office:value="0.001171875" calcext:value-type="float">
            <text:p>0.001171875</text:p>
          </table:table-cell>
          <table:table-cell office:value-type="float" office:value="0.002457466918715" calcext:value-type="float">
            <text:p>0.002457466918715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1413096401662" calcext:value-type="float">
            <text:p>0.001413096401662</text:p>
          </table:table-cell>
          <table:table-cell office:value-type="float" office:value="0.001388459093354" calcext:value-type="float">
            <text:p>0.001388459093354</text:p>
          </table:table-cell>
          <table:table-cell office:value-type="float" office:value="0.001378584457772" calcext:value-type="float">
            <text:p>0.001378584457772</text:p>
          </table:table-cell>
          <table:table-cell office:value-type="float" office:value="0" calcext:value-type="float">
            <text:p>0</text:p>
          </table:table-cell>
          <table:table-cell office:value-type="float" office:value="1030.8" calcext:value-type="float">
            <text:p>103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1727b63247cef49a17da0a6ed0e951731ba5bd73aaeeee8ff8790a08b776825", "9f3a0a5b3c376909b696f3839cbc36058d50f1762c4c33d0ae726d88f528cf7a", "bdc80af7d1aa110e39356b69c33bf07d9112f84548125506c276338fa8cab1ec", "f501c21e1d7c06b18a6e31f9c0fc2e92e59a8a7e7a3251fd30d398616143ee65", "1e7fc52fd28d5ec621c17f71bea313f6e9fc90af6634e8b5045d5e1c6f269bfb")</text:p>
          </table:table-cell>
          <table:table-cell office:value-type="float" office:value="45.06" calcext:value-type="float">
            <text:p>45.06</text:p>
          </table:table-cell>
          <table:table-cell office:value-type="float" office:value="72.5" calcext:value-type="float">
            <text:p>72.5</text:p>
          </table:table-cell>
          <table:table-cell office:value-type="float" office:value="74.78" calcext:value-type="float">
            <text:p>74.78</text:p>
          </table:table-cell>
          <table:table-cell office:value-type="float" office:value="70.4" calcext:value-type="float">
            <text:p>70.4</text:p>
          </table:table-cell>
          <table:table-cell office:value-type="float" office:value="69.98" calcext:value-type="float">
            <text:p>69.98</text:p>
          </table:table-cell>
          <table:table-cell office:value-type="float" office:value="75.2" calcext:value-type="float">
            <text:p>75.2</text:p>
          </table:table-cell>
          <table:table-cell office:value-type="float" office:value="72.28" calcext:value-type="float">
            <text:p>72.28</text:p>
          </table:table-cell>
          <table:table-cell office:value-type="float" office:value="34.53" calcext:value-type="float">
            <text:p>34.53</text:p>
          </table:table-cell>
          <table:table-cell office:value-type="float" office:value="314200" calcext:value-type="float">
            <text:p>314200</text:p>
          </table:table-cell>
          <table:table-cell office:value-type="float" office:value="0.002033393464609" calcext:value-type="float">
            <text:p>0.002033393464609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0.000378071833648" calcext:value-type="float">
            <text:p>0.000378071833648</text:p>
          </table:table-cell>
          <table:table-cell office:value-type="float" office:value="0.00128" calcext:value-type="float">
            <text:p>0.00128</text:p>
          </table:table-cell>
          <table:table-cell office:value-type="float" office:value="0.000782759924386" calcext:value-type="float">
            <text:p>0.000782759924386</text:p>
          </table:table-cell>
          <table:table-cell office:value-type="float" office:value="0.000374442344045" calcext:value-type="float">
            <text:p>0.000374442344045</text:p>
          </table:table-cell>
          <table:table-cell office:value-type="float" office:value="0.000408593257719" calcext:value-type="float">
            <text:p>0.000408593257719</text:p>
          </table:table-cell>
          <table:table-cell office:value-type="float" office:value="0.000936288088643" calcext:value-type="float">
            <text:p>0.000936288088643</text:p>
          </table:table-cell>
          <table:table-cell office:value-type="float" office:value="1034" calcext:value-type="float">
            <text:p>1034</text:p>
          </table:table-cell>
          <table:table-cell office:value-type="float" office:value="896.09" calcext:value-type="float">
            <text:p>896.09</text:p>
          </table:table-cell>
          <table:table-cell office:value-type="string" calcext:value-type="string">
            <text:p>("51b662dc9ddcccf9a5d56d3b71d1cbfa8ec714033221a1a2543201d68dbc26e8", "374721caed761300723edc867dc3fa39115321105ca68bf1d30331da81db8388", "74cb0820395f32cf821885a7f43a4035bac697e0769e0fc5ef13367c8042da6e", "6b46bf94f58b1b0292cf3ddf9646bf09731be0f14902876da40cd488efa5eb49", "d4e752c4b8f403a2e1c328206d9429778d01b8794d523ef788ba286996050038")</text:p>
          </table:table-cell>
          <table:table-cell table:number-columns-repeated="83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(100,75)</text:p>
          </table:table-cell>
          <table:table-cell office:value-type="string" calcext:value-type="string">
            <text:p>Any[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16.08" calcext:value-type="float">
            <text:p>16.08</text:p>
          </table:table-cell>
          <table:table-cell office:value-type="float" office:value="58.33" calcext:value-type="float">
            <text:p>58.33</text:p>
          </table:table-cell>
          <table:table-cell office:value-type="float" office:value="54.55" calcext:value-type="float">
            <text:p>54.55</text:p>
          </table:table-cell>
          <table:table-cell office:value-type="float" office:value="61.54" calcext:value-type="float">
            <text:p>61.54</text:p>
          </table:table-cell>
          <table:table-cell office:value-type="float" office:value="54.55" calcext:value-type="float">
            <text:p>54.55</text:p>
          </table:table-cell>
          <table:table-cell office:value-type="float" office:value="61.54" calcext:value-type="float">
            <text:p>61.54</text:p>
          </table:table-cell>
          <table:table-cell office:value-type="float" office:value="54.55" calcext:value-type="float">
            <text:p>54.55</text:p>
          </table:table-cell>
          <table:table-cell office:value-type="float" office:value="31" calcext:value-type="float">
            <text:p>31</text:p>
          </table:table-cell>
          <table:table-cell office:value-type="float" office:value="0.669551282051282" calcext:value-type="float">
            <text:p>0.669551282051282</text:p>
          </table:table-cell>
          <table:table-cell office:value-type="float" office:value="0.594791666666667" calcext:value-type="float">
            <text:p>0.594791666666667</text:p>
          </table:table-cell>
          <table:table-cell office:value-type="float" office:value="25.661" calcext:value-type="float">
            <text:p>25.661</text:p>
          </table:table-cell>
          <table:table-cell office:value-type="string" calcext:value-type="string">
            <text:p>f1a222270d5c597b80c6698f727a84ac941dad0fecdef7461fe1ff3b449c1b6a</text:p>
          </table:table-cell>
          <table:table-cell office:value-type="float" office:value="16.08" calcext:value-type="float">
            <text:p>16.08</text:p>
          </table:table-cell>
          <table:table-cell office:value-type="float" office:value="58.33" calcext:value-type="float">
            <text:p>58.33</text:p>
          </table:table-cell>
          <table:table-cell office:value-type="float" office:value="54.55" calcext:value-type="float">
            <text:p>54.55</text:p>
          </table:table-cell>
          <table:table-cell office:value-type="float" office:value="61.54" calcext:value-type="float">
            <text:p>61.54</text:p>
          </table:table-cell>
          <table:table-cell office:value-type="float" office:value="54.55" calcext:value-type="float">
            <text:p>54.55</text:p>
          </table:table-cell>
          <table:table-cell office:value-type="float" office:value="61.54" calcext:value-type="float">
            <text:p>61.54</text:p>
          </table:table-cell>
          <table:table-cell office:value-type="float" office:value="54.55" calcext:value-type="float">
            <text:p>54.55</text:p>
          </table:table-cell>
          <table:table-cell office:value-type="float" office:value="31" calcext:value-type="float">
            <text:p>31</text:p>
          </table:table-cell>
          <table:table-cell office:value-type="float" office:value="0.669551282051282" calcext:value-type="float">
            <text:p>0.669551282051282</text:p>
          </table:table-cell>
          <table:table-cell office:value-type="float" office:value="0.594791666666667" calcext:value-type="float">
            <text:p>0.594791666666667</text:p>
          </table:table-cell>
          <table:table-cell office:value-type="float" office:value="18.623" calcext:value-type="float">
            <text:p>18.623</text:p>
          </table:table-cell>
          <table:table-cell office:value-type="string" calcext:value-type="string">
            <text:p>f1a222270d5c597b80c6698f727a84ac941dad0fecdef7461fe1ff3b449c1b6a</text:p>
          </table:table-cell>
          <table:table-cell office:value-type="float" office:value="23.94" calcext:value-type="float">
            <text:p>23.94</text:p>
          </table:table-cell>
          <table:table-cell office:value-type="float" office:value="62.5" calcext:value-type="float">
            <text:p>62.5</text:p>
          </table:table-cell>
          <table:table-cell office:value-type="float" office:value="54.55" calcext:value-type="float">
            <text:p>54.55</text:p>
          </table:table-cell>
          <table:table-cell office:value-type="float" office:value="69.23" calcext:value-type="float">
            <text:p>69.23</text:p>
          </table:table-cell>
          <table:table-cell office:value-type="float" office:value="60" calcext:value-type="float">
            <text:p>60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7" calcext:value-type="float">
            <text:p>7</text:p>
          </table:table-cell>
          <table:table-cell office:value-type="float" office:value="0.630952380952381" calcext:value-type="float">
            <text:p>0.630952380952381</text:p>
          </table:table-cell>
          <table:table-cell office:value-type="float" office:value="0.62202380952381" calcext:value-type="float">
            <text:p>0.62202380952381</text:p>
          </table:table-cell>
          <table:table-cell office:value-type="float" office:value="12.485" calcext:value-type="float">
            <text:p>12.485</text:p>
          </table:table-cell>
          <table:table-cell office:value-type="string" calcext:value-type="string">
            <text:p>b85ea3bbfdc5fe79193d528671ad85efb3ba12ce0a0f503ee4039dbe12c20303</text:p>
          </table:table-cell>
          <table:table-cell office:value-type="float" office:value="28.92" calcext:value-type="float">
            <text:p>28.92</text:p>
          </table:table-cell>
          <table:table-cell office:value-type="float" office:value="64.58" calcext:value-type="float">
            <text:p>64.58</text:p>
          </table:table-cell>
          <table:table-cell office:value-type="float" office:value="63.64" calcext:value-type="float">
            <text:p>63.64</text:p>
          </table:table-cell>
          <table:table-cell office:value-type="float" office:value="65.38" calcext:value-type="float">
            <text:p>65.38</text:p>
          </table:table-cell>
          <table:table-cell office:value-type="float" office:value="60.87" calcext:value-type="float">
            <text:p>60.87</text:p>
          </table:table-cell>
          <table:table-cell office:value-type="float" office:value="68" calcext:value-type="float">
            <text:p>68</text:p>
          </table:table-cell>
          <table:table-cell office:value-type="float" office:value="62.22" calcext:value-type="float">
            <text:p>62.22</text:p>
          </table:table-cell>
          <table:table-cell office:value-type="float" office:value="27" calcext:value-type="float">
            <text:p>27</text:p>
          </table:table-cell>
          <table:table-cell office:value-type="float" office:value="0.669551282051282" calcext:value-type="float">
            <text:p>0.669551282051282</text:p>
          </table:table-cell>
          <table:table-cell office:value-type="float" office:value="0.594791666666667" calcext:value-type="float">
            <text:p>0.594791666666667</text:p>
          </table:table-cell>
          <table:table-cell office:value-type="float" office:value="18.625" calcext:value-type="float">
            <text:p>18.625</text:p>
          </table:table-cell>
          <table:table-cell office:value-type="string" calcext:value-type="string">
            <text:p>ea93eea05f3aaa8372dfd5c12d1bddda5c88e0c5e4a8cef77caa2589d2d78579</text:p>
          </table:table-cell>
          <table:table-cell office:value-type="float" office:value="28.92" calcext:value-type="float">
            <text:p>28.92</text:p>
          </table:table-cell>
          <table:table-cell office:value-type="float" office:value="64.58" calcext:value-type="float">
            <text:p>64.58</text:p>
          </table:table-cell>
          <table:table-cell office:value-type="float" office:value="63.64" calcext:value-type="float">
            <text:p>63.64</text:p>
          </table:table-cell>
          <table:table-cell office:value-type="float" office:value="65.38" calcext:value-type="float">
            <text:p>65.38</text:p>
          </table:table-cell>
          <table:table-cell office:value-type="float" office:value="60.87" calcext:value-type="float">
            <text:p>60.87</text:p>
          </table:table-cell>
          <table:table-cell office:value-type="float" office:value="68" calcext:value-type="float">
            <text:p>68</text:p>
          </table:table-cell>
          <table:table-cell office:value-type="float" office:value="62.22" calcext:value-type="float">
            <text:p>62.22</text:p>
          </table:table-cell>
          <table:table-cell office:value-type="float" office:value="27" calcext:value-type="float">
            <text:p>27</text:p>
          </table:table-cell>
          <table:table-cell office:value-type="float" office:value="0.669551282051282" calcext:value-type="float">
            <text:p>0.669551282051282</text:p>
          </table:table-cell>
          <table:table-cell office:value-type="float" office:value="0.594791666666667" calcext:value-type="float">
            <text:p>0.594791666666667</text:p>
          </table:table-cell>
          <table:table-cell office:value-type="float" office:value="18.62" calcext:value-type="float">
            <text:p>18.62</text:p>
          </table:table-cell>
          <table:table-cell office:value-type="string" calcext:value-type="string">
            <text:p>ea93eea05f3aaa8372dfd5c12d1bddda5c88e0c5e4a8cef77caa2589d2d78579</text:p>
          </table:table-cell>
          <table:table-cell office:value-type="float" office:value="23.94" calcext:value-type="float">
            <text:p>23.94</text:p>
          </table:table-cell>
          <table:table-cell office:value-type="float" office:value="62.5" calcext:value-type="float">
            <text:p>62.5</text:p>
          </table:table-cell>
          <table:table-cell office:value-type="float" office:value="54.55" calcext:value-type="float">
            <text:p>54.55</text:p>
          </table:table-cell>
          <table:table-cell office:value-type="float" office:value="69.23" calcext:value-type="float">
            <text:p>69.23</text:p>
          </table:table-cell>
          <table:table-cell office:value-type="float" office:value="60" calcext:value-type="float">
            <text:p>60</text:p>
          </table:table-cell>
          <table:table-cell office:value-type="float" office:value="64.29" calcext:value-type="float">
            <text:p>64.29</text:p>
          </table:table-cell>
          <table:table-cell office:value-type="float" office:value="57.14" calcext:value-type="float">
            <text:p>57.14</text:p>
          </table:table-cell>
          <table:table-cell office:value-type="float" office:value="7" calcext:value-type="float">
            <text:p>7</text:p>
          </table:table-cell>
          <table:table-cell office:value-type="float" office:value="0.630952380952381" calcext:value-type="float">
            <text:p>0.630952380952381</text:p>
          </table:table-cell>
          <table:table-cell office:value-type="float" office:value="0.62202380952381" calcext:value-type="float">
            <text:p>0.62202380952381</text:p>
          </table:table-cell>
          <table:table-cell office:value-type="float" office:value="12.566" calcext:value-type="float">
            <text:p>12.566</text:p>
          </table:table-cell>
          <table:table-cell office:value-type="string" calcext:value-type="string">
            <text:p>b85ea3bbfdc5fe79193d528671ad85efb3ba12ce0a0f503ee4039dbe12c20303</text:p>
          </table:table-cell>
          <table:table-cell office:value-type="float" office:value="29.41" calcext:value-type="float">
            <text:p>29.41</text:p>
          </table:table-cell>
          <table:table-cell office:value-type="float" office:value="64.58" calcext:value-type="float">
            <text:p>64.58</text:p>
          </table:table-cell>
          <table:table-cell office:value-type="float" office:value="68.18" calcext:value-type="float">
            <text:p>68.18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69.57" calcext:value-type="float">
            <text:p>69.57</text:p>
          </table:table-cell>
          <table:table-cell office:value-type="float" office:value="63.83" calcext:value-type="float">
            <text:p>63.83</text:p>
          </table:table-cell>
          <table:table-cell office:value-type="float" office:value="13" calcext:value-type="float">
            <text:p>13</text:p>
          </table:table-cell>
          <table:table-cell office:value-type="float" office:value="0.669551282051282" calcext:value-type="float">
            <text:p>0.669551282051282</text:p>
          </table:table-cell>
          <table:table-cell office:value-type="float" office:value="0.594791666666667" calcext:value-type="float">
            <text:p>0.594791666666667</text:p>
          </table:table-cell>
          <table:table-cell office:value-type="float" office:value="17.709" calcext:value-type="float">
            <text:p>17.709</text:p>
          </table:table-cell>
          <table:table-cell office:value-type="string" calcext:value-type="string">
            <text:p>7637d47604ebef3ccad82dfb4e378afbf42d90b90efe4262c025e22fb61f8759</text:p>
          </table:table-cell>
          <table:table-cell office:value-type="float" office:value="0" calcext:value-type="float">
            <text:p>0</text:p>
          </table:table-cell>
          <table:table-cell office:value-type="float" office:value="54.17" calcext:value-type="float">
            <text:p>54.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4.17" calcext:value-type="float">
            <text:p>54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a5cb8438f5aeb07ba444edc3be0bb25cf2665c9f38bf74a9b6e9dba877ad58</text:p>
          </table:table-cell>
          <table:table-cell office:value-type="float" office:value="0" calcext:value-type="float">
            <text:p>0</text:p>
          </table:table-cell>
          <table:table-cell office:value-type="float" office:value="54.17" calcext:value-type="float">
            <text:p>54.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4.17" calcext:value-type="float">
            <text:p>54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a5cb8438f5aeb07ba444edc3be0bb25cf2665c9f38bf74a9b6e9dba877ad58</text:p>
          </table:table-cell>
          <table:table-cell office:value-type="float" office:value="29.41" calcext:value-type="float">
            <text:p>29.41</text:p>
          </table:table-cell>
          <table:table-cell office:value-type="float" office:value="64.58" calcext:value-type="float">
            <text:p>64.58</text:p>
          </table:table-cell>
          <table:table-cell office:value-type="float" office:value="68.18" calcext:value-type="float">
            <text:p>68.18</text:p>
          </table:table-cell>
          <table:table-cell office:value-type="float" office:value="61.54" calcext:value-type="float">
            <text:p>61.54</text:p>
          </table:table-cell>
          <table:table-cell office:value-type="float" office:value="60" calcext:value-type="float">
            <text:p>60</text:p>
          </table:table-cell>
          <table:table-cell office:value-type="float" office:value="69.57" calcext:value-type="float">
            <text:p>69.57</text:p>
          </table:table-cell>
          <table:table-cell office:value-type="float" office:value="63.83" calcext:value-type="float">
            <text:p>63.83</text:p>
          </table:table-cell>
          <table:table-cell office:value-type="float" office:value="13" calcext:value-type="float">
            <text:p>13</text:p>
          </table:table-cell>
          <table:table-cell office:value-type="float" office:value="0.669551282051282" calcext:value-type="float">
            <text:p>0.669551282051282</text:p>
          </table:table-cell>
          <table:table-cell office:value-type="float" office:value="0.594791666666667" calcext:value-type="float">
            <text:p>0.594791666666667</text:p>
          </table:table-cell>
          <table:table-cell office:value-type="float" office:value="17.489" calcext:value-type="float">
            <text:p>17.489</text:p>
          </table:table-cell>
          <table:table-cell office:value-type="string" calcext:value-type="string">
            <text:p>7637d47604ebef3ccad82dfb4e378afbf42d90b90efe4262c025e22fb61f8759</text:p>
          </table:table-cell>
          <table:table-cell office:value-type="float" office:value="0" calcext:value-type="float">
            <text:p>0</text:p>
          </table:table-cell>
          <table:table-cell office:value-type="float" office:value="54.17" calcext:value-type="float">
            <text:p>54.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4.17" calcext:value-type="float">
            <text:p>54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ea5cb8438f5aeb07ba444edc3be0bb25cf2665c9f38bf74a9b6e9dba877ad58</text:p>
          </table:table-cell>
          <table:table-cell office:value-type="float" office:value="0" calcext:value-type="float">
            <text:p>0</text:p>
          </table:table-cell>
          <table:table-cell office:value-type="float" office:value="54.17" calcext:value-type="float">
            <text:p>54.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4.17" calcext:value-type="float">
            <text:p>54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ea5cb8438f5aeb07ba444edc3be0bb25cf2665c9f38bf74a9b6e9dba877ad58</text:p>
          </table:table-cell>
          <table:table-cell office:value-type="float" office:value="46.57" calcext:value-type="float">
            <text:p>46.57</text:p>
          </table:table-cell>
          <table:table-cell office:value-type="float" office:value="73.75" calcext:value-type="float">
            <text:p>73.75</text:p>
          </table:table-cell>
          <table:table-cell office:value-type="float" office:value="64.55" calcext:value-type="float">
            <text:p>64.55</text:p>
          </table:table-cell>
          <table:table-cell office:value-type="float" office:value="81.54" calcext:value-type="float">
            <text:p>81.54</text:p>
          </table:table-cell>
          <table:table-cell office:value-type="float" office:value="74.99" calcext:value-type="float">
            <text:p>74.99</text:p>
          </table:table-cell>
          <table:table-cell office:value-type="float" office:value="73.23" calcext:value-type="float">
            <text:p>73.23</text:p>
          </table:table-cell>
          <table:table-cell office:value-type="float" office:value="69.19" calcext:value-type="float">
            <text:p>69.19</text:p>
          </table:table-cell>
          <table:table-cell office:value-type="float" office:value="0" calcext:value-type="float">
            <text:p>0</text:p>
          </table:table-cell>
          <table:table-cell office:value-type="float" office:value="152960" calcext:value-type="float">
            <text:p>152960</text:p>
          </table:table-cell>
          <table:table-cell office:value-type="float" office:value="0.006014011683489" calcext:value-type="float">
            <text:p>0.006014011683489</text:p>
          </table:table-cell>
          <table:table-cell office:value-type="float" office:value="0.001432291666667" calcext:value-type="float">
            <text:p>0.001432291666667</text:p>
          </table:table-cell>
          <table:table-cell office:value-type="float" office:value="0.004545454545455" calcext:value-type="float">
            <text:p>0.004545454545455</text:p>
          </table:table-cell>
          <table:table-cell office:value-type="float" office:value="0.003254437869822" calcext:value-type="float">
            <text:p>0.003254437869822</text:p>
          </table:table-cell>
          <table:table-cell office:value-type="float" office:value="0.003197295019402" calcext:value-type="float">
            <text:p>0.003197295019402</text:p>
          </table:table-cell>
          <table:table-cell office:value-type="float" office:value="0.001256982370585" calcext:value-type="float">
            <text:p>0.001256982370585</text:p>
          </table:table-cell>
          <table:table-cell office:value-type="float" office:value="0.002436351866606" calcext:value-type="float">
            <text:p>0.002436351866606</text:p>
          </table:table-cell>
          <table:table-cell office:value-type="float" office:value="0" calcext:value-type="float">
            <text:p>0</text:p>
          </table:table-cell>
          <table:table-cell office:value-type="float" office:value="262.8" calcext:value-type="float">
            <text:p>262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acb15798efdfd3c87749e8ad0edd288b962137c49ca336268c9e872fd43d0925", "c3261ec860ba8ac1b51627e0c54e79ade887c50691a2dc842eee1fc00bb1c95d", "23f6b776bfdcaa3c5ace1a61321f7755095ffdf9ba582acb0d2f2953bf8a4295", "b46b909c0921f87e0c2da08742f5cb4e2288d2bfcd0bfe3dc4f729690dcb96a7", "eb9686108001113eecf8aedf714deaa686ed49526068e7ec3f11177514321ce0")</text:p>
          </table:table-cell>
          <table:table-cell office:value-type="float" office:value="49.07" calcext:value-type="float">
            <text:p>49.07</text:p>
          </table:table-cell>
          <table:table-cell office:value-type="float" office:value="75" calcext:value-type="float">
            <text:p>75</text:p>
          </table:table-cell>
          <table:table-cell office:value-type="float" office:value="65.45" calcext:value-type="float">
            <text:p>65.45</text:p>
          </table:table-cell>
          <table:table-cell office:value-type="float" office:value="83.08" calcext:value-type="float">
            <text:p>83.08</text:p>
          </table:table-cell>
          <table:table-cell office:value-type="float" office:value="76.57" calcext:value-type="float">
            <text:p>76.57</text:p>
          </table:table-cell>
          <table:table-cell office:value-type="float" office:value="74.05" calcext:value-type="float">
            <text:p>74.05</text:p>
          </table:table-cell>
          <table:table-cell office:value-type="float" office:value="70.51" calcext:value-type="float">
            <text:p>70.51</text:p>
          </table:table-cell>
          <table:table-cell office:value-type="float" office:value="34.21" calcext:value-type="float">
            <text:p>34.21</text:p>
          </table:table-cell>
          <table:table-cell office:value-type="float" office:value="306880" calcext:value-type="float">
            <text:p>306880</text:p>
          </table:table-cell>
          <table:table-cell office:value-type="float" office:value="0.010094890404322" calcext:value-type="float">
            <text:p>0.010094890404322</text:p>
          </table:table-cell>
          <table:table-cell office:value-type="float" office:value="0.002387152777778" calcext:value-type="float">
            <text:p>0.002387152777778</text:p>
          </table:table-cell>
          <table:table-cell office:value-type="float" office:value="0.004752066115702" calcext:value-type="float">
            <text:p>0.004752066115702</text:p>
          </table:table-cell>
          <table:table-cell office:value-type="float" office:value="0.001923076923077" calcext:value-type="float">
            <text:p>0.001923076923077</text:p>
          </table:table-cell>
          <table:table-cell office:value-type="float" office:value="0.003552644891534" calcext:value-type="float">
            <text:p>0.003552644891534</text:p>
          </table:table-cell>
          <table:table-cell office:value-type="float" office:value="0.001930933373563" calcext:value-type="float">
            <text:p>0.001930933373563</text:p>
          </table:table-cell>
          <table:table-cell office:value-type="float" office:value="0.00386917657683" calcext:value-type="float">
            <text:p>0.00386917657683</text:p>
          </table:table-cell>
          <table:table-cell office:value-type="float" office:value="0.000595567867036" calcext:value-type="float">
            <text:p>0.000595567867036</text:p>
          </table:table-cell>
          <table:table-cell office:value-type="float" office:value="523.2" calcext:value-type="float">
            <text:p>523.2</text:p>
          </table:table-cell>
          <table:table-cell office:value-type="float" office:value="940.187" calcext:value-type="float">
            <text:p>940.187</text:p>
          </table:table-cell>
          <table:table-cell office:value-type="string" calcext:value-type="string">
            <text:p>("4e07c59654e20684bf7dcc5bfeb8d7c6bf00b29656a14e983106fea083de1c97", "7766d370bba42661882645138172bc44c246057d66b55179275c844c48fbb94e", "d0b8d3f7a1e6272f92fe6a35842d347915b9b38ee10f0df78e9edd29e9c6f1d6", "df7b8559a42bfe4ba6c7a777630ee6e08bf9c6fe44160b72b236a6f519c62190", "4d25c5bf339d5143174dfa1b86ab44dd2871ae327f184cbc04f0004bfc674648")</text:p>
          </table:table-cell>
          <table:table-cell table:number-columns-repeated="83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(100,75)</text:p>
          </table:table-cell>
          <table:table-cell office:value-type="string" calcext:value-type="string">
            <text:p>Any[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16.67" calcext:value-type="float">
            <text:p>16.67</text:p>
          </table:table-cell>
          <table:table-cell table:number-columns-repeated="6" office:value-type="float" office:value="58.33" calcext:value-type="float">
            <text:p>58.33</text:p>
          </table:table-cell>
          <table:table-cell office:value-type="float" office:value="29" calcext:value-type="float">
            <text:p>29</text:p>
          </table:table-cell>
          <table:table-cell office:value-type="float" office:value="0.681666666666667" calcext:value-type="float">
            <text:p>0.681666666666667</text:p>
          </table:table-cell>
          <table:table-cell office:value-type="float" office:value="0.592916666666667" calcext:value-type="float">
            <text:p>0.592916666666667</text:p>
          </table:table-cell>
          <table:table-cell office:value-type="float" office:value="25.777" calcext:value-type="float">
            <text:p>25.777</text:p>
          </table:table-cell>
          <table:table-cell office:value-type="string" calcext:value-type="string">
            <text:p>0ad02883b4096b2c2f86e7cce196d554d4ccfd1d067312a112763826cac5d879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50" calcext:value-type="float">
            <text:p>50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54.55" calcext:value-type="float">
            <text:p>54.55</text:p>
          </table:table-cell>
          <table:table-cell office:value-type="float" office:value="17" calcext:value-type="float">
            <text:p>17</text:p>
          </table:table-cell>
          <table:table-cell office:value-type="float" office:value="0.582789855072464" calcext:value-type="float">
            <text:p>0.582789855072464</text:p>
          </table:table-cell>
          <table:table-cell office:value-type="float" office:value="0.563360507246377" calcext:value-type="float">
            <text:p>0.563360507246377</text:p>
          </table:table-cell>
          <table:table-cell office:value-type="float" office:value="17.266" calcext:value-type="float">
            <text:p>17.266</text:p>
          </table:table-cell>
          <table:table-cell office:value-type="string" calcext:value-type="string">
            <text:p>2d07f1b22e1c9c3526e1825ad6f608c8601b0b3bf7d879713efd0100d2bf5fd1</text:p>
          </table:table-cell>
          <table:table-cell office:value-type="float" office:value="29.17" calcext:value-type="float">
            <text:p>29.17</text:p>
          </table:table-cell>
          <table:table-cell office:value-type="float" office:value="64.58" calcext:value-type="float">
            <text:p>64.58</text:p>
          </table:table-cell>
          <table:table-cell office:value-type="float" office:value="45.83" calcext:value-type="float">
            <text:p>45.83</text:p>
          </table:table-cell>
          <table:table-cell office:value-type="float" office:value="83.33" calcext:value-type="float">
            <text:p>83.33</text:p>
          </table:table-cell>
          <table:table-cell office:value-type="float" office:value="73.33" calcext:value-type="float">
            <text:p>73.33</text:p>
          </table:table-cell>
          <table:table-cell office:value-type="float" office:value="60.61" calcext:value-type="float">
            <text:p>60.61</text:p>
          </table:table-cell>
          <table:table-cell office:value-type="float" office:value="56.41" calcext:value-type="float">
            <text:p>56.41</text:p>
          </table:table-cell>
          <table:table-cell office:value-type="float" office:value="13" calcext:value-type="float">
            <text:p>13</text:p>
          </table:table-cell>
          <table:table-cell office:value-type="float" office:value="0.617385057471264" calcext:value-type="float">
            <text:p>0.617385057471264</text:p>
          </table:table-cell>
          <table:table-cell office:value-type="float" office:value="0.614906609195402" calcext:value-type="float">
            <text:p>0.614906609195402</text:p>
          </table:table-cell>
          <table:table-cell office:value-type="float" office:value="13.681" calcext:value-type="float">
            <text:p>13.681</text:p>
          </table:table-cell>
          <table:table-cell office:value-type="string" calcext:value-type="string">
            <text:p>ec9dee7e994e53e1f7d4d0da7eb6dd3915e75120535ee1155ab1bf4f4a8b6e27</text:p>
          </table:table-cell>
          <table:table-cell office:value-type="float" office:value="12.5" calcext:value-type="float">
            <text:p>12.5</text:p>
          </table:table-cell>
          <table:table-cell office:value-type="float" office:value="56.25" calcext:value-type="float">
            <text:p>56.25</text:p>
          </table:table-cell>
          <table:table-cell office:value-type="float" office:value="45.83" calcext:value-type="float">
            <text:p>45.83</text:p>
          </table:table-cell>
          <table:table-cell office:value-type="float" office:value="66.67" calcext:value-type="float">
            <text:p>66.67</text:p>
          </table:table-cell>
          <table:table-cell office:value-type="float" office:value="57.89" calcext:value-type="float">
            <text:p>57.89</text:p>
          </table:table-cell>
          <table:table-cell office:value-type="float" office:value="55.17" calcext:value-type="float">
            <text:p>55.17</text:p>
          </table:table-cell>
          <table:table-cell office:value-type="float" office:value="51.16" calcext:value-type="float">
            <text:p>51.16</text:p>
          </table:table-cell>
          <table:table-cell office:value-type="float" office:value="33" calcext:value-type="float">
            <text:p>33</text:p>
          </table:table-cell>
          <table:table-cell office:value-type="float" office:value="0.681666666666667" calcext:value-type="float">
            <text:p>0.681666666666667</text:p>
          </table:table-cell>
          <table:table-cell office:value-type="float" office:value="0.592916666666667" calcext:value-type="float">
            <text:p>0.592916666666667</text:p>
          </table:table-cell>
          <table:table-cell office:value-type="float" office:value="21.29" calcext:value-type="float">
            <text:p>21.29</text:p>
          </table:table-cell>
          <table:table-cell office:value-type="string" calcext:value-type="string">
            <text:p>b062f1f68d6843f65e9c7dbc16db354da842814832a6f8a8a77bc0923a9d2985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50" calcext:value-type="float">
            <text:p>50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54.55" calcext:value-type="float">
            <text:p>54.55</text:p>
          </table:table-cell>
          <table:table-cell office:value-type="float" office:value="17" calcext:value-type="float">
            <text:p>17</text:p>
          </table:table-cell>
          <table:table-cell office:value-type="float" office:value="0.582789855072464" calcext:value-type="float">
            <text:p>0.582789855072464</text:p>
          </table:table-cell>
          <table:table-cell office:value-type="float" office:value="0.563360507246377" calcext:value-type="float">
            <text:p>0.563360507246377</text:p>
          </table:table-cell>
          <table:table-cell office:value-type="float" office:value="17.157" calcext:value-type="float">
            <text:p>17.157</text:p>
          </table:table-cell>
          <table:table-cell office:value-type="string" calcext:value-type="string">
            <text:p>2d07f1b22e1c9c3526e1825ad6f608c8601b0b3bf7d879713efd0100d2bf5fd1</text:p>
          </table:table-cell>
          <table:table-cell office:value-type="float" office:value="29.17" calcext:value-type="float">
            <text:p>29.17</text:p>
          </table:table-cell>
          <table:table-cell office:value-type="float" office:value="64.58" calcext:value-type="float">
            <text:p>64.58</text:p>
          </table:table-cell>
          <table:table-cell office:value-type="float" office:value="45.83" calcext:value-type="float">
            <text:p>45.83</text:p>
          </table:table-cell>
          <table:table-cell office:value-type="float" office:value="83.33" calcext:value-type="float">
            <text:p>83.33</text:p>
          </table:table-cell>
          <table:table-cell office:value-type="float" office:value="73.33" calcext:value-type="float">
            <text:p>73.33</text:p>
          </table:table-cell>
          <table:table-cell office:value-type="float" office:value="60.61" calcext:value-type="float">
            <text:p>60.61</text:p>
          </table:table-cell>
          <table:table-cell office:value-type="float" office:value="56.41" calcext:value-type="float">
            <text:p>56.41</text:p>
          </table:table-cell>
          <table:table-cell office:value-type="float" office:value="13" calcext:value-type="float">
            <text:p>13</text:p>
          </table:table-cell>
          <table:table-cell office:value-type="float" office:value="0.617385057471264" calcext:value-type="float">
            <text:p>0.617385057471264</text:p>
          </table:table-cell>
          <table:table-cell office:value-type="float" office:value="0.614906609195402" calcext:value-type="float">
            <text:p>0.614906609195402</text:p>
          </table:table-cell>
          <table:table-cell office:value-type="float" office:value="13.557" calcext:value-type="float">
            <text:p>13.557</text:p>
          </table:table-cell>
          <table:table-cell office:value-type="string" calcext:value-type="string">
            <text:p>ec9dee7e994e53e1f7d4d0da7eb6dd3915e75120535ee1155ab1bf4f4a8b6e27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71.43" calcext:value-type="float">
            <text:p>71.43</text:p>
          </table:table-cell>
          <table:table-cell office:value-type="float" office:value="72.73" calcext:value-type="float">
            <text:p>72.73</text:p>
          </table:table-cell>
          <table:table-cell office:value-type="float" office:value="11" calcext:value-type="float">
            <text:p>11</text:p>
          </table:table-cell>
          <table:table-cell office:value-type="float" office:value="0.700378787878788" calcext:value-type="float">
            <text:p>0.700378787878788</text:p>
          </table:table-cell>
          <table:table-cell office:value-type="float" office:value="0.612026515151515" calcext:value-type="float">
            <text:p>0.612026515151515</text:p>
          </table:table-cell>
          <table:table-cell office:value-type="float" office:value="11.584" calcext:value-type="float">
            <text:p>11.584</text:p>
          </table:table-cell>
          <table:table-cell office:value-type="string" calcext:value-type="string">
            <text:p>4a3aa540bb23bd3d27be7012c6ce0941124f80637499d71250fb307b942c9b1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8a13bda33856c2305578adeef2a077b90eec158ea2a5a09952ea380a31af54d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a13bda33856c2305578adeef2a077b90eec158ea2a5a09952ea380a31af54d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71.43" calcext:value-type="float">
            <text:p>71.43</text:p>
          </table:table-cell>
          <table:table-cell office:value-type="float" office:value="72.73" calcext:value-type="float">
            <text:p>72.73</text:p>
          </table:table-cell>
          <table:table-cell office:value-type="float" office:value="11" calcext:value-type="float">
            <text:p>11</text:p>
          </table:table-cell>
          <table:table-cell office:value-type="float" office:value="0.700378787878788" calcext:value-type="float">
            <text:p>0.700378787878788</text:p>
          </table:table-cell>
          <table:table-cell office:value-type="float" office:value="0.612026515151515" calcext:value-type="float">
            <text:p>0.612026515151515</text:p>
          </table:table-cell>
          <table:table-cell office:value-type="float" office:value="11.511" calcext:value-type="float">
            <text:p>11.511</text:p>
          </table:table-cell>
          <table:table-cell office:value-type="string" calcext:value-type="string">
            <text:p>4a3aa540bb23bd3d27be7012c6ce0941124f80637499d71250fb307b942c9b12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a13bda33856c2305578adeef2a077b90eec158ea2a5a09952ea380a31af54d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8a13bda33856c2305578adeef2a077b90eec158ea2a5a09952ea380a31af54d5</text:p>
          </table:table-cell>
          <table:table-cell office:value-type="float" office:value="42.5" calcext:value-type="float">
            <text:p>42.5</text:p>
          </table:table-cell>
          <table:table-cell office:value-type="float" office:value="71.25" calcext:value-type="float">
            <text:p>71.25</text:p>
          </table:table-cell>
          <table:table-cell office:value-type="float" office:value="65" calcext:value-type="float">
            <text:p>65</text:p>
          </table:table-cell>
          <table:table-cell office:value-type="float" office:value="77.5" calcext:value-type="float">
            <text:p>77.5</text:p>
          </table:table-cell>
          <table:table-cell office:value-type="float" office:value="74.69" calcext:value-type="float">
            <text:p>74.69</text:p>
          </table:table-cell>
          <table:table-cell office:value-type="float" office:value="68.97" calcext:value-type="float">
            <text:p>68.97</text:p>
          </table:table-cell>
          <table:table-cell office:value-type="float" office:value="69.28" calcext:value-type="float">
            <text:p>69.28</text:p>
          </table:table-cell>
          <table:table-cell office:value-type="float" office:value="0" calcext:value-type="float">
            <text:p>0</text:p>
          </table:table-cell>
          <table:table-cell office:value-type="float" office:value="149480" calcext:value-type="float">
            <text:p>149480</text:p>
          </table:table-cell>
          <table:table-cell office:value-type="float" office:value="0.016840277777778" calcext:value-type="float">
            <text:p>0.016840277777778</text:p>
          </table:table-cell>
          <table:table-cell office:value-type="float" office:value="0.004210069444444" calcext:value-type="float">
            <text:p>0.004210069444444</text:p>
          </table:table-cell>
          <table:table-cell office:value-type="float" office:value="0.006597222222222" calcext:value-type="float">
            <text:p>0.006597222222222</text:p>
          </table:table-cell>
          <table:table-cell office:value-type="float" office:value="0.009201388888889" calcext:value-type="float">
            <text:p>0.009201388888889</text:p>
          </table:table-cell>
          <table:table-cell office:value-type="float" office:value="0.006810374990583" calcext:value-type="float">
            <text:p>0.006810374990583</text:p>
          </table:table-cell>
          <table:table-cell office:value-type="float" office:value="0.003064487731811" calcext:value-type="float">
            <text:p>0.003064487731811</text:p>
          </table:table-cell>
          <table:table-cell office:value-type="float" office:value="0.0049985853763" calcext:value-type="float">
            <text:p>0.0049985853763</text:p>
          </table:table-cell>
          <table:table-cell office:value-type="float" office:value="0" calcext:value-type="float">
            <text:p>0</text:p>
          </table:table-cell>
          <table:table-cell office:value-type="float" office:value="923.2" calcext:value-type="float">
            <text:p>92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6d65520207787f3e8019c9f928f106f6bacbe1731f73d22f91acf499692be79", "e36ce2ca80be1d33283f8a458760bf8f15039aa604048a9f076eb995dab7f3bc", "32532dc236170953080cdc5f2c159ccf7bc9019e2a920b61d5301119fcd0b33d", "b66c68b9fa3a62d18c793f8cfbe767281cad9a5bdd426e188831e99e70c66bd8", "0cdbccdd4cd6650dfe7e523cc4a99c687c6d67abfcb2e888b45677c213d991a1")</text:p>
          </table:table-cell>
          <table:table-cell office:value-type="float" office:value="45.83" calcext:value-type="float">
            <text:p>45.83</text:p>
          </table:table-cell>
          <table:table-cell office:value-type="float" office:value="72.92" calcext:value-type="float">
            <text:p>72.92</text:p>
          </table:table-cell>
          <table:table-cell office:value-type="float" office:value="68.33" calcext:value-type="float">
            <text:p>68.33</text:p>
          </table:table-cell>
          <table:table-cell office:value-type="float" office:value="77.5" calcext:value-type="float">
            <text:p>77.5</text:p>
          </table:table-cell>
          <table:table-cell office:value-type="float" office:value="75.5" calcext:value-type="float">
            <text:p>75.5</text:p>
          </table:table-cell>
          <table:table-cell office:value-type="float" office:value="71.17" calcext:value-type="float">
            <text:p>71.17</text:p>
          </table:table-cell>
          <table:table-cell office:value-type="float" office:value="71.54" calcext:value-type="float">
            <text:p>71.54</text:p>
          </table:table-cell>
          <table:table-cell office:value-type="float" office:value="30.95" calcext:value-type="float">
            <text:p>30.95</text:p>
          </table:table-cell>
          <table:table-cell office:value-type="float" office:value="298480" calcext:value-type="float">
            <text:p>298480</text:p>
          </table:table-cell>
          <table:table-cell office:value-type="float" office:value="0.003472222222222" calcext:value-type="float">
            <text:p>0.003472222222222</text:p>
          </table:table-cell>
          <table:table-cell office:value-type="float" office:value="0.000868055555556" calcext:value-type="float">
            <text:p>0.000868055555556</text:p>
          </table:table-cell>
          <table:table-cell table:number-columns-repeated="2" office:value-type="float" office:value="0.003993055555556" calcext:value-type="float">
            <text:p>0.003993055555556</text:p>
          </table:table-cell>
          <table:table-cell office:value-type="float" office:value="0.001691891030302" calcext:value-type="float">
            <text:p>0.001691891030302</text:p>
          </table:table-cell>
          <table:table-cell office:value-type="float" office:value="0.00119427053466" calcext:value-type="float">
            <text:p>0.00119427053466</text:p>
          </table:table-cell>
          <table:table-cell office:value-type="float" office:value="0.001243412635761" calcext:value-type="float">
            <text:p>0.001243412635761</text:p>
          </table:table-cell>
          <table:table-cell table:style-name="ce3" office:value-type="float" office:value="0.000254847645429" calcext:value-type="float">
            <text:p>2.55E-04</text:p>
          </table:table-cell>
          <table:table-cell office:value-type="float" office:value="2745.2" calcext:value-type="float">
            <text:p>2745.2</text:p>
          </table:table-cell>
          <table:table-cell office:value-type="float" office:value="946.203" calcext:value-type="float">
            <text:p>946.203</text:p>
          </table:table-cell>
          <table:table-cell office:value-type="string" calcext:value-type="string">
            <text:p>("b5a459279271a8203babdf5e6e92e4bc7b965ce3f6d60c45dc29be7e48ae0b71", "93cb5f82b2fe6281796a48792e70721c49a827b1a62bf231d9550d6895dc8e6e", "8ab4783cad02eba3034a22dc918fe9fa62fba7fe3efe9968fe736eb8b9e291b6", "d8866e798bc3dc3cc84216c86810a2401e397c31d2064476258a57e730bba558", "2a870f0fd28cb5260abdfb58b47422f3757027968cf6eeb00d95bb32d2be111c")</text:p>
          </table:table-cell>
          <table:table-cell table:number-columns-repeated="83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(100,75)</text:p>
          </table:table-cell>
          <table:table-cell office:value-type="string" calcext:value-type="string">
            <text:p>Any[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20.83" calcext:value-type="float">
            <text:p>20.83</text:p>
          </table:table-cell>
          <table:table-cell office:value-type="float" office:value="60.42" calcext:value-type="float">
            <text:p>60.42</text:p>
          </table:table-cell>
          <table:table-cell office:value-type="float" office:value="66.67" calcext:value-type="float">
            <text:p>66.67</text:p>
          </table:table-cell>
          <table:table-cell office:value-type="float" office:value="54.17" calcext:value-type="float">
            <text:p>54.17</text:p>
          </table:table-cell>
          <table:table-cell office:value-type="float" office:value="59.26" calcext:value-type="float">
            <text:p>59.26</text:p>
          </table:table-cell>
          <table:table-cell office:value-type="float" office:value="61.9" calcext:value-type="float">
            <text:p>61.9</text:p>
          </table:table-cell>
          <table:table-cell office:value-type="float" office:value="62.75" calcext:value-type="float">
            <text:p>62.75</text:p>
          </table:table-cell>
          <table:table-cell office:value-type="float" office:value="27" calcext:value-type="float">
            <text:p>2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24.012" calcext:value-type="float">
            <text:p>24.012</text:p>
          </table:table-cell>
          <table:table-cell office:value-type="string" calcext:value-type="string">
            <text:p>586b3790f1b3d45f4aea150de7c15656e74803d66b6c0bd95929ef65c6aff2cb</text:p>
          </table:table-cell>
          <table:table-cell office:value-type="float" office:value="29.17" calcext:value-type="float">
            <text:p>29.17</text:p>
          </table:table-cell>
          <table:table-cell office:value-type="float" office:value="64.58" calcext:value-type="float">
            <text:p>64.58</text:p>
          </table:table-cell>
          <table:table-cell office:value-type="float" office:value="62.5" calcext:value-type="float">
            <text:p>62.5</text:p>
          </table:table-cell>
          <table:table-cell office:value-type="float" office:value="66.67" calcext:value-type="float">
            <text:p>66.67</text:p>
          </table:table-cell>
          <table:table-cell office:value-type="float" office:value="65.22" calcext:value-type="float">
            <text:p>65.22</text:p>
          </table:table-cell>
          <table:table-cell office:value-type="float" office:value="64" calcext:value-type="float">
            <text:p>64</text:p>
          </table:table-cell>
          <table:table-cell office:value-type="float" office:value="63.83" calcext:value-type="float">
            <text:p>63.83</text:p>
          </table:table-cell>
          <table:table-cell office:value-type="float" office:value="17" calcext:value-type="float">
            <text:p>1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16.692" calcext:value-type="float">
            <text:p>16.692</text:p>
          </table:table-cell>
          <table:table-cell office:value-type="string" calcext:value-type="string">
            <text:p>ac812e7b9b19343c105485188fb03298e79f2d7a1720247792d5b5e88d90b3a9</text:p>
          </table:table-cell>
          <table:table-cell office:value-type="float" office:value="37.5" calcext:value-type="float">
            <text:p>37.5</text:p>
          </table:table-cell>
          <table:table-cell office:value-type="float" office:value="68.75" calcext:value-type="float">
            <text:p>68.75</text:p>
          </table:table-cell>
          <table:table-cell office:value-type="float" office:value="54.17" calcext:value-type="float">
            <text:p>54.17</text:p>
          </table:table-cell>
          <table:table-cell office:value-type="float" office:value="83.33" calcext:value-type="float">
            <text:p>83.33</text:p>
          </table:table-cell>
          <table:table-cell office:value-type="float" office:value="76.47" calcext:value-type="float">
            <text:p>76.47</text:p>
          </table:table-cell>
          <table:table-cell office:value-type="float" office:value="64.52" calcext:value-type="float">
            <text:p>64.52</text:p>
          </table:table-cell>
          <table:table-cell office:value-type="float" office:value="63.41" calcext:value-type="float">
            <text:p>63.41</text:p>
          </table:table-cell>
          <table:table-cell office:value-type="float" office:value="13" calcext:value-type="float">
            <text:p>1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14.704" calcext:value-type="float">
            <text:p>14.704</text:p>
          </table:table-cell>
          <table:table-cell office:value-type="string" calcext:value-type="string">
            <text:p>926c7617246f31af367fc84bde8449980d4c7d0845685b81d126e3b9f43435bd</text:p>
          </table:table-cell>
          <table:table-cell office:value-type="float" office:value="20.83" calcext:value-type="float">
            <text:p>20.83</text:p>
          </table:table-cell>
          <table:table-cell office:value-type="float" office:value="60.42" calcext:value-type="float">
            <text:p>60.42</text:p>
          </table:table-cell>
          <table:table-cell office:value-type="float" office:value="66.67" calcext:value-type="float">
            <text:p>66.67</text:p>
          </table:table-cell>
          <table:table-cell office:value-type="float" office:value="54.17" calcext:value-type="float">
            <text:p>54.17</text:p>
          </table:table-cell>
          <table:table-cell office:value-type="float" office:value="59.26" calcext:value-type="float">
            <text:p>59.26</text:p>
          </table:table-cell>
          <table:table-cell office:value-type="float" office:value="61.9" calcext:value-type="float">
            <text:p>61.9</text:p>
          </table:table-cell>
          <table:table-cell office:value-type="float" office:value="62.75" calcext:value-type="float">
            <text:p>62.75</text:p>
          </table:table-cell>
          <table:table-cell office:value-type="float" office:value="27" calcext:value-type="float">
            <text:p>2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20.243" calcext:value-type="float">
            <text:p>20.243</text:p>
          </table:table-cell>
          <table:table-cell office:value-type="string" calcext:value-type="string">
            <text:p>75634106a5fb729c131d1067790f9dae2ec460116b4ca99bd2a3b180b7b87d99</text:p>
          </table:table-cell>
          <table:table-cell office:value-type="float" office:value="29.17" calcext:value-type="float">
            <text:p>29.17</text:p>
          </table:table-cell>
          <table:table-cell office:value-type="float" office:value="64.58" calcext:value-type="float">
            <text:p>64.58</text:p>
          </table:table-cell>
          <table:table-cell office:value-type="float" office:value="62.5" calcext:value-type="float">
            <text:p>62.5</text:p>
          </table:table-cell>
          <table:table-cell office:value-type="float" office:value="66.67" calcext:value-type="float">
            <text:p>66.67</text:p>
          </table:table-cell>
          <table:table-cell office:value-type="float" office:value="65.22" calcext:value-type="float">
            <text:p>65.22</text:p>
          </table:table-cell>
          <table:table-cell office:value-type="float" office:value="64" calcext:value-type="float">
            <text:p>64</text:p>
          </table:table-cell>
          <table:table-cell office:value-type="float" office:value="63.83" calcext:value-type="float">
            <text:p>63.83</text:p>
          </table:table-cell>
          <table:table-cell office:value-type="float" office:value="17" calcext:value-type="float">
            <text:p>17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16.698" calcext:value-type="float">
            <text:p>16.698</text:p>
          </table:table-cell>
          <table:table-cell office:value-type="string" calcext:value-type="string">
            <text:p>ac812e7b9b19343c105485188fb03298e79f2d7a1720247792d5b5e88d90b3a9</text:p>
          </table:table-cell>
          <table:table-cell office:value-type="float" office:value="37.5" calcext:value-type="float">
            <text:p>37.5</text:p>
          </table:table-cell>
          <table:table-cell office:value-type="float" office:value="68.75" calcext:value-type="float">
            <text:p>68.75</text:p>
          </table:table-cell>
          <table:table-cell office:value-type="float" office:value="54.17" calcext:value-type="float">
            <text:p>54.17</text:p>
          </table:table-cell>
          <table:table-cell office:value-type="float" office:value="83.33" calcext:value-type="float">
            <text:p>83.33</text:p>
          </table:table-cell>
          <table:table-cell office:value-type="float" office:value="76.47" calcext:value-type="float">
            <text:p>76.47</text:p>
          </table:table-cell>
          <table:table-cell office:value-type="float" office:value="64.52" calcext:value-type="float">
            <text:p>64.52</text:p>
          </table:table-cell>
          <table:table-cell office:value-type="float" office:value="63.41" calcext:value-type="float">
            <text:p>63.41</text:p>
          </table:table-cell>
          <table:table-cell office:value-type="float" office:value="13" calcext:value-type="float">
            <text:p>13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14.743" calcext:value-type="float">
            <text:p>14.743</text:p>
          </table:table-cell>
          <table:table-cell office:value-type="string" calcext:value-type="string">
            <text:p>926c7617246f31af367fc84bde8449980d4c7d0845685b81d126e3b9f43435bd</text:p>
          </table:table-cell>
          <table:table-cell office:value-type="float" office:value="41.67" calcext:value-type="float">
            <text:p>41.67</text:p>
          </table:table-cell>
          <table:table-cell office:value-type="float" office:value="70.83" calcext:value-type="float">
            <text:p>70.83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9.23" calcext:value-type="float">
            <text:p>69.23</text:p>
          </table:table-cell>
          <table:table-cell office:value-type="float" office:value="72.73" calcext:value-type="float">
            <text:p>72.73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14.906" calcext:value-type="float">
            <text:p>14.906</text:p>
          </table:table-cell>
          <table:table-cell office:value-type="string" calcext:value-type="string">
            <text:p>1c86307e5116b4d1be0e0e377ef378951a90a13f11534974f7224b0c4283b9b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bf81d36452c0a09e1abe8d4213f89f8c14c1435d44a11c554c4201774540d05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f81d36452c0a09e1abe8d4213f89f8c14c1435d44a11c554c4201774540d057</text:p>
          </table:table-cell>
          <table:table-cell office:value-type="float" office:value="41.67" calcext:value-type="float">
            <text:p>41.67</text:p>
          </table:table-cell>
          <table:table-cell office:value-type="float" office:value="70.83" calcext:value-type="float">
            <text:p>70.83</text:p>
          </table:table-cell>
          <table:table-cell office:value-type="float" office:value="75" calcext:value-type="float">
            <text:p>75</text:p>
          </table:table-cell>
          <table:table-cell office:value-type="float" office:value="66.67" calcext:value-type="float">
            <text:p>66.67</text:p>
          </table:table-cell>
          <table:table-cell office:value-type="float" office:value="69.23" calcext:value-type="float">
            <text:p>69.23</text:p>
          </table:table-cell>
          <table:table-cell office:value-type="float" office:value="72.73" calcext:value-type="float">
            <text:p>72.73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0.833333333333333" calcext:value-type="float">
            <text:p>0.833333333333333</text:p>
          </table:table-cell>
          <table:table-cell office:value-type="float" office:value="0.708333333333333" calcext:value-type="float">
            <text:p>0.708333333333333</text:p>
          </table:table-cell>
          <table:table-cell office:value-type="float" office:value="14.929" calcext:value-type="float">
            <text:p>14.929</text:p>
          </table:table-cell>
          <table:table-cell office:value-type="string" calcext:value-type="string">
            <text:p>1c86307e5116b4d1be0e0e377ef378951a90a13f11534974f7224b0c4283b9b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f81d36452c0a09e1abe8d4213f89f8c14c1435d44a11c554c4201774540d05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f81d36452c0a09e1abe8d4213f89f8c14c1435d44a11c554c4201774540d057</text:p>
          </table:table-cell>
          <table:table-cell office:value-type="float" office:value="38.33" calcext:value-type="float">
            <text:p>38.33</text:p>
          </table:table-cell>
          <table:table-cell office:value-type="float" office:value="69.17" calcext:value-type="float">
            <text:p>69.17</text:p>
          </table:table-cell>
          <table:table-cell office:value-type="float" office:value="64.17" calcext:value-type="float">
            <text:p>64.17</text:p>
          </table:table-cell>
          <table:table-cell office:value-type="float" office:value="74.17" calcext:value-type="float">
            <text:p>74.17</text:p>
          </table:table-cell>
          <table:table-cell office:value-type="float" office:value="71.34" calcext:value-type="float">
            <text:p>71.34</text:p>
          </table:table-cell>
          <table:table-cell office:value-type="float" office:value="67.46" calcext:value-type="float">
            <text:p>67.46</text:p>
          </table:table-cell>
          <table:table-cell office:value-type="float" office:value="67.52" calcext:value-type="float">
            <text:p>67.52</text:p>
          </table:table-cell>
          <table:table-cell office:value-type="float" office:value="0" calcext:value-type="float">
            <text:p>0</text:p>
          </table:table-cell>
          <table:table-cell office:value-type="float" office:value="150600" calcext:value-type="float">
            <text:p>150600</text:p>
          </table:table-cell>
          <table:table-cell office:value-type="float" office:value="0.002951388888889" calcext:value-type="float">
            <text:p>0.002951388888889</text:p>
          </table:table-cell>
          <table:table-cell office:value-type="float" office:value="0.000737847222222" calcext:value-type="float">
            <text:p>0.000737847222222</text:p>
          </table:table-cell>
          <table:table-cell office:value-type="float" office:value="0.001388888888889" calcext:value-type="float">
            <text:p>0.001388888888889</text:p>
          </table:table-cell>
          <table:table-cell office:value-type="float" office:value="0.001215277777778" calcext:value-type="float">
            <text:p>0.001215277777778</text:p>
          </table:table-cell>
          <table:table-cell office:value-type="float" office:value="0.001055862804015" calcext:value-type="float">
            <text:p>0.001055862804015</text:p>
          </table:table-cell>
          <table:table-cell office:value-type="float" office:value="0.000673596112807" calcext:value-type="float">
            <text:p>0.000673596112807</text:p>
          </table:table-cell>
          <table:table-cell office:value-type="float" office:value="0.00092973873951" calcext:value-type="float">
            <text:p>0.00092973873951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3c36bdca27928d679bd4a498820e53d2c546307d85aeeb3a51f7f06780977d42", "92e3aa8976be49f149dd1d1bdf78cdc0a7ea171bac61f192982eb5afbea31a36", "94dc182450ed406f79477b2bde2dfb3fbb951d66fc4436a81d3b05326bf27e02", "adec585e91b0833e541e5c5eeebccc0723f192acaa5a8c0a39c00838e60ba495", "f850adf1e15a3f714df397ced54cda78c9a4f4ecf8d879cbe3fd8086bc54372e")</text:p>
          </table:table-cell>
          <table:table-cell office:value-type="float" office:value="46.67" calcext:value-type="float">
            <text:p>46.67</text:p>
          </table:table-cell>
          <table:table-cell office:value-type="float" office:value="73.33" calcext:value-type="float">
            <text:p>73.33</text:p>
          </table:table-cell>
          <table:table-cell office:value-type="float" office:value="66.67" calcext:value-type="float">
            <text:p>66.67</text:p>
          </table:table-cell>
          <table:table-cell office:value-type="float" office:value="80" calcext:value-type="float">
            <text:p>80</text:p>
          </table:table-cell>
          <table:table-cell office:value-type="float" office:value="76.98" calcext:value-type="float">
            <text:p>76.98</text:p>
          </table:table-cell>
          <table:table-cell office:value-type="float" office:value="70.73" calcext:value-type="float">
            <text:p>70.73</text:p>
          </table:table-cell>
          <table:table-cell office:value-type="float" office:value="71.33" calcext:value-type="float">
            <text:p>71.33</text:p>
          </table:table-cell>
          <table:table-cell office:value-type="float" office:value="31.26" calcext:value-type="float">
            <text:p>31.26</text:p>
          </table:table-cell>
          <table:table-cell office:value-type="float" office:value="300520" calcext:value-type="float">
            <text:p>300520</text:p>
          </table:table-cell>
          <table:table-cell office:value-type="float" office:value="0.002951388888889" calcext:value-type="float">
            <text:p>0.002951388888889</text:p>
          </table:table-cell>
          <table:table-cell table:style-name="ce3" office:value-type="float" office:value="0.000737847222222" calcext:value-type="float">
            <text:p>7.38E-04</text:p>
          </table:table-cell>
          <table:table-cell office:value-type="float" office:value="0.003472222222222" calcext:value-type="float">
            <text:p>0.003472222222222</text:p>
          </table:table-cell>
          <table:table-cell office:value-type="float" office:value="0.001215277777778" calcext:value-type="float">
            <text:p>0.001215277777778</text:p>
          </table:table-cell>
          <table:table-cell table:style-name="ce3" office:value-type="float" office:value="0.000745713015658" calcext:value-type="float">
            <text:p>7.46E-04</text:p>
          </table:table-cell>
          <table:table-cell office:value-type="float" office:value="0.001076691055218" calcext:value-type="float">
            <text:p>0.001076691055218</text:p>
          </table:table-cell>
          <table:table-cell office:value-type="float" office:value="0.001430152709477" calcext:value-type="float">
            <text:p>0.001430152709477</text:p>
          </table:table-cell>
          <table:table-cell office:value-type="float" office:value="0.000645429362881" calcext:value-type="float">
            <text:p>0.000645429362881</text:p>
          </table:table-cell>
          <table:table-cell office:value-type="float" office:value="659.2" calcext:value-type="float">
            <text:p>659.2</text:p>
          </table:table-cell>
          <table:table-cell office:value-type="float" office:value="983.343" calcext:value-type="float">
            <text:p>983.343</text:p>
          </table:table-cell>
          <table:table-cell office:value-type="string" calcext:value-type="string">
            <text:p>("c0d25cecab0ce9fb5f8fb3591274fb924b52cf7c907c68e999caf4cd7dc49faa", "68b741fec723b5c6e5119dc3aaa0c1adbee535b943184118135a2a07413c1175", "efb4666708fc942935fa3c5b122b991d6bf0539609adb17139529d857c2e4d24", "84314b5bf3890e94c65e3f139bac08a90ba56079f6b3f75db441b23740b8fbe5", "483bf84e730466d051935ffa4a8e0a684cef6963830f396b1978b0b5d90dce36")</text:p>
          </table:table-cell>
          <table:table-cell table:number-columns-repeated="83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(100,75)</text:p>
          </table:table-cell>
          <table:table-cell office:value-type="string" calcext:value-type="string">
            <text:p>Any[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19.72" calcext:value-type="float">
            <text:p>19.72</text:p>
          </table:table-cell>
          <table:table-cell office:value-type="float" office:value="60.42" calcext:value-type="float">
            <text:p>60.42</text:p>
          </table:table-cell>
          <table:table-cell office:value-type="float" office:value="43.48" calcext:value-type="float">
            <text:p>43.48</text:p>
          </table:table-cell>
          <table:table-cell office:value-type="float" office:value="76" calcext:value-type="float">
            <text:p>76</text:p>
          </table:table-cell>
          <table:table-cell office:value-type="float" office:value="62.5" calcext:value-type="float">
            <text:p>62.5</text:p>
          </table:table-cell>
          <table:table-cell office:value-type="float" office:value="59.38" calcext:value-type="float">
            <text:p>59.38</text:p>
          </table:table-cell>
          <table:table-cell office:value-type="float" office:value="51.28" calcext:value-type="float">
            <text:p>51.28</text:p>
          </table:table-cell>
          <table:table-cell office:value-type="float" office:value="33" calcext:value-type="float">
            <text:p>33</text:p>
          </table:table-cell>
          <table:table-cell office:value-type="float" office:value="0.825" calcext:value-type="float">
            <text:p>0.82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11.904" calcext:value-type="float">
            <text:p>11.904</text:p>
          </table:table-cell>
          <table:table-cell office:value-type="string" calcext:value-type="string">
            <text:p>c191630649c5c581f61581d98ecb7ecd92739499911d2c82db181df02613d20c</text:p>
          </table:table-cell>
          <table:table-cell office:value-type="float" office:value="32.28" calcext:value-type="float">
            <text:p>32.28</text:p>
          </table:table-cell>
          <table:table-cell office:value-type="float" office:value="66.67" calcext:value-type="float">
            <text:p>66.67</text:p>
          </table:table-cell>
          <table:table-cell office:value-type="float" office:value="47.83" calcext:value-type="float">
            <text:p>47.83</text:p>
          </table:table-cell>
          <table:table-cell office:value-type="float" office:value="84" calcext:value-type="float">
            <text:p>84</text:p>
          </table:table-cell>
          <table:table-cell office:value-type="float" office:value="73.33" calcext:value-type="float">
            <text:p>73.33</text:p>
          </table:table-cell>
          <table:table-cell office:value-type="float" office:value="63.64" calcext:value-type="float">
            <text:p>63.64</text:p>
          </table:table-cell>
          <table:table-cell office:value-type="float" office:value="57.89" calcext:value-type="float">
            <text:p>57.89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5.203" calcext:value-type="float">
            <text:p>5.203</text:p>
          </table:table-cell>
          <table:table-cell office:value-type="string" calcext:value-type="string">
            <text:p>4a914e5624dbfb959a55e2f65439a51ef1f4be28a68d981f2bb2469a40e556b9</text:p>
          </table:table-cell>
          <table:table-cell office:value-type="float" office:value="28.67" calcext:value-type="float">
            <text:p>28.67</text:p>
          </table:table-cell>
          <table:table-cell office:value-type="float" office:value="64.58" calcext:value-type="float">
            <text:p>64.58</text:p>
          </table:table-cell>
          <table:table-cell office:value-type="float" office:value="56.52" calcext:value-type="float">
            <text:p>56.5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4.29" calcext:value-type="float">
            <text:p>64.29</text:p>
          </table:table-cell>
          <table:table-cell office:value-type="float" office:value="60.47" calcext:value-type="float">
            <text:p>60.47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5.069" calcext:value-type="float">
            <text:p>5.069</text:p>
          </table:table-cell>
          <table:table-cell office:value-type="string" calcext:value-type="string">
            <text:p>4efe00936d60afc292c9312075cc0e2bf848d9bcaea67e27510f55d34d207f43</text:p>
          </table:table-cell>
          <table:table-cell office:value-type="float" office:value="19.72" calcext:value-type="float">
            <text:p>19.72</text:p>
          </table:table-cell>
          <table:table-cell office:value-type="float" office:value="60.42" calcext:value-type="float">
            <text:p>60.42</text:p>
          </table:table-cell>
          <table:table-cell office:value-type="float" office:value="43.48" calcext:value-type="float">
            <text:p>43.48</text:p>
          </table:table-cell>
          <table:table-cell office:value-type="float" office:value="76" calcext:value-type="float">
            <text:p>76</text:p>
          </table:table-cell>
          <table:table-cell office:value-type="float" office:value="62.5" calcext:value-type="float">
            <text:p>62.5</text:p>
          </table:table-cell>
          <table:table-cell office:value-type="float" office:value="59.38" calcext:value-type="float">
            <text:p>59.38</text:p>
          </table:table-cell>
          <table:table-cell office:value-type="float" office:value="51.28" calcext:value-type="float">
            <text:p>51.28</text:p>
          </table:table-cell>
          <table:table-cell office:value-type="float" office:value="33" calcext:value-type="float">
            <text:p>33</text:p>
          </table:table-cell>
          <table:table-cell office:value-type="float" office:value="0.825" calcext:value-type="float">
            <text:p>0.82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8.693" calcext:value-type="float">
            <text:p>8.693</text:p>
          </table:table-cell>
          <table:table-cell office:value-type="string" calcext:value-type="string">
            <text:p>5e7072d0f69c8f3d73cb0b60fc8136083696c63e62e773c3364c9478513f5ab6</text:p>
          </table:table-cell>
          <table:table-cell office:value-type="float" office:value="32.28" calcext:value-type="float">
            <text:p>32.28</text:p>
          </table:table-cell>
          <table:table-cell office:value-type="float" office:value="66.67" calcext:value-type="float">
            <text:p>66.67</text:p>
          </table:table-cell>
          <table:table-cell office:value-type="float" office:value="47.83" calcext:value-type="float">
            <text:p>47.83</text:p>
          </table:table-cell>
          <table:table-cell office:value-type="float" office:value="84" calcext:value-type="float">
            <text:p>84</text:p>
          </table:table-cell>
          <table:table-cell office:value-type="float" office:value="73.33" calcext:value-type="float">
            <text:p>73.33</text:p>
          </table:table-cell>
          <table:table-cell office:value-type="float" office:value="63.64" calcext:value-type="float">
            <text:p>63.64</text:p>
          </table:table-cell>
          <table:table-cell office:value-type="float" office:value="57.89" calcext:value-type="float">
            <text:p>57.89</text:p>
          </table:table-cell>
          <table:table-cell office:value-type="float" office:value="17" calcext:value-type="float">
            <text:p>17</text:p>
          </table:table-cell>
          <table:table-cell office:value-type="float" office:value="0.6" calcext:value-type="float">
            <text:p>0.6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5.192" calcext:value-type="float">
            <text:p>5.192</text:p>
          </table:table-cell>
          <table:table-cell office:value-type="string" calcext:value-type="string">
            <text:p>232899191c5f87a200ae74e1072bf727be2f120583f48e6594e8c6a1c48c20f7</text:p>
          </table:table-cell>
          <table:table-cell office:value-type="float" office:value="28.67" calcext:value-type="float">
            <text:p>28.67</text:p>
          </table:table-cell>
          <table:table-cell office:value-type="float" office:value="64.58" calcext:value-type="float">
            <text:p>64.58</text:p>
          </table:table-cell>
          <table:table-cell office:value-type="float" office:value="56.52" calcext:value-type="float">
            <text:p>56.52</text:p>
          </table:table-cell>
          <table:table-cell office:value-type="float" office:value="72" calcext:value-type="float">
            <text:p>72</text:p>
          </table:table-cell>
          <table:table-cell office:value-type="float" office:value="65" calcext:value-type="float">
            <text:p>65</text:p>
          </table:table-cell>
          <table:table-cell office:value-type="float" office:value="64.29" calcext:value-type="float">
            <text:p>64.29</text:p>
          </table:table-cell>
          <table:table-cell office:value-type="float" office:value="60.47" calcext:value-type="float">
            <text:p>60.47</text:p>
          </table:table-cell>
          <table:table-cell office:value-type="float" office:value="13" calcext:value-type="float">
            <text:p>13</text:p>
          </table:table-cell>
          <table:table-cell office:value-type="float" office:value="0.6" calcext:value-type="float">
            <text:p>0.6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5.048" calcext:value-type="float">
            <text:p>5.048</text:p>
          </table:table-cell>
          <table:table-cell office:value-type="string" calcext:value-type="string">
            <text:p>4efe00936d60afc292c9312075cc0e2bf848d9bcaea67e27510f55d34d207f43</text:p>
          </table:table-cell>
          <table:table-cell office:value-type="float" office:value="24.61" calcext:value-type="float">
            <text:p>24.61</text:p>
          </table:table-cell>
          <table:table-cell office:value-type="float" office:value="62.5" calcext:value-type="float">
            <text:p>62.5</text:p>
          </table:table-cell>
          <table:table-cell office:value-type="float" office:value="56.52" calcext:value-type="float">
            <text:p>56.52</text:p>
          </table:table-cell>
          <table:table-cell office:value-type="float" office:value="68" calcext:value-type="float">
            <text:p>68</text:p>
          </table:table-cell>
          <table:table-cell office:value-type="float" office:value="61.9" calcext:value-type="float">
            <text:p>61.9</text:p>
          </table:table-cell>
          <table:table-cell office:value-type="float" office:value="62.96" calcext:value-type="float">
            <text:p>62.96</text:p>
          </table:table-cell>
          <table:table-cell office:value-type="float" office:value="59.09" calcext:value-type="float">
            <text:p>59.09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4.887" calcext:value-type="float">
            <text:p>4.887</text:p>
          </table:table-cell>
          <table:table-cell office:value-type="string" calcext:value-type="string">
            <text:p>d8dfdc0b75d8eec6f561839edbc63124dc87712726a76b7090f068908d3d3ee8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2aa689055e8db5f5f7738f1cba146ef5015098ea8bf3f527cd0f7d1e77bf54a7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a689055e8db5f5f7738f1cba146ef5015098ea8bf3f527cd0f7d1e77bf54a7</text:p>
          </table:table-cell>
          <table:table-cell office:value-type="float" office:value="24.61" calcext:value-type="float">
            <text:p>24.61</text:p>
          </table:table-cell>
          <table:table-cell office:value-type="float" office:value="62.5" calcext:value-type="float">
            <text:p>62.5</text:p>
          </table:table-cell>
          <table:table-cell office:value-type="float" office:value="56.52" calcext:value-type="float">
            <text:p>56.52</text:p>
          </table:table-cell>
          <table:table-cell office:value-type="float" office:value="68" calcext:value-type="float">
            <text:p>68</text:p>
          </table:table-cell>
          <table:table-cell office:value-type="float" office:value="61.9" calcext:value-type="float">
            <text:p>61.9</text:p>
          </table:table-cell>
          <table:table-cell office:value-type="float" office:value="62.96" calcext:value-type="float">
            <text:p>62.96</text:p>
          </table:table-cell>
          <table:table-cell office:value-type="float" office:value="59.09" calcext:value-type="float">
            <text:p>59.09</text:p>
          </table:table-cell>
          <table:table-cell office:value-type="float" office:value="11" calcext:value-type="float">
            <text:p>11</text:p>
          </table:table-cell>
          <table:table-cell office:value-type="float" office:value="0.6" calcext:value-type="float">
            <text:p>0.6</text:p>
          </table:table-cell>
          <table:table-cell office:value-type="float" office:value="0.58125" calcext:value-type="float">
            <text:p>0.58125</text:p>
          </table:table-cell>
          <table:table-cell office:value-type="float" office:value="4.883" calcext:value-type="float">
            <text:p>4.883</text:p>
          </table:table-cell>
          <table:table-cell office:value-type="string" calcext:value-type="string">
            <text:p>d8dfdc0b75d8eec6f561839edbc63124dc87712726a76b7090f068908d3d3ee8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a689055e8db5f5f7738f1cba146ef5015098ea8bf3f527cd0f7d1e77bf54a7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aa689055e8db5f5f7738f1cba146ef5015098ea8bf3f527cd0f7d1e77bf54a7</text:p>
          </table:table-cell>
          <table:table-cell office:value-type="float" office:value="40.54" calcext:value-type="float">
            <text:p>40.54</text:p>
          </table:table-cell>
          <table:table-cell office:value-type="float" office:value="70.42" calcext:value-type="float">
            <text:p>70.42</text:p>
          </table:table-cell>
          <table:table-cell office:value-type="float" office:value="65.22" calcext:value-type="float">
            <text:p>65.22</text:p>
          </table:table-cell>
          <table:table-cell office:value-type="float" office:value="75.2" calcext:value-type="float">
            <text:p>75.2</text:p>
          </table:table-cell>
          <table:table-cell office:value-type="float" office:value="70.76" calcext:value-type="float">
            <text:p>70.76</text:p>
          </table:table-cell>
          <table:table-cell office:value-type="float" office:value="70.18" calcext:value-type="float">
            <text:p>70.18</text:p>
          </table:table-cell>
          <table:table-cell office:value-type="float" office:value="67.85" calcext:value-type="float">
            <text:p>67.85</text:p>
          </table:table-cell>
          <table:table-cell office:value-type="float" office:value="0" calcext:value-type="float">
            <text:p>0</text:p>
          </table:table-cell>
          <table:table-cell office:value-type="float" office:value="152280" calcext:value-type="float">
            <text:p>152280</text:p>
          </table:table-cell>
          <table:table-cell office:value-type="float" office:value="0.008269775883844" calcext:value-type="float">
            <text:p>0.008269775883844</text:p>
          </table:table-cell>
          <table:table-cell office:value-type="float" office:value="0.002039930555556" calcext:value-type="float">
            <text:p>0.002039930555556</text:p>
          </table:table-cell>
          <table:table-cell office:value-type="float" office:value="0.002835538752363" calcext:value-type="float">
            <text:p>0.002835538752363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2614503101516" calcext:value-type="float">
            <text:p>0.002614503101516</text:p>
          </table:table-cell>
          <table:table-cell office:value-type="float" office:value="0.001761626802327" calcext:value-type="float">
            <text:p>0.001761626802327</text:p>
          </table:table-cell>
          <table:table-cell office:value-type="float" office:value="0.002544450519916" calcext:value-type="float">
            <text:p>0.002544450519916</text:p>
          </table:table-cell>
          <table:table-cell office:value-type="float" office:value="0" calcext:value-type="float">
            <text:p>0</text:p>
          </table:table-cell>
          <table:table-cell office:value-type="float" office:value="369.2" calcext:value-type="float">
            <text:p>369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dc0c07be6cde7b026c6260c2d97c4a267f58e65c2cc00d4a37e1f5dbc8011e7", "ae1c5876a43c9b3c4de87af0ab2dd839f0a5d3ba580e1c2df0caeb6620783fba", "da387fc10bbee198567bc8b01375a416b7a4dd153b4abfb03f7fb541b1c60d6c", "341786068d067291d9889f4c26aef0482bf95201a64f36da94d2c007d9593538", "a64b4bc2cfb81cef583e6388f9bf8447c062c2caf807382696f7aa80bfb00e72")</text:p>
          </table:table-cell>
          <table:table-cell office:value-type="float" office:value="40.67" calcext:value-type="float">
            <text:p>40.67</text:p>
          </table:table-cell>
          <table:table-cell office:value-type="float" office:value="70.42" calcext:value-type="float">
            <text:p>70.42</text:p>
          </table:table-cell>
          <table:table-cell office:value-type="float" office:value="67.83" calcext:value-type="float">
            <text:p>67.83</text:p>
          </table:table-cell>
          <table:table-cell office:value-type="float" office:value="72.8" calcext:value-type="float">
            <text:p>72.8</text:p>
          </table:table-cell>
          <table:table-cell office:value-type="float" office:value="69.7" calcext:value-type="float">
            <text:p>69.7</text:p>
          </table:table-cell>
          <table:table-cell office:value-type="float" office:value="71.09" calcext:value-type="float">
            <text:p>71.09</text:p>
          </table:table-cell>
          <table:table-cell office:value-type="float" office:value="68.73" calcext:value-type="float">
            <text:p>68.73</text:p>
          </table:table-cell>
          <table:table-cell office:value-type="float" office:value="31.79" calcext:value-type="float">
            <text:p>31.79</text:p>
          </table:table-cell>
          <table:table-cell office:value-type="float" office:value="305120" calcext:value-type="float">
            <text:p>305120</text:p>
          </table:table-cell>
          <table:table-cell office:value-type="float" office:value="0.005543526915195" calcext:value-type="float">
            <text:p>0.005543526915195</text:p>
          </table:table-cell>
          <table:table-cell office:value-type="float" office:value="0.001388888888889" calcext:value-type="float">
            <text:p>0.001388888888889</text:p>
          </table:table-cell>
          <table:table-cell office:value-type="float" office:value="0.001512287334594" calcext:value-type="float">
            <text:p>0.001512287334594</text:p>
          </table:table-cell>
          <table:table-cell office:value-type="float" office:value="0.00192" calcext:value-type="float">
            <text:p>0.00192</text:p>
          </table:table-cell>
          <table:table-cell office:value-type="float" office:value="0.00175224083603" calcext:value-type="float">
            <text:p>0.00175224083603</text:p>
          </table:table-cell>
          <table:table-cell office:value-type="float" office:value="0.001191750716309" calcext:value-type="float">
            <text:p>0.001191750716309</text:p>
          </table:table-cell>
          <table:table-cell office:value-type="float" office:value="0.001437773893293" calcext:value-type="float">
            <text:p>0.001437773893293</text:p>
          </table:table-cell>
          <table:table-cell office:value-type="float" office:value="0.000797783933518" calcext:value-type="float">
            <text:p>0.000797783933518</text:p>
          </table:table-cell>
          <table:table-cell office:value-type="float" office:value="563.2" calcext:value-type="float">
            <text:p>563.2</text:p>
          </table:table-cell>
          <table:table-cell office:value-type="float" office:value="755.105" calcext:value-type="float">
            <text:p>755.105</text:p>
          </table:table-cell>
          <table:table-cell office:value-type="string" calcext:value-type="string">
            <text:p>("d428abe397cac64d74d53a4acca6db5866a0215362da90bd49eb67390aa1d255", "04788eafb30af7ebbfb6a682df14802f29f1140d606f01733dcd53c4e86e55fd", "79f8ad4bd83eb039136b074cba86c22ec08fc199a2a20855a9b9c2892ba04920", "bd711f34979acd135aa6a099ca4562dfc7d1b49192169a89a0ca9bf66647efef", "4e8f6433ba989a60659f8e9f7aa5f87b221ca89776529f99eebf8ca475ef245c")</text:p>
          </table:table-cell>
          <table:table-cell table:number-columns-repeated="83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(100,75)</text:p>
          </table:table-cell>
          <table:table-cell office:value-type="string" calcext:value-type="string">
            <text:p>Any[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-0.88" calcext:value-type="float">
            <text:p>-0.88</text:p>
          </table:table-cell>
          <table:table-cell office:value-type="float" office:value="50" calcext:value-type="float">
            <text:p>50</text:p>
          </table:table-cell>
          <table:table-cell office:value-type="float" office:value="39.13" calcext:value-type="float">
            <text:p>39.13</text:p>
          </table:table-cell>
          <table:table-cell office:value-type="float" office:value="60" calcext:value-type="float">
            <text:p>60</text:p>
          </table:table-cell>
          <table:table-cell office:value-type="float" office:value="47.37" calcext:value-type="float">
            <text:p>47.37</text:p>
          </table:table-cell>
          <table:table-cell office:value-type="float" office:value="51.72" calcext:value-type="float">
            <text:p>51.72</text:p>
          </table:table-cell>
          <table:table-cell office:value-type="float" office:value="42.86" calcext:value-type="float">
            <text:p>42.86</text:p>
          </table:table-cell>
          <table:table-cell office:value-type="float" office:value="25" calcext:value-type="float">
            <text:p>25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629166666666667" calcext:value-type="float">
            <text:p>0.629166666666667</text:p>
          </table:table-cell>
          <table:table-cell office:value-type="float" office:value="21.571" calcext:value-type="float">
            <text:p>21.571</text:p>
          </table:table-cell>
          <table:table-cell office:value-type="string" calcext:value-type="string">
            <text:p>6adbe68afa19b01b4c0127ed2de27f37aa22febe0b830e34f7185e8b88272454</text:p>
          </table:table-cell>
          <table:table-cell office:value-type="float" office:value="-0.88" calcext:value-type="float">
            <text:p>-0.88</text:p>
          </table:table-cell>
          <table:table-cell office:value-type="float" office:value="50" calcext:value-type="float">
            <text:p>50</text:p>
          </table:table-cell>
          <table:table-cell office:value-type="float" office:value="39.13" calcext:value-type="float">
            <text:p>39.13</text:p>
          </table:table-cell>
          <table:table-cell office:value-type="float" office:value="60" calcext:value-type="float">
            <text:p>60</text:p>
          </table:table-cell>
          <table:table-cell office:value-type="float" office:value="47.37" calcext:value-type="float">
            <text:p>47.37</text:p>
          </table:table-cell>
          <table:table-cell office:value-type="float" office:value="51.72" calcext:value-type="float">
            <text:p>51.72</text:p>
          </table:table-cell>
          <table:table-cell office:value-type="float" office:value="42.86" calcext:value-type="float">
            <text:p>42.86</text:p>
          </table:table-cell>
          <table:table-cell office:value-type="float" office:value="21" calcext:value-type="float">
            <text:p>21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629166666666667" calcext:value-type="float">
            <text:p>0.629166666666667</text:p>
          </table:table-cell>
          <table:table-cell office:value-type="float" office:value="19.342" calcext:value-type="float">
            <text:p>19.342</text:p>
          </table:table-cell>
          <table:table-cell office:value-type="string" calcext:value-type="string">
            <text:p>c2fae18163ae63a0d76c2df943557433deea404298843132f26df9c8e431766b</text:p>
          </table:table-cell>
          <table:table-cell office:value-type="float" office:value="23.27" calcext:value-type="float">
            <text:p>23.27</text:p>
          </table:table-cell>
          <table:table-cell office:value-type="float" office:value="62.5" calcext:value-type="float">
            <text:p>62.5</text:p>
          </table:table-cell>
          <table:table-cell office:value-type="float" office:value="34.78" calcext:value-type="float">
            <text:p>34.78</text:p>
          </table:table-cell>
          <table:table-cell office:value-type="float" office:value="88" calcext:value-type="float">
            <text:p>88</text:p>
          </table:table-cell>
          <table:table-cell office:value-type="float" office:value="72.73" calcext:value-type="float">
            <text:p>72.73</text:p>
          </table:table-cell>
          <table:table-cell office:value-type="float" office:value="59.46" calcext:value-type="float">
            <text:p>59.46</text:p>
          </table:table-cell>
          <table:table-cell office:value-type="float" office:value="47.06" calcext:value-type="float">
            <text:p>47.06</text:p>
          </table:table-cell>
          <table:table-cell office:value-type="float" office:value="9" calcext:value-type="float">
            <text:p>9</text:p>
          </table:table-cell>
          <table:table-cell office:value-type="float" office:value="0.660833333333333" calcext:value-type="float">
            <text:p>0.660833333333333</text:p>
          </table:table-cell>
          <table:table-cell office:value-type="float" office:value="0.668504901960784" calcext:value-type="float">
            <text:p>0.668504901960784</text:p>
          </table:table-cell>
          <table:table-cell office:value-type="float" office:value="10.513" calcext:value-type="float">
            <text:p>10.513</text:p>
          </table:table-cell>
          <table:table-cell office:value-type="string" calcext:value-type="string">
            <text:p>db81d78083c7b99a67fb93477f9c3a0a0980ca429231943d5687dcab13c46bc3</text:p>
          </table:table-cell>
          <table:table-cell office:value-type="float" office:value="6.88" calcext:value-type="float">
            <text:p>6.88</text:p>
          </table:table-cell>
          <table:table-cell office:value-type="float" office:value="54.17" calcext:value-type="float">
            <text:p>54.17</text:p>
          </table:table-cell>
          <table:table-cell office:value-type="float" office:value="34.78" calcext:value-type="float">
            <text:p>34.78</text:p>
          </table:table-cell>
          <table:table-cell office:value-type="float" office:value="72" calcext:value-type="float">
            <text:p>72</text:p>
          </table:table-cell>
          <table:table-cell office:value-type="float" office:value="53.33" calcext:value-type="float">
            <text:p>53.33</text:p>
          </table:table-cell>
          <table:table-cell office:value-type="float" office:value="54.55" calcext:value-type="float">
            <text:p>54.55</text:p>
          </table:table-cell>
          <table:table-cell office:value-type="float" office:value="42.11" calcext:value-type="float">
            <text:p>42.11</text:p>
          </table:table-cell>
          <table:table-cell office:value-type="float" office:value="25" calcext:value-type="float">
            <text:p>25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629166666666667" calcext:value-type="float">
            <text:p>0.629166666666667</text:p>
          </table:table-cell>
          <table:table-cell office:value-type="float" office:value="19.837" calcext:value-type="float">
            <text:p>19.837</text:p>
          </table:table-cell>
          <table:table-cell office:value-type="string" calcext:value-type="string">
            <text:p>24b64e2330488376f6041d0cf857984e1d45c4068181fa98b03c7b5e6eb346d9</text:p>
          </table:table-cell>
          <table:table-cell office:value-type="float" office:value="-0.88" calcext:value-type="float">
            <text:p>-0.88</text:p>
          </table:table-cell>
          <table:table-cell office:value-type="float" office:value="50" calcext:value-type="float">
            <text:p>50</text:p>
          </table:table-cell>
          <table:table-cell office:value-type="float" office:value="39.13" calcext:value-type="float">
            <text:p>39.13</text:p>
          </table:table-cell>
          <table:table-cell office:value-type="float" office:value="60" calcext:value-type="float">
            <text:p>60</text:p>
          </table:table-cell>
          <table:table-cell office:value-type="float" office:value="47.37" calcext:value-type="float">
            <text:p>47.37</text:p>
          </table:table-cell>
          <table:table-cell office:value-type="float" office:value="51.72" calcext:value-type="float">
            <text:p>51.72</text:p>
          </table:table-cell>
          <table:table-cell office:value-type="float" office:value="42.86" calcext:value-type="float">
            <text:p>42.86</text:p>
          </table:table-cell>
          <table:table-cell office:value-type="float" office:value="21" calcext:value-type="float">
            <text:p>21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629166666666667" calcext:value-type="float">
            <text:p>0.629166666666667</text:p>
          </table:table-cell>
          <table:table-cell office:value-type="float" office:value="19.147" calcext:value-type="float">
            <text:p>19.147</text:p>
          </table:table-cell>
          <table:table-cell office:value-type="string" calcext:value-type="string">
            <text:p>c2fae18163ae63a0d76c2df943557433deea404298843132f26df9c8e431766b</text:p>
          </table:table-cell>
          <table:table-cell office:value-type="float" office:value="23.27" calcext:value-type="float">
            <text:p>23.27</text:p>
          </table:table-cell>
          <table:table-cell office:value-type="float" office:value="62.5" calcext:value-type="float">
            <text:p>62.5</text:p>
          </table:table-cell>
          <table:table-cell office:value-type="float" office:value="34.78" calcext:value-type="float">
            <text:p>34.78</text:p>
          </table:table-cell>
          <table:table-cell office:value-type="float" office:value="88" calcext:value-type="float">
            <text:p>88</text:p>
          </table:table-cell>
          <table:table-cell office:value-type="float" office:value="72.73" calcext:value-type="float">
            <text:p>72.73</text:p>
          </table:table-cell>
          <table:table-cell office:value-type="float" office:value="59.46" calcext:value-type="float">
            <text:p>59.46</text:p>
          </table:table-cell>
          <table:table-cell office:value-type="float" office:value="47.06" calcext:value-type="float">
            <text:p>47.06</text:p>
          </table:table-cell>
          <table:table-cell office:value-type="float" office:value="9" calcext:value-type="float">
            <text:p>9</text:p>
          </table:table-cell>
          <table:table-cell office:value-type="float" office:value="0.660833333333333" calcext:value-type="float">
            <text:p>0.660833333333333</text:p>
          </table:table-cell>
          <table:table-cell office:value-type="float" office:value="0.668504901960784" calcext:value-type="float">
            <text:p>0.668504901960784</text:p>
          </table:table-cell>
          <table:table-cell office:value-type="float" office:value="10.399" calcext:value-type="float">
            <text:p>10.399</text:p>
          </table:table-cell>
          <table:table-cell office:value-type="string" calcext:value-type="string">
            <text:p>db81d78083c7b99a67fb93477f9c3a0a0980ca429231943d5687dcab13c46bc3</text:p>
          </table:table-cell>
          <table:table-cell office:value-type="float" office:value="40.74" calcext:value-type="float">
            <text:p>40.74</text:p>
          </table:table-cell>
          <table:table-cell office:value-type="float" office:value="70.83" calcext:value-type="float">
            <text:p>70.83</text:p>
          </table:table-cell>
          <table:table-cell office:value-type="float" office:value="52.17" calcext:value-type="float">
            <text:p>52.17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66.67" calcext:value-type="float">
            <text:p>66.67</text:p>
          </table:table-cell>
          <table:table-cell office:value-type="float" office:value="63.16" calcext:value-type="float">
            <text:p>63.16</text:p>
          </table:table-cell>
          <table:table-cell office:value-type="float" office:value="9" calcext:value-type="float">
            <text:p>9</text:p>
          </table:table-cell>
          <table:table-cell office:value-type="float" office:value="0.714880952380952" calcext:value-type="float">
            <text:p>0.714880952380952</text:p>
          </table:table-cell>
          <table:table-cell office:value-type="float" office:value="0.680208333333333" calcext:value-type="float">
            <text:p>0.680208333333333</text:p>
          </table:table-cell>
          <table:table-cell office:value-type="float" office:value="9.248" calcext:value-type="float">
            <text:p>9.248</text:p>
          </table:table-cell>
          <table:table-cell office:value-type="string" calcext:value-type="string">
            <text:p>ff39d481e36999a48e8a5d45077a3bb6b312fa5ec19a79649da95df341937f9f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8cf92bdcdfebc33a6e7bdac852d4bc62548fd8bdeb579ce5547a69e3f8682e2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cf92bdcdfebc33a6e7bdac852d4bc62548fd8bdeb579ce5547a69e3f8682e2</text:p>
          </table:table-cell>
          <table:table-cell office:value-type="float" office:value="40.74" calcext:value-type="float">
            <text:p>40.74</text:p>
          </table:table-cell>
          <table:table-cell office:value-type="float" office:value="70.83" calcext:value-type="float">
            <text:p>70.83</text:p>
          </table:table-cell>
          <table:table-cell office:value-type="float" office:value="52.17" calcext:value-type="float">
            <text:p>52.17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66.67" calcext:value-type="float">
            <text:p>66.67</text:p>
          </table:table-cell>
          <table:table-cell office:value-type="float" office:value="63.16" calcext:value-type="float">
            <text:p>63.16</text:p>
          </table:table-cell>
          <table:table-cell office:value-type="float" office:value="9" calcext:value-type="float">
            <text:p>9</text:p>
          </table:table-cell>
          <table:table-cell office:value-type="float" office:value="0.714880952380952" calcext:value-type="float">
            <text:p>0.714880952380952</text:p>
          </table:table-cell>
          <table:table-cell office:value-type="float" office:value="0.680208333333333" calcext:value-type="float">
            <text:p>0.680208333333333</text:p>
          </table:table-cell>
          <table:table-cell office:value-type="float" office:value="8.835" calcext:value-type="float">
            <text:p>8.835</text:p>
          </table:table-cell>
          <table:table-cell office:value-type="string" calcext:value-type="string">
            <text:p>ff39d481e36999a48e8a5d45077a3bb6b312fa5ec19a79649da95df341937f9f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8cf92bdcdfebc33a6e7bdac852d4bc62548fd8bdeb579ce5547a69e3f8682e2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8cf92bdcdfebc33a6e7bdac852d4bc62548fd8bdeb579ce5547a69e3f8682e2</text:p>
          </table:table-cell>
          <table:table-cell office:value-type="float" office:value="56.69" calcext:value-type="float">
            <text:p>56.69</text:p>
          </table:table-cell>
          <table:table-cell office:value-type="float" office:value="78.75" calcext:value-type="float">
            <text:p>78.75</text:p>
          </table:table-cell>
          <table:table-cell office:value-type="float" office:value="56.52" calcext:value-type="float">
            <text:p>56.52</text:p>
          </table:table-cell>
          <table:table-cell office:value-type="float" office:value="99.2" calcext:value-type="float">
            <text:p>99.2</text:p>
          </table:table-cell>
          <table:table-cell office:value-type="float" office:value="98.67" calcext:value-type="float">
            <text:p>98.67</text:p>
          </table:table-cell>
          <table:table-cell office:value-type="float" office:value="71.29" calcext:value-type="float">
            <text:p>71.29</text:p>
          </table:table-cell>
          <table:table-cell office:value-type="float" office:value="71.78" calcext:value-type="float">
            <text:p>71.78</text:p>
          </table:table-cell>
          <table:table-cell office:value-type="float" office:value="0" calcext:value-type="float">
            <text:p>0</text:p>
          </table:table-cell>
          <table:table-cell office:value-type="float" office:value="150560" calcext:value-type="float">
            <text:p>150560</text:p>
          </table:table-cell>
          <table:table-cell office:value-type="float" office:value="0.000382025665572" calcext:value-type="float">
            <text:p>0.000382025665572</text:p>
          </table:table-cell>
          <table:table-cell table:style-name="ce3" office:value-type="float" office:value="0.0000868" calcext:value-type="float">
            <text:p>8.68E-05</text:p>
          </table:table-cell>
          <table:table-cell office:value-type="float" office:value="0.000945179584121" calcext:value-type="float">
            <text:p>0.000945179584121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888888888889" calcext:value-type="float">
            <text:p>0.000888888888889</text:p>
          </table:table-cell>
          <table:table-cell office:value-type="float" office:value="0.000138235581959" calcext:value-type="float">
            <text:p>0.000138235581959</text:p>
          </table:table-cell>
          <table:table-cell office:value-type="float" office:value="0.000362688257821" calcext:value-type="float">
            <text:p>0.000362688257821</text:p>
          </table:table-cell>
          <table:table-cell office:value-type="float" office:value="0" calcext:value-type="float">
            <text:p>0</text:p>
          </table:table-cell>
          <table:table-cell office:value-type="float" office:value="828.8" calcext:value-type="float">
            <text:p>82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0e1b45caf4222e932a361a84c97206c0dc29f401c2578a35ac379d756232c88c", "0a20cf114d4b67207a61f4094e71a07e2256738cabc6ba4e7a2957694f6156ec", "b2f3ba7ef370b2029d369f6101f9d103b3dd19a1efdff242a2a8782efb5a4bbb", "057444200d96259b578e3891a5b5f51ffec0174a5e2b2708164a08e593f5b584", "b36d04c9959d41b3a9c8521e766fd388ba9eda7de2f41f3c9addce8ba813d1d4")</text:p>
          </table:table-cell>
          <table:table-cell office:value-type="float" office:value="54.99" calcext:value-type="float">
            <text:p>54.99</text:p>
          </table:table-cell>
          <table:table-cell office:value-type="float" office:value="77.92" calcext:value-type="float">
            <text:p>77.92</text:p>
          </table:table-cell>
          <table:table-cell office:value-type="float" office:value="55.65" calcext:value-type="float">
            <text:p>55.65</text:p>
          </table:table-cell>
          <table:table-cell office:value-type="float" office:value="98.4" calcext:value-type="float">
            <text:p>98.4</text:p>
          </table:table-cell>
          <table:table-cell office:value-type="float" office:value="97.24" calcext:value-type="float">
            <text:p>97.24</text:p>
          </table:table-cell>
          <table:table-cell office:value-type="float" office:value="70.73" calcext:value-type="float">
            <text:p>70.73</text:p>
          </table:table-cell>
          <table:table-cell office:value-type="float" office:value="70.66" calcext:value-type="float">
            <text:p>70.66</text:p>
          </table:table-cell>
          <table:table-cell office:value-type="float" office:value="34.42" calcext:value-type="float">
            <text:p>34.42</text:p>
          </table:table-cell>
          <table:table-cell office:value-type="float" office:value="300240" calcext:value-type="float">
            <text:p>300240</text:p>
          </table:table-cell>
          <table:table-cell office:value-type="float" office:value="0.000568520616398" calcext:value-type="float">
            <text:p>0.000568520616398</text:p>
          </table:table-cell>
          <table:table-cell office:value-type="float" office:value="0.000130208333333" calcext:value-type="float">
            <text:p>0.000130208333333</text:p>
          </table:table-cell>
          <table:table-cell office:value-type="float" office:value="0.001323251417769" calcext:value-type="float">
            <text:p>0.001323251417769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433106575964" calcext:value-type="float">
            <text:p>0.001433106575964</text:p>
          </table:table-cell>
          <table:table-cell office:value-type="float" office:value="0.000195061144428" calcext:value-type="float">
            <text:p>0.000195061144428</text:p>
          </table:table-cell>
          <table:table-cell office:value-type="float" office:value="0.000511561538646" calcext:value-type="float">
            <text:p>0.000511561538646</text:p>
          </table:table-cell>
          <table:table-cell office:value-type="float" office:value="0.000271468144044" calcext:value-type="float">
            <text:p>0.000271468144044</text:p>
          </table:table-cell>
          <table:table-cell office:value-type="float" office:value="914.8" calcext:value-type="float">
            <text:p>914.8</text:p>
          </table:table-cell>
          <table:table-cell office:value-type="float" office:value="937.554" calcext:value-type="float">
            <text:p>937.554</text:p>
          </table:table-cell>
          <table:table-cell office:value-type="string" calcext:value-type="string">
            <text:p>("7dd68e23f2a7bf36e51c0d4dfe9e40048952ae3d8d2a5960cc9a799cc756fe30", "e092de546b070155b8cacdef36aba516b9b0ac2d08373ef350d04085a1a0e53c", "13e9eeb5e2766a1b253cc98a742db76505f8b75aa0ddd34b0c2738aef2704b47", "8d0c624eb6ccc2fb2694ba8cf916ee204682169eb4a51c6e57e05a4ebcebd71a", "a9d6ccb33e1d39ce036be53d192fe3691f34a52c017cf5dcf7ddfae16db12d15")</text:p>
          </table:table-cell>
          <table:table-cell table:number-columns-repeated="83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(100,75)</text:p>
          </table:table-cell>
          <table:table-cell office:value-type="string" calcext:value-type="string">
            <text:p>Any[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4.17" calcext:value-type="float">
            <text:p>4.17</text:p>
          </table:table-cell>
          <table:table-cell office:value-type="float" office:value="52.08" calcext:value-type="float">
            <text:p>52.08</text:p>
          </table:table-cell>
          <table:table-cell office:value-type="float" office:value="41.67" calcext:value-type="float">
            <text:p>41.67</text:p>
          </table:table-cell>
          <table:table-cell office:value-type="float" office:value="62.5" calcext:value-type="float">
            <text:p>62.5</text:p>
          </table:table-cell>
          <table:table-cell office:value-type="float" office:value="52.63" calcext:value-type="float">
            <text:p>52.63</text:p>
          </table:table-cell>
          <table:table-cell office:value-type="float" office:value="51.72" calcext:value-type="float">
            <text:p>51.72</text:p>
          </table:table-cell>
          <table:table-cell office:value-type="float" office:value="46.51" calcext:value-type="float">
            <text:p>46.51</text:p>
          </table:table-cell>
          <table:table-cell office:value-type="float" office:value="27" calcext:value-type="float">
            <text:p>27</text:p>
          </table:table-cell>
          <table:table-cell office:value-type="float" office:value="0.595833333333333" calcext:value-type="float">
            <text:p>0.595833333333333</text:p>
          </table:table-cell>
          <table:table-cell office:value-type="float" office:value="0.542708333333333" calcext:value-type="float">
            <text:p>0.542708333333333</text:p>
          </table:table-cell>
          <table:table-cell office:value-type="float" office:value="10.232" calcext:value-type="float">
            <text:p>10.232</text:p>
          </table:table-cell>
          <table:table-cell office:value-type="string" calcext:value-type="string">
            <text:p>0c1bfb244d31013356a48d195872cb973737882394086fa42c679d344519c84c</text:p>
          </table:table-cell>
          <table:table-cell office:value-type="float" office:value="4.17" calcext:value-type="float">
            <text:p>4.17</text:p>
          </table:table-cell>
          <table:table-cell office:value-type="float" office:value="52.08" calcext:value-type="float">
            <text:p>52.08</text:p>
          </table:table-cell>
          <table:table-cell office:value-type="float" office:value="41.67" calcext:value-type="float">
            <text:p>41.67</text:p>
          </table:table-cell>
          <table:table-cell office:value-type="float" office:value="62.5" calcext:value-type="float">
            <text:p>62.5</text:p>
          </table:table-cell>
          <table:table-cell office:value-type="float" office:value="52.63" calcext:value-type="float">
            <text:p>52.63</text:p>
          </table:table-cell>
          <table:table-cell office:value-type="float" office:value="51.72" calcext:value-type="float">
            <text:p>51.72</text:p>
          </table:table-cell>
          <table:table-cell office:value-type="float" office:value="46.51" calcext:value-type="float">
            <text:p>46.51</text:p>
          </table:table-cell>
          <table:table-cell office:value-type="float" office:value="13" calcext:value-type="float">
            <text:p>13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0.563541666666667" calcext:value-type="float">
            <text:p>0.563541666666667</text:p>
          </table:table-cell>
          <table:table-cell office:value-type="float" office:value="7.646" calcext:value-type="float">
            <text:p>7.646</text:p>
          </table:table-cell>
          <table:table-cell office:value-type="string" calcext:value-type="string">
            <text:p>7a5ab7481b3e767e8b67712a9fc94ec3336fb380dfeb4e8a16698eed8aaea172</text:p>
          </table:table-cell>
          <table:table-cell office:value-type="float" office:value="12.5" calcext:value-type="float">
            <text:p>12.5</text:p>
          </table:table-cell>
          <table:table-cell office:value-type="float" office:value="56.25" calcext:value-type="float">
            <text:p>56.25</text:p>
          </table:table-cell>
          <table:table-cell office:value-type="float" office:value="54.17" calcext:value-type="float">
            <text:p>54.17</text:p>
          </table:table-cell>
          <table:table-cell office:value-type="float" office:value="58.33" calcext:value-type="float">
            <text:p>58.33</text:p>
          </table:table-cell>
          <table:table-cell office:value-type="float" office:value="56.52" calcext:value-type="float">
            <text:p>56.52</text:p>
          </table:table-cell>
          <table:table-cell office:value-type="float" office:value="56" calcext:value-type="float">
            <text:p>56</text:p>
          </table:table-cell>
          <table:table-cell office:value-type="float" office:value="55.32" calcext:value-type="float">
            <text:p>55.32</text:p>
          </table:table-cell>
          <table:table-cell office:value-type="float" office:value="11" calcext:value-type="float">
            <text:p>11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0.563541666666667" calcext:value-type="float">
            <text:p>0.563541666666667</text:p>
          </table:table-cell>
          <table:table-cell office:value-type="float" office:value="7.353" calcext:value-type="float">
            <text:p>7.353</text:p>
          </table:table-cell>
          <table:table-cell office:value-type="string" calcext:value-type="string">
            <text:p>fa80b339d7c0fada84a033104ccaaa9ba94a965278809959306df382912c62df</text:p>
          </table:table-cell>
          <table:table-cell office:value-type="float" office:value="4.17" calcext:value-type="float">
            <text:p>4.17</text:p>
          </table:table-cell>
          <table:table-cell office:value-type="float" office:value="52.08" calcext:value-type="float">
            <text:p>52.08</text:p>
          </table:table-cell>
          <table:table-cell office:value-type="float" office:value="41.67" calcext:value-type="float">
            <text:p>41.67</text:p>
          </table:table-cell>
          <table:table-cell office:value-type="float" office:value="62.5" calcext:value-type="float">
            <text:p>62.5</text:p>
          </table:table-cell>
          <table:table-cell office:value-type="float" office:value="52.63" calcext:value-type="float">
            <text:p>52.63</text:p>
          </table:table-cell>
          <table:table-cell office:value-type="float" office:value="51.72" calcext:value-type="float">
            <text:p>51.72</text:p>
          </table:table-cell>
          <table:table-cell office:value-type="float" office:value="46.51" calcext:value-type="float">
            <text:p>46.51</text:p>
          </table:table-cell>
          <table:table-cell office:value-type="float" office:value="25" calcext:value-type="float">
            <text:p>25</text:p>
          </table:table-cell>
          <table:table-cell office:value-type="float" office:value="0.595833333333333" calcext:value-type="float">
            <text:p>0.595833333333333</text:p>
          </table:table-cell>
          <table:table-cell office:value-type="float" office:value="0.542708333333333" calcext:value-type="float">
            <text:p>0.542708333333333</text:p>
          </table:table-cell>
          <table:table-cell office:value-type="float" office:value="7.967" calcext:value-type="float">
            <text:p>7.967</text:p>
          </table:table-cell>
          <table:table-cell office:value-type="string" calcext:value-type="string">
            <text:p>b6d348d8992aa9315b26735e5827116be54994a064ccf3c8fe2b74efd21d4e66</text:p>
          </table:table-cell>
          <table:table-cell office:value-type="float" office:value="4.17" calcext:value-type="float">
            <text:p>4.17</text:p>
          </table:table-cell>
          <table:table-cell office:value-type="float" office:value="52.08" calcext:value-type="float">
            <text:p>52.08</text:p>
          </table:table-cell>
          <table:table-cell office:value-type="float" office:value="41.67" calcext:value-type="float">
            <text:p>41.67</text:p>
          </table:table-cell>
          <table:table-cell office:value-type="float" office:value="62.5" calcext:value-type="float">
            <text:p>62.5</text:p>
          </table:table-cell>
          <table:table-cell office:value-type="float" office:value="52.63" calcext:value-type="float">
            <text:p>52.63</text:p>
          </table:table-cell>
          <table:table-cell office:value-type="float" office:value="51.72" calcext:value-type="float">
            <text:p>51.72</text:p>
          </table:table-cell>
          <table:table-cell office:value-type="float" office:value="46.51" calcext:value-type="float">
            <text:p>46.51</text:p>
          </table:table-cell>
          <table:table-cell office:value-type="float" office:value="13" calcext:value-type="float">
            <text:p>13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0.563541666666667" calcext:value-type="float">
            <text:p>0.563541666666667</text:p>
          </table:table-cell>
          <table:table-cell office:value-type="float" office:value="7.685" calcext:value-type="float">
            <text:p>7.685</text:p>
          </table:table-cell>
          <table:table-cell office:value-type="string" calcext:value-type="string">
            <text:p>7a5ab7481b3e767e8b67712a9fc94ec3336fb380dfeb4e8a16698eed8aaea172</text:p>
          </table:table-cell>
          <table:table-cell office:value-type="float" office:value="12.5" calcext:value-type="float">
            <text:p>12.5</text:p>
          </table:table-cell>
          <table:table-cell office:value-type="float" office:value="56.25" calcext:value-type="float">
            <text:p>56.25</text:p>
          </table:table-cell>
          <table:table-cell office:value-type="float" office:value="54.17" calcext:value-type="float">
            <text:p>54.17</text:p>
          </table:table-cell>
          <table:table-cell office:value-type="float" office:value="58.33" calcext:value-type="float">
            <text:p>58.33</text:p>
          </table:table-cell>
          <table:table-cell office:value-type="float" office:value="56.52" calcext:value-type="float">
            <text:p>56.52</text:p>
          </table:table-cell>
          <table:table-cell office:value-type="float" office:value="56" calcext:value-type="float">
            <text:p>56</text:p>
          </table:table-cell>
          <table:table-cell office:value-type="float" office:value="55.32" calcext:value-type="float">
            <text:p>55.32</text:p>
          </table:table-cell>
          <table:table-cell office:value-type="float" office:value="11" calcext:value-type="float">
            <text:p>11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0.563541666666667" calcext:value-type="float">
            <text:p>0.563541666666667</text:p>
          </table:table-cell>
          <table:table-cell office:value-type="float" office:value="7.377" calcext:value-type="float">
            <text:p>7.377</text:p>
          </table:table-cell>
          <table:table-cell office:value-type="string" calcext:value-type="string">
            <text:p>fa80b339d7c0fada84a033104ccaaa9ba94a965278809959306df382912c62df</text:p>
          </table:table-cell>
          <table:table-cell office:value-type="float" office:value="12.5" calcext:value-type="float">
            <text:p>12.5</text:p>
          </table:table-cell>
          <table:table-cell office:value-type="float" office:value="56.25" calcext:value-type="float">
            <text:p>56.25</text:p>
          </table:table-cell>
          <table:table-cell office:value-type="float" office:value="54.17" calcext:value-type="float">
            <text:p>54.17</text:p>
          </table:table-cell>
          <table:table-cell office:value-type="float" office:value="58.33" calcext:value-type="float">
            <text:p>58.33</text:p>
          </table:table-cell>
          <table:table-cell office:value-type="float" office:value="56.52" calcext:value-type="float">
            <text:p>56.52</text:p>
          </table:table-cell>
          <table:table-cell office:value-type="float" office:value="56" calcext:value-type="float">
            <text:p>56</text:p>
          </table:table-cell>
          <table:table-cell office:value-type="float" office:value="55.32" calcext:value-type="float">
            <text:p>55.32</text:p>
          </table:table-cell>
          <table:table-cell office:value-type="float" office:value="11" calcext:value-type="float">
            <text:p>11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0.563541666666667" calcext:value-type="float">
            <text:p>0.563541666666667</text:p>
          </table:table-cell>
          <table:table-cell office:value-type="float" office:value="7.378" calcext:value-type="float">
            <text:p>7.378</text:p>
          </table:table-cell>
          <table:table-cell office:value-type="string" calcext:value-type="string">
            <text:p>fa80b339d7c0fada84a033104ccaaa9ba94a965278809959306df382912c62df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693b92f3b4e0b59f7e726cd017c5d37fe3924b069db5a972f08e6acaeeb1c5b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693b92f3b4e0b59f7e726cd017c5d37fe3924b069db5a972f08e6acaeeb1c5b</text:p>
          </table:table-cell>
          <table:table-cell office:value-type="float" office:value="12.5" calcext:value-type="float">
            <text:p>12.5</text:p>
          </table:table-cell>
          <table:table-cell office:value-type="float" office:value="56.25" calcext:value-type="float">
            <text:p>56.25</text:p>
          </table:table-cell>
          <table:table-cell office:value-type="float" office:value="54.17" calcext:value-type="float">
            <text:p>54.17</text:p>
          </table:table-cell>
          <table:table-cell office:value-type="float" office:value="58.33" calcext:value-type="float">
            <text:p>58.33</text:p>
          </table:table-cell>
          <table:table-cell office:value-type="float" office:value="56.52" calcext:value-type="float">
            <text:p>56.52</text:p>
          </table:table-cell>
          <table:table-cell office:value-type="float" office:value="56" calcext:value-type="float">
            <text:p>56</text:p>
          </table:table-cell>
          <table:table-cell office:value-type="float" office:value="55.32" calcext:value-type="float">
            <text:p>55.32</text:p>
          </table:table-cell>
          <table:table-cell office:value-type="float" office:value="11" calcext:value-type="float">
            <text:p>11</text:p>
          </table:table-cell>
          <table:table-cell office:value-type="float" office:value="0.616666666666667" calcext:value-type="float">
            <text:p>0.616666666666667</text:p>
          </table:table-cell>
          <table:table-cell office:value-type="float" office:value="0.563541666666667" calcext:value-type="float">
            <text:p>0.563541666666667</text:p>
          </table:table-cell>
          <table:table-cell office:value-type="float" office:value="7.372" calcext:value-type="float">
            <text:p>7.372</text:p>
          </table:table-cell>
          <table:table-cell office:value-type="string" calcext:value-type="string">
            <text:p>fa80b339d7c0fada84a033104ccaaa9ba94a965278809959306df382912c62df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693b92f3b4e0b59f7e726cd017c5d37fe3924b069db5a972f08e6acaeeb1c5b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693b92f3b4e0b59f7e726cd017c5d37fe3924b069db5a972f08e6acaeeb1c5b</text:p>
          </table:table-cell>
          <table:table-cell office:value-type="float" office:value="23.33" calcext:value-type="float">
            <text:p>23.33</text:p>
          </table:table-cell>
          <table:table-cell office:value-type="float" office:value="61.67" calcext:value-type="float">
            <text:p>61.67</text:p>
          </table:table-cell>
          <table:table-cell office:value-type="float" office:value="53.33" calcext:value-type="float">
            <text:p>53.33</text:p>
          </table:table-cell>
          <table:table-cell office:value-type="float" office:value="70" calcext:value-type="float">
            <text:p>70</text:p>
          </table:table-cell>
          <table:table-cell office:value-type="float" office:value="64.2" calcext:value-type="float">
            <text:p>64.2</text:p>
          </table:table-cell>
          <table:table-cell office:value-type="float" office:value="59.94" calcext:value-type="float">
            <text:p>59.94</text:p>
          </table:table-cell>
          <table:table-cell office:value-type="float" office:value="58.21" calcext:value-type="float">
            <text:p>58.21</text:p>
          </table:table-cell>
          <table:table-cell office:value-type="float" office:value="0" calcext:value-type="float">
            <text:p>0</text:p>
          </table:table-cell>
          <table:table-cell office:value-type="float" office:value="149480" calcext:value-type="float">
            <text:p>149480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.00078125" calcext:value-type="float">
            <text:p>0.00078125</text:p>
          </table:table-cell>
          <table:table-cell office:value-type="float" office:value="0.000347222222222" calcext:value-type="float">
            <text:p>0.000347222222222</text:p>
          </table:table-cell>
          <table:table-cell office:value-type="float" office:value="0.002951388888889" calcext:value-type="float">
            <text:p>0.002951388888889</text:p>
          </table:table-cell>
          <table:table-cell office:value-type="float" office:value="0.001702286952494" calcext:value-type="float">
            <text:p>0.001702286952494</text:p>
          </table:table-cell>
          <table:table-cell office:value-type="float" office:value="0.000408026901043" calcext:value-type="float">
            <text:p>0.000408026901043</text:p>
          </table:table-cell>
          <table:table-cell office:value-type="float" office:value="0.000473729265817" calcext:value-type="float">
            <text:p>0.000473729265817</text:p>
          </table:table-cell>
          <table:table-cell office:value-type="float" office:value="0" calcext:value-type="float">
            <text:p>0</text:p>
          </table:table-cell>
          <table:table-cell office:value-type="float" office:value="285.2" calcext:value-type="float">
            <text:p>285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5aa0d7f7e8b97222838503777c634193cd1032d44bbd8fd11371a84cf865955", "56b8990915008a61cbcc4f80373e2e9a2c48dec2df9f94fc0c5d38b41c778bd0", "0720e76afd862166ecb4e2b90c9983dab247f23831764431bee139321d378d3f", "08eba5ef5fd13ffbc1974c727800f159d30d140d4aa9937e4be74cdfcb334e9e", "1b08c7a9d9f9a14549ecc5605a9a8380d826101e10fde931da49b5e6e3154e86")</text:p>
          </table:table-cell>
          <table:table-cell office:value-type="float" office:value="22.5" calcext:value-type="float">
            <text:p>22.5</text:p>
          </table:table-cell>
          <table:table-cell office:value-type="float" office:value="61.25" calcext:value-type="float">
            <text:p>61.25</text:p>
          </table:table-cell>
          <table:table-cell office:value-type="float" office:value="55" calcext:value-type="float">
            <text:p>55</text:p>
          </table:table-cell>
          <table:table-cell office:value-type="float" office:value="67.5" calcext:value-type="float">
            <text:p>67.5</text:p>
          </table:table-cell>
          <table:table-cell office:value-type="float" office:value="63.14" calcext:value-type="float">
            <text:p>63.14</text:p>
          </table:table-cell>
          <table:table-cell office:value-type="float" office:value="59.89" calcext:value-type="float">
            <text:p>59.89</text:p>
          </table:table-cell>
          <table:table-cell office:value-type="float" office:value="58.72" calcext:value-type="float">
            <text:p>58.72</text:p>
          </table:table-cell>
          <table:table-cell office:value-type="float" office:value="29.89" calcext:value-type="float">
            <text:p>29.89</text:p>
          </table:table-cell>
          <table:table-cell office:value-type="float" office:value="299080" calcext:value-type="float">
            <text:p>299080</text:p>
          </table:table-cell>
          <table:table-cell office:value-type="float" office:value="0.005729166666667" calcext:value-type="float">
            <text:p>0.005729166666667</text:p>
          </table:table-cell>
          <table:table-cell office:value-type="float" office:value="0.001432291666667" calcext:value-type="float">
            <text:p>0.001432291666667</text:p>
          </table:table-cell>
          <table:table-cell office:value-type="float" office:value="0.000347222222222" calcext:value-type="float">
            <text:p>0.000347222222222</text:p>
          </table:table-cell>
          <table:table-cell office:value-type="float" office:value="0.0046875" calcext:value-type="float">
            <text:p>0.0046875</text:p>
          </table:table-cell>
          <table:table-cell office:value-type="float" office:value="0.002599575219399" calcext:value-type="float">
            <text:p>0.002599575219399</text:p>
          </table:table-cell>
          <table:table-cell office:value-type="float" office:value="0.000870809104143" calcext:value-type="float">
            <text:p>0.000870809104143</text:p>
          </table:table-cell>
          <table:table-cell office:value-type="float" office:value="0.000796165761234" calcext:value-type="float">
            <text:p>0.000796165761234</text:p>
          </table:table-cell>
          <table:table-cell office:value-type="float" office:value="0.000711911357341" calcext:value-type="float">
            <text:p>0.000711911357341</text:p>
          </table:table-cell>
          <table:table-cell office:value-type="float" office:value="689.2" calcext:value-type="float">
            <text:p>689.2</text:p>
          </table:table-cell>
          <table:table-cell office:value-type="float" office:value="876.661" calcext:value-type="float">
            <text:p>876.661</text:p>
          </table:table-cell>
          <table:table-cell office:value-type="string" calcext:value-type="string">
            <text:p>("5ae9508aeb37a1bfe52d3a11ceee059be40284f94f2524ebd5c5a8a37ab385df", "b4900ed07a417d8888fb1afa26647cb5a1bda1923dfcfeba7f7395593981ee4a", "ff4c374508fa66dc41cc8958d24b3f3acdc950275bdab442cff8463c1abfce22", "2fc407b3214be61f12a86a4f319b196daef481f3fef96bbefbf970aee4b47f97", "75e8d28224be56d270d3b0218166063e03adc28459a3bef4b2f93af80f42f7c5")</text:p>
          </table:table-cell>
          <table:table-cell table:number-columns-repeated="83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29.17" calcext:value-type="float">
            <text:p>29.17</text:p>
          </table:table-cell>
          <table:table-cell table:style-name="ce6" office:value-type="float" office:value="64.58" calcext:value-type="float">
            <text:p>64.58</text:p>
          </table:table-cell>
          <table:table-cell office:value-type="float" office:value="62.5" calcext:value-type="float">
            <text:p>62.5</text:p>
          </table:table-cell>
          <table:table-cell office:value-type="float" office:value="66.67" calcext:value-type="float">
            <text:p>66.67</text:p>
          </table:table-cell>
          <table:table-cell office:value-type="float" office:value="65.22" calcext:value-type="float">
            <text:p>65.22</text:p>
          </table:table-cell>
          <table:table-cell office:value-type="float" office:value="64" calcext:value-type="float">
            <text:p>64</text:p>
          </table:table-cell>
          <table:table-cell office:value-type="float" office:value="63.83" calcext:value-type="float">
            <text:p>63.83</text:p>
          </table:table-cell>
          <table:table-cell office:value-type="float" office:value="29" calcext:value-type="float">
            <text:p>29</text:p>
          </table:table-cell>
          <table:table-cell office:value-type="float" office:value="0.659722222222222" calcext:value-type="float">
            <text:p>0.659722222222222</text:p>
          </table:table-cell>
          <table:table-cell office:value-type="float" office:value="0.571180555555556" calcext:value-type="float">
            <text:p>0.571180555555556</text:p>
          </table:table-cell>
          <table:table-cell office:value-type="float" office:value="47.036" calcext:value-type="float">
            <text:p>47.036</text:p>
          </table:table-cell>
          <table:table-cell office:value-type="string" calcext:value-type="string">
            <text:p>bc4cd7b52f8631a7af13d768701ef75f565441e9fc76bc676747e29861594c39</text:p>
          </table:table-cell>
          <table:table-cell office:value-type="float" office:value="41.67" calcext:value-type="float">
            <text:p>41.67</text:p>
          </table:table-cell>
          <table:table-cell office:value-type="float" office:value="70.83" calcext:value-type="float">
            <text:p>70.83</text:p>
          </table:table-cell>
          <table:table-cell office:value-type="float" office:value="66.67" calcext:value-type="float">
            <text:p>66.67</text:p>
          </table:table-cell>
          <table:table-cell office:value-type="float" office:value="75" calcext:value-type="float">
            <text:p>75</text:p>
          </table:table-cell>
          <table:table-cell office:value-type="float" office:value="72.73" calcext:value-type="float">
            <text:p>72.73</text:p>
          </table:table-cell>
          <table:table-cell office:value-type="float" office:value="69.23" calcext:value-type="float">
            <text:p>69.23</text:p>
          </table:table-cell>
          <table:table-cell office:value-type="float" office:value="69.57" calcext:value-type="float">
            <text:p>69.57</text:p>
          </table:table-cell>
          <table:table-cell office:value-type="float" office:value="15" calcext:value-type="float">
            <text:p>15</text:p>
          </table:table-cell>
          <table:table-cell office:value-type="float" office:value="0.7" calcext:value-type="float">
            <text:p>0.7</text:p>
          </table:table-cell>
          <table:table-cell office:value-type="float" office:value="0.6625" calcext:value-type="float">
            <text:p>0.6625</text:p>
          </table:table-cell>
          <table:table-cell office:value-type="float" office:value="12.425" calcext:value-type="float">
            <text:p>12.425</text:p>
          </table:table-cell>
          <table:table-cell office:value-type="string" calcext:value-type="string">
            <text:p>3b16545fe4526923d80c0361c4c5845d88c0be788010eafb34eb007b30f7e885</text:p>
          </table:table-cell>
          <table:table-cell office:value-type="float" office:value="45.83" calcext:value-type="float">
            <text:p>45.83</text:p>
          </table:table-cell>
          <table:table-cell office:value-type="float" office:value="72.92" calcext:value-type="float">
            <text:p>72.92</text:p>
          </table:table-cell>
          <table:table-cell office:value-type="float" office:value="70.83" calcext:value-type="float">
            <text:p>70.83</text:p>
          </table:table-cell>
          <table:table-cell office:value-type="float" office:value="75" calcext:value-type="float">
            <text:p>75</text:p>
          </table:table-cell>
          <table:table-cell office:value-type="float" office:value="73.91" calcext:value-type="float">
            <text:p>73.91</text:p>
          </table:table-cell>
          <table:table-cell office:value-type="float" office:value="72" calcext:value-type="float">
            <text:p>72</text:p>
          </table:table-cell>
          <table:table-cell office:value-type="float" office:value="72.34" calcext:value-type="float">
            <text:p>72.34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6625" calcext:value-type="float">
            <text:p>0.6625</text:p>
          </table:table-cell>
          <table:table-cell office:value-type="float" office:value="11.614" calcext:value-type="float">
            <text:p>11.614</text:p>
          </table:table-cell>
          <table:table-cell office:value-type="string" calcext:value-type="string">
            <text:p>f0205e7af891aa4c254292c8650ba3c57110644a4fa8b5a05bc1ade4c2d7c1f8</text:p>
          </table:table-cell>
          <table:table-cell office:value-type="float" office:value="29.17" calcext:value-type="float">
            <text:p>29.17</text:p>
          </table:table-cell>
          <table:table-cell office:value-type="float" office:value="64.58" calcext:value-type="float">
            <text:p>64.58</text:p>
          </table:table-cell>
          <table:table-cell office:value-type="float" office:value="58.33" calcext:value-type="float">
            <text:p>58.33</text:p>
          </table:table-cell>
          <table:table-cell office:value-type="float" office:value="70.83" calcext:value-type="float">
            <text:p>70.83</text:p>
          </table:table-cell>
          <table:table-cell office:value-type="float" office:value="66.67" calcext:value-type="float">
            <text:p>66.67</text:p>
          </table:table-cell>
          <table:table-cell office:value-type="float" office:value="62.96" calcext:value-type="float">
            <text:p>62.96</text:p>
          </table:table-cell>
          <table:table-cell office:value-type="float" office:value="62.22" calcext:value-type="float">
            <text:p>62.22</text:p>
          </table:table-cell>
          <table:table-cell office:value-type="float" office:value="25" calcext:value-type="float">
            <text:p>25</text:p>
          </table:table-cell>
          <table:table-cell office:value-type="float" office:value="0.659722222222222" calcext:value-type="float">
            <text:p>0.659722222222222</text:p>
          </table:table-cell>
          <table:table-cell office:value-type="float" office:value="0.571180555555556" calcext:value-type="float">
            <text:p>0.571180555555556</text:p>
          </table:table-cell>
          <table:table-cell office:value-type="float" office:value="15.785" calcext:value-type="float">
            <text:p>15.785</text:p>
          </table:table-cell>
          <table:table-cell office:value-type="string" calcext:value-type="string">
            <text:p>e27e18f965950b28d89b587632596610ed77e6fa593b66bfcc1ffe51a1672f97</text:p>
          </table:table-cell>
          <table:table-cell office:value-type="float" office:value="41.67" calcext:value-type="float">
            <text:p>41.67</text:p>
          </table:table-cell>
          <table:table-cell office:value-type="float" office:value="70.83" calcext:value-type="float">
            <text:p>70.83</text:p>
          </table:table-cell>
          <table:table-cell office:value-type="float" office:value="66.67" calcext:value-type="float">
            <text:p>66.67</text:p>
          </table:table-cell>
          <table:table-cell office:value-type="float" office:value="75" calcext:value-type="float">
            <text:p>75</text:p>
          </table:table-cell>
          <table:table-cell office:value-type="float" office:value="72.73" calcext:value-type="float">
            <text:p>72.73</text:p>
          </table:table-cell>
          <table:table-cell office:value-type="float" office:value="69.23" calcext:value-type="float">
            <text:p>69.23</text:p>
          </table:table-cell>
          <table:table-cell office:value-type="float" office:value="69.57" calcext:value-type="float">
            <text:p>69.57</text:p>
          </table:table-cell>
          <table:table-cell office:value-type="float" office:value="13" calcext:value-type="float">
            <text:p>13</text:p>
          </table:table-cell>
          <table:table-cell office:value-type="float" office:value="0.7" calcext:value-type="float">
            <text:p>0.7</text:p>
          </table:table-cell>
          <table:table-cell office:value-type="float" office:value="0.6625" calcext:value-type="float">
            <text:p>0.6625</text:p>
          </table:table-cell>
          <table:table-cell office:value-type="float" office:value="12.129" calcext:value-type="float">
            <text:p>12.129</text:p>
          </table:table-cell>
          <table:table-cell office:value-type="string" calcext:value-type="string">
            <text:p>dd098da56c34a1a326881606ddcef3c865fc969cb894e9e7f3b83590c678bf94</text:p>
          </table:table-cell>
          <table:table-cell office:value-type="float" office:value="45.83" calcext:value-type="float">
            <text:p>45.83</text:p>
          </table:table-cell>
          <table:table-cell office:value-type="float" office:value="72.92" calcext:value-type="float">
            <text:p>72.92</text:p>
          </table:table-cell>
          <table:table-cell office:value-type="float" office:value="70.83" calcext:value-type="float">
            <text:p>70.83</text:p>
          </table:table-cell>
          <table:table-cell office:value-type="float" office:value="75" calcext:value-type="float">
            <text:p>75</text:p>
          </table:table-cell>
          <table:table-cell office:value-type="float" office:value="73.91" calcext:value-type="float">
            <text:p>73.91</text:p>
          </table:table-cell>
          <table:table-cell office:value-type="float" office:value="72" calcext:value-type="float">
            <text:p>72</text:p>
          </table:table-cell>
          <table:table-cell office:value-type="float" office:value="72.34" calcext:value-type="float">
            <text:p>72.34</text:p>
          </table:table-cell>
          <table:table-cell office:value-type="float" office:value="11" calcext:value-type="float">
            <text:p>11</text:p>
          </table:table-cell>
          <table:table-cell office:value-type="float" office:value="0.7" calcext:value-type="float">
            <text:p>0.7</text:p>
          </table:table-cell>
          <table:table-cell office:value-type="float" office:value="0.6625" calcext:value-type="float">
            <text:p>0.6625</text:p>
          </table:table-cell>
          <table:table-cell office:value-type="float" office:value="11.645" calcext:value-type="float">
            <text:p>11.645</text:p>
          </table:table-cell>
          <table:table-cell office:value-type="string" calcext:value-type="string">
            <text:p>f0205e7af891aa4c254292c8650ba3c57110644a4fa8b5a05bc1ade4c2d7c1f8</text:p>
          </table:table-cell>
          <table:table-cell office:value-type="float" office:value="54.17" calcext:value-type="float">
            <text:p>54.17</text:p>
          </table:table-cell>
          <table:table-cell office:value-type="float" office:value="77.08" calcext:value-type="float">
            <text:p>77.08</text:p>
          </table:table-cell>
          <table:table-cell office:value-type="float" office:value="66.67" calcext:value-type="float">
            <text:p>66.67</text:p>
          </table:table-cell>
          <table:table-cell office:value-type="float" office:value="87.5" calcext:value-type="float">
            <text:p>87.5</text:p>
          </table:table-cell>
          <table:table-cell office:value-type="float" office:value="84.21" calcext:value-type="float">
            <text:p>84.21</text:p>
          </table:table-cell>
          <table:table-cell office:value-type="float" office:value="72.41" calcext:value-type="float">
            <text:p>72.41</text:p>
          </table:table-cell>
          <table:table-cell office:value-type="float" office:value="74.42" calcext:value-type="float">
            <text:p>74.42</text:p>
          </table:table-cell>
          <table:table-cell office:value-type="float" office:value="9" calcext:value-type="float">
            <text:p>9</text:p>
          </table:table-cell>
          <table:table-cell office:value-type="float" office:value="0.820833333333333" calcext:value-type="float">
            <text:p>0.820833333333333</text:p>
          </table:table-cell>
          <table:table-cell office:value-type="float" office:value="0.686458333333333" calcext:value-type="float">
            <text:p>0.686458333333333</text:p>
          </table:table-cell>
          <table:table-cell office:value-type="float" office:value="12.322" calcext:value-type="float">
            <text:p>12.322</text:p>
          </table:table-cell>
          <table:table-cell office:value-type="string" calcext:value-type="string">
            <text:p>86ba3b2d3f3539635af7849cd9e24980ab6881a5da40fb2edf9ffde90027f30b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c27a108e1c1ed531fa1e26b1ab33df6c7737044d9b8c4d7d5634d968b282650d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27a108e1c1ed531fa1e26b1ab33df6c7737044d9b8c4d7d5634d968b282650d</text:p>
          </table:table-cell>
          <table:table-cell office:value-type="float" office:value="54.17" calcext:value-type="float">
            <text:p>54.17</text:p>
          </table:table-cell>
          <table:table-cell office:value-type="float" office:value="77.08" calcext:value-type="float">
            <text:p>77.08</text:p>
          </table:table-cell>
          <table:table-cell office:value-type="float" office:value="66.67" calcext:value-type="float">
            <text:p>66.67</text:p>
          </table:table-cell>
          <table:table-cell office:value-type="float" office:value="87.5" calcext:value-type="float">
            <text:p>87.5</text:p>
          </table:table-cell>
          <table:table-cell office:value-type="float" office:value="84.21" calcext:value-type="float">
            <text:p>84.21</text:p>
          </table:table-cell>
          <table:table-cell office:value-type="float" office:value="72.41" calcext:value-type="float">
            <text:p>72.41</text:p>
          </table:table-cell>
          <table:table-cell office:value-type="float" office:value="74.42" calcext:value-type="float">
            <text:p>74.42</text:p>
          </table:table-cell>
          <table:table-cell office:value-type="float" office:value="9" calcext:value-type="float">
            <text:p>9</text:p>
          </table:table-cell>
          <table:table-cell office:value-type="float" office:value="0.820833333333333" calcext:value-type="float">
            <text:p>0.820833333333333</text:p>
          </table:table-cell>
          <table:table-cell office:value-type="float" office:value="0.686458333333333" calcext:value-type="float">
            <text:p>0.686458333333333</text:p>
          </table:table-cell>
          <table:table-cell office:value-type="float" office:value="11.128" calcext:value-type="float">
            <text:p>11.128</text:p>
          </table:table-cell>
          <table:table-cell office:value-type="string" calcext:value-type="string">
            <text:p>86ba3b2d3f3539635af7849cd9e24980ab6881a5da40fb2edf9ffde90027f30b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7a108e1c1ed531fa1e26b1ab33df6c7737044d9b8c4d7d5634d968b282650d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27a108e1c1ed531fa1e26b1ab33df6c7737044d9b8c4d7d5634d968b282650d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5.83" calcext:value-type="float">
            <text:p>55.83</text:p>
          </table:table-cell>
          <table:table-cell office:value-type="float" office:value="74.17" calcext:value-type="float">
            <text:p>74.17</text:p>
          </table:table-cell>
          <table:table-cell office:value-type="float" office:value="68.45" calcext:value-type="float">
            <text:p>68.45</text:p>
          </table:table-cell>
          <table:table-cell office:value-type="float" office:value="62.71" calcext:value-type="float">
            <text:p>62.71</text:p>
          </table:table-cell>
          <table:table-cell office:value-type="float" office:value="61.42" calcext:value-type="float">
            <text:p>61.42</text:p>
          </table:table-cell>
          <table:table-cell office:value-type="float" office:value="0" calcext:value-type="float">
            <text:p>0</text:p>
          </table:table-cell>
          <table:table-cell office:value-type="float" office:value="148040" calcext:value-type="float">
            <text:p>148040</text:p>
          </table:table-cell>
          <table:table-cell office:value-type="float" office:value="0.001215277777778" calcext:value-type="float">
            <text:p>0.001215277777778</text:p>
          </table:table-cell>
          <table:table-cell office:value-type="float" office:value="0.000303819444444" calcext:value-type="float">
            <text:p>0.000303819444444</text:p>
          </table:table-cell>
          <table:table-cell office:value-type="float" office:value="0.001388888888889" calcext:value-type="float">
            <text:p>0.001388888888889</text:p>
          </table:table-cell>
          <table:table-cell office:value-type="float" office:value="0.001215277777778" calcext:value-type="float">
            <text:p>0.001215277777778</text:p>
          </table:table-cell>
          <table:table-cell office:value-type="float" office:value="0.000611495578624" calcext:value-type="float">
            <text:p>0.000611495578624</text:p>
          </table:table-cell>
          <table:table-cell office:value-type="float" office:value="0.000275701914138" calcext:value-type="float">
            <text:p>0.000275701914138</text:p>
          </table:table-cell>
          <table:table-cell office:value-type="float" office:value="0.000605168492501" calcext:value-type="float">
            <text:p>0.000605168492501</text:p>
          </table:table-cell>
          <table:table-cell office:value-type="float" office:value="0" calcext:value-type="float">
            <text:p>0</text:p>
          </table:table-cell>
          <table:table-cell office:value-type="float" office:value="818.8" calcext:value-type="float">
            <text:p>81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a47e43828974cfc6a89ae628dcbc7de47b3a0790325ee464ea80ddf8f323b32", "d20cccae80f600cc9a5dfc633183ddc00db01640f60c0672f7c07f1f56121053", "3fcb8e39a40348cf21c019979c28e06e6d7245b5ca57db232afa8c3080988cfc", "031c74d90821bdc31fcc9fc3dd93a4180a8a102436ff8088246f0774853a8085", "51a694d660d6b428e6c41201d989c32dc9685e82f2a773d86ce8a61e5012a5fa")</text:p>
          </table:table-cell>
          <table:table-cell office:value-type="float" office:value="26.67" calcext:value-type="float">
            <text:p>26.67</text:p>
          </table:table-cell>
          <table:table-cell office:value-type="float" office:value="63.33" calcext:value-type="float">
            <text:p>63.33</text:p>
          </table:table-cell>
          <table:table-cell office:value-type="float" office:value="55" calcext:value-type="float">
            <text:p>55</text:p>
          </table:table-cell>
          <table:table-cell office:value-type="float" office:value="71.67" calcext:value-type="float">
            <text:p>71.67</text:p>
          </table:table-cell>
          <table:table-cell office:value-type="float" office:value="66" calcext:value-type="float">
            <text:p>66</text:p>
          </table:table-cell>
          <table:table-cell office:value-type="float" office:value="61.47" calcext:value-type="float">
            <text:p>61.47</text:p>
          </table:table-cell>
          <table:table-cell office:value-type="float" office:value="59.95" calcext:value-type="float">
            <text:p>59.95</text:p>
          </table:table-cell>
          <table:table-cell office:value-type="float" office:value="29.05" calcext:value-type="float">
            <text:p>29.05</text:p>
          </table:table-cell>
          <table:table-cell office:value-type="float" office:value="297720" calcext:value-type="float">
            <text:p>297720</text:p>
          </table:table-cell>
          <table:table-cell office:value-type="float" office:value="0.000520833333333" calcext:value-type="float">
            <text:p>0.000520833333333</text:p>
          </table:table-cell>
          <table:table-cell office:value-type="float" office:value="0.000130208333333" calcext:value-type="float">
            <text:p>0.000130208333333</text:p>
          </table:table-cell>
          <table:table-cell office:value-type="float" office:value="0.001215277777778" calcext:value-type="float">
            <text:p>0.001215277777778</text:p>
          </table:table-cell>
          <table:table-cell office:value-type="float" office:value="0.000347222222222" calcext:value-type="float">
            <text:p>0.000347222222222</text:p>
          </table:table-cell>
          <table:table-cell table:style-name="ce3" office:value-type="float" office:value="0.0000833" calcext:value-type="float">
            <text:p>8.33E-05</text:p>
          </table:table-cell>
          <table:table-cell table:style-name="ce3" office:value-type="float" office:value="0.00019402452339" calcext:value-type="float">
            <text:p>1.94E-04</text:p>
          </table:table-cell>
          <table:table-cell office:value-type="float" office:value="0.000492050998545" calcext:value-type="float">
            <text:p>0.000492050998545</text:p>
          </table:table-cell>
          <table:table-cell office:value-type="float" office:value="0.000656509695291" calcext:value-type="float">
            <text:p>0.000656509695291</text:p>
          </table:table-cell>
          <table:table-cell office:value-type="float" office:value="1463.2" calcext:value-type="float">
            <text:p>1463.2</text:p>
          </table:table-cell>
          <table:table-cell office:value-type="float" office:value="770.432" calcext:value-type="float">
            <text:p>770.432</text:p>
          </table:table-cell>
          <table:table-cell office:value-type="string" calcext:value-type="string">
            <text:p>("fbb5954336885b94140f63785e340b3b0db65eb55fb4739df1fe9092591fc85e", "fa4dbaf88515239a476ffeeb94a074cdca3f8932310af39fb01644e876cc2fff", "6e2ca935bdc4eb5c9a12d8eebebb9f46dc35eeb27b6a8577f0ba9bb28d9538d1", "9ac02677ddf44e8f75ec6b4f9b3d33e94b5720884100c7ca80a27121bc55b72e", "50e18abd41fa019702269e174365298e6b77b42700d69bfda1c4f128b7f3f41c")</text:p>
          </table:table-cell>
          <table:table-cell table:number-columns-repeated="83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6.88" calcext:value-type="float">
            <text:p>6.88</text:p>
          </table:table-cell>
          <table:table-cell table:style-name="ce6" office:value-type="float" office:value="54.17" calcext:value-type="float">
            <text:p>54.17</text:p>
          </table:table-cell>
          <table:table-cell office:value-type="float" office:value="34.78" calcext:value-type="float">
            <text:p>34.78</text:p>
          </table:table-cell>
          <table:table-cell office:value-type="float" office:value="72" calcext:value-type="float">
            <text:p>72</text:p>
          </table:table-cell>
          <table:table-cell office:value-type="float" office:value="53.33" calcext:value-type="float">
            <text:p>53.33</text:p>
          </table:table-cell>
          <table:table-cell office:value-type="float" office:value="54.55" calcext:value-type="float">
            <text:p>54.55</text:p>
          </table:table-cell>
          <table:table-cell office:value-type="float" office:value="42.11" calcext:value-type="float">
            <text:p>42.11</text:p>
          </table:table-cell>
          <table:table-cell office:value-type="float" office:value="21" calcext:value-type="float">
            <text:p>21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19.227" calcext:value-type="float">
            <text:p>19.227</text:p>
          </table:table-cell>
          <table:table-cell office:value-type="string" calcext:value-type="string">
            <text:p>18396f768a77269d26404f9b5e7142f35e99f1a64b42f6abc661207df0059b44</text:p>
          </table:table-cell>
          <table:table-cell office:value-type="float" office:value="11.27" calcext:value-type="float">
            <text:p>11.27</text:p>
          </table:table-cell>
          <table:table-cell office:value-type="float" office:value="56.25" calcext:value-type="float">
            <text:p>56.25</text:p>
          </table:table-cell>
          <table:table-cell office:value-type="float" office:value="39.13" calcext:value-type="float">
            <text:p>39.1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6.25" calcext:value-type="float">
            <text:p>56.25</text:p>
          </table:table-cell>
          <table:table-cell office:value-type="float" office:value="46.15" calcext:value-type="float">
            <text:p>46.15</text:p>
          </table:table-cell>
          <table:table-cell office:value-type="float" office:value="13" calcext:value-type="float">
            <text:p>13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12.098" calcext:value-type="float">
            <text:p>12.098</text:p>
          </table:table-cell>
          <table:table-cell office:value-type="string" calcext:value-type="string">
            <text:p>7b237f32696eea228cf85d4277d8d9b0d0346b71edd1d7e0308e70f23a810a45</text:p>
          </table:table-cell>
          <table:table-cell office:value-type="float" office:value="10.95" calcext:value-type="float">
            <text:p>10.95</text:p>
          </table:table-cell>
          <table:table-cell office:value-type="float" office:value="56.25" calcext:value-type="float">
            <text:p>56.25</text:p>
          </table:table-cell>
          <table:table-cell office:value-type="float" office:value="34.78" calcext:value-type="float">
            <text:p>34.78</text:p>
          </table:table-cell>
          <table:table-cell office:value-type="float" office:value="76" calcext:value-type="float">
            <text:p>76</text:p>
          </table:table-cell>
          <table:table-cell office:value-type="float" office:value="57.14" calcext:value-type="float">
            <text:p>57.14</text:p>
          </table:table-cell>
          <table:table-cell office:value-type="float" office:value="55.88" calcext:value-type="float">
            <text:p>55.88</text:p>
          </table:table-cell>
          <table:table-cell office:value-type="float" office:value="43.24" calcext:value-type="float">
            <text:p>43.24</text:p>
          </table:table-cell>
          <table:table-cell office:value-type="float" office:value="11" calcext:value-type="float">
            <text:p>11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11.768" calcext:value-type="float">
            <text:p>11.768</text:p>
          </table:table-cell>
          <table:table-cell office:value-type="string" calcext:value-type="string">
            <text:p>7d6a8b67e679b3f929cc167664f7b2140ad03e3dca55cf474f8351e3fa970fda</text:p>
          </table:table-cell>
          <table:table-cell office:value-type="float" office:value="3.16" calcext:value-type="float">
            <text:p>3.16</text:p>
          </table:table-cell>
          <table:table-cell office:value-type="float" office:value="52.08" calcext:value-type="float">
            <text:p>52.08</text:p>
          </table:table-cell>
          <table:table-cell office:value-type="float" office:value="39.13" calcext:value-type="float">
            <text:p>39.1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53.33" calcext:value-type="float">
            <text:p>53.33</text:p>
          </table:table-cell>
          <table:table-cell office:value-type="float" office:value="43.9" calcext:value-type="float">
            <text:p>43.9</text:p>
          </table:table-cell>
          <table:table-cell office:value-type="float" office:value="17" calcext:value-type="float">
            <text:p>17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13.355" calcext:value-type="float">
            <text:p>13.355</text:p>
          </table:table-cell>
          <table:table-cell office:value-type="string" calcext:value-type="string">
            <text:p>f104391c66651bc43c694ff329144d1048b047ef87758f0b972f580c4eba7322</text:p>
          </table:table-cell>
          <table:table-cell office:value-type="float" office:value="11.27" calcext:value-type="float">
            <text:p>11.27</text:p>
          </table:table-cell>
          <table:table-cell office:value-type="float" office:value="56.25" calcext:value-type="float">
            <text:p>56.25</text:p>
          </table:table-cell>
          <table:table-cell office:value-type="float" office:value="39.13" calcext:value-type="float">
            <text:p>39.1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56.25" calcext:value-type="float">
            <text:p>56.25</text:p>
          </table:table-cell>
          <table:table-cell office:value-type="float" office:value="46.15" calcext:value-type="float">
            <text:p>46.15</text:p>
          </table:table-cell>
          <table:table-cell office:value-type="float" office:value="13" calcext:value-type="float">
            <text:p>13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12.055" calcext:value-type="float">
            <text:p>12.055</text:p>
          </table:table-cell>
          <table:table-cell office:value-type="string" calcext:value-type="string">
            <text:p>7b237f32696eea228cf85d4277d8d9b0d0346b71edd1d7e0308e70f23a810a45</text:p>
          </table:table-cell>
          <table:table-cell office:value-type="float" office:value="10.95" calcext:value-type="float">
            <text:p>10.95</text:p>
          </table:table-cell>
          <table:table-cell office:value-type="float" office:value="56.25" calcext:value-type="float">
            <text:p>56.25</text:p>
          </table:table-cell>
          <table:table-cell office:value-type="float" office:value="34.78" calcext:value-type="float">
            <text:p>34.78</text:p>
          </table:table-cell>
          <table:table-cell office:value-type="float" office:value="76" calcext:value-type="float">
            <text:p>76</text:p>
          </table:table-cell>
          <table:table-cell office:value-type="float" office:value="57.14" calcext:value-type="float">
            <text:p>57.14</text:p>
          </table:table-cell>
          <table:table-cell office:value-type="float" office:value="55.88" calcext:value-type="float">
            <text:p>55.88</text:p>
          </table:table-cell>
          <table:table-cell office:value-type="float" office:value="43.24" calcext:value-type="float">
            <text:p>43.24</text:p>
          </table:table-cell>
          <table:table-cell office:value-type="float" office:value="11" calcext:value-type="float">
            <text:p>11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11.749" calcext:value-type="float">
            <text:p>11.749</text:p>
          </table:table-cell>
          <table:table-cell office:value-type="string" calcext:value-type="string">
            <text:p>7d6a8b67e679b3f929cc167664f7b2140ad03e3dca55cf474f8351e3fa970fda</text:p>
          </table:table-cell>
          <table:table-cell office:value-type="float" office:value="15.34" calcext:value-type="float">
            <text:p>15.34</text:p>
          </table:table-cell>
          <table:table-cell office:value-type="float" office:value="58.33" calcext:value-type="float">
            <text:p>58.33</text:p>
          </table:table-cell>
          <table:table-cell office:value-type="float" office:value="39.13" calcext:value-type="float">
            <text:p>39.13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57.58" calcext:value-type="float">
            <text:p>57.58</text:p>
          </table:table-cell>
          <table:table-cell office:value-type="float" office:value="47.37" calcext:value-type="float">
            <text:p>47.37</text:p>
          </table:table-cell>
          <table:table-cell office:value-type="float" office:value="7" calcext:value-type="float">
            <text:p>7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589583333333333" calcext:value-type="float">
            <text:p>0.589583333333333</text:p>
          </table:table-cell>
          <table:table-cell office:value-type="float" office:value="6.447" calcext:value-type="float">
            <text:p>6.447</text:p>
          </table:table-cell>
          <table:table-cell office:value-type="string" calcext:value-type="string">
            <text:p>32440828089ae05a9175888aa8bde1d01c174ef0f299ec43f9b201abc71b207c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9f189fa02527a1ef280117d0720cbcb013313a86e2a16691b7af0a278cf107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29f189fa02527a1ef280117d0720cbcb013313a86e2a16691b7af0a278cf107</text:p>
          </table:table-cell>
          <table:table-cell office:value-type="float" office:value="15.34" calcext:value-type="float">
            <text:p>15.34</text:p>
          </table:table-cell>
          <table:table-cell office:value-type="float" office:value="58.33" calcext:value-type="float">
            <text:p>58.33</text:p>
          </table:table-cell>
          <table:table-cell office:value-type="float" office:value="39.13" calcext:value-type="float">
            <text:p>39.13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57.58" calcext:value-type="float">
            <text:p>57.58</text:p>
          </table:table-cell>
          <table:table-cell office:value-type="float" office:value="47.37" calcext:value-type="float">
            <text:p>47.37</text:p>
          </table:table-cell>
          <table:table-cell office:value-type="float" office:value="7" calcext:value-type="float">
            <text:p>7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589583333333333" calcext:value-type="float">
            <text:p>0.589583333333333</text:p>
          </table:table-cell>
          <table:table-cell office:value-type="float" office:value="6.02" calcext:value-type="float">
            <text:p>6.02</text:p>
          </table:table-cell>
          <table:table-cell office:value-type="string" calcext:value-type="string">
            <text:p>32440828089ae05a9175888aa8bde1d01c174ef0f299ec43f9b201abc71b207c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d29f189fa02527a1ef280117d0720cbcb013313a86e2a16691b7af0a278cf107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d29f189fa02527a1ef280117d0720cbcb013313a86e2a16691b7af0a278cf107</text:p>
          </table:table-cell>
          <table:table-cell office:value-type="float" office:value="31.79" calcext:value-type="float">
            <text:p>31.79</text:p>
          </table:table-cell>
          <table:table-cell office:value-type="float" office:value="66.25" calcext:value-type="float">
            <text:p>66.25</text:p>
          </table:table-cell>
          <table:table-cell office:value-type="float" office:value="53.91" calcext:value-type="float">
            <text:p>53.91</text:p>
          </table:table-cell>
          <table:table-cell office:value-type="float" office:value="77.6" calcext:value-type="float">
            <text:p>77.6</text:p>
          </table:table-cell>
          <table:table-cell office:value-type="float" office:value="68.85" calcext:value-type="float">
            <text:p>68.85</text:p>
          </table:table-cell>
          <table:table-cell office:value-type="float" office:value="64.69" calcext:value-type="float">
            <text:p>64.69</text:p>
          </table:table-cell>
          <table:table-cell office:value-type="float" office:value="60.45" calcext:value-type="float">
            <text:p>60.45</text:p>
          </table:table-cell>
          <table:table-cell office:value-type="float" office:value="0" calcext:value-type="float">
            <text:p>0</text:p>
          </table:table-cell>
          <table:table-cell office:value-type="float" office:value="155880" calcext:value-type="float">
            <text:p>155880</text:p>
          </table:table-cell>
          <table:table-cell office:value-type="float" office:value="0.00307008342049" calcext:value-type="float">
            <text:p>0.00307008342049</text:p>
          </table:table-cell>
          <table:table-cell office:value-type="float" office:value="0.000737847222222" calcext:value-type="float">
            <text:p>0.000737847222222</text:p>
          </table:table-cell>
          <table:table-cell office:value-type="float" office:value="0.001512287334594" calcext:value-type="float">
            <text:p>0.001512287334594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1121709705373" calcext:value-type="float">
            <text:p>0.001121709705373</text:p>
          </table:table-cell>
          <table:table-cell office:value-type="float" office:value="0.000547424602433" calcext:value-type="float">
            <text:p>0.000547424602433</text:p>
          </table:table-cell>
          <table:table-cell office:value-type="float" office:value="0.001326450350118" calcext:value-type="float">
            <text:p>0.001326450350118</text:p>
          </table:table-cell>
          <table:table-cell office:value-type="float" office:value="0" calcext:value-type="float">
            <text:p>0</text:p>
          </table:table-cell>
          <table:table-cell office:value-type="float" office:value="403.2" calcext:value-type="float">
            <text:p>40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b6f7308caf717e426fd31282c4d4284a9541ba97c84fd1f707eecb25f3830ba5", "2cb044f64d3501a31482ba139b2d68b5c664a20ecbe4be19a75484c0f67da061", "c17169209670e8978553154d983a10040b08f5fa562cf0552fd3ad9ebe264281", "e8d870a941a62dfdaf8881670827a05e35e517c12e92a434c558b80c92ca81eb", "83252f98c1457bd04a476db099cb20510d2fc6b908b020a633fad645969f4416")</text:p>
          </table:table-cell>
          <table:table-cell office:value-type="float" office:value="30.06" calcext:value-type="float">
            <text:p>30.06</text:p>
          </table:table-cell>
          <table:table-cell office:value-type="float" office:value="65.42" calcext:value-type="float">
            <text:p>65.42</text:p>
          </table:table-cell>
          <table:table-cell office:value-type="float" office:value="52.17" calcext:value-type="float">
            <text:p>52.17</text:p>
          </table:table-cell>
          <table:table-cell office:value-type="float" office:value="77.6" calcext:value-type="float">
            <text:p>77.6</text:p>
          </table:table-cell>
          <table:table-cell office:value-type="float" office:value="68.25" calcext:value-type="float">
            <text:p>68.25</text:p>
          </table:table-cell>
          <table:table-cell office:value-type="float" office:value="63.81" calcext:value-type="float">
            <text:p>63.81</text:p>
          </table:table-cell>
          <table:table-cell office:value-type="float" office:value="59.11" calcext:value-type="float">
            <text:p>59.11</text:p>
          </table:table-cell>
          <table:table-cell office:value-type="float" office:value="33.16" calcext:value-type="float">
            <text:p>33.16</text:p>
          </table:table-cell>
          <table:table-cell office:value-type="float" office:value="311080" calcext:value-type="float">
            <text:p>311080</text:p>
          </table:table-cell>
          <table:table-cell office:value-type="float" office:value="0.006720845863732" calcext:value-type="float">
            <text:p>0.006720845863732</text:p>
          </table:table-cell>
          <table:table-cell office:value-type="float" office:value="0.001649305555556" calcext:value-type="float">
            <text:p>0.001649305555556</text:p>
          </table:table-cell>
          <table:table-cell office:value-type="float" office:value="0.001890359168242" calcext:value-type="float">
            <text:p>0.001890359168242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3360191625519" calcext:value-type="float">
            <text:p>0.003360191625519</text:p>
          </table:table-cell>
          <table:table-cell office:value-type="float" office:value="0.000983734931726" calcext:value-type="float">
            <text:p>0.000983734931726</text:p>
          </table:table-cell>
          <table:table-cell office:value-type="float" office:value="0.002271895373259" calcext:value-type="float">
            <text:p>0.002271895373259</text:p>
          </table:table-cell>
          <table:table-cell office:value-type="float" office:value="0.000346260387812" calcext:value-type="float">
            <text:p>0.000346260387812</text:p>
          </table:table-cell>
          <table:table-cell office:value-type="float" office:value="181.2" calcext:value-type="float">
            <text:p>181.2</text:p>
          </table:table-cell>
          <table:table-cell office:value-type="float" office:value="713.597" calcext:value-type="float">
            <text:p>713.597</text:p>
          </table:table-cell>
          <table:table-cell office:value-type="string" calcext:value-type="string">
            <text:p>("6392114040fb139b8adaf03c4dfd76fb065ac8030fbf3a54391e8635d74fe5ed", "920cc40b79f04ac9282c81f71e51186de06264aba11e3f17c6594e0618d176e1", "d3c1bd4bb6363dd7f1e915dab2cc657dea794834aede8f31eff7bb6a135a7f7b", "112e98ae49a44ec339267a0edf046d9aa4224da3b355b3ecf143d0ad47fd2aa5", "5bb5a08697ed7494e95fef4df660366999d814f7739797d87bee377431291737")</text:p>
          </table:table-cell>
          <table:table-cell table:number-columns-repeated="83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37.72" calcext:value-type="float">
            <text:p>37.72</text:p>
          </table:table-cell>
          <table:table-cell table:style-name="ce6" office:value-type="float" office:value="68.75" calcext:value-type="float">
            <text:p>68.75</text:p>
          </table:table-cell>
          <table:table-cell office:value-type="float" office:value="73.91" calcext:value-type="float">
            <text:p>73.91</text:p>
          </table:table-cell>
          <table:table-cell office:value-type="float" office:value="64" calcext:value-type="float">
            <text:p>64</text:p>
          </table:table-cell>
          <table:table-cell office:value-type="float" office:value="65.38" calcext:value-type="float">
            <text:p>65.38</text:p>
          </table:table-cell>
          <table:table-cell office:value-type="float" office:value="72.73" calcext:value-type="float">
            <text:p>72.73</text:p>
          </table:table-cell>
          <table:table-cell office:value-type="float" office:value="69.39" calcext:value-type="float">
            <text:p>69.39</text:p>
          </table:table-cell>
          <table:table-cell office:value-type="float" office:value="31" calcext:value-type="float">
            <text:p>31</text:p>
          </table:table-cell>
          <table:table-cell office:value-type="float" office:value="0.820833333333333" calcext:value-type="float">
            <text:p>0.820833333333333</text:p>
          </table:table-cell>
          <table:table-cell office:value-type="float" office:value="0.686458333333333" calcext:value-type="float">
            <text:p>0.686458333333333</text:p>
          </table:table-cell>
          <table:table-cell office:value-type="float" office:value="19.999" calcext:value-type="float">
            <text:p>19.999</text:p>
          </table:table-cell>
          <table:table-cell office:value-type="string" calcext:value-type="string">
            <text:p>e22108471f734af825b88712568de67a0a6088c2fcbdfeca50b6a67525e35c78</text:p>
          </table:table-cell>
          <table:table-cell office:value-type="float" office:value="41.57" calcext:value-type="float">
            <text:p>41.57</text:p>
          </table:table-cell>
          <table:table-cell office:value-type="float" office:value="70.83" calcext:value-type="float">
            <text:p>70.83</text:p>
          </table:table-cell>
          <table:table-cell office:value-type="float" office:value="69.57" calcext:value-type="float">
            <text:p>69.57</text:p>
          </table:table-cell>
          <table:table-cell office:value-type="float" office:value="72" calcext:value-type="float">
            <text:p>72</text:p>
          </table:table-cell>
          <table:table-cell office:value-type="float" office:value="69.57" calcext:value-type="float">
            <text:p>69.57</text:p>
          </table:table-cell>
          <table:table-cell office:value-type="float" office:value="72" calcext:value-type="float">
            <text:p>72</text:p>
          </table:table-cell>
          <table:table-cell office:value-type="float" office:value="69.57" calcext:value-type="float">
            <text:p>69.57</text:p>
          </table:table-cell>
          <table:table-cell office:value-type="float" office:value="19" calcext:value-type="float">
            <text:p>19</text:p>
          </table:table-cell>
          <table:table-cell office:value-type="float" office:value="0.820833333333333" calcext:value-type="float">
            <text:p>0.820833333333333</text:p>
          </table:table-cell>
          <table:table-cell office:value-type="float" office:value="0.686458333333333" calcext:value-type="float">
            <text:p>0.686458333333333</text:p>
          </table:table-cell>
          <table:table-cell office:value-type="float" office:value="11.334" calcext:value-type="float">
            <text:p>11.334</text:p>
          </table:table-cell>
          <table:table-cell office:value-type="string" calcext:value-type="string">
            <text:p>04f0df51ccef061825fd7b3f908ea27680619acc8ed8f6545f747fa5d8a50edc</text:p>
          </table:table-cell>
          <table:table-cell office:value-type="float" office:value="41.57" calcext:value-type="float">
            <text:p>41.57</text:p>
          </table:table-cell>
          <table:table-cell office:value-type="float" office:value="70.83" calcext:value-type="float">
            <text:p>70.83</text:p>
          </table:table-cell>
          <table:table-cell office:value-type="float" office:value="69.57" calcext:value-type="float">
            <text:p>69.57</text:p>
          </table:table-cell>
          <table:table-cell office:value-type="float" office:value="72" calcext:value-type="float">
            <text:p>72</text:p>
          </table:table-cell>
          <table:table-cell office:value-type="float" office:value="69.57" calcext:value-type="float">
            <text:p>69.57</text:p>
          </table:table-cell>
          <table:table-cell office:value-type="float" office:value="72" calcext:value-type="float">
            <text:p>72</text:p>
          </table:table-cell>
          <table:table-cell office:value-type="float" office:value="69.57" calcext:value-type="float">
            <text:p>69.57</text:p>
          </table:table-cell>
          <table:table-cell office:value-type="float" office:value="17" calcext:value-type="float">
            <text:p>17</text:p>
          </table:table-cell>
          <table:table-cell office:value-type="float" office:value="0.820833333333333" calcext:value-type="float">
            <text:p>0.820833333333333</text:p>
          </table:table-cell>
          <table:table-cell office:value-type="float" office:value="0.686458333333333" calcext:value-type="float">
            <text:p>0.686458333333333</text:p>
          </table:table-cell>
          <table:table-cell office:value-type="float" office:value="11.252" calcext:value-type="float">
            <text:p>11.252</text:p>
          </table:table-cell>
          <table:table-cell office:value-type="string" calcext:value-type="string">
            <text:p>e2818cc3d0ef3031718122878ddb4f35d90568457379bf48d1bc0d36484bd450</text:p>
          </table:table-cell>
          <table:table-cell office:value-type="float" office:value="33.45" calcext:value-type="float">
            <text:p>33.45</text:p>
          </table:table-cell>
          <table:table-cell office:value-type="float" office:value="66.67" calcext:value-type="float">
            <text:p>66.67</text:p>
          </table:table-cell>
          <table:table-cell office:value-type="float" office:value="69.57" calcext:value-type="float">
            <text:p>69.5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9.57" calcext:value-type="float">
            <text:p>69.57</text:p>
          </table:table-cell>
          <table:table-cell office:value-type="float" office:value="66.67" calcext:value-type="float">
            <text:p>66.67</text:p>
          </table:table-cell>
          <table:table-cell office:value-type="float" office:value="31" calcext:value-type="float">
            <text:p>31</text:p>
          </table:table-cell>
          <table:table-cell office:value-type="float" office:value="0.820833333333333" calcext:value-type="float">
            <text:p>0.820833333333333</text:p>
          </table:table-cell>
          <table:table-cell office:value-type="float" office:value="0.686458333333333" calcext:value-type="float">
            <text:p>0.686458333333333</text:p>
          </table:table-cell>
          <table:table-cell office:value-type="float" office:value="13.692" calcext:value-type="float">
            <text:p>13.692</text:p>
          </table:table-cell>
          <table:table-cell office:value-type="string" calcext:value-type="string">
            <text:p>c2b82e8f2355264cf88271ae106d784c53862341f444036b03af67c077e1a7f0</text:p>
          </table:table-cell>
          <table:table-cell office:value-type="float" office:value="41.57" calcext:value-type="float">
            <text:p>41.57</text:p>
          </table:table-cell>
          <table:table-cell office:value-type="float" office:value="70.83" calcext:value-type="float">
            <text:p>70.83</text:p>
          </table:table-cell>
          <table:table-cell office:value-type="float" office:value="69.57" calcext:value-type="float">
            <text:p>69.57</text:p>
          </table:table-cell>
          <table:table-cell office:value-type="float" office:value="72" calcext:value-type="float">
            <text:p>72</text:p>
          </table:table-cell>
          <table:table-cell office:value-type="float" office:value="69.57" calcext:value-type="float">
            <text:p>69.57</text:p>
          </table:table-cell>
          <table:table-cell office:value-type="float" office:value="72" calcext:value-type="float">
            <text:p>72</text:p>
          </table:table-cell>
          <table:table-cell office:value-type="float" office:value="69.57" calcext:value-type="float">
            <text:p>69.57</text:p>
          </table:table-cell>
          <table:table-cell office:value-type="float" office:value="19" calcext:value-type="float">
            <text:p>19</text:p>
          </table:table-cell>
          <table:table-cell office:value-type="float" office:value="0.820833333333333" calcext:value-type="float">
            <text:p>0.820833333333333</text:p>
          </table:table-cell>
          <table:table-cell office:value-type="float" office:value="0.686458333333333" calcext:value-type="float">
            <text:p>0.686458333333333</text:p>
          </table:table-cell>
          <table:table-cell office:value-type="float" office:value="11.427" calcext:value-type="float">
            <text:p>11.427</text:p>
          </table:table-cell>
          <table:table-cell office:value-type="string" calcext:value-type="string">
            <text:p>04f0df51ccef061825fd7b3f908ea27680619acc8ed8f6545f747fa5d8a50edc</text:p>
          </table:table-cell>
          <table:table-cell office:value-type="float" office:value="41.57" calcext:value-type="float">
            <text:p>41.57</text:p>
          </table:table-cell>
          <table:table-cell office:value-type="float" office:value="70.83" calcext:value-type="float">
            <text:p>70.83</text:p>
          </table:table-cell>
          <table:table-cell office:value-type="float" office:value="69.57" calcext:value-type="float">
            <text:p>69.57</text:p>
          </table:table-cell>
          <table:table-cell office:value-type="float" office:value="72" calcext:value-type="float">
            <text:p>72</text:p>
          </table:table-cell>
          <table:table-cell office:value-type="float" office:value="69.57" calcext:value-type="float">
            <text:p>69.57</text:p>
          </table:table-cell>
          <table:table-cell office:value-type="float" office:value="72" calcext:value-type="float">
            <text:p>72</text:p>
          </table:table-cell>
          <table:table-cell office:value-type="float" office:value="69.57" calcext:value-type="float">
            <text:p>69.57</text:p>
          </table:table-cell>
          <table:table-cell office:value-type="float" office:value="17" calcext:value-type="float">
            <text:p>17</text:p>
          </table:table-cell>
          <table:table-cell office:value-type="float" office:value="0.820833333333333" calcext:value-type="float">
            <text:p>0.820833333333333</text:p>
          </table:table-cell>
          <table:table-cell office:value-type="float" office:value="0.686458333333333" calcext:value-type="float">
            <text:p>0.686458333333333</text:p>
          </table:table-cell>
          <table:table-cell office:value-type="float" office:value="10.998" calcext:value-type="float">
            <text:p>10.998</text:p>
          </table:table-cell>
          <table:table-cell office:value-type="string" calcext:value-type="string">
            <text:p>e2818cc3d0ef3031718122878ddb4f35d90568457379bf48d1bc0d36484bd450</text:p>
          </table:table-cell>
          <table:table-cell office:value-type="float" office:value="41.36" calcext:value-type="float">
            <text:p>41.36</text:p>
          </table:table-cell>
          <table:table-cell office:value-type="float" office:value="70.83" calcext:value-type="float">
            <text:p>70.83</text:p>
          </table:table-cell>
          <table:table-cell office:value-type="float" office:value="65.22" calcext:value-type="float">
            <text:p>65.22</text:p>
          </table:table-cell>
          <table:table-cell office:value-type="float" office:value="76" calcext:value-type="float">
            <text:p>7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18" calcext:value-type="float">
            <text:p>68.18</text:p>
          </table:table-cell>
          <table:table-cell office:value-type="float" office:value="9" calcext:value-type="float">
            <text:p>9</text:p>
          </table:table-cell>
          <table:table-cell office:value-type="float" office:value="0.773214285714286" calcext:value-type="float">
            <text:p>0.773214285714286</text:p>
          </table:table-cell>
          <table:table-cell office:value-type="float" office:value="0.710267857142857" calcext:value-type="float">
            <text:p>0.710267857142857</text:p>
          </table:table-cell>
          <table:table-cell office:value-type="float" office:value="10.599" calcext:value-type="float">
            <text:p>10.599</text:p>
          </table:table-cell>
          <table:table-cell office:value-type="string" calcext:value-type="string">
            <text:p>04f7f8cc5e02494da5215f4756f20c93db7b7997b64a89ed98de93f34be11c29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2e53d9952aee32e796648b5b5f27872036b349b07a49b488239bd389df13eacf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2e53d9952aee32e796648b5b5f27872036b349b07a49b488239bd389df13eacf</text:p>
          </table:table-cell>
          <table:table-cell office:value-type="float" office:value="41.36" calcext:value-type="float">
            <text:p>41.36</text:p>
          </table:table-cell>
          <table:table-cell office:value-type="float" office:value="70.83" calcext:value-type="float">
            <text:p>70.83</text:p>
          </table:table-cell>
          <table:table-cell office:value-type="float" office:value="65.22" calcext:value-type="float">
            <text:p>65.22</text:p>
          </table:table-cell>
          <table:table-cell office:value-type="float" office:value="76" calcext:value-type="float">
            <text:p>7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18" calcext:value-type="float">
            <text:p>68.18</text:p>
          </table:table-cell>
          <table:table-cell office:value-type="float" office:value="9" calcext:value-type="float">
            <text:p>9</text:p>
          </table:table-cell>
          <table:table-cell office:value-type="float" office:value="0.773214285714286" calcext:value-type="float">
            <text:p>0.773214285714286</text:p>
          </table:table-cell>
          <table:table-cell office:value-type="float" office:value="0.710267857142857" calcext:value-type="float">
            <text:p>0.710267857142857</text:p>
          </table:table-cell>
          <table:table-cell office:value-type="float" office:value="9.992" calcext:value-type="float">
            <text:p>9.992</text:p>
          </table:table-cell>
          <table:table-cell office:value-type="string" calcext:value-type="string">
            <text:p>04f7f8cc5e02494da5215f4756f20c93db7b7997b64a89ed98de93f34be11c29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e53d9952aee32e796648b5b5f27872036b349b07a49b488239bd389df13eacf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2e53d9952aee32e796648b5b5f27872036b349b07a49b488239bd389df13eacf</text:p>
          </table:table-cell>
          <table:table-cell office:value-type="float" office:value="45.81" calcext:value-type="float">
            <text:p>45.81</text:p>
          </table:table-cell>
          <table:table-cell office:value-type="float" office:value="72.92" calcext:value-type="float">
            <text:p>72.92</text:p>
          </table:table-cell>
          <table:table-cell office:value-type="float" office:value="73.04" calcext:value-type="float">
            <text:p>73.04</text:p>
          </table:table-cell>
          <table:table-cell office:value-type="float" office:value="72.8" calcext:value-type="float">
            <text:p>72.8</text:p>
          </table:table-cell>
          <table:table-cell office:value-type="float" office:value="71.59" calcext:value-type="float">
            <text:p>71.59</text:p>
          </table:table-cell>
          <table:table-cell office:value-type="float" office:value="74.63" calcext:value-type="float">
            <text:p>74.63</text:p>
          </table:table-cell>
          <table:table-cell office:value-type="float" office:value="72.14" calcext:value-type="float">
            <text:p>72.14</text:p>
          </table:table-cell>
          <table:table-cell office:value-type="float" office:value="0" calcext:value-type="float">
            <text:p>0</text:p>
          </table:table-cell>
          <table:table-cell office:value-type="float" office:value="153440" calcext:value-type="float">
            <text:p>153440</text:p>
          </table:table-cell>
          <table:table-cell office:value-type="float" office:value="0.002359296396362" calcext:value-type="float">
            <text:p>0.002359296396362</text:p>
          </table:table-cell>
          <table:table-cell office:value-type="float" office:value="0.000651041666667" calcext:value-type="float">
            <text:p>0.000651041666667</text:p>
          </table:table-cell>
          <table:table-cell office:value-type="float" office:value="0.001323251417769" calcext:value-type="float">
            <text:p>0.001323251417769</text:p>
          </table:table-cell>
          <table:table-cell office:value-type="float" office:value="0.00592" calcext:value-type="float">
            <text:p>0.00592</text:p>
          </table:table-cell>
          <table:table-cell office:value-type="float" office:value="0.002044485891812" calcext:value-type="float">
            <text:p>0.002044485891812</text:p>
          </table:table-cell>
          <table:table-cell office:value-type="float" office:value="0.000121795034131" calcext:value-type="float">
            <text:p>0.000121795034131</text:p>
          </table:table-cell>
          <table:table-cell office:value-type="float" office:value="0.000174881239438" calcext:value-type="float">
            <text:p>0.000174881239438</text:p>
          </table:table-cell>
          <table:table-cell office:value-type="float" office:value="0" calcext:value-type="float">
            <text:p>0</text:p>
          </table:table-cell>
          <table:table-cell office:value-type="float" office:value="674.8" calcext:value-type="float">
            <text:p>67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df33166ead26e290c53cfced53ba60231d1576d8c4180951041f47052ff38e9b", "b1899a00cb25872902de999c756f11b2808ed67ade15d975517afb4b1c78a481", "853ff441f5a336b08ec89b2fc877d35b6b599f3c34eb7f648d64303855b13046", "8093f83a762681f8c64151e612973011ee19d9eef9fdc30d319c1b2395eb1732", "ea87576949d5972e2db05a23bf88dcea9be41c837a4172ac4e5cb7280baffd3e")</text:p>
          </table:table-cell>
          <table:table-cell office:value-type="float" office:value="44.94" calcext:value-type="float">
            <text:p>44.94</text:p>
          </table:table-cell>
          <table:table-cell office:value-type="float" office:value="72.5" calcext:value-type="float">
            <text:p>72.5</text:p>
          </table:table-cell>
          <table:table-cell office:value-type="float" office:value="72.17" calcext:value-type="float">
            <text:p>72.17</text:p>
          </table:table-cell>
          <table:table-cell office:value-type="float" office:value="72.8" calcext:value-type="float">
            <text:p>72.8</text:p>
          </table:table-cell>
          <table:table-cell office:value-type="float" office:value="70.94" calcext:value-type="float">
            <text:p>70.94</text:p>
          </table:table-cell>
          <table:table-cell office:value-type="float" office:value="74.07" calcext:value-type="float">
            <text:p>74.07</text:p>
          </table:table-cell>
          <table:table-cell office:value-type="float" office:value="71.52" calcext:value-type="float">
            <text:p>71.52</text:p>
          </table:table-cell>
          <table:table-cell office:value-type="float" office:value="33.68" calcext:value-type="float">
            <text:p>33.68</text:p>
          </table:table-cell>
          <table:table-cell office:value-type="float" office:value="307160" calcext:value-type="float">
            <text:p>307160</text:p>
          </table:table-cell>
          <table:table-cell office:value-type="float" office:value="0.001264021845697" calcext:value-type="float">
            <text:p>0.001264021845697</text:p>
          </table:table-cell>
          <table:table-cell office:value-type="float" office:value="0.000303819444444" calcext:value-type="float">
            <text:p>0.000303819444444</text:p>
          </table:table-cell>
          <table:table-cell office:value-type="float" office:value="0.001512287334594" calcext:value-type="float">
            <text:p>0.001512287334594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0202733999212" calcext:value-type="float">
            <text:p>0.000202733999212</text:p>
          </table:table-cell>
          <table:table-cell office:value-type="float" office:value="0.000699606492097" calcext:value-type="float">
            <text:p>0.000699606492097</text:p>
          </table:table-cell>
          <table:table-cell office:value-type="float" office:value="0.000514824331637" calcext:value-type="float">
            <text:p>0.000514824331637</text:p>
          </table:table-cell>
          <table:table-cell office:value-type="float" office:value="0.000360110803324" calcext:value-type="float">
            <text:p>0.000360110803324</text:p>
          </table:table-cell>
          <table:table-cell office:value-type="float" office:value="362.8" calcext:value-type="float">
            <text:p>362.8</text:p>
          </table:table-cell>
          <table:table-cell office:value-type="float" office:value="736.696" calcext:value-type="float">
            <text:p>736.696</text:p>
          </table:table-cell>
          <table:table-cell office:value-type="string" calcext:value-type="string">
            <text:p>("d00598b08b37edc4bdffab0751730b765cf3fa4e41dc07dde80ef06e2e5bd64f", "b70c2efa40766bc3ebcec5ad5b500a0e6fa392e3d5f147c860f49d99fcf27520", "bb1fb31b580822de61e22e50918f1587f09727393592a747f7bd89d33dbb2ced", "523230ec9ceaa47fcb8ab710c8fb2c387e795f7c9d4b24f298d910f95429f13a", "759aea3c54f257d6daf51bdb9a28343180ee1ca673754f2b29ec9fcf372ec645")</text:p>
          </table:table-cell>
          <table:table-cell table:number-columns-repeated="83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32.98" calcext:value-type="float">
            <text:p>32.98</text:p>
          </table:table-cell>
          <table:table-cell table:style-name="ce6" office:value-type="float" office:value="66.67" calcext:value-type="float">
            <text:p>66.67</text:p>
          </table:table-cell>
          <table:table-cell office:value-type="float" office:value="60.87" calcext:value-type="float">
            <text:p>60.87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66.67" calcext:value-type="float">
            <text:p>66.67</text:p>
          </table:table-cell>
          <table:table-cell office:value-type="float" office:value="63.64" calcext:value-type="float">
            <text:p>63.64</text:p>
          </table:table-cell>
          <table:table-cell office:value-type="float" office:value="27" calcext:value-type="float">
            <text:p>27</text:p>
          </table:table-cell>
          <table:table-cell office:value-type="float" office:value="0.748611111111111" calcext:value-type="float">
            <text:p>0.748611111111111</text:p>
          </table:table-cell>
          <table:table-cell office:value-type="float" office:value="0.643402777777778" calcext:value-type="float">
            <text:p>0.643402777777778</text:p>
          </table:table-cell>
          <table:table-cell office:value-type="float" office:value="30.893" calcext:value-type="float">
            <text:p>30.893</text:p>
          </table:table-cell>
          <table:table-cell office:value-type="string" calcext:value-type="string">
            <text:p>cfb15061d276390b7a24ba6bb355f31f729d5319faaf6aeb3fe9f019a5d76022</text:p>
          </table:table-cell>
          <table:table-cell office:value-type="float" office:value="37.28" calcext:value-type="float">
            <text:p>37.28</text:p>
          </table:table-cell>
          <table:table-cell office:value-type="float" office:value="68.75" calcext:value-type="float">
            <text:p>68.75</text:p>
          </table:table-cell>
          <table:table-cell office:value-type="float" office:value="65.22" calcext:value-type="float">
            <text:p>65.22</text:p>
          </table:table-cell>
          <table:table-cell office:value-type="float" office:value="72" calcext:value-type="float">
            <text:p>72</text:p>
          </table:table-cell>
          <table:table-cell office:value-type="float" office:value="68.18" calcext:value-type="float">
            <text:p>68.18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office:value-type="float" office:value="15" calcext:value-type="float">
            <text:p>15</text:p>
          </table:table-cell>
          <table:table-cell office:value-type="float" office:value="0.643333333333333" calcext:value-type="float">
            <text:p>0.643333333333333</text:p>
          </table:table-cell>
          <table:table-cell office:value-type="float" office:value="0.600833333333333" calcext:value-type="float">
            <text:p>0.600833333333333</text:p>
          </table:table-cell>
          <table:table-cell office:value-type="float" office:value="17.616" calcext:value-type="float">
            <text:p>17.616</text:p>
          </table:table-cell>
          <table:table-cell office:value-type="string" calcext:value-type="string">
            <text:p>333fa40ea96bf7c57d1cc6df465087ed78eb192f2aee3b5f4403c3b469c188df</text:p>
          </table:table-cell>
          <table:table-cell office:value-type="float" office:value="28.17" calcext:value-type="float">
            <text:p>28.17</text:p>
          </table:table-cell>
          <table:table-cell office:value-type="float" office:value="64.58" calcext:value-type="float">
            <text:p>64.58</text:p>
          </table:table-cell>
          <table:table-cell office:value-type="float" office:value="47.83" calcext:value-type="float">
            <text:p>47.83</text:p>
          </table:table-cell>
          <table:table-cell office:value-type="float" office:value="80" calcext:value-type="float">
            <text:p>80</text:p>
          </table:table-cell>
          <table:table-cell office:value-type="float" office:value="68.75" calcext:value-type="float">
            <text:p>68.75</text:p>
          </table:table-cell>
          <table:table-cell office:value-type="float" office:value="62.5" calcext:value-type="float">
            <text:p>62.5</text:p>
          </table:table-cell>
          <table:table-cell office:value-type="float" office:value="56.41" calcext:value-type="float">
            <text:p>56.41</text:p>
          </table:table-cell>
          <table:table-cell office:value-type="float" office:value="9" calcext:value-type="float">
            <text:p>9</text:p>
          </table:table-cell>
          <table:table-cell office:value-type="float" office:value="0.600641025641026" calcext:value-type="float">
            <text:p>0.600641025641026</text:p>
          </table:table-cell>
          <table:table-cell office:value-type="float" office:value="0.589583333333333" calcext:value-type="float">
            <text:p>0.589583333333333</text:p>
          </table:table-cell>
          <table:table-cell office:value-type="float" office:value="13.176" calcext:value-type="float">
            <text:p>13.176</text:p>
          </table:table-cell>
          <table:table-cell office:value-type="string" calcext:value-type="string">
            <text:p>042ec4215dc4a5d4b2a42a441364b799c833575ed2de305ec8d7a6d41bb6b40a</text:p>
          </table:table-cell>
          <table:table-cell office:value-type="float" office:value="41.36" calcext:value-type="float">
            <text:p>41.36</text:p>
          </table:table-cell>
          <table:table-cell office:value-type="float" office:value="70.83" calcext:value-type="float">
            <text:p>70.83</text:p>
          </table:table-cell>
          <table:table-cell office:value-type="float" office:value="65.22" calcext:value-type="float">
            <text:p>65.22</text:p>
          </table:table-cell>
          <table:table-cell office:value-type="float" office:value="76" calcext:value-type="float">
            <text:p>76</text:p>
          </table:table-cell>
          <table:table-cell office:value-type="float" office:value="71.43" calcext:value-type="float">
            <text:p>71.43</text:p>
          </table:table-cell>
          <table:table-cell office:value-type="float" office:value="70.37" calcext:value-type="float">
            <text:p>70.37</text:p>
          </table:table-cell>
          <table:table-cell office:value-type="float" office:value="68.18" calcext:value-type="float">
            <text:p>68.18</text:p>
          </table:table-cell>
          <table:table-cell office:value-type="float" office:value="29" calcext:value-type="float">
            <text:p>29</text:p>
          </table:table-cell>
          <table:table-cell office:value-type="float" office:value="0.748611111111111" calcext:value-type="float">
            <text:p>0.748611111111111</text:p>
          </table:table-cell>
          <table:table-cell office:value-type="float" office:value="0.643402777777778" calcext:value-type="float">
            <text:p>0.643402777777778</text:p>
          </table:table-cell>
          <table:table-cell office:value-type="float" office:value="22.041" calcext:value-type="float">
            <text:p>22.041</text:p>
          </table:table-cell>
          <table:table-cell office:value-type="string" calcext:value-type="string">
            <text:p>11a96ab6becb793cafaeb7241c293ffb58bad62e0ae9e66a14d6008730954234</text:p>
          </table:table-cell>
          <table:table-cell office:value-type="float" office:value="37.28" calcext:value-type="float">
            <text:p>37.28</text:p>
          </table:table-cell>
          <table:table-cell office:value-type="float" office:value="68.75" calcext:value-type="float">
            <text:p>68.75</text:p>
          </table:table-cell>
          <table:table-cell office:value-type="float" office:value="65.22" calcext:value-type="float">
            <text:p>65.22</text:p>
          </table:table-cell>
          <table:table-cell office:value-type="float" office:value="72" calcext:value-type="float">
            <text:p>72</text:p>
          </table:table-cell>
          <table:table-cell office:value-type="float" office:value="68.18" calcext:value-type="float">
            <text:p>68.18</text:p>
          </table:table-cell>
          <table:table-cell office:value-type="float" office:value="69.23" calcext:value-type="float">
            <text:p>69.23</text:p>
          </table:table-cell>
          <table:table-cell office:value-type="float" office:value="66.67" calcext:value-type="float">
            <text:p>66.67</text:p>
          </table:table-cell>
          <table:table-cell office:value-type="float" office:value="15" calcext:value-type="float">
            <text:p>15</text:p>
          </table:table-cell>
          <table:table-cell office:value-type="float" office:value="0.643333333333333" calcext:value-type="float">
            <text:p>0.643333333333333</text:p>
          </table:table-cell>
          <table:table-cell office:value-type="float" office:value="0.600833333333333" calcext:value-type="float">
            <text:p>0.600833333333333</text:p>
          </table:table-cell>
          <table:table-cell office:value-type="float" office:value="17.377" calcext:value-type="float">
            <text:p>17.377</text:p>
          </table:table-cell>
          <table:table-cell office:value-type="string" calcext:value-type="string">
            <text:p>333fa40ea96bf7c57d1cc6df465087ed78eb192f2aee3b5f4403c3b469c188df</text:p>
          </table:table-cell>
          <table:table-cell office:value-type="float" office:value="28.17" calcext:value-type="float">
            <text:p>28.17</text:p>
          </table:table-cell>
          <table:table-cell office:value-type="float" office:value="64.58" calcext:value-type="float">
            <text:p>64.58</text:p>
          </table:table-cell>
          <table:table-cell office:value-type="float" office:value="47.83" calcext:value-type="float">
            <text:p>47.83</text:p>
          </table:table-cell>
          <table:table-cell office:value-type="float" office:value="80" calcext:value-type="float">
            <text:p>80</text:p>
          </table:table-cell>
          <table:table-cell office:value-type="float" office:value="68.75" calcext:value-type="float">
            <text:p>68.75</text:p>
          </table:table-cell>
          <table:table-cell office:value-type="float" office:value="62.5" calcext:value-type="float">
            <text:p>62.5</text:p>
          </table:table-cell>
          <table:table-cell office:value-type="float" office:value="56.41" calcext:value-type="float">
            <text:p>56.41</text:p>
          </table:table-cell>
          <table:table-cell office:value-type="float" office:value="9" calcext:value-type="float">
            <text:p>9</text:p>
          </table:table-cell>
          <table:table-cell office:value-type="float" office:value="0.600641025641026" calcext:value-type="float">
            <text:p>0.600641025641026</text:p>
          </table:table-cell>
          <table:table-cell office:value-type="float" office:value="0.589583333333333" calcext:value-type="float">
            <text:p>0.589583333333333</text:p>
          </table:table-cell>
          <table:table-cell office:value-type="float" office:value="13.132" calcext:value-type="float">
            <text:p>13.132</text:p>
          </table:table-cell>
          <table:table-cell office:value-type="string" calcext:value-type="string">
            <text:p>042ec4215dc4a5d4b2a42a441364b799c833575ed2de305ec8d7a6d41bb6b40a</text:p>
          </table:table-cell>
          <table:table-cell office:value-type="float" office:value="32.28" calcext:value-type="float">
            <text:p>32.28</text:p>
          </table:table-cell>
          <table:table-cell office:value-type="float" office:value="66.67" calcext:value-type="float">
            <text:p>66.67</text:p>
          </table:table-cell>
          <table:table-cell office:value-type="float" office:value="47.83" calcext:value-type="float">
            <text:p>47.83</text:p>
          </table:table-cell>
          <table:table-cell office:value-type="float" office:value="84" calcext:value-type="float">
            <text:p>84</text:p>
          </table:table-cell>
          <table:table-cell office:value-type="float" office:value="73.33" calcext:value-type="float">
            <text:p>73.33</text:p>
          </table:table-cell>
          <table:table-cell office:value-type="float" office:value="63.64" calcext:value-type="float">
            <text:p>63.64</text:p>
          </table:table-cell>
          <table:table-cell office:value-type="float" office:value="57.89" calcext:value-type="float">
            <text:p>57.89</text:p>
          </table:table-cell>
          <table:table-cell office:value-type="float" office:value="7" calcext:value-type="float">
            <text:p>7</text:p>
          </table:table-cell>
          <table:table-cell office:value-type="float" office:value="0.646590909090909" calcext:value-type="float">
            <text:p>0.646590909090909</text:p>
          </table:table-cell>
          <table:table-cell office:value-type="float" office:value="0.654261363636364" calcext:value-type="float">
            <text:p>0.654261363636364</text:p>
          </table:table-cell>
          <table:table-cell office:value-type="float" office:value="9.936" calcext:value-type="float">
            <text:p>9.936</text:p>
          </table:table-cell>
          <table:table-cell office:value-type="string" calcext:value-type="string">
            <text:p>37824808a385ea48af4b8d132fb6e7617d92000789d78e7f9a72f1b30813c6d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776f7a1d173aae7f1c060046f0a933e3e1a34d5919a41971d8d3f806da5512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776f7a1d173aae7f1c060046f0a933e3e1a34d5919a41971d8d3f806da5512</text:p>
          </table:table-cell>
          <table:table-cell office:value-type="float" office:value="32.28" calcext:value-type="float">
            <text:p>32.28</text:p>
          </table:table-cell>
          <table:table-cell office:value-type="float" office:value="66.67" calcext:value-type="float">
            <text:p>66.67</text:p>
          </table:table-cell>
          <table:table-cell office:value-type="float" office:value="47.83" calcext:value-type="float">
            <text:p>47.83</text:p>
          </table:table-cell>
          <table:table-cell office:value-type="float" office:value="84" calcext:value-type="float">
            <text:p>84</text:p>
          </table:table-cell>
          <table:table-cell office:value-type="float" office:value="73.33" calcext:value-type="float">
            <text:p>73.33</text:p>
          </table:table-cell>
          <table:table-cell office:value-type="float" office:value="63.64" calcext:value-type="float">
            <text:p>63.64</text:p>
          </table:table-cell>
          <table:table-cell office:value-type="float" office:value="57.89" calcext:value-type="float">
            <text:p>57.89</text:p>
          </table:table-cell>
          <table:table-cell office:value-type="float" office:value="7" calcext:value-type="float">
            <text:p>7</text:p>
          </table:table-cell>
          <table:table-cell office:value-type="float" office:value="0.646590909090909" calcext:value-type="float">
            <text:p>0.646590909090909</text:p>
          </table:table-cell>
          <table:table-cell office:value-type="float" office:value="0.654261363636364" calcext:value-type="float">
            <text:p>0.654261363636364</text:p>
          </table:table-cell>
          <table:table-cell office:value-type="float" office:value="10.071" calcext:value-type="float">
            <text:p>10.071</text:p>
          </table:table-cell>
          <table:table-cell office:value-type="string" calcext:value-type="string">
            <text:p>37824808a385ea48af4b8d132fb6e7617d92000789d78e7f9a72f1b30813c6d0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ee776f7a1d173aae7f1c060046f0a933e3e1a34d5919a41971d8d3f806da5512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e776f7a1d173aae7f1c060046f0a933e3e1a34d5919a41971d8d3f806da5512</text:p>
          </table:table-cell>
          <table:table-cell office:value-type="float" office:value="35.74" calcext:value-type="float">
            <text:p>35.74</text:p>
          </table:table-cell>
          <table:table-cell office:value-type="float" office:value="67.92" calcext:value-type="float">
            <text:p>67.92</text:p>
          </table:table-cell>
          <table:table-cell office:value-type="float" office:value="66.96" calcext:value-type="float">
            <text:p>66.96</text:p>
          </table:table-cell>
          <table:table-cell office:value-type="float" office:value="68.8" calcext:value-type="float">
            <text:p>68.8</text:p>
          </table:table-cell>
          <table:table-cell office:value-type="float" office:value="66.42" calcext:value-type="float">
            <text:p>66.42</text:p>
          </table:table-cell>
          <table:table-cell office:value-type="float" office:value="69.49" calcext:value-type="float">
            <text:p>69.49</text:p>
          </table:table-cell>
          <table:table-cell office:value-type="float" office:value="66.6" calcext:value-type="float">
            <text:p>66.6</text:p>
          </table:table-cell>
          <table:table-cell office:value-type="float" office:value="0" calcext:value-type="float">
            <text:p>0</text:p>
          </table:table-cell>
          <table:table-cell office:value-type="float" office:value="153680" calcext:value-type="float">
            <text:p>153680</text:p>
          </table:table-cell>
          <table:table-cell office:value-type="float" office:value="0.007552442724023" calcext:value-type="float">
            <text:p>0.007552442724023</text:p>
          </table:table-cell>
          <table:table-cell office:value-type="float" office:value="0.001866319444444" calcext:value-type="float">
            <text:p>0.001866319444444</text:p>
          </table:table-cell>
          <table:table-cell office:value-type="float" office:value="0.004347826086957" calcext:value-type="float">
            <text:p>0.004347826086957</text:p>
          </table:table-cell>
          <table:table-cell office:value-type="float" office:value="0.00272" calcext:value-type="float">
            <text:p>0.00272</text:p>
          </table:table-cell>
          <table:table-cell office:value-type="float" office:value="0.002009839940582" calcext:value-type="float">
            <text:p>0.002009839940582</text:p>
          </table:table-cell>
          <table:table-cell office:value-type="float" office:value="0.002141415880157" calcext:value-type="float">
            <text:p>0.002141415880157</text:p>
          </table:table-cell>
          <table:table-cell office:value-type="float" office:value="0.002421857937738" calcext:value-type="float">
            <text:p>0.002421857937738</text:p>
          </table:table-cell>
          <table:table-cell office:value-type="float" office:value="0" calcext:value-type="float">
            <text:p>0</text:p>
          </table:table-cell>
          <table:table-cell office:value-type="float" office:value="353.2" calcext:value-type="float">
            <text:p>35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8ea115f64c7a41619e0f4da927d35860f17504400a52cf28e6b1e751bcf7f806", "54f9aab2b345eaba75932bb1f5497fb231c90db45441f96ad0a6be06d1b5c4ba", "6cab1e7cd237db3b42a42b133323015f75e284f9926a4925e3e15e2e918934f2", "4c9f2b5ffc599f86e21f13bde4eed984e115c1cfff2c0c952adcab980c1f1cb5", "f1fe04bab414fea95811fe38d941976a4651a1f903791063a49fedfa8d2ea8bc")</text:p>
          </table:table-cell>
          <table:table-cell office:value-type="float" office:value="44.81" calcext:value-type="float">
            <text:p>44.81</text:p>
          </table:table-cell>
          <table:table-cell office:value-type="float" office:value="72.5" calcext:value-type="float">
            <text:p>72.5</text:p>
          </table:table-cell>
          <table:table-cell office:value-type="float" office:value="68.7" calcext:value-type="float">
            <text:p>68.7</text:p>
          </table:table-cell>
          <table:table-cell office:value-type="float" office:value="76" calcext:value-type="float">
            <text:p>76</text:p>
          </table:table-cell>
          <table:table-cell office:value-type="float" office:value="73.07" calcext:value-type="float">
            <text:p>73.07</text:p>
          </table:table-cell>
          <table:table-cell office:value-type="float" office:value="72.44" calcext:value-type="float">
            <text:p>72.44</text:p>
          </table:table-cell>
          <table:table-cell office:value-type="float" office:value="70.61" calcext:value-type="float">
            <text:p>70.61</text:p>
          </table:table-cell>
          <table:table-cell office:value-type="float" office:value="31.47" calcext:value-type="float">
            <text:p>31.47</text:p>
          </table:table-cell>
          <table:table-cell office:value-type="float" office:value="307280" calcext:value-type="float">
            <text:p>307280</text:p>
          </table:table-cell>
          <table:table-cell office:value-type="float" office:value="0.009560969349988" calcext:value-type="float">
            <text:p>0.009560969349988</text:p>
          </table:table-cell>
          <table:table-cell office:value-type="float" office:value="0.002473958333333" calcext:value-type="float">
            <text:p>0.002473958333333</text:p>
          </table:table-cell>
          <table:table-cell office:value-type="float" office:value="0.00226843100189" calcext:value-type="float">
            <text:p>0.00226843100189</text:p>
          </table:table-cell>
          <table:table-cell office:value-type="float" office:value="0.0088" calcext:value-type="float">
            <text:p>0.0088</text:p>
          </table:table-cell>
          <table:table-cell office:value-type="float" office:value="0.004795662861386" calcext:value-type="float">
            <text:p>0.004795662861386</text:p>
          </table:table-cell>
          <table:table-cell office:value-type="float" office:value="0.001302536231072" calcext:value-type="float">
            <text:p>0.001302536231072</text:p>
          </table:table-cell>
          <table:table-cell office:value-type="float" office:value="0.001839483433969" calcext:value-type="float">
            <text:p>0.001839483433969</text:p>
          </table:table-cell>
          <table:table-cell office:value-type="float" office:value="0.000531855955679" calcext:value-type="float">
            <text:p>0.000531855955679</text:p>
          </table:table-cell>
          <table:table-cell office:value-type="float" office:value="889.2" calcext:value-type="float">
            <text:p>889.2</text:p>
          </table:table-cell>
          <table:table-cell office:value-type="float" office:value="705.412" calcext:value-type="float">
            <text:p>705.412</text:p>
          </table:table-cell>
          <table:table-cell office:value-type="string" calcext:value-type="string">
            <text:p>("bbef0571b75e6f8fc679ddb4b949523a3f0a910848862efe401e3c2e945228b6", "eb8493bf597b536a24c6e0ae349f441213bdd3d8dbca9b734ef79c0b80a2c3be", "f288134f69823d21182430afb0cf1d25870045ac935ccd2c782ea99983a3a815", "61d8bd5f7885496c29f47ef79284cd1ccd0d7f530c5cef02f60c277a76b71a92", "c647ab57dfa9b595e890b12650f411d142fd72690078e5e497ed39d212710e09")</text:p>
          </table:table-cell>
          <table:table-cell table:number-columns-repeated="83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37.28" calcext:value-type="float">
            <text:p>37.28</text:p>
          </table:table-cell>
          <table:table-cell table:style-name="ce6" office:value-type="float" office:value="68.75" calcext:value-type="float">
            <text:p>68.75</text:p>
          </table:table-cell>
          <table:table-cell office:value-type="float" office:value="68.18" calcext:value-type="float">
            <text:p>68.18</text:p>
          </table:table-cell>
          <table:table-cell office:value-type="float" office:value="69.23" calcext:value-type="float">
            <text:p>69.23</text:p>
          </table:table-cell>
          <table:table-cell office:value-type="float" office:value="65.22" calcext:value-type="float">
            <text:p>65.22</text:p>
          </table:table-cell>
          <table:table-cell office:value-type="float" office:value="72" calcext:value-type="float">
            <text:p>72</text:p>
          </table:table-cell>
          <table:table-cell office:value-type="float" office:value="66.67" calcext:value-type="float">
            <text:p>66.67</text:p>
          </table:table-cell>
          <table:table-cell office:value-type="float" office:value="31" calcext:value-type="float">
            <text:p>31</text:p>
          </table:table-cell>
          <table:table-cell office:value-type="float" office:value="0.820833333333333" calcext:value-type="float">
            <text:p>0.820833333333333</text:p>
          </table:table-cell>
          <table:table-cell office:value-type="float" office:value="0.686458333333333" calcext:value-type="float">
            <text:p>0.686458333333333</text:p>
          </table:table-cell>
          <table:table-cell office:value-type="float" office:value="16.46" calcext:value-type="float">
            <text:p>16.46</text:p>
          </table:table-cell>
          <table:table-cell office:value-type="string" calcext:value-type="string">
            <text:p>59c4e335900fff31e3b53f1f200df212a2a3ac0c075b7c9eb3b4c8a37a82ca65</text:p>
          </table:table-cell>
          <table:table-cell office:value-type="float" office:value="28.92" calcext:value-type="float">
            <text:p>28.92</text:p>
          </table:table-cell>
          <table:table-cell office:value-type="float" office:value="64.58" calcext:value-type="float">
            <text:p>64.58</text:p>
          </table:table-cell>
          <table:table-cell office:value-type="float" office:value="63.64" calcext:value-type="float">
            <text:p>63.64</text:p>
          </table:table-cell>
          <table:table-cell office:value-type="float" office:value="65.38" calcext:value-type="float">
            <text:p>65.38</text:p>
          </table:table-cell>
          <table:table-cell office:value-type="float" office:value="60.87" calcext:value-type="float">
            <text:p>60.87</text:p>
          </table:table-cell>
          <table:table-cell office:value-type="float" office:value="68" calcext:value-type="float">
            <text:p>68</text:p>
          </table:table-cell>
          <table:table-cell office:value-type="float" office:value="62.22" calcext:value-type="float">
            <text:p>62.22</text:p>
          </table:table-cell>
          <table:table-cell office:value-type="float" office:value="25" calcext:value-type="float">
            <text:p>25</text:p>
          </table:table-cell>
          <table:table-cell office:value-type="float" office:value="0.820833333333333" calcext:value-type="float">
            <text:p>0.820833333333333</text:p>
          </table:table-cell>
          <table:table-cell office:value-type="float" office:value="0.686458333333333" calcext:value-type="float">
            <text:p>0.686458333333333</text:p>
          </table:table-cell>
          <table:table-cell office:value-type="float" office:value="12.531" calcext:value-type="float">
            <text:p>12.531</text:p>
          </table:table-cell>
          <table:table-cell office:value-type="string" calcext:value-type="string">
            <text:p>d78296c0c1003f6c5581b4bf750b4c82168e4988d0aa68091c011e0e3c694890</text:p>
          </table:table-cell>
          <table:table-cell office:value-type="float" office:value="25.52" calcext:value-type="float">
            <text:p>25.52</text:p>
          </table:table-cell>
          <table:table-cell office:value-type="float" office:value="62.5" calcext:value-type="float">
            <text:p>62.5</text:p>
          </table:table-cell>
          <table:table-cell office:value-type="float" office:value="68.18" calcext:value-type="float">
            <text:p>68.1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68.18" calcext:value-type="float">
            <text:p>68.18</text:p>
          </table:table-cell>
          <table:table-cell office:value-type="float" office:value="62.5" calcext:value-type="float">
            <text:p>62.5</text:p>
          </table:table-cell>
          <table:table-cell office:value-type="float" office:value="17" calcext:value-type="float">
            <text:p>17</text:p>
          </table:table-cell>
          <table:table-cell office:value-type="float" office:value="0.820833333333333" calcext:value-type="float">
            <text:p>0.820833333333333</text:p>
          </table:table-cell>
          <table:table-cell office:value-type="float" office:value="0.686458333333333" calcext:value-type="float">
            <text:p>0.686458333333333</text:p>
          </table:table-cell>
          <table:table-cell office:value-type="float" office:value="12.012" calcext:value-type="float">
            <text:p>12.012</text:p>
          </table:table-cell>
          <table:table-cell office:value-type="string" calcext:value-type="string">
            <text:p>b1d4c2967acedc87c087b3b481904b88352f980991aa7acadf877080cf4cd9a4</text:p>
          </table:table-cell>
          <table:table-cell office:value-type="float" office:value="36.84" calcext:value-type="float">
            <text:p>36.84</text:p>
          </table:table-cell>
          <table:table-cell office:value-type="float" office:value="68.75" calcext:value-type="float">
            <text:p>68.75</text:p>
          </table:table-cell>
          <table:table-cell office:value-type="float" office:value="63.64" calcext:value-type="float">
            <text:p>63.64</text:p>
          </table:table-cell>
          <table:table-cell office:value-type="float" office:value="73.08" calcext:value-type="float">
            <text:p>73.08</text:p>
          </table:table-cell>
          <table:table-cell office:value-type="float" office:value="66.67" calcext:value-type="float">
            <text:p>66.67</text:p>
          </table:table-cell>
          <table:table-cell office:value-type="float" office:value="70.37" calcext:value-type="float">
            <text:p>70.37</text:p>
          </table:table-cell>
          <table:table-cell office:value-type="float" office:value="65.12" calcext:value-type="float">
            <text:p>65.12</text:p>
          </table:table-cell>
          <table:table-cell office:value-type="float" office:value="31" calcext:value-type="float">
            <text:p>31</text:p>
          </table:table-cell>
          <table:table-cell office:value-type="float" office:value="0.820833333333333" calcext:value-type="float">
            <text:p>0.820833333333333</text:p>
          </table:table-cell>
          <table:table-cell office:value-type="float" office:value="0.686458333333333" calcext:value-type="float">
            <text:p>0.686458333333333</text:p>
          </table:table-cell>
          <table:table-cell office:value-type="float" office:value="13.517" calcext:value-type="float">
            <text:p>13.517</text:p>
          </table:table-cell>
          <table:table-cell office:value-type="string" calcext:value-type="string">
            <text:p>d82b862304508bdd2ca97520156231b4aef397b9bb0060f858b1bc00315ef2b1</text:p>
          </table:table-cell>
          <table:table-cell office:value-type="float" office:value="28.42" calcext:value-type="float">
            <text:p>28.42</text:p>
          </table:table-cell>
          <table:table-cell office:value-type="float" office:value="64.58" calcext:value-type="float">
            <text:p>64.58</text:p>
          </table:table-cell>
          <table:table-cell office:value-type="float" office:value="59.09" calcext:value-type="float">
            <text:p>59.09</text:p>
          </table:table-cell>
          <table:table-cell office:value-type="float" office:value="69.23" calcext:value-type="float">
            <text:p>69.23</text:p>
          </table:table-cell>
          <table:table-cell office:value-type="float" office:value="61.9" calcext:value-type="float">
            <text:p>61.9</text:p>
          </table:table-cell>
          <table:table-cell office:value-type="float" office:value="66.67" calcext:value-type="float">
            <text:p>66.67</text:p>
          </table:table-cell>
          <table:table-cell office:value-type="float" office:value="60.47" calcext:value-type="float">
            <text:p>60.47</text:p>
          </table:table-cell>
          <table:table-cell office:value-type="float" office:value="25" calcext:value-type="float">
            <text:p>25</text:p>
          </table:table-cell>
          <table:table-cell office:value-type="float" office:value="0.820833333333333" calcext:value-type="float">
            <text:p>0.820833333333333</text:p>
          </table:table-cell>
          <table:table-cell office:value-type="float" office:value="0.686458333333333" calcext:value-type="float">
            <text:p>0.686458333333333</text:p>
          </table:table-cell>
          <table:table-cell office:value-type="float" office:value="12.443" calcext:value-type="float">
            <text:p>12.443</text:p>
          </table:table-cell>
          <table:table-cell office:value-type="string" calcext:value-type="string">
            <text:p>8396828d8de4d95f8c3a822e7306993c9abc0f85ca16af4702cb95b02dd24fc1</text:p>
          </table:table-cell>
          <table:table-cell office:value-type="float" office:value="25.52" calcext:value-type="float">
            <text:p>25.52</text:p>
          </table:table-cell>
          <table:table-cell office:value-type="float" office:value="62.5" calcext:value-type="float">
            <text:p>62.5</text:p>
          </table:table-cell>
          <table:table-cell office:value-type="float" office:value="68.18" calcext:value-type="float">
            <text:p>68.18</text:p>
          </table:table-cell>
          <table:table-cell table:number-columns-repeated="2" office:value-type="float" office:value="57.69" calcext:value-type="float">
            <text:p>57.69</text:p>
          </table:table-cell>
          <table:table-cell office:value-type="float" office:value="68.18" calcext:value-type="float">
            <text:p>68.18</text:p>
          </table:table-cell>
          <table:table-cell office:value-type="float" office:value="62.5" calcext:value-type="float">
            <text:p>62.5</text:p>
          </table:table-cell>
          <table:table-cell office:value-type="float" office:value="17" calcext:value-type="float">
            <text:p>17</text:p>
          </table:table-cell>
          <table:table-cell office:value-type="float" office:value="0.820833333333333" calcext:value-type="float">
            <text:p>0.820833333333333</text:p>
          </table:table-cell>
          <table:table-cell office:value-type="float" office:value="0.686458333333333" calcext:value-type="float">
            <text:p>0.686458333333333</text:p>
          </table:table-cell>
          <table:table-cell office:value-type="float" office:value="12.116" calcext:value-type="float">
            <text:p>12.116</text:p>
          </table:table-cell>
          <table:table-cell office:value-type="string" calcext:value-type="string">
            <text:p>b1d4c2967acedc87c087b3b481904b88352f980991aa7acadf877080cf4cd9a4</text:p>
          </table:table-cell>
          <table:table-cell office:value-type="float" office:value="40.43" calcext:value-type="float">
            <text:p>40.43</text:p>
          </table:table-cell>
          <table:table-cell office:value-type="float" office:value="70.83" calcext:value-type="float">
            <text:p>70.83</text:p>
          </table:table-cell>
          <table:table-cell office:value-type="float" office:value="59.09" calcext:value-type="float">
            <text:p>59.09</text:p>
          </table:table-cell>
          <table:table-cell office:value-type="float" office:value="80.77" calcext:value-type="float">
            <text:p>80.77</text:p>
          </table:table-cell>
          <table:table-cell office:value-type="float" office:value="72.22" calcext:value-type="float">
            <text:p>72.2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0.680166666666667" calcext:value-type="float">
            <text:p>0.680166666666667</text:p>
          </table:table-cell>
          <table:table-cell office:value-type="float" office:value="0.650291666666667" calcext:value-type="float">
            <text:p>0.650291666666667</text:p>
          </table:table-cell>
          <table:table-cell office:value-type="float" office:value="6.518" calcext:value-type="float">
            <text:p>6.518</text:p>
          </table:table-cell>
          <table:table-cell office:value-type="string" calcext:value-type="string">
            <text:p>cadc8399e40ff2e221eb1867ce986b8a5138837afe52ab7cdc58a2914157322e</text:p>
          </table:table-cell>
          <table:table-cell office:value-type="float" office:value="0" calcext:value-type="float">
            <text:p>0</text:p>
          </table:table-cell>
          <table:table-cell office:value-type="float" office:value="54.17" calcext:value-type="float">
            <text:p>54.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4.17" calcext:value-type="float">
            <text:p>54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de22b4936f74cadfadad810e73091186ab2986f3657b8e192addbbfd9f1a233</text:p>
          </table:table-cell>
          <table:table-cell office:value-type="float" office:value="0" calcext:value-type="float">
            <text:p>0</text:p>
          </table:table-cell>
          <table:table-cell office:value-type="float" office:value="54.17" calcext:value-type="float">
            <text:p>54.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4.17" calcext:value-type="float">
            <text:p>54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bde22b4936f74cadfadad810e73091186ab2986f3657b8e192addbbfd9f1a233</text:p>
          </table:table-cell>
          <table:table-cell office:value-type="float" office:value="40.43" calcext:value-type="float">
            <text:p>40.43</text:p>
          </table:table-cell>
          <table:table-cell office:value-type="float" office:value="70.83" calcext:value-type="float">
            <text:p>70.83</text:p>
          </table:table-cell>
          <table:table-cell office:value-type="float" office:value="59.09" calcext:value-type="float">
            <text:p>59.09</text:p>
          </table:table-cell>
          <table:table-cell office:value-type="float" office:value="80.77" calcext:value-type="float">
            <text:p>80.77</text:p>
          </table:table-cell>
          <table:table-cell office:value-type="float" office:value="72.22" calcext:value-type="float">
            <text:p>72.22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0.680166666666667" calcext:value-type="float">
            <text:p>0.680166666666667</text:p>
          </table:table-cell>
          <table:table-cell office:value-type="float" office:value="0.650291666666667" calcext:value-type="float">
            <text:p>0.650291666666667</text:p>
          </table:table-cell>
          <table:table-cell office:value-type="float" office:value="6.39" calcext:value-type="float">
            <text:p>6.39</text:p>
          </table:table-cell>
          <table:table-cell office:value-type="string" calcext:value-type="string">
            <text:p>cadc8399e40ff2e221eb1867ce986b8a5138837afe52ab7cdc58a2914157322e</text:p>
          </table:table-cell>
          <table:table-cell office:value-type="float" office:value="0" calcext:value-type="float">
            <text:p>0</text:p>
          </table:table-cell>
          <table:table-cell office:value-type="float" office:value="54.17" calcext:value-type="float">
            <text:p>54.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4.17" calcext:value-type="float">
            <text:p>54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de22b4936f74cadfadad810e73091186ab2986f3657b8e192addbbfd9f1a233</text:p>
          </table:table-cell>
          <table:table-cell office:value-type="float" office:value="0" calcext:value-type="float">
            <text:p>0</text:p>
          </table:table-cell>
          <table:table-cell office:value-type="float" office:value="54.17" calcext:value-type="float">
            <text:p>54.1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4.17" calcext:value-type="float">
            <text:p>54.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de22b4936f74cadfadad810e73091186ab2986f3657b8e192addbbfd9f1a233</text:p>
          </table:table-cell>
          <table:table-cell office:value-type="float" office:value="42.38" calcext:value-type="float">
            <text:p>42.38</text:p>
          </table:table-cell>
          <table:table-cell office:value-type="float" office:value="71.67" calcext:value-type="float">
            <text:p>71.67</text:p>
          </table:table-cell>
          <table:table-cell office:value-type="float" office:value="62.73" calcext:value-type="float">
            <text:p>62.73</text:p>
          </table:table-cell>
          <table:table-cell office:value-type="float" office:value="79.23" calcext:value-type="float">
            <text:p>79.23</text:p>
          </table:table-cell>
          <table:table-cell office:value-type="float" office:value="72.05" calcext:value-type="float">
            <text:p>72.05</text:p>
          </table:table-cell>
          <table:table-cell office:value-type="float" office:value="71.54" calcext:value-type="float">
            <text:p>71.54</text:p>
          </table:table-cell>
          <table:table-cell office:value-type="float" office:value="66.98" calcext:value-type="float">
            <text:p>66.98</text:p>
          </table:table-cell>
          <table:table-cell office:value-type="float" office:value="0" calcext:value-type="float">
            <text:p>0</text:p>
          </table:table-cell>
          <table:table-cell office:value-type="float" office:value="159920" calcext:value-type="float">
            <text:p>159920</text:p>
          </table:table-cell>
          <table:table-cell office:value-type="float" office:value="0.00312414341462" calcext:value-type="float">
            <text:p>0.00312414341462</text:p>
          </table:table-cell>
          <table:table-cell office:value-type="float" office:value="0.00078125" calcext:value-type="float">
            <text:p>0.00078125</text:p>
          </table:table-cell>
          <table:table-cell office:value-type="float" office:value="0.001446280991736" calcext:value-type="float">
            <text:p>0.001446280991736</text:p>
          </table:table-cell>
          <table:table-cell office:value-type="float" office:value="0.001923076923077" calcext:value-type="float">
            <text:p>0.001923076923077</text:p>
          </table:table-cell>
          <table:table-cell office:value-type="float" office:value="0.001826606749375" calcext:value-type="float">
            <text:p>0.001826606749375</text:p>
          </table:table-cell>
          <table:table-cell office:value-type="float" office:value="0.000526463197881" calcext:value-type="float">
            <text:p>0.000526463197881</text:p>
          </table:table-cell>
          <table:table-cell office:value-type="float" office:value="0.000944908010745" calcext:value-type="float">
            <text:p>0.000944908010745</text:p>
          </table:table-cell>
          <table:table-cell office:value-type="float" office:value="0" calcext:value-type="float">
            <text:p>0</text:p>
          </table:table-cell>
          <table:table-cell office:value-type="float" office:value="321.2" calcext:value-type="float">
            <text:p>32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e3111371c396a59d1cf8a7457dac6c97b7e44591651168951a41d59551fac00c", "a65ca9519c8894c1f83d83694862bf139f3234230e504b23b69a7f9e3721a2fe", "99f817ee864383439dac32a8bd522c918b6dbeada98707144a7d60f6d6fc6eed", "05ba6176ac0d531acd448e8d36e0d71adb6a2a1ea7e9d099839f28e16504e911", "567f887a34dae238f3a93fc22a0d422d6f6c5b61ef48927497a7a5f259edad9c")</text:p>
          </table:table-cell>
          <table:table-cell office:value-type="float" office:value="50.04" calcext:value-type="float">
            <text:p>50.04</text:p>
          </table:table-cell>
          <table:table-cell office:value-type="float" office:value="75.42" calcext:value-type="float">
            <text:p>75.42</text:p>
          </table:table-cell>
          <table:table-cell office:value-type="float" office:value="67.27" calcext:value-type="float">
            <text:p>67.27</text:p>
          </table:table-cell>
          <table:table-cell office:value-type="float" office:value="82.31" calcext:value-type="float">
            <text:p>82.31</text:p>
          </table:table-cell>
          <table:table-cell office:value-type="float" office:value="76.4" calcext:value-type="float">
            <text:p>76.4</text:p>
          </table:table-cell>
          <table:table-cell office:value-type="float" office:value="74.81" calcext:value-type="float">
            <text:p>74.81</text:p>
          </table:table-cell>
          <table:table-cell office:value-type="float" office:value="71.51" calcext:value-type="float">
            <text:p>71.51</text:p>
          </table:table-cell>
          <table:table-cell office:value-type="float" office:value="34.32" calcext:value-type="float">
            <text:p>34.32</text:p>
          </table:table-cell>
          <table:table-cell office:value-type="float" office:value="319760" calcext:value-type="float">
            <text:p>319760</text:p>
          </table:table-cell>
          <table:table-cell office:value-type="float" office:value="0.00922204149417" calcext:value-type="float">
            <text:p>0.00922204149417</text:p>
          </table:table-cell>
          <table:table-cell office:value-type="float" office:value="0.002256944444444" calcext:value-type="float">
            <text:p>0.002256944444444</text:p>
          </table:table-cell>
          <table:table-cell office:value-type="float" office:value="0.002479338842975" calcext:value-type="float">
            <text:p>0.002479338842975</text:p>
          </table:table-cell>
          <table:table-cell office:value-type="float" office:value="0.002662721893491" calcext:value-type="float">
            <text:p>0.002662721893491</text:p>
          </table:table-cell>
          <table:table-cell office:value-type="float" office:value="0.003944564139393" calcext:value-type="float">
            <text:p>0.003944564139393</text:p>
          </table:table-cell>
          <table:table-cell office:value-type="float" office:value="0.001486250306702" calcext:value-type="float">
            <text:p>0.001486250306702</text:p>
          </table:table-cell>
          <table:table-cell office:value-type="float" office:value="0.002846456528279" calcext:value-type="float">
            <text:p>0.002846456528279</text:p>
          </table:table-cell>
          <table:table-cell office:value-type="float" office:value="0.000337950138504" calcext:value-type="float">
            <text:p>0.000337950138504</text:p>
          </table:table-cell>
          <table:table-cell office:value-type="float" office:value="486.8" calcext:value-type="float">
            <text:p>486.8</text:p>
          </table:table-cell>
          <table:table-cell office:value-type="float" office:value="638.384" calcext:value-type="float">
            <text:p>638.384</text:p>
          </table:table-cell>
          <table:table-cell office:value-type="string" calcext:value-type="string">
            <text:p>("558d7e33bb9463506c93c87c2527f3829885fe01c0e4fb981e39910fc17f8395", "09742d4cc627faaf8ff800f7a06662f5726320aa7273ac0762fd41951f1dedd6", "abfe9e05e041824f94a657b291ab3d4436b37b49105bccae1c396d63681308ba", "655c6800a8ae6d7a1d422382488cb35c2431caca9b6f5e51a1f1ab0c23969559", "35c5d3dde2f191bb3a0f0e22a6dc8f49ce7934197ea31af5d53fcedebc53046b")</text:p>
          </table:table-cell>
          <table:table-cell table:number-columns-repeated="83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16.67" calcext:value-type="float">
            <text:p>16.67</text:p>
          </table:table-cell>
          <table:table-cell table:style-name="ce6" office:value-type="float" office:value="58.33" calcext:value-type="float">
            <text:p>58.33</text:p>
          </table:table-cell>
          <table:table-cell office:value-type="float" office:value="62.5" calcext:value-type="float">
            <text:p>62.5</text:p>
          </table:table-cell>
          <table:table-cell office:value-type="float" office:value="54.17" calcext:value-type="float">
            <text:p>54.17</text:p>
          </table:table-cell>
          <table:table-cell office:value-type="float" office:value="57.69" calcext:value-type="float">
            <text:p>57.69</text:p>
          </table:table-cell>
          <table:table-cell office:value-type="float" office:value="59.09" calcext:value-type="float">
            <text:p>59.09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0.601666666666667" calcext:value-type="float">
            <text:p>0.601666666666667</text:p>
          </table:table-cell>
          <table:table-cell office:value-type="float" office:value="0.527916666666667" calcext:value-type="float">
            <text:p>0.527916666666667</text:p>
          </table:table-cell>
          <table:table-cell office:value-type="float" office:value="14.937" calcext:value-type="float">
            <text:p>14.937</text:p>
          </table:table-cell>
          <table:table-cell office:value-type="string" calcext:value-type="string">
            <text:p>3a0b3275bac08a5c7d203e4c051afd063d4e66daea9c386b140fee56e858f266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62.5" calcext:value-type="float">
            <text:p>62.5</text:p>
          </table:table-cell>
          <table:table-cell office:value-type="float" office:value="54.17" calcext:value-type="float">
            <text:p>54.17</text:p>
          </table:table-cell>
          <table:table-cell office:value-type="float" office:value="57.69" calcext:value-type="float">
            <text:p>57.69</text:p>
          </table:table-cell>
          <table:table-cell office:value-type="float" office:value="59.09" calcext:value-type="float">
            <text:p>59.0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0.584429824561403" calcext:value-type="float">
            <text:p>0.584429824561403</text:p>
          </table:table-cell>
          <table:table-cell office:value-type="float" office:value="0.54906798245614" calcext:value-type="float">
            <text:p>0.54906798245614</text:p>
          </table:table-cell>
          <table:table-cell office:value-type="float" office:value="8.146" calcext:value-type="float">
            <text:p>8.146</text:p>
          </table:table-cell>
          <table:table-cell office:value-type="string" calcext:value-type="string">
            <text:p>83881de6f4cb64c16061d8ec3dfe653db9af3be09da605f9b8f7e7036c861390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54.17" calcext:value-type="float">
            <text:p>54.17</text:p>
          </table:table-cell>
          <table:table-cell office:value-type="float" office:value="62.5" calcext:value-type="float">
            <text:p>62.5</text:p>
          </table:table-cell>
          <table:table-cell office:value-type="float" office:value="59.09" calcext:value-type="float">
            <text:p>59.09</text:p>
          </table:table-cell>
          <table:table-cell office:value-type="float" office:value="57.69" calcext:value-type="float">
            <text:p>57.69</text:p>
          </table:table-cell>
          <table:table-cell office:value-type="float" office:value="56.52" calcext:value-type="float">
            <text:p>56.5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4.604" calcext:value-type="float">
            <text:p>4.604</text:p>
          </table:table-cell>
          <table:table-cell office:value-type="string" calcext:value-type="string">
            <text:p>0b57b1d4f1c4c9aaf790dc39a3b05d603df41ba78a33a3105e05bd8e2ebae2e7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62.5" calcext:value-type="float">
            <text:p>62.5</text:p>
          </table:table-cell>
          <table:table-cell office:value-type="float" office:value="54.17" calcext:value-type="float">
            <text:p>54.17</text:p>
          </table:table-cell>
          <table:table-cell office:value-type="float" office:value="57.69" calcext:value-type="float">
            <text:p>57.69</text:p>
          </table:table-cell>
          <table:table-cell office:value-type="float" office:value="59.09" calcext:value-type="float">
            <text:p>59.09</text:p>
          </table:table-cell>
          <table:table-cell office:value-type="float" office:value="60" calcext:value-type="float">
            <text:p>60</text:p>
          </table:table-cell>
          <table:table-cell office:value-type="float" office:value="21" calcext:value-type="float">
            <text:p>21</text:p>
          </table:table-cell>
          <table:table-cell office:value-type="float" office:value="0.601666666666667" calcext:value-type="float">
            <text:p>0.601666666666667</text:p>
          </table:table-cell>
          <table:table-cell office:value-type="float" office:value="0.527916666666667" calcext:value-type="float">
            <text:p>0.527916666666667</text:p>
          </table:table-cell>
          <table:table-cell office:value-type="float" office:value="12.953" calcext:value-type="float">
            <text:p>12.953</text:p>
          </table:table-cell>
          <table:table-cell office:value-type="string" calcext:value-type="string">
            <text:p>231af808dd6ac65a2c1991521756b78227c9c07a9d6206edcb395a2db737bec3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62.5" calcext:value-type="float">
            <text:p>62.5</text:p>
          </table:table-cell>
          <table:table-cell office:value-type="float" office:value="54.17" calcext:value-type="float">
            <text:p>54.17</text:p>
          </table:table-cell>
          <table:table-cell office:value-type="float" office:value="57.69" calcext:value-type="float">
            <text:p>57.69</text:p>
          </table:table-cell>
          <table:table-cell office:value-type="float" office:value="59.09" calcext:value-type="float">
            <text:p>59.09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0.584429824561403" calcext:value-type="float">
            <text:p>0.584429824561403</text:p>
          </table:table-cell>
          <table:table-cell office:value-type="float" office:value="0.54906798245614" calcext:value-type="float">
            <text:p>0.54906798245614</text:p>
          </table:table-cell>
          <table:table-cell office:value-type="float" office:value="8.102" calcext:value-type="float">
            <text:p>8.102</text:p>
          </table:table-cell>
          <table:table-cell office:value-type="string" calcext:value-type="string">
            <text:p>265183684ef0137c130c678bb1b26bac15b3a2674ff68efee9e74bb0f04b4534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54.17" calcext:value-type="float">
            <text:p>54.17</text:p>
          </table:table-cell>
          <table:table-cell office:value-type="float" office:value="62.5" calcext:value-type="float">
            <text:p>62.5</text:p>
          </table:table-cell>
          <table:table-cell office:value-type="float" office:value="59.09" calcext:value-type="float">
            <text:p>59.09</text:p>
          </table:table-cell>
          <table:table-cell office:value-type="float" office:value="57.69" calcext:value-type="float">
            <text:p>57.69</text:p>
          </table:table-cell>
          <table:table-cell office:value-type="float" office:value="56.52" calcext:value-type="float">
            <text:p>56.5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4.617" calcext:value-type="float">
            <text:p>4.617</text:p>
          </table:table-cell>
          <table:table-cell office:value-type="string" calcext:value-type="string">
            <text:p>0b57b1d4f1c4c9aaf790dc39a3b05d603df41ba78a33a3105e05bd8e2ebae2e7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54.17" calcext:value-type="float">
            <text:p>54.17</text:p>
          </table:table-cell>
          <table:table-cell office:value-type="float" office:value="62.5" calcext:value-type="float">
            <text:p>62.5</text:p>
          </table:table-cell>
          <table:table-cell office:value-type="float" office:value="59.09" calcext:value-type="float">
            <text:p>59.09</text:p>
          </table:table-cell>
          <table:table-cell office:value-type="float" office:value="57.69" calcext:value-type="float">
            <text:p>57.69</text:p>
          </table:table-cell>
          <table:table-cell office:value-type="float" office:value="56.52" calcext:value-type="float">
            <text:p>56.5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4.892" calcext:value-type="float">
            <text:p>4.892</text:p>
          </table:table-cell>
          <table:table-cell office:value-type="string" calcext:value-type="string">
            <text:p>0b57b1d4f1c4c9aaf790dc39a3b05d603df41ba78a33a3105e05bd8e2ebae2e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a7e2818e9f4a9d11df884cdbebf9d751d4c6be547156be3a6a2969e2081ba95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7e2818e9f4a9d11df884cdbebf9d751d4c6be547156be3a6a2969e2081ba957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54.17" calcext:value-type="float">
            <text:p>54.17</text:p>
          </table:table-cell>
          <table:table-cell office:value-type="float" office:value="62.5" calcext:value-type="float">
            <text:p>62.5</text:p>
          </table:table-cell>
          <table:table-cell office:value-type="float" office:value="59.09" calcext:value-type="float">
            <text:p>59.09</text:p>
          </table:table-cell>
          <table:table-cell office:value-type="float" office:value="57.69" calcext:value-type="float">
            <text:p>57.69</text:p>
          </table:table-cell>
          <table:table-cell office:value-type="float" office:value="56.52" calcext:value-type="float">
            <text:p>56.5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4.856" calcext:value-type="float">
            <text:p>4.856</text:p>
          </table:table-cell>
          <table:table-cell office:value-type="string" calcext:value-type="string">
            <text:p>0b57b1d4f1c4c9aaf790dc39a3b05d603df41ba78a33a3105e05bd8e2ebae2e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a7e2818e9f4a9d11df884cdbebf9d751d4c6be547156be3a6a2969e2081ba957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7e2818e9f4a9d11df884cdbebf9d751d4c6be547156be3a6a2969e2081ba957</text:p>
          </table:table-cell>
          <table:table-cell office:value-type="float" office:value="41.67" calcext:value-type="float">
            <text:p>41.67</text:p>
          </table:table-cell>
          <table:table-cell office:value-type="float" office:value="70.83" calcext:value-type="float">
            <text:p>70.83</text:p>
          </table:table-cell>
          <table:table-cell office:value-type="float" office:value="60" calcext:value-type="float">
            <text:p>60</text:p>
          </table:table-cell>
          <table:table-cell office:value-type="float" office:value="81.67" calcext:value-type="float">
            <text:p>81.67</text:p>
          </table:table-cell>
          <table:table-cell office:value-type="float" office:value="76.99" calcext:value-type="float">
            <text:p>76.99</text:p>
          </table:table-cell>
          <table:table-cell office:value-type="float" office:value="67.35" calcext:value-type="float">
            <text:p>67.35</text:p>
          </table:table-cell>
          <table:table-cell office:value-type="float" office:value="67.09" calcext:value-type="float">
            <text:p>67.09</text:p>
          </table:table-cell>
          <table:table-cell office:value-type="float" office:value="0" calcext:value-type="float">
            <text:p>0</text:p>
          </table:table-cell>
          <table:table-cell office:value-type="float" office:value="148920" calcext:value-type="float">
            <text:p>148920</text:p>
          </table:table-cell>
          <table:table-cell office:value-type="float" office:value="0.001736111111111" calcext:value-type="float">
            <text:p>0.001736111111111</text:p>
          </table:table-cell>
          <table:table-cell office:value-type="float" office:value="0.000434027777778" calcext:value-type="float">
            <text:p>0.000434027777778</text:p>
          </table:table-cell>
          <table:table-cell office:value-type="float" office:value="0.005729166666667" calcext:value-type="float">
            <text:p>0.005729166666667</text:p>
          </table:table-cell>
          <table:table-cell office:value-type="float" office:value="0.003125" calcext:value-type="float">
            <text:p>0.003125</text:p>
          </table:table-cell>
          <table:table-cell office:value-type="float" office:value="0.001554431088391" calcext:value-type="float">
            <text:p>0.001554431088391</text:p>
          </table:table-cell>
          <table:table-cell office:value-type="float" office:value="0.000979585126601" calcext:value-type="float">
            <text:p>0.000979585126601</text:p>
          </table:table-cell>
          <table:table-cell office:value-type="float" office:value="0.001623013941777" calcext:value-type="float">
            <text:p>0.001623013941777</text:p>
          </table:table-cell>
          <table:table-cell office:value-type="float" office:value="0" calcext:value-type="float">
            <text:p>0</text:p>
          </table:table-cell>
          <table:table-cell office:value-type="float" office:value="353.2" calcext:value-type="float">
            <text:p>353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b9445c5d7c542a126592336436af8315ce76f7576cf5d0e121da8d04bde659d", "afc64791c76215da6fb6b53d729a2335d27f3a9aa514bf7b5d897b950708c3b3", "b2f1b5e82303c80181984d57ce6762e9967733755948baf2ad6cd22771aa3093", "2973987ad984d933db5b92f619fa9669e73a8ea1e76a00b1a7b47932ad76c579", "1a76c4d786c5aeafdebc7692dd5514b14695a4b4ff6797eb05f7ce21bb556673")</text:p>
          </table:table-cell>
          <table:table-cell office:value-type="float" office:value="43.33" calcext:value-type="float">
            <text:p>43.33</text:p>
          </table:table-cell>
          <table:table-cell office:value-type="float" office:value="71.67" calcext:value-type="float">
            <text:p>71.67</text:p>
          </table:table-cell>
          <table:table-cell office:value-type="float" office:value="62.5" calcext:value-type="float">
            <text:p>62.5</text:p>
          </table:table-cell>
          <table:table-cell office:value-type="float" office:value="80.83" calcext:value-type="float">
            <text:p>80.83</text:p>
          </table:table-cell>
          <table:table-cell office:value-type="float" office:value="77.28" calcext:value-type="float">
            <text:p>77.28</text:p>
          </table:table-cell>
          <table:table-cell office:value-type="float" office:value="68.33" calcext:value-type="float">
            <text:p>68.33</text:p>
          </table:table-cell>
          <table:table-cell office:value-type="float" office:value="68.79" calcext:value-type="float">
            <text:p>68.79</text:p>
          </table:table-cell>
          <table:table-cell office:value-type="float" office:value="29.37" calcext:value-type="float">
            <text:p>29.37</text:p>
          </table:table-cell>
          <table:table-cell office:value-type="float" office:value="296240" calcext:value-type="float">
            <text:p>296240</text:p>
          </table:table-cell>
          <table:table-cell office:value-type="float" office:value="0.003993055555556" calcext:value-type="float">
            <text:p>0.003993055555556</text:p>
          </table:table-cell>
          <table:table-cell office:value-type="float" office:value="0.000998263888889" calcext:value-type="float">
            <text:p>0.000998263888889</text:p>
          </table:table-cell>
          <table:table-cell office:value-type="float" office:value="0.002604166666667" calcext:value-type="float">
            <text:p>0.002604166666667</text:p>
          </table:table-cell>
          <table:table-cell office:value-type="float" office:value="0.007465277777778" calcext:value-type="float">
            <text:p>0.007465277777778</text:p>
          </table:table-cell>
          <table:table-cell office:value-type="float" office:value="0.004225343473031" calcext:value-type="float">
            <text:p>0.004225343473031</text:p>
          </table:table-cell>
          <table:table-cell office:value-type="float" office:value="0.000435987385702" calcext:value-type="float">
            <text:p>0.000435987385702</text:p>
          </table:table-cell>
          <table:table-cell office:value-type="float" office:value="0.000804438495146" calcext:value-type="float">
            <text:p>0.000804438495146</text:p>
          </table:table-cell>
          <table:table-cell table:style-name="ce3" office:value-type="float" office:value="0.0000748" calcext:value-type="float">
            <text:p>7.48E-05</text:p>
          </table:table-cell>
          <table:table-cell office:value-type="float" office:value="602.8" calcext:value-type="float">
            <text:p>602.8</text:p>
          </table:table-cell>
          <table:table-cell office:value-type="float" office:value="629.383" calcext:value-type="float">
            <text:p>629.383</text:p>
          </table:table-cell>
          <table:table-cell office:value-type="string" calcext:value-type="string">
            <text:p>("43de1d9a0d76e6b5080c053e168530c83d23478b7ff1b018dc6a1ae0b46ed732", "6dd53e851fe2f9b5658dd934a305ee5399bf8a64681316273d2a66415da07cf1", "16d28b1b1c289f8951554b2f7a7f9c88855e8258bbc30a7e937308241559c41a", "acc27dde83afbfdbe5f6a912f24d968a4d588d81c214dcd716261abb024aa33e", "2cfdefecb5e124874af9d7b6d1116ab8619b079f56092dc2472e83da52218aba")</text:p>
          </table:table-cell>
          <table:table-cell table:number-columns-repeated="83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16.67" calcext:value-type="float">
            <text:p>16.67</text:p>
          </table:table-cell>
          <table:table-cell table:style-name="ce6" office:value-type="float" office:value="58.33" calcext:value-type="float">
            <text:p>58.33</text:p>
          </table:table-cell>
          <table:table-cell office:value-type="float" office:value="50" calcext:value-type="float">
            <text:p>50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54.55" calcext:value-type="float">
            <text:p>54.55</text:p>
          </table:table-cell>
          <table:table-cell office:value-type="float" office:value="33" calcext:value-type="float">
            <text:p>33</text:p>
          </table:table-cell>
          <table:table-cell office:value-type="float" office:value="0.825" calcext:value-type="float">
            <text:p>0.82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18.742" calcext:value-type="float">
            <text:p>18.742</text:p>
          </table:table-cell>
          <table:table-cell office:value-type="string" calcext:value-type="string">
            <text:p>3015ed4c35b91250efec2ebc9468241eff7594305513434c62532ac60ddc0f55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50" calcext:value-type="float">
            <text:p>50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54.55" calcext:value-type="float">
            <text:p>54.55</text:p>
          </table:table-cell>
          <table:table-cell office:value-type="float" office:value="19" calcext:value-type="float">
            <text:p>19</text:p>
          </table:table-cell>
          <table:table-cell office:value-type="float" office:value="0.603333333333333" calcext:value-type="float">
            <text:p>0.603333333333333</text:p>
          </table:table-cell>
          <table:table-cell office:value-type="float" office:value="0.568333333333333" calcext:value-type="float">
            <text:p>0.568333333333333</text:p>
          </table:table-cell>
          <table:table-cell office:value-type="float" office:value="13.294" calcext:value-type="float">
            <text:p>13.294</text:p>
          </table:table-cell>
          <table:table-cell office:value-type="string" calcext:value-type="string">
            <text:p>47d1723d10f5cd6fd8755a3357c1e5ab5ae85e2daf1bef62c8b7faf2ceac27d9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50" calcext:value-type="float">
            <text:p>50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54.55" calcext:value-type="float">
            <text:p>54.55</text:p>
          </table:table-cell>
          <table:table-cell office:value-type="float" office:value="17" calcext:value-type="float">
            <text:p>17</text:p>
          </table:table-cell>
          <table:table-cell office:value-type="float" office:value="0.603333333333333" calcext:value-type="float">
            <text:p>0.603333333333333</text:p>
          </table:table-cell>
          <table:table-cell office:value-type="float" office:value="0.568333333333333" calcext:value-type="float">
            <text:p>0.568333333333333</text:p>
          </table:table-cell>
          <table:table-cell office:value-type="float" office:value="12.917" calcext:value-type="float">
            <text:p>12.917</text:p>
          </table:table-cell>
          <table:table-cell office:value-type="string" calcext:value-type="string">
            <text:p>f524d6f68b9ba10c14a93bf84339611ae8a1ab099153af4031a16ff1fc9167e8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50" calcext:value-type="float">
            <text:p>50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54.55" calcext:value-type="float">
            <text:p>54.55</text:p>
          </table:table-cell>
          <table:table-cell office:value-type="float" office:value="33" calcext:value-type="float">
            <text:p>33</text:p>
          </table:table-cell>
          <table:table-cell office:value-type="float" office:value="0.825" calcext:value-type="float">
            <text:p>0.825</text:p>
          </table:table-cell>
          <table:table-cell office:value-type="float" office:value="0.69375" calcext:value-type="float">
            <text:p>0.69375</text:p>
          </table:table-cell>
          <table:table-cell office:value-type="float" office:value="16.856" calcext:value-type="float">
            <text:p>16.856</text:p>
          </table:table-cell>
          <table:table-cell office:value-type="string" calcext:value-type="string">
            <text:p>e77f0741c149f97b9be37262f760163254b1960be3f40d432068d18713f317e1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50" calcext:value-type="float">
            <text:p>50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54.55" calcext:value-type="float">
            <text:p>54.55</text:p>
          </table:table-cell>
          <table:table-cell office:value-type="float" office:value="19" calcext:value-type="float">
            <text:p>19</text:p>
          </table:table-cell>
          <table:table-cell office:value-type="float" office:value="0.603333333333333" calcext:value-type="float">
            <text:p>0.603333333333333</text:p>
          </table:table-cell>
          <table:table-cell office:value-type="float" office:value="0.568333333333333" calcext:value-type="float">
            <text:p>0.568333333333333</text:p>
          </table:table-cell>
          <table:table-cell office:value-type="float" office:value="12.955" calcext:value-type="float">
            <text:p>12.955</text:p>
          </table:table-cell>
          <table:table-cell office:value-type="string" calcext:value-type="string">
            <text:p>e7926448e44a2a050d4be3ae4f97b35bf8eb01c29a80d49aa41be271e69bbc0c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50" calcext:value-type="float">
            <text:p>50</text:p>
          </table:table-cell>
          <table:table-cell office:value-type="float" office:value="66.67" calcext:value-type="float">
            <text:p>66.67</text:p>
          </table:table-cell>
          <table:table-cell office:value-type="float" office:value="60" calcext:value-type="float">
            <text:p>60</text:p>
          </table:table-cell>
          <table:table-cell office:value-type="float" office:value="57.14" calcext:value-type="float">
            <text:p>57.14</text:p>
          </table:table-cell>
          <table:table-cell office:value-type="float" office:value="54.55" calcext:value-type="float">
            <text:p>54.55</text:p>
          </table:table-cell>
          <table:table-cell office:value-type="float" office:value="17" calcext:value-type="float">
            <text:p>17</text:p>
          </table:table-cell>
          <table:table-cell office:value-type="float" office:value="0.603333333333333" calcext:value-type="float">
            <text:p>0.603333333333333</text:p>
          </table:table-cell>
          <table:table-cell office:value-type="float" office:value="0.568333333333333" calcext:value-type="float">
            <text:p>0.568333333333333</text:p>
          </table:table-cell>
          <table:table-cell office:value-type="float" office:value="12.92" calcext:value-type="float">
            <text:p>12.92</text:p>
          </table:table-cell>
          <table:table-cell office:value-type="string" calcext:value-type="string">
            <text:p>f524d6f68b9ba10c14a93bf84339611ae8a1ab099153af4031a16ff1fc9167e8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45.83" calcext:value-type="float">
            <text:p>45.83</text:p>
          </table:table-cell>
          <table:table-cell office:value-type="float" office:value="70.83" calcext:value-type="float">
            <text:p>70.83</text:p>
          </table:table-cell>
          <table:table-cell office:value-type="float" office:value="61.11" calcext:value-type="float">
            <text:p>61.11</text:p>
          </table:table-cell>
          <table:table-cell office:value-type="float" office:value="56.67" calcext:value-type="float">
            <text:p>56.67</text:p>
          </table:table-cell>
          <table:table-cell office:value-type="float" office:value="52.38" calcext:value-type="float">
            <text:p>52.38</text:p>
          </table:table-cell>
          <table:table-cell office:value-type="float" office:value="7" calcext:value-type="float">
            <text:p>7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585416666666667" calcext:value-type="float">
            <text:p>0.585416666666667</text:p>
          </table:table-cell>
          <table:table-cell office:value-type="float" office:value="7.804" calcext:value-type="float">
            <text:p>7.804</text:p>
          </table:table-cell>
          <table:table-cell office:value-type="string" calcext:value-type="string">
            <text:p>f7e9c103bfecf7e22792ce18074db2d668a4e2a9cd0afbe7f4f0727718206b9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a5bd5cc3eba2aa21d52081eaf0edcc4980deba3a399005234533d9da036f93b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a5bd5cc3eba2aa21d52081eaf0edcc4980deba3a399005234533d9da036f93b3</text:p>
          </table:table-cell>
          <table:table-cell office:value-type="float" office:value="16.67" calcext:value-type="float">
            <text:p>16.67</text:p>
          </table:table-cell>
          <table:table-cell office:value-type="float" office:value="58.33" calcext:value-type="float">
            <text:p>58.33</text:p>
          </table:table-cell>
          <table:table-cell office:value-type="float" office:value="45.83" calcext:value-type="float">
            <text:p>45.83</text:p>
          </table:table-cell>
          <table:table-cell office:value-type="float" office:value="70.83" calcext:value-type="float">
            <text:p>70.83</text:p>
          </table:table-cell>
          <table:table-cell office:value-type="float" office:value="61.11" calcext:value-type="float">
            <text:p>61.11</text:p>
          </table:table-cell>
          <table:table-cell office:value-type="float" office:value="56.67" calcext:value-type="float">
            <text:p>56.67</text:p>
          </table:table-cell>
          <table:table-cell office:value-type="float" office:value="52.38" calcext:value-type="float">
            <text:p>52.38</text:p>
          </table:table-cell>
          <table:table-cell office:value-type="float" office:value="7" calcext:value-type="float">
            <text:p>7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585416666666667" calcext:value-type="float">
            <text:p>0.585416666666667</text:p>
          </table:table-cell>
          <table:table-cell office:value-type="float" office:value="7.278" calcext:value-type="float">
            <text:p>7.278</text:p>
          </table:table-cell>
          <table:table-cell office:value-type="string" calcext:value-type="string">
            <text:p>f7e9c103bfecf7e22792ce18074db2d668a4e2a9cd0afbe7f4f0727718206b9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bd5cc3eba2aa21d52081eaf0edcc4980deba3a399005234533d9da036f93b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5bd5cc3eba2aa21d52081eaf0edcc4980deba3a399005234533d9da036f93b3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4.17" calcext:value-type="float">
            <text:p>54.17</text:p>
          </table:table-cell>
          <table:table-cell office:value-type="float" office:value="75.83" calcext:value-type="float">
            <text:p>75.83</text:p>
          </table:table-cell>
          <table:table-cell office:value-type="float" office:value="69.36" calcext:value-type="float">
            <text:p>69.36</text:p>
          </table:table-cell>
          <table:table-cell office:value-type="float" office:value="62.29" calcext:value-type="float">
            <text:p>62.29</text:p>
          </table:table-cell>
          <table:table-cell office:value-type="float" office:value="60.77" calcext:value-type="float">
            <text:p>60.77</text:p>
          </table:table-cell>
          <table:table-cell office:value-type="float" office:value="0" calcext:value-type="float">
            <text:p>0</text:p>
          </table:table-cell>
          <table:table-cell office:value-type="float" office:value="149040" calcext:value-type="float">
            <text:p>149040</text:p>
          </table:table-cell>
          <table:table-cell office:value-type="float" office:value="0.0046875" calcext:value-type="float">
            <text:p>0.0046875</text:p>
          </table:table-cell>
          <table:table-cell office:value-type="float" office:value="0.001171875" calcext:value-type="float">
            <text:p>0.001171875</text:p>
          </table:table-cell>
          <table:table-cell office:value-type="float" office:value="0.000868055555556" calcext:value-type="float">
            <text:p>0.000868055555556</text:p>
          </table:table-cell>
          <table:table-cell office:value-type="float" office:value="0.002951388888889" calcext:value-type="float">
            <text:p>0.002951388888889</text:p>
          </table:table-cell>
          <table:table-cell office:value-type="float" office:value="0.002863310350483" calcext:value-type="float">
            <text:p>0.002863310350483</text:p>
          </table:table-cell>
          <table:table-cell office:value-type="float" office:value="0.000639513997187" calcext:value-type="float">
            <text:p>0.000639513997187</text:p>
          </table:table-cell>
          <table:table-cell office:value-type="float" office:value="0.001116977078551" calcext:value-type="float">
            <text:p>0.001116977078551</text:p>
          </table:table-cell>
          <table:table-cell office:value-type="float" office:value="0" calcext:value-type="float">
            <text:p>0</text:p>
          </table:table-cell>
          <table:table-cell office:value-type="float" office:value="644.8" calcext:value-type="float">
            <text:p>64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1ef196e032bbb69463d5833f3c0ab7c05afac979a60bad8d3f1742b453d5e787", "a4580af8cbd229f6a43394ae58d571567466554fad6dd45109984cf3d62a117b", "b30abe1ee608848b040cbaf096764ffff2c1bda71cf05d83d9f09009337358bb", "16b7af37151bdca2c8d31a8ea385b5ea6e2580dafed44503248f55bab3e598a0", "bb28eb2a976558597626d30be89dadca15a9ffdb203a65e1f0eb2b0c47f50cd7")</text:p>
          </table:table-cell>
          <table:table-cell office:value-type="float" office:value="25.83" calcext:value-type="float">
            <text:p>25.83</text:p>
          </table:table-cell>
          <table:table-cell office:value-type="float" office:value="62.92" calcext:value-type="float">
            <text:p>62.92</text:p>
          </table:table-cell>
          <table:table-cell office:value-type="float" office:value="53.33" calcext:value-type="float">
            <text:p>53.33</text:p>
          </table:table-cell>
          <table:table-cell office:value-type="float" office:value="72.5" calcext:value-type="float">
            <text:p>72.5</text:p>
          </table:table-cell>
          <table:table-cell office:value-type="float" office:value="66" calcext:value-type="float">
            <text:p>66</text:p>
          </table:table-cell>
          <table:table-cell office:value-type="float" office:value="60.88" calcext:value-type="float">
            <text:p>60.88</text:p>
          </table:table-cell>
          <table:table-cell office:value-type="float" office:value="58.94" calcext:value-type="float">
            <text:p>58.94</text:p>
          </table:table-cell>
          <table:table-cell office:value-type="float" office:value="30.84" calcext:value-type="float">
            <text:p>30.84</text:p>
          </table:table-cell>
          <table:table-cell office:value-type="float" office:value="298840" calcext:value-type="float">
            <text:p>298840</text:p>
          </table:table-cell>
          <table:table-cell office:value-type="float" office:value="0.000347222222222" calcext:value-type="float">
            <text:p>0.000347222222222</text:p>
          </table:table-cell>
          <table:table-cell table:style-name="ce3" office:value-type="float" office:value="0.0000868" calcext:value-type="float">
            <text:p>8.68E-05</text:p>
          </table:table-cell>
          <table:table-cell office:value-type="float" office:value="0.001215277777778" calcext:value-type="float">
            <text:p>0.001215277777778</text:p>
          </table:table-cell>
          <table:table-cell office:value-type="float" office:value="0.000520833333333" calcext:value-type="float">
            <text:p>0.000520833333333</text:p>
          </table:table-cell>
          <table:table-cell table:style-name="ce3" office:value-type="float" office:value="0.0000833" calcext:value-type="float">
            <text:p>8.33E-05</text:p>
          </table:table-cell>
          <table:table-cell office:value-type="float" office:value="0.000148561070519" calcext:value-type="float">
            <text:p>0.000148561070519</text:p>
          </table:table-cell>
          <table:table-cell office:value-type="float" office:value="0.000431948843204" calcext:value-type="float">
            <text:p>0.000431948843204</text:p>
          </table:table-cell>
          <table:table-cell office:value-type="float" office:value="0.000437673130194" calcext:value-type="float">
            <text:p>0.000437673130194</text:p>
          </table:table-cell>
          <table:table-cell office:value-type="float" office:value="302.8" calcext:value-type="float">
            <text:p>302.8</text:p>
          </table:table-cell>
          <table:table-cell office:value-type="float" office:value="772.027" calcext:value-type="float">
            <text:p>772.027</text:p>
          </table:table-cell>
          <table:table-cell office:value-type="string" calcext:value-type="string">
            <text:p>("c3063e43a4ddece02df7eade1ea8e2ef4d0a039f1ba9526013c9612691265883", "26a0986dbe626b46fea7b082dc06065c877f22b8add5254c4ad3cb1c72717df5", "b3c78cf8b5f6fc6ac548eb0a79cd163833a2562877e4a2ed8a342bb9eecf782e", "66adfabcc480c69187f8f45c606278e243527020538f4305eda5e745cf7c3c46", "25153a191b82956e4286a3efee0aea59aa237608d1bf64de95923c7ca9c35630")</text:p>
          </table:table-cell>
          <table:table-cell table:number-columns-repeated="83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33.22" calcext:value-type="float">
            <text:p>33.22</text:p>
          </table:table-cell>
          <table:table-cell table:style-name="ce6" office:value-type="float" office:value="66.67" calcext:value-type="float">
            <text:p>66.67</text:p>
          </table:table-cell>
          <table:table-cell office:value-type="float" office:value="65.22" calcext:value-type="float">
            <text:p>65.22</text:p>
          </table:table-cell>
          <table:table-cell office:value-type="float" office:value="68" calcext:value-type="float">
            <text:p>68</text:p>
          </table:table-cell>
          <table:table-cell office:value-type="float" office:value="65.22" calcext:value-type="float">
            <text:p>65.22</text:p>
          </table:table-cell>
          <table:table-cell office:value-type="float" office:value="68" calcext:value-type="float">
            <text:p>68</text:p>
          </table:table-cell>
          <table:table-cell office:value-type="float" office:value="65.22" calcext:value-type="float">
            <text:p>65.22</text:p>
          </table:table-cell>
          <table:table-cell office:value-type="float" office:value="29" calcext:value-type="float">
            <text:p>29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585416666666667" calcext:value-type="float">
            <text:p>0.585416666666667</text:p>
          </table:table-cell>
          <table:table-cell office:value-type="float" office:value="13.245" calcext:value-type="float">
            <text:p>13.245</text:p>
          </table:table-cell>
          <table:table-cell office:value-type="string" calcext:value-type="string">
            <text:p>6955792dbb3f55dc010fcfae9e2c147a3e9799e4bb39c2fd89b91924a7242700</text:p>
          </table:table-cell>
          <table:table-cell office:value-type="float" office:value="37.5" calcext:value-type="float">
            <text:p>37.5</text:p>
          </table:table-cell>
          <table:table-cell office:value-type="float" office:value="68.75" calcext:value-type="float">
            <text:p>68.75</text:p>
          </table:table-cell>
          <table:table-cell office:value-type="float" office:value="69.57" calcext:value-type="float">
            <text:p>69.57</text:p>
          </table:table-cell>
          <table:table-cell office:value-type="float" office:value="68" calcext:value-type="float">
            <text:p>68</text:p>
          </table:table-cell>
          <table:table-cell office:value-type="float" office:value="66.67" calcext:value-type="float">
            <text:p>66.67</text:p>
          </table:table-cell>
          <table:table-cell office:value-type="float" office:value="70.83" calcext:value-type="float">
            <text:p>70.83</text:p>
          </table:table-cell>
          <table:table-cell office:value-type="float" office:value="68.09" calcext:value-type="float">
            <text:p>68.09</text:p>
          </table:table-cell>
          <table:table-cell office:value-type="float" office:value="23" calcext:value-type="float">
            <text:p>23</text:p>
          </table:table-cell>
          <table:table-cell office:value-type="float" office:value="0.659722222222222" calcext:value-type="float">
            <text:p>0.659722222222222</text:p>
          </table:table-cell>
          <table:table-cell office:value-type="float" office:value="0.571180555555556" calcext:value-type="float">
            <text:p>0.571180555555556</text:p>
          </table:table-cell>
          <table:table-cell office:value-type="float" office:value="10.721" calcext:value-type="float">
            <text:p>10.721</text:p>
          </table:table-cell>
          <table:table-cell office:value-type="string" calcext:value-type="string">
            <text:p>41c0e1cd20b1b1605237f235b48ccba309bd896e067af009fcf6ab947d833a98</text:p>
          </table:table-cell>
          <table:table-cell office:value-type="float" office:value="41.77" calcext:value-type="float">
            <text:p>41.77</text:p>
          </table:table-cell>
          <table:table-cell office:value-type="float" office:value="70.83" calcext:value-type="float">
            <text:p>70.83</text:p>
          </table:table-cell>
          <table:table-cell office:value-type="float" office:value="73.91" calcext:value-type="float">
            <text:p>73.9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3.91" calcext:value-type="float">
            <text:p>73.91</text:p>
          </table:table-cell>
          <table:table-cell office:value-type="float" office:value="70.83" calcext:value-type="float">
            <text:p>70.83</text:p>
          </table:table-cell>
          <table:table-cell office:value-type="float" office:value="9" calcext:value-type="float">
            <text:p>9</text:p>
          </table:table-cell>
          <table:table-cell office:value-type="float" office:value="0.659722222222222" calcext:value-type="float">
            <text:p>0.659722222222222</text:p>
          </table:table-cell>
          <table:table-cell office:value-type="float" office:value="0.58327850877193" calcext:value-type="float">
            <text:p>0.58327850877193</text:p>
          </table:table-cell>
          <table:table-cell office:value-type="float" office:value="7.21" calcext:value-type="float">
            <text:p>7.21</text:p>
          </table:table-cell>
          <table:table-cell office:value-type="string" calcext:value-type="string">
            <text:p>0e70d558c273487d39752c4df0f39e4396af5415b93ac62133beb78c1eb91ba0</text:p>
          </table:table-cell>
          <table:table-cell office:value-type="float" office:value="29.41" calcext:value-type="float">
            <text:p>29.41</text:p>
          </table:table-cell>
          <table:table-cell office:value-type="float" office:value="64.58" calcext:value-type="float">
            <text:p>64.58</text:p>
          </table:table-cell>
          <table:table-cell office:value-type="float" office:value="69.57" calcext:value-type="float">
            <text:p>69.57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8.18" calcext:value-type="float">
            <text:p>68.18</text:p>
          </table:table-cell>
          <table:table-cell office:value-type="float" office:value="65.31" calcext:value-type="float">
            <text:p>65.31</text:p>
          </table:table-cell>
          <table:table-cell office:value-type="float" office:value="27" calcext:value-type="float">
            <text:p>27</text:p>
          </table:table-cell>
          <table:table-cell office:value-type="float" office:value="0.691666666666667" calcext:value-type="float">
            <text:p>0.691666666666667</text:p>
          </table:table-cell>
          <table:table-cell office:value-type="float" office:value="0.585416666666667" calcext:value-type="float">
            <text:p>0.585416666666667</text:p>
          </table:table-cell>
          <table:table-cell office:value-type="float" office:value="11.464" calcext:value-type="float">
            <text:p>11.464</text:p>
          </table:table-cell>
          <table:table-cell office:value-type="string" calcext:value-type="string">
            <text:p>7e284c97ec0666021bc828bed4badf1f9269970119815df8f052834fe3622e5a</text:p>
          </table:table-cell>
          <table:table-cell office:value-type="float" office:value="29.41" calcext:value-type="float">
            <text:p>29.41</text:p>
          </table:table-cell>
          <table:table-cell office:value-type="float" office:value="64.58" calcext:value-type="float">
            <text:p>64.58</text:p>
          </table:table-cell>
          <table:table-cell office:value-type="float" office:value="69.57" calcext:value-type="float">
            <text:p>69.57</text:p>
          </table:table-cell>
          <table:table-cell office:value-type="float" office:value="60" calcext:value-type="float">
            <text:p>60</text:p>
          </table:table-cell>
          <table:table-cell office:value-type="float" office:value="61.54" calcext:value-type="float">
            <text:p>61.54</text:p>
          </table:table-cell>
          <table:table-cell office:value-type="float" office:value="68.18" calcext:value-type="float">
            <text:p>68.18</text:p>
          </table:table-cell>
          <table:table-cell office:value-type="float" office:value="65.31" calcext:value-type="float">
            <text:p>65.31</text:p>
          </table:table-cell>
          <table:table-cell office:value-type="float" office:value="21" calcext:value-type="float">
            <text:p>21</text:p>
          </table:table-cell>
          <table:table-cell office:value-type="float" office:value="0.659722222222222" calcext:value-type="float">
            <text:p>0.659722222222222</text:p>
          </table:table-cell>
          <table:table-cell office:value-type="float" office:value="0.571180555555556" calcext:value-type="float">
            <text:p>0.571180555555556</text:p>
          </table:table-cell>
          <table:table-cell office:value-type="float" office:value="10.975" calcext:value-type="float">
            <text:p>10.975</text:p>
          </table:table-cell>
          <table:table-cell office:value-type="string" calcext:value-type="string">
            <text:p>fce9db848c45b00e086ca4f2a2461c8cd4775ec755a87054df3284dcb11dd73f</text:p>
          </table:table-cell>
          <table:table-cell office:value-type="float" office:value="41.77" calcext:value-type="float">
            <text:p>41.77</text:p>
          </table:table-cell>
          <table:table-cell office:value-type="float" office:value="70.83" calcext:value-type="float">
            <text:p>70.83</text:p>
          </table:table-cell>
          <table:table-cell office:value-type="float" office:value="73.91" calcext:value-type="float">
            <text:p>73.91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73.91" calcext:value-type="float">
            <text:p>73.91</text:p>
          </table:table-cell>
          <table:table-cell office:value-type="float" office:value="70.83" calcext:value-type="float">
            <text:p>70.83</text:p>
          </table:table-cell>
          <table:table-cell office:value-type="float" office:value="9" calcext:value-type="float">
            <text:p>9</text:p>
          </table:table-cell>
          <table:table-cell office:value-type="float" office:value="0.659722222222222" calcext:value-type="float">
            <text:p>0.659722222222222</text:p>
          </table:table-cell>
          <table:table-cell office:value-type="float" office:value="0.58327850877193" calcext:value-type="float">
            <text:p>0.58327850877193</text:p>
          </table:table-cell>
          <table:table-cell office:value-type="float" office:value="7.467" calcext:value-type="float">
            <text:p>7.467</text:p>
          </table:table-cell>
          <table:table-cell office:value-type="string" calcext:value-type="string">
            <text:p>0e70d558c273487d39752c4df0f39e4396af5415b93ac62133beb78c1eb91ba0</text:p>
          </table:table-cell>
          <table:table-cell office:value-type="float" office:value="40.74" calcext:value-type="float">
            <text:p>40.74</text:p>
          </table:table-cell>
          <table:table-cell office:value-type="float" office:value="70.83" calcext:value-type="float">
            <text:p>70.83</text:p>
          </table:table-cell>
          <table:table-cell office:value-type="float" office:value="52.17" calcext:value-type="float">
            <text:p>52.17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66.67" calcext:value-type="float">
            <text:p>66.67</text:p>
          </table:table-cell>
          <table:table-cell office:value-type="float" office:value="63.16" calcext:value-type="float">
            <text:p>63.16</text:p>
          </table:table-cell>
          <table:table-cell office:value-type="float" office:value="11" calcext:value-type="float">
            <text:p>11</text:p>
          </table:table-cell>
          <table:table-cell office:value-type="float" office:value="0.660833333333333" calcext:value-type="float">
            <text:p>0.660833333333333</text:p>
          </table:table-cell>
          <table:table-cell office:value-type="float" office:value="0.62202380952381" calcext:value-type="float">
            <text:p>0.62202380952381</text:p>
          </table:table-cell>
          <table:table-cell office:value-type="float" office:value="5.737" calcext:value-type="float">
            <text:p>5.737</text:p>
          </table:table-cell>
          <table:table-cell office:value-type="string" calcext:value-type="string">
            <text:p>2b498d681f09823522260eeaa25a6600d6e4874acafddc54005c1d1637a042c3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d02050d669cb2ca11b41d6511b15ceccb657834dfa31cb25e9425070ebb4abe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6d02050d669cb2ca11b41d6511b15ceccb657834dfa31cb25e9425070ebb4abe</text:p>
          </table:table-cell>
          <table:table-cell office:value-type="float" office:value="40.74" calcext:value-type="float">
            <text:p>40.74</text:p>
          </table:table-cell>
          <table:table-cell office:value-type="float" office:value="70.83" calcext:value-type="float">
            <text:p>70.83</text:p>
          </table:table-cell>
          <table:table-cell office:value-type="float" office:value="52.17" calcext:value-type="float">
            <text:p>52.17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66.67" calcext:value-type="float">
            <text:p>66.67</text:p>
          </table:table-cell>
          <table:table-cell office:value-type="float" office:value="63.16" calcext:value-type="float">
            <text:p>63.16</text:p>
          </table:table-cell>
          <table:table-cell office:value-type="float" office:value="11" calcext:value-type="float">
            <text:p>11</text:p>
          </table:table-cell>
          <table:table-cell office:value-type="float" office:value="0.660833333333333" calcext:value-type="float">
            <text:p>0.660833333333333</text:p>
          </table:table-cell>
          <table:table-cell office:value-type="float" office:value="0.62202380952381" calcext:value-type="float">
            <text:p>0.62202380952381</text:p>
          </table:table-cell>
          <table:table-cell office:value-type="float" office:value="5.781" calcext:value-type="float">
            <text:p>5.781</text:p>
          </table:table-cell>
          <table:table-cell office:value-type="string" calcext:value-type="string">
            <text:p>2b498d681f09823522260eeaa25a6600d6e4874acafddc54005c1d1637a042c3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d02050d669cb2ca11b41d6511b15ceccb657834dfa31cb25e9425070ebb4abe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6d02050d669cb2ca11b41d6511b15ceccb657834dfa31cb25e9425070ebb4abe</text:p>
          </table:table-cell>
          <table:table-cell office:value-type="float" office:value="54.04" calcext:value-type="float">
            <text:p>54.04</text:p>
          </table:table-cell>
          <table:table-cell office:value-type="float" office:value="77.08" calcext:value-type="float">
            <text:p>77.08</text:p>
          </table:table-cell>
          <table:table-cell office:value-type="float" office:value="74.78" calcext:value-type="float">
            <text:p>74.78</text:p>
          </table:table-cell>
          <table:table-cell office:value-type="float" office:value="79.2" calcext:value-type="float">
            <text:p>79.2</text:p>
          </table:table-cell>
          <table:table-cell office:value-type="float" office:value="76.87" calcext:value-type="float">
            <text:p>76.87</text:p>
          </table:table-cell>
          <table:table-cell office:value-type="float" office:value="77.48" calcext:value-type="float">
            <text:p>77.48</text:p>
          </table:table-cell>
          <table:table-cell office:value-type="float" office:value="75.73" calcext:value-type="float">
            <text:p>75.73</text:p>
          </table:table-cell>
          <table:table-cell office:value-type="float" office:value="0" calcext:value-type="float">
            <text:p>0</text:p>
          </table:table-cell>
          <table:table-cell office:value-type="float" office:value="152640" calcext:value-type="float">
            <text:p>152640</text:p>
          </table:table-cell>
          <table:table-cell office:value-type="float" office:value="0.001780079861941" calcext:value-type="float">
            <text:p>0.001780079861941</text:p>
          </table:table-cell>
          <table:table-cell office:value-type="float" office:value="0.000434027777778" calcext:value-type="float">
            <text:p>0.000434027777778</text:p>
          </table:table-cell>
          <table:table-cell office:value-type="float" office:value="0.00226843100189" calcext:value-type="float">
            <text:p>0.00226843100189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0669754415559" calcext:value-type="float">
            <text:p>0.000669754415559</text:p>
          </table:table-cell>
          <table:table-cell office:value-type="float" office:value="0.001012325794805" calcext:value-type="float">
            <text:p>0.001012325794805</text:p>
          </table:table-cell>
          <table:table-cell office:value-type="float" office:value="0.000663469368409" calcext:value-type="float">
            <text:p>0.000663469368409</text:p>
          </table:table-cell>
          <table:table-cell office:value-type="float" office:value="0" calcext:value-type="float">
            <text:p>0</text:p>
          </table:table-cell>
          <table:table-cell office:value-type="float" office:value="860.8" calcext:value-type="float">
            <text:p>86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f4b57125037b0b9c1ca3aa4e62c1b990e096356d9212c60fa89c7e82e9f67ec8", "3b66528e03a6fe800f8df34ec162221c075d55926c1a447eae538f0661bc0d71", "8015aad6666d4520e228434d1c4d6352a24d719247023b475518fb7d5395941d", "45c640238480a7104720bf7df7680d4db6094b38e150992fbdbd398d82724900", "95b82d12d15ef48c5631a45425257b96142ebd1378c7f8f69423593d9de2baff")</text:p>
          </table:table-cell>
          <table:table-cell office:value-type="float" office:value="51.54" calcext:value-type="float">
            <text:p>51.54</text:p>
          </table:table-cell>
          <table:table-cell office:value-type="float" office:value="75.83" calcext:value-type="float">
            <text:p>75.83</text:p>
          </table:table-cell>
          <table:table-cell office:value-type="float" office:value="73.91" calcext:value-type="float">
            <text:p>73.91</text:p>
          </table:table-cell>
          <table:table-cell office:value-type="float" office:value="77.6" calcext:value-type="float">
            <text:p>77.6</text:p>
          </table:table-cell>
          <table:table-cell office:value-type="float" office:value="75.24" calcext:value-type="float">
            <text:p>75.24</text:p>
          </table:table-cell>
          <table:table-cell office:value-type="float" office:value="76.48" calcext:value-type="float">
            <text:p>76.48</text:p>
          </table:table-cell>
          <table:table-cell office:value-type="float" office:value="74.52" calcext:value-type="float">
            <text:p>74.52</text:p>
          </table:table-cell>
          <table:table-cell office:value-type="float" office:value="30.11" calcext:value-type="float">
            <text:p>30.11</text:p>
          </table:table-cell>
          <table:table-cell office:value-type="float" office:value="305840" calcext:value-type="float">
            <text:p>305840</text:p>
          </table:table-cell>
          <table:table-cell office:value-type="float" office:value="0.00144716859591" calcext:value-type="float">
            <text:p>0.00144716859591</text:p>
          </table:table-cell>
          <table:table-cell office:value-type="float" office:value="0.000347222222222" calcext:value-type="float">
            <text:p>0.000347222222222</text:p>
          </table:table-cell>
          <table:table-cell office:value-type="float" office:value="0.001890359168242" calcext:value-type="float">
            <text:p>0.001890359168242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0286609134012" calcext:value-type="float">
            <text:p>0.000286609134012</text:p>
          </table:table-cell>
          <table:table-cell office:value-type="float" office:value="0.00080005184617" calcext:value-type="float">
            <text:p>0.00080005184617</text:p>
          </table:table-cell>
          <table:table-cell office:value-type="float" office:value="0.000613103983394" calcext:value-type="float">
            <text:p>0.000613103983394</text:p>
          </table:table-cell>
          <table:table-cell office:value-type="float" office:value="0.000711911357341" calcext:value-type="float">
            <text:p>0.000711911357341</text:p>
          </table:table-cell>
          <table:table-cell office:value-type="float" office:value="1778.8" calcext:value-type="float">
            <text:p>1778.8</text:p>
          </table:table-cell>
          <table:table-cell office:value-type="float" office:value="599.567" calcext:value-type="float">
            <text:p>599.567</text:p>
          </table:table-cell>
          <table:table-cell office:value-type="string" calcext:value-type="string">
            <text:p>("fb47d0fa251a65cc6b9132c2a9e7875a40ab66bc59ca99f41186f010606be041", "8a89d3cd1b8b0dbdb70f1c3cb0ba3c136c7fca19e5040d8e4bed329148cd3a45", "0d04a92a13adae4b2f224e7d39eeb9758e4ceb04d207dc7167f8d6cbdd0766f0", "a10e35977e4480a0a8303ef3b4827ac7155cba4aa5a7127dee4060a6db73f486", "7abf7bccb6af41baed6364fe63bc27121d12719f077eb59646b301244778aa1a")</text:p>
          </table:table-cell>
          <table:table-cell table:number-columns-repeated="83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60.42" calcext:value-type="float">
            <text:p>60.42</text:p>
          </table:table-cell>
          <table:table-cell office:value-type="float" office:value="47.83" calcext:value-type="float">
            <text:p>47.83</text:p>
          </table:table-cell>
          <table:table-cell office:value-type="float" office:value="72" calcext:value-type="float">
            <text:p>72</text:p>
          </table:table-cell>
          <table:table-cell office:value-type="float" office:value="61.11" calcext:value-type="float">
            <text:p>61.11</text:p>
          </table:table-cell>
          <table:table-cell office:value-type="float" office:value="60" calcext:value-type="float">
            <text:p>60</text:p>
          </table:table-cell>
          <table:table-cell office:value-type="float" office:value="53.66" calcext:value-type="float">
            <text:p>53.66</text:p>
          </table:table-cell>
          <table:table-cell office:value-type="float" office:value="41" calcext:value-type="float">
            <text:p>41</text:p>
          </table:table-cell>
          <table:table-cell office:value-type="float" office:value="0.660833333333333" calcext:value-type="float">
            <text:p>0.660833333333333</text:p>
          </table:table-cell>
          <table:table-cell office:value-type="float" office:value="0.571180555555556" calcext:value-type="float">
            <text:p>0.571180555555556</text:p>
          </table:table-cell>
          <table:table-cell office:value-type="float" office:value="13.892" calcext:value-type="float">
            <text:p>13.892</text:p>
          </table:table-cell>
          <table:table-cell office:value-type="string" calcext:value-type="string">
            <text:p>2e9e6b3921a18cc7ec6fcc25f41d39c35d18c0e0bb3e9ffdd57adae276f06ae6</text:p>
          </table:table-cell>
          <table:table-cell office:value-type="float" office:value="15.64" calcext:value-type="float">
            <text:p>15.64</text:p>
          </table:table-cell>
          <table:table-cell office:value-type="float" office:value="58.33" calcext:value-type="float">
            <text:p>58.33</text:p>
          </table:table-cell>
          <table:table-cell office:value-type="float" office:value="43.48" calcext:value-type="float">
            <text:p>43.48</text:p>
          </table:table-cell>
          <table:table-cell office:value-type="float" office:value="72" calcext:value-type="float">
            <text:p>72</text:p>
          </table:table-cell>
          <table:table-cell office:value-type="float" office:value="58.82" calcext:value-type="float">
            <text:p>58.82</text:p>
          </table:table-cell>
          <table:table-cell office:value-type="float" office:value="58.06" calcext:value-type="float">
            <text:p>58.06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0.660833333333333" calcext:value-type="float">
            <text:p>0.660833333333333</text:p>
          </table:table-cell>
          <table:table-cell office:value-type="float" office:value="0.556458333333333" calcext:value-type="float">
            <text:p>0.556458333333333</text:p>
          </table:table-cell>
          <table:table-cell office:value-type="float" office:value="9.949" calcext:value-type="float">
            <text:p>9.949</text:p>
          </table:table-cell>
          <table:table-cell office:value-type="string" calcext:value-type="string">
            <text:p>140a86b11c4d440815578765d75f7e184d586871a830fe2af749c63caa31e1f7</text:p>
          </table:table-cell>
          <table:table-cell office:value-type="float" office:value="15.64" calcext:value-type="float">
            <text:p>15.64</text:p>
          </table:table-cell>
          <table:table-cell office:value-type="float" office:value="58.33" calcext:value-type="float">
            <text:p>58.33</text:p>
          </table:table-cell>
          <table:table-cell office:value-type="float" office:value="43.48" calcext:value-type="float">
            <text:p>43.48</text:p>
          </table:table-cell>
          <table:table-cell office:value-type="float" office:value="72" calcext:value-type="float">
            <text:p>72</text:p>
          </table:table-cell>
          <table:table-cell office:value-type="float" office:value="58.82" calcext:value-type="float">
            <text:p>58.82</text:p>
          </table:table-cell>
          <table:table-cell office:value-type="float" office:value="58.06" calcext:value-type="float">
            <text:p>58.0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.660833333333333" calcext:value-type="float">
            <text:p>0.660833333333333</text:p>
          </table:table-cell>
          <table:table-cell office:value-type="float" office:value="0.556458333333333" calcext:value-type="float">
            <text:p>0.556458333333333</text:p>
          </table:table-cell>
          <table:table-cell office:value-type="float" office:value="9.412" calcext:value-type="float">
            <text:p>9.412</text:p>
          </table:table-cell>
          <table:table-cell office:value-type="string" calcext:value-type="string">
            <text:p>0140babaa51e12e5d6a003e63f5bedfe0b7408b69dcde63dd2b0e5683f8d00b9</text:p>
          </table:table-cell>
          <table:table-cell office:value-type="float" office:value="20" calcext:value-type="float">
            <text:p>20</text:p>
          </table:table-cell>
          <table:table-cell office:value-type="float" office:value="60.42" calcext:value-type="float">
            <text:p>60.42</text:p>
          </table:table-cell>
          <table:table-cell office:value-type="float" office:value="47.83" calcext:value-type="float">
            <text:p>47.83</text:p>
          </table:table-cell>
          <table:table-cell office:value-type="float" office:value="72" calcext:value-type="float">
            <text:p>72</text:p>
          </table:table-cell>
          <table:table-cell office:value-type="float" office:value="61.11" calcext:value-type="float">
            <text:p>61.11</text:p>
          </table:table-cell>
          <table:table-cell office:value-type="float" office:value="60" calcext:value-type="float">
            <text:p>60</text:p>
          </table:table-cell>
          <table:table-cell office:value-type="float" office:value="53.66" calcext:value-type="float">
            <text:p>53.66</text:p>
          </table:table-cell>
          <table:table-cell office:value-type="float" office:value="33" calcext:value-type="float">
            <text:p>33</text:p>
          </table:table-cell>
          <table:table-cell office:value-type="float" office:value="0.660833333333333" calcext:value-type="float">
            <text:p>0.660833333333333</text:p>
          </table:table-cell>
          <table:table-cell office:value-type="float" office:value="0.571180555555556" calcext:value-type="float">
            <text:p>0.571180555555556</text:p>
          </table:table-cell>
          <table:table-cell office:value-type="float" office:value="12.569" calcext:value-type="float">
            <text:p>12.569</text:p>
          </table:table-cell>
          <table:table-cell office:value-type="string" calcext:value-type="string">
            <text:p>893f97658f92cbbf1e65cc6738ccd0731e06e9288fb46fc652d4541478a34248</text:p>
          </table:table-cell>
          <table:table-cell office:value-type="float" office:value="15.64" calcext:value-type="float">
            <text:p>15.64</text:p>
          </table:table-cell>
          <table:table-cell office:value-type="float" office:value="58.33" calcext:value-type="float">
            <text:p>58.33</text:p>
          </table:table-cell>
          <table:table-cell office:value-type="float" office:value="43.48" calcext:value-type="float">
            <text:p>43.48</text:p>
          </table:table-cell>
          <table:table-cell office:value-type="float" office:value="72" calcext:value-type="float">
            <text:p>72</text:p>
          </table:table-cell>
          <table:table-cell office:value-type="float" office:value="58.82" calcext:value-type="float">
            <text:p>58.82</text:p>
          </table:table-cell>
          <table:table-cell office:value-type="float" office:value="58.06" calcext:value-type="float">
            <text:p>58.06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0.660833333333333" calcext:value-type="float">
            <text:p>0.660833333333333</text:p>
          </table:table-cell>
          <table:table-cell office:value-type="float" office:value="0.556458333333333" calcext:value-type="float">
            <text:p>0.556458333333333</text:p>
          </table:table-cell>
          <table:table-cell office:value-type="float" office:value="10.001" calcext:value-type="float">
            <text:p>10.001</text:p>
          </table:table-cell>
          <table:table-cell office:value-type="string" calcext:value-type="string">
            <text:p>01736442d95f34fa6ef9cdb1031ba63ac12721cc9c20fb2dc6c150a03732731a</text:p>
          </table:table-cell>
          <table:table-cell office:value-type="float" office:value="15.64" calcext:value-type="float">
            <text:p>15.64</text:p>
          </table:table-cell>
          <table:table-cell office:value-type="float" office:value="58.33" calcext:value-type="float">
            <text:p>58.33</text:p>
          </table:table-cell>
          <table:table-cell office:value-type="float" office:value="43.48" calcext:value-type="float">
            <text:p>43.48</text:p>
          </table:table-cell>
          <table:table-cell office:value-type="float" office:value="72" calcext:value-type="float">
            <text:p>72</text:p>
          </table:table-cell>
          <table:table-cell office:value-type="float" office:value="58.82" calcext:value-type="float">
            <text:p>58.82</text:p>
          </table:table-cell>
          <table:table-cell office:value-type="float" office:value="58.06" calcext:value-type="float">
            <text:p>58.06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0.660833333333333" calcext:value-type="float">
            <text:p>0.660833333333333</text:p>
          </table:table-cell>
          <table:table-cell office:value-type="float" office:value="0.556458333333333" calcext:value-type="float">
            <text:p>0.556458333333333</text:p>
          </table:table-cell>
          <table:table-cell office:value-type="float" office:value="9.421" calcext:value-type="float">
            <text:p>9.421</text:p>
          </table:table-cell>
          <table:table-cell office:value-type="string" calcext:value-type="string">
            <text:p>0140babaa51e12e5d6a003e63f5bedfe0b7408b69dcde63dd2b0e5683f8d00b9</text:p>
          </table:table-cell>
          <table:table-cell office:value-type="float" office:value="10.64" calcext:value-type="float">
            <text:p>10.64</text:p>
          </table:table-cell>
          <table:table-cell office:value-type="float" office:value="56.25" calcext:value-type="float">
            <text:p>56.25</text:p>
          </table:table-cell>
          <table:table-cell office:value-type="float" office:value="30.43" calcext:value-type="float">
            <text:p>30.43</text:p>
          </table:table-cell>
          <table:table-cell office:value-type="float" office:value="80" calcext:value-type="float">
            <text:p>80</text:p>
          </table:table-cell>
          <table:table-cell office:value-type="float" office:value="58.33" calcext:value-type="float">
            <text:p>58.33</text:p>
          </table:table-cell>
          <table:table-cell office:value-type="float" office:value="55.56" calcext:value-type="float">
            <text:p>55.56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7.725" calcext:value-type="float">
            <text:p>7.725</text:p>
          </table:table-cell>
          <table:table-cell office:value-type="string" calcext:value-type="string">
            <text:p>4437d2b4d57f5f9b8f49c8237449aacfa722bc1a10df109b7677fd1423585e03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81981f5a6b0b357644344bd1301e4a5beb135d591baf0e83bc76e577262fdd7f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981f5a6b0b357644344bd1301e4a5beb135d591baf0e83bc76e577262fdd7f</text:p>
          </table:table-cell>
          <table:table-cell office:value-type="float" office:value="10.64" calcext:value-type="float">
            <text:p>10.64</text:p>
          </table:table-cell>
          <table:table-cell office:value-type="float" office:value="56.25" calcext:value-type="float">
            <text:p>56.25</text:p>
          </table:table-cell>
          <table:table-cell office:value-type="float" office:value="30.43" calcext:value-type="float">
            <text:p>30.43</text:p>
          </table:table-cell>
          <table:table-cell office:value-type="float" office:value="80" calcext:value-type="float">
            <text:p>80</text:p>
          </table:table-cell>
          <table:table-cell office:value-type="float" office:value="58.33" calcext:value-type="float">
            <text:p>58.33</text:p>
          </table:table-cell>
          <table:table-cell office:value-type="float" office:value="55.56" calcext:value-type="float">
            <text:p>55.56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0.633333333333333" calcext:value-type="float">
            <text:p>0.633333333333333</text:p>
          </table:table-cell>
          <table:table-cell office:value-type="float" office:value="0.545833333333333" calcext:value-type="float">
            <text:p>0.545833333333333</text:p>
          </table:table-cell>
          <table:table-cell office:value-type="float" office:value="7.691" calcext:value-type="float">
            <text:p>7.691</text:p>
          </table:table-cell>
          <table:table-cell office:value-type="string" calcext:value-type="string">
            <text:p>4437d2b4d57f5f9b8f49c8237449aacfa722bc1a10df109b7677fd1423585e03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81981f5a6b0b357644344bd1301e4a5beb135d591baf0e83bc76e577262fdd7f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981f5a6b0b357644344bd1301e4a5beb135d591baf0e83bc76e577262fdd7f</text:p>
          </table:table-cell>
          <table:table-cell office:value-type="float" office:value="25.59" calcext:value-type="float">
            <text:p>25.59</text:p>
          </table:table-cell>
          <table:table-cell office:value-type="float" office:value="63.75" calcext:value-type="float">
            <text:p>63.75</text:p>
          </table:table-cell>
          <table:table-cell office:value-type="float" office:value="32.17" calcext:value-type="float">
            <text:p>32.17</text:p>
          </table:table-cell>
          <table:table-cell office:value-type="float" office:value="92.8" calcext:value-type="float">
            <text:p>92.8</text:p>
          </table:table-cell>
          <table:table-cell office:value-type="float" office:value="80.61" calcext:value-type="float">
            <text:p>80.61</text:p>
          </table:table-cell>
          <table:table-cell office:value-type="float" office:value="59.8" calcext:value-type="float">
            <text:p>59.8</text:p>
          </table:table-cell>
          <table:table-cell office:value-type="float" office:value="45.93" calcext:value-type="float">
            <text:p>45.93</text:p>
          </table:table-cell>
          <table:table-cell office:value-type="float" office:value="0" calcext:value-type="float">
            <text:p>0</text:p>
          </table:table-cell>
          <table:table-cell office:value-type="float" office:value="149560" calcext:value-type="float">
            <text:p>149560</text:p>
          </table:table-cell>
          <table:table-cell office:value-type="float" office:value="0.004208636594403" calcext:value-type="float">
            <text:p>0.004208636594403</text:p>
          </table:table-cell>
          <table:table-cell table:style-name="ce3" office:value-type="float" office:value="0.000998263888889" calcext:value-type="float">
            <text:p>9.98E-04</text:p>
          </table:table-cell>
          <table:table-cell office:value-type="float" office:value="0.001512287334594" calcext:value-type="float">
            <text:p>0.001512287334594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6606481481481" calcext:value-type="float">
            <text:p>0.006606481481481</text:p>
          </table:table-cell>
          <table:table-cell office:value-type="float" office:value="0.000407721265169" calcext:value-type="float">
            <text:p>0.000407721265169</text:p>
          </table:table-cell>
          <table:table-cell office:value-type="float" office:value="0.002415300886908" calcext:value-type="float">
            <text:p>0.002415300886908</text:p>
          </table:table-cell>
          <table:table-cell office:value-type="float" office:value="0" calcext:value-type="float">
            <text:p>0</text:p>
          </table:table-cell>
          <table:table-cell office:value-type="float" office:value="528.8" calcext:value-type="float">
            <text:p>52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9d28c63d717a36d35c7cf09d4c731b86c4c061f2743bed698d398d936116b34e", "e0f93e4ce1b65207b78b57e9b839c26801f40a237c299e5848a29ff1b258d8e0", "0bc5c5c9ba1a1c06bb8b6718384d6291b389c5977b0b05bc27d385fa45f2f579", "43756b4758e999f1a57d1fab9d4a12784093bb0b7ce10505fd99e1093b85ba78", "7d61b2ee43b1ce76fdf554297f65046feb68644ce086d1c09c1dab02195d1deb")</text:p>
          </table:table-cell>
          <table:table-cell office:value-type="float" office:value="26.42" calcext:value-type="float">
            <text:p>26.42</text:p>
          </table:table-cell>
          <table:table-cell office:value-type="float" office:value="64.17" calcext:value-type="float">
            <text:p>64.17</text:p>
          </table:table-cell>
          <table:table-cell office:value-type="float" office:value="32.17" calcext:value-type="float">
            <text:p>32.17</text:p>
          </table:table-cell>
          <table:table-cell office:value-type="float" office:value="93.6" calcext:value-type="float">
            <text:p>93.6</text:p>
          </table:table-cell>
          <table:table-cell office:value-type="float" office:value="82.39" calcext:value-type="float">
            <text:p>82.39</text:p>
          </table:table-cell>
          <table:table-cell office:value-type="float" office:value="60" calcext:value-type="float">
            <text:p>60</text:p>
          </table:table-cell>
          <table:table-cell office:value-type="float" office:value="46.23" calcext:value-type="float">
            <text:p>46.23</text:p>
          </table:table-cell>
          <table:table-cell office:value-type="float" office:value="27.68" calcext:value-type="float">
            <text:p>27.68</text:p>
          </table:table-cell>
          <table:table-cell office:value-type="float" office:value="297960" calcext:value-type="float">
            <text:p>297960</text:p>
          </table:table-cell>
          <table:table-cell office:value-type="float" office:value="0.001281955262981" calcext:value-type="float">
            <text:p>0.001281955262981</text:p>
          </table:table-cell>
          <table:table-cell office:value-type="float" office:value="0.000303819444444" calcext:value-type="float">
            <text:p>0.000303819444444</text:p>
          </table:table-cell>
          <table:table-cell office:value-type="float" office:value="0.000567107750473" calcext:value-type="float">
            <text:p>0.000567107750473</text:p>
          </table:table-cell>
          <table:table-cell office:value-type="float" office:value="0.00048" calcext:value-type="float">
            <text:p>0.00048</text:p>
          </table:table-cell>
          <table:table-cell office:value-type="float" office:value="0.00291512345679" calcext:value-type="float">
            <text:p>0.00291512345679</text:p>
          </table:table-cell>
          <table:table-cell office:value-type="float" office:value="0.000118692870451" calcext:value-type="float">
            <text:p>0.000118692870451</text:p>
          </table:table-cell>
          <table:table-cell office:value-type="float" office:value="0.000818504477062" calcext:value-type="float">
            <text:p>0.000818504477062</text:p>
          </table:table-cell>
          <table:table-cell office:value-type="float" office:value="0.000409972299169" calcext:value-type="float">
            <text:p>0.000409972299169</text:p>
          </table:table-cell>
          <table:table-cell office:value-type="float" office:value="1030.8" calcext:value-type="float">
            <text:p>1030.8</text:p>
          </table:table-cell>
          <table:table-cell office:value-type="float" office:value="673.893" calcext:value-type="float">
            <text:p>673.893</text:p>
          </table:table-cell>
          <table:table-cell office:value-type="string" calcext:value-type="string">
            <text:p>("1e86be3869940516ea28ae9433147f2344e951cd430884b99cbc56258fbb4ff0", "9e74f12c47aa413175114700f133d56c02e5573119cf14dd5ab9b07df71b496f", "1aaec5fa60efb400de3b5200b07f5fefddc82353493d526406137ed3b803ad2a", "cf3180fd70d14d789d81fb8586893242600f2fdb1f145b13612aded1cb304c1e", "27455919d42abf6ba2d425a681163460b5c6fb8e4ac661e7d9cd4e52b58e8204")</text:p>
          </table:table-cell>
          <table:table-cell table:number-columns-repeated="83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table:style-name="ce1" office:value-type="boolean" office:boolean-value="false" calcext:value-type="boolean">
            <text:p>FALSE</text:p>
          </table:table-cell>
          <table:table-cell office:value-type="float" office:value="-120100" calcext:value-type="float">
            <text:p>-120100</text:p>
          </table:table-cell>
          <table:table-cell office:value-type="string" calcext:value-type="string">
            <text:p>Any[]</text:p>
          </table:table-cell>
          <table:table-cell table:style-name="ce1" office:value-type="boolean" office:boolean-value="false" calcext:value-type="boolean">
            <text:p>FALSE</text:p>
          </table:table-cell>
          <table:table-cell office:value-type="string" calcext:value-type="string">
            <text:p>stump_with_memoizatio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estOp_80</text:p>
          </table:table-cell>
          <table:table-cell office:value-type="float" office:value="24.87" calcext:value-type="float">
            <text:p>24.87</text:p>
          </table:table-cell>
          <table:table-cell table:style-name="ce6" office:value-type="float" office:value="62.5" calcext:value-type="float">
            <text:p>62.5</text:p>
          </table:table-cell>
          <table:table-cell office:value-type="float" office:value="60.87" calcext:value-type="float">
            <text:p>60.87</text:p>
          </table:table-cell>
          <table:table-cell office:value-type="float" office:value="64" calcext:value-type="float">
            <text:p>64</text:p>
          </table:table-cell>
          <table:table-cell office:value-type="float" office:value="60.87" calcext:value-type="float">
            <text:p>60.87</text:p>
          </table:table-cell>
          <table:table-cell office:value-type="float" office:value="64" calcext:value-type="float">
            <text:p>64</text:p>
          </table:table-cell>
          <table:table-cell office:value-type="float" office:value="60.87" calcext:value-type="float">
            <text:p>60.87</text:p>
          </table:table-cell>
          <table:table-cell office:value-type="float" office:value="33" calcext:value-type="float">
            <text:p>33</text:p>
          </table:table-cell>
          <table:table-cell office:value-type="float" office:value="0.660833333333333" calcext:value-type="float">
            <text:p>0.660833333333333</text:p>
          </table:table-cell>
          <table:table-cell office:value-type="float" office:value="0.556458333333333" calcext:value-type="float">
            <text:p>0.556458333333333</text:p>
          </table:table-cell>
          <table:table-cell office:value-type="float" office:value="9.572" calcext:value-type="float">
            <text:p>9.572</text:p>
          </table:table-cell>
          <table:table-cell office:value-type="string" calcext:value-type="string">
            <text:p>6e1e4cbde97e031d476b256ae83915a5fb6c5c07e6a12137604fb830ace51687</text:p>
          </table:table-cell>
          <table:table-cell office:value-type="float" office:value="37.06" calcext:value-type="float">
            <text:p>37.06</text:p>
          </table:table-cell>
          <table:table-cell office:value-type="float" office:value="68.75" calcext:value-type="float">
            <text:p>68.75</text:p>
          </table:table-cell>
          <table:table-cell office:value-type="float" office:value="60.87" calcext:value-type="float">
            <text:p>60.87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7.86" calcext:value-type="float">
            <text:p>67.86</text:p>
          </table:table-cell>
          <table:table-cell office:value-type="float" office:value="65.12" calcext:value-type="float">
            <text:p>65.12</text:p>
          </table:table-cell>
          <table:table-cell office:value-type="float" office:value="15" calcext:value-type="float">
            <text:p>15</text:p>
          </table:table-cell>
          <table:table-cell office:value-type="float" office:value="0.714880952380952" calcext:value-type="float">
            <text:p>0.714880952380952</text:p>
          </table:table-cell>
          <table:table-cell office:value-type="float" office:value="0.608184523809524" calcext:value-type="float">
            <text:p>0.608184523809524</text:p>
          </table:table-cell>
          <table:table-cell office:value-type="float" office:value="8.79" calcext:value-type="float">
            <text:p>8.79</text:p>
          </table:table-cell>
          <table:table-cell office:value-type="string" calcext:value-type="string">
            <text:p>e24a8296506e28692c23733e3a194abd11de063609fc289e13f70e7ca111370d</text:p>
          </table:table-cell>
          <table:table-cell office:value-type="float" office:value="37.06" calcext:value-type="float">
            <text:p>37.06</text:p>
          </table:table-cell>
          <table:table-cell office:value-type="float" office:value="68.75" calcext:value-type="float">
            <text:p>68.75</text:p>
          </table:table-cell>
          <table:table-cell office:value-type="float" office:value="60.87" calcext:value-type="float">
            <text:p>60.87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7.86" calcext:value-type="float">
            <text:p>67.86</text:p>
          </table:table-cell>
          <table:table-cell office:value-type="float" office:value="65.12" calcext:value-type="float">
            <text:p>65.12</text:p>
          </table:table-cell>
          <table:table-cell office:value-type="float" office:value="15" calcext:value-type="float">
            <text:p>15</text:p>
          </table:table-cell>
          <table:table-cell office:value-type="float" office:value="0.714880952380952" calcext:value-type="float">
            <text:p>0.714880952380952</text:p>
          </table:table-cell>
          <table:table-cell office:value-type="float" office:value="0.608184523809524" calcext:value-type="float">
            <text:p>0.608184523809524</text:p>
          </table:table-cell>
          <table:table-cell office:value-type="float" office:value="8.34" calcext:value-type="float">
            <text:p>8.34</text:p>
          </table:table-cell>
          <table:table-cell office:value-type="string" calcext:value-type="string">
            <text:p>e24a8296506e28692c23733e3a194abd11de063609fc289e13f70e7ca111370d</text:p>
          </table:table-cell>
          <table:table-cell office:value-type="float" office:value="12.5" calcext:value-type="float">
            <text:p>12.5</text:p>
          </table:table-cell>
          <table:table-cell office:value-type="float" office:value="56.25" calcext:value-type="float">
            <text:p>56.25</text:p>
          </table:table-cell>
          <table:table-cell office:value-type="float" office:value="56.52" calcext:value-type="float">
            <text:p>56.52</text:p>
          </table:table-cell>
          <table:table-cell office:value-type="float" office:value="56" calcext:value-type="float">
            <text:p>56</text:p>
          </table:table-cell>
          <table:table-cell office:value-type="float" office:value="54.17" calcext:value-type="float">
            <text:p>54.17</text:p>
          </table:table-cell>
          <table:table-cell office:value-type="float" office:value="58.33" calcext:value-type="float">
            <text:p>58.33</text:p>
          </table:table-cell>
          <table:table-cell office:value-type="float" office:value="55.32" calcext:value-type="float">
            <text:p>55.32</text:p>
          </table:table-cell>
          <table:table-cell office:value-type="float" office:value="27" calcext:value-type="float">
            <text:p>27</text:p>
          </table:table-cell>
          <table:table-cell office:value-type="float" office:value="0.660833333333333" calcext:value-type="float">
            <text:p>0.660833333333333</text:p>
          </table:table-cell>
          <table:table-cell office:value-type="float" office:value="0.556458333333333" calcext:value-type="float">
            <text:p>0.556458333333333</text:p>
          </table:table-cell>
          <table:table-cell office:value-type="float" office:value="8.892" calcext:value-type="float">
            <text:p>8.892</text:p>
          </table:table-cell>
          <table:table-cell office:value-type="string" calcext:value-type="string">
            <text:p>5345090c1e12ce272e1812f3eb3b7d24260fb4cc863064af7b23c6914093a668</text:p>
          </table:table-cell>
          <table:table-cell office:value-type="float" office:value="37.06" calcext:value-type="float">
            <text:p>37.06</text:p>
          </table:table-cell>
          <table:table-cell office:value-type="float" office:value="68.75" calcext:value-type="float">
            <text:p>68.75</text:p>
          </table:table-cell>
          <table:table-cell office:value-type="float" office:value="60.87" calcext:value-type="float">
            <text:p>60.87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7.86" calcext:value-type="float">
            <text:p>67.86</text:p>
          </table:table-cell>
          <table:table-cell office:value-type="float" office:value="65.12" calcext:value-type="float">
            <text:p>65.12</text:p>
          </table:table-cell>
          <table:table-cell office:value-type="float" office:value="15" calcext:value-type="float">
            <text:p>15</text:p>
          </table:table-cell>
          <table:table-cell office:value-type="float" office:value="0.714880952380952" calcext:value-type="float">
            <text:p>0.714880952380952</text:p>
          </table:table-cell>
          <table:table-cell office:value-type="float" office:value="0.608184523809524" calcext:value-type="float">
            <text:p>0.608184523809524</text:p>
          </table:table-cell>
          <table:table-cell office:value-type="float" office:value="8.265" calcext:value-type="float">
            <text:p>8.265</text:p>
          </table:table-cell>
          <table:table-cell office:value-type="string" calcext:value-type="string">
            <text:p>e24a8296506e28692c23733e3a194abd11de063609fc289e13f70e7ca111370d</text:p>
          </table:table-cell>
          <table:table-cell office:value-type="float" office:value="37.06" calcext:value-type="float">
            <text:p>37.06</text:p>
          </table:table-cell>
          <table:table-cell office:value-type="float" office:value="68.75" calcext:value-type="float">
            <text:p>68.75</text:p>
          </table:table-cell>
          <table:table-cell office:value-type="float" office:value="60.87" calcext:value-type="float">
            <text:p>60.87</text:p>
          </table:table-cell>
          <table:table-cell office:value-type="float" office:value="76" calcext:value-type="float">
            <text:p>76</text:p>
          </table:table-cell>
          <table:table-cell office:value-type="float" office:value="70" calcext:value-type="float">
            <text:p>70</text:p>
          </table:table-cell>
          <table:table-cell office:value-type="float" office:value="67.86" calcext:value-type="float">
            <text:p>67.86</text:p>
          </table:table-cell>
          <table:table-cell office:value-type="float" office:value="65.12" calcext:value-type="float">
            <text:p>65.12</text:p>
          </table:table-cell>
          <table:table-cell office:value-type="float" office:value="15" calcext:value-type="float">
            <text:p>15</text:p>
          </table:table-cell>
          <table:table-cell office:value-type="float" office:value="0.714880952380952" calcext:value-type="float">
            <text:p>0.714880952380952</text:p>
          </table:table-cell>
          <table:table-cell office:value-type="float" office:value="0.608184523809524" calcext:value-type="float">
            <text:p>0.608184523809524</text:p>
          </table:table-cell>
          <table:table-cell office:value-type="float" office:value="8.467" calcext:value-type="float">
            <text:p>8.467</text:p>
          </table:table-cell>
          <table:table-cell office:value-type="string" calcext:value-type="string">
            <text:p>e24a8296506e28692c23733e3a194abd11de063609fc289e13f70e7ca111370d</text:p>
          </table:table-cell>
          <table:table-cell office:value-type="float" office:value="12.5" calcext:value-type="float">
            <text:p>12.5</text:p>
          </table:table-cell>
          <table:table-cell office:value-type="float" office:value="56.25" calcext:value-type="float">
            <text:p>56.25</text:p>
          </table:table-cell>
          <table:table-cell office:value-type="float" office:value="56.52" calcext:value-type="float">
            <text:p>56.52</text:p>
          </table:table-cell>
          <table:table-cell office:value-type="float" office:value="56" calcext:value-type="float">
            <text:p>56</text:p>
          </table:table-cell>
          <table:table-cell office:value-type="float" office:value="54.17" calcext:value-type="float">
            <text:p>54.17</text:p>
          </table:table-cell>
          <table:table-cell office:value-type="float" office:value="58.33" calcext:value-type="float">
            <text:p>58.33</text:p>
          </table:table-cell>
          <table:table-cell office:value-type="float" office:value="55.32" calcext:value-type="float">
            <text:p>55.32</text:p>
          </table:table-cell>
          <table:table-cell office:value-type="float" office:value="11" calcext:value-type="float">
            <text:p>11</text:p>
          </table:table-cell>
          <table:table-cell office:value-type="float" office:value="0.635539215686275" calcext:value-type="float">
            <text:p>0.635539215686275</text:p>
          </table:table-cell>
          <table:table-cell office:value-type="float" office:value="0.582781862745098" calcext:value-type="float">
            <text:p>0.582781862745098</text:p>
          </table:table-cell>
          <table:table-cell office:value-type="float" office:value="6.962" calcext:value-type="float">
            <text:p>6.962</text:p>
          </table:table-cell>
          <table:table-cell office:value-type="string" calcext:value-type="string">
            <text:p>2340b7a58f273fd927c656601cf820607b795f3f0f8874d362a5d905bb515b92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693b92f3b4e0b59f7e726cd017c5d37fe3924b069db5a972f08e6acaeeb1c5b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693b92f3b4e0b59f7e726cd017c5d37fe3924b069db5a972f08e6acaeeb1c5b</text:p>
          </table:table-cell>
          <table:table-cell office:value-type="float" office:value="12.5" calcext:value-type="float">
            <text:p>12.5</text:p>
          </table:table-cell>
          <table:table-cell office:value-type="float" office:value="56.25" calcext:value-type="float">
            <text:p>56.25</text:p>
          </table:table-cell>
          <table:table-cell office:value-type="float" office:value="56.52" calcext:value-type="float">
            <text:p>56.52</text:p>
          </table:table-cell>
          <table:table-cell office:value-type="float" office:value="56" calcext:value-type="float">
            <text:p>56</text:p>
          </table:table-cell>
          <table:table-cell office:value-type="float" office:value="54.17" calcext:value-type="float">
            <text:p>54.17</text:p>
          </table:table-cell>
          <table:table-cell office:value-type="float" office:value="58.33" calcext:value-type="float">
            <text:p>58.33</text:p>
          </table:table-cell>
          <table:table-cell office:value-type="float" office:value="55.32" calcext:value-type="float">
            <text:p>55.32</text:p>
          </table:table-cell>
          <table:table-cell office:value-type="float" office:value="11" calcext:value-type="float">
            <text:p>11</text:p>
          </table:table-cell>
          <table:table-cell office:value-type="float" office:value="0.635539215686275" calcext:value-type="float">
            <text:p>0.635539215686275</text:p>
          </table:table-cell>
          <table:table-cell office:value-type="float" office:value="0.582781862745098" calcext:value-type="float">
            <text:p>0.582781862745098</text:p>
          </table:table-cell>
          <table:table-cell office:value-type="float" office:value="7.04" calcext:value-type="float">
            <text:p>7.04</text:p>
          </table:table-cell>
          <table:table-cell office:value-type="string" calcext:value-type="string">
            <text:p>2340b7a58f273fd927c656601cf820607b795f3f0f8874d362a5d905bb515b92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693b92f3b4e0b59f7e726cd017c5d37fe3924b069db5a972f08e6acaeeb1c5b</text:p>
          </table:table-cell>
          <table:table-cell office:value-type="float" office:value="0" calcext:value-type="float">
            <text:p>0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N</text:p>
          </table:table-cell>
          <table:table-cell office:value-type="float" office:value="52.08" calcext:value-type="float">
            <text:p>52.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In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693b92f3b4e0b59f7e726cd017c5d37fe3924b069db5a972f08e6acaeeb1c5b</text:p>
          </table:table-cell>
          <table:table-cell office:value-type="float" office:value="38.2" calcext:value-type="float">
            <text:p>38.2</text:p>
          </table:table-cell>
          <table:table-cell office:value-type="float" office:value="69.17" calcext:value-type="float">
            <text:p>69.17</text:p>
          </table:table-cell>
          <table:table-cell office:value-type="float" office:value="66.96" calcext:value-type="float">
            <text:p>66.96</text:p>
          </table:table-cell>
          <table:table-cell office:value-type="float" office:value="71.2" calcext:value-type="float">
            <text:p>71.2</text:p>
          </table:table-cell>
          <table:table-cell office:value-type="float" office:value="68.41" calcext:value-type="float">
            <text:p>68.41</text:p>
          </table:table-cell>
          <table:table-cell office:value-type="float" office:value="70" calcext:value-type="float">
            <text:p>70</text:p>
          </table:table-cell>
          <table:table-cell office:value-type="float" office:value="67.59" calcext:value-type="float">
            <text:p>67.59</text:p>
          </table:table-cell>
          <table:table-cell office:value-type="float" office:value="0" calcext:value-type="float">
            <text:p>0</text:p>
          </table:table-cell>
          <table:table-cell office:value-type="float" office:value="153160" calcext:value-type="float">
            <text:p>153160</text:p>
          </table:table-cell>
          <table:table-cell office:value-type="float" office:value="0.011453238475287" calcext:value-type="float">
            <text:p>0.011453238475287</text:p>
          </table:table-cell>
          <table:table-cell office:value-type="float" office:value="0.002907986111111" calcext:value-type="float">
            <text:p>0.002907986111111</text:p>
          </table:table-cell>
          <table:table-cell office:value-type="float" office:value="0.002457466918715" calcext:value-type="float">
            <text:p>0.002457466918715</text:p>
          </table:table-cell>
          <table:table-cell office:value-type="float" office:value="0.00592" calcext:value-type="float">
            <text:p>0.00592</text:p>
          </table:table-cell>
          <table:table-cell office:value-type="float" office:value="0.004083285163024" calcext:value-type="float">
            <text:p>0.004083285163024</text:p>
          </table:table-cell>
          <table:table-cell office:value-type="float" office:value="0.002084854390297" calcext:value-type="float">
            <text:p>0.002084854390297</text:p>
          </table:table-cell>
          <table:table-cell office:value-type="float" office:value="0.002625205559157" calcext:value-type="float">
            <text:p>0.002625205559157</text:p>
          </table:table-cell>
          <table:table-cell office:value-type="float" office:value="0" calcext:value-type="float">
            <text:p>0</text:p>
          </table:table-cell>
          <table:table-cell office:value-type="float" office:value="228.8" calcext:value-type="float">
            <text:p>228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("63ec0427d75f17c32330e232139d7562402268d242a98e3ca913e7a6d3b3db20", "0a62e0571cb1a2bef49b76697d0061116103d2f68552d74e8a26a7f8a2709bb7", "67fa5abe26acb8a2703f83ac10fcb3aa62928aa22947f90b5b8cfed5f2db05b0", "e5932c0a554e037986661c7ad789e8c0c8b5008ccf3fb47fe0e87b4a62194c96", "65cad3364a4d0d65d3c50f38fbc057c959d4bd4ed2318c24a14c1caf8b130157")</text:p>
          </table:table-cell>
          <table:table-cell office:value-type="float" office:value="43.36" calcext:value-type="float">
            <text:p>43.36</text:p>
          </table:table-cell>
          <table:table-cell office:value-type="float" office:value="71.67" calcext:value-type="float">
            <text:p>71.67</text:p>
          </table:table-cell>
          <table:table-cell office:value-type="float" office:value="73.04" calcext:value-type="float">
            <text:p>73.04</text:p>
          </table:table-cell>
          <table:table-cell office:value-type="float" office:value="70.4" calcext:value-type="float">
            <text:p>70.4</text:p>
          </table:table-cell>
          <table:table-cell office:value-type="float" office:value="69.54" calcext:value-type="float">
            <text:p>69.54</text:p>
          </table:table-cell>
          <table:table-cell office:value-type="float" office:value="73.93" calcext:value-type="float">
            <text:p>73.93</text:p>
          </table:table-cell>
          <table:table-cell office:value-type="float" office:value="71.21" calcext:value-type="float">
            <text:p>71.21</text:p>
          </table:table-cell>
          <table:table-cell office:value-type="float" office:value="31.05" calcext:value-type="float">
            <text:p>31.05</text:p>
          </table:table-cell>
          <table:table-cell office:value-type="float" office:value="305800" calcext:value-type="float">
            <text:p>305800</text:p>
          </table:table-cell>
          <table:table-cell office:value-type="float" office:value="0.002166699487823" calcext:value-type="float">
            <text:p>0.002166699487823</text:p>
          </table:table-cell>
          <table:table-cell office:value-type="float" office:value="0.000564236111111" calcext:value-type="float">
            <text:p>0.000564236111111</text:p>
          </table:table-cell>
          <table:table-cell office:value-type="float" office:value="0.000378071833648" calcext:value-type="float">
            <text:p>0.000378071833648</text:p>
          </table:table-cell>
          <table:table-cell office:value-type="float" office:value="0.00208" calcext:value-type="float">
            <text:p>0.00208</text:p>
          </table:table-cell>
          <table:table-cell office:value-type="float" office:value="0.001010891867976" calcext:value-type="float">
            <text:p>0.001010891867976</text:p>
          </table:table-cell>
          <table:table-cell office:value-type="float" office:value="0.000265038041525" calcext:value-type="float">
            <text:p>0.000265038041525</text:p>
          </table:table-cell>
          <table:table-cell office:value-type="float" office:value="0.000368801227339" calcext:value-type="float">
            <text:p>0.000368801227339</text:p>
          </table:table-cell>
          <table:table-cell office:value-type="float" office:value="0.000401662049861" calcext:value-type="float">
            <text:p>0.000401662049861</text:p>
          </table:table-cell>
          <table:table-cell office:value-type="float" office:value="94" calcext:value-type="float">
            <text:p>94</text:p>
          </table:table-cell>
          <table:table-cell office:value-type="float" office:value="605.139" calcext:value-type="float">
            <text:p>605.139</text:p>
          </table:table-cell>
          <table:table-cell office:value-type="string" calcext:value-type="string">
            <text:p>("3e7df800e9547c1247d3cd9fc5e74ef0af3ae94eea832b1e39bcb087f6529a77", "c85ba7b15752383517e9bab31eccbf127352253047b4b0d7df9653f6be10e520", "46680e8654f79f1d0b4a785bb7c68ab661173d2546cfcf67e30ee9fb0493fb99", "340a9df1dafb33b868c02d1fb10618576fda5b52b6c759bc23ad84540f71c4a7", "ac04a904c50cb320a9b5330abc7457120dde04ccbbb7faad96fdccae7820cebf")</text:p>
          </table:table-cell>
          <table:table-cell table:number-columns-repeated="831"/>
        </table:table-row>
        <table:table-row table:style-name="ro1"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4"/>
          <table:table-cell table:style-name="ce7"/>
          <table:table-cell table:number-columns-repeated="175"/>
          <table:table-cell table:style-name="ce3"/>
          <table:table-cell table:number-columns-repeated="837"/>
        </table:table-row>
        <table:table-row table:style-name="ro1" table:number-rows-repeated="4"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4"/>
          <table:table-cell table:style-name="ce7"/>
          <table:table-cell table:number-columns-repeated="1013"/>
        </table:table-row>
        <table:table-row table:style-name="ro1"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4"/>
          <table:table-cell table:style-name="ce7"/>
          <table:table-cell table:number-columns-repeated="178"/>
          <table:table-cell table:style-name="ce3"/>
          <table:table-cell table:number-columns-repeated="834"/>
        </table:table-row>
        <table:table-row table:style-name="ro1"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4"/>
          <table:table-cell table:style-name="ce7"/>
          <table:table-cell table:number-columns-repeated="172"/>
          <table:table-cell table:style-name="ce3"/>
          <table:table-cell table:number-columns-repeated="2"/>
          <table:table-cell table:style-name="ce3"/>
          <table:table-cell table:number-columns-repeated="837"/>
        </table:table-row>
        <table:table-row table:style-name="ro1" table:number-rows-repeated="3">
          <table:table-cell/>
          <table:table-cell table:style-name="ce1" table:number-columns-repeated="2"/>
          <table:table-cell table:number-columns-repeated="2"/>
          <table:table-cell table:style-name="ce1"/>
          <table:table-cell table:number-columns-repeated="4"/>
          <table:table-cell table:style-name="ce7"/>
          <table:table-cell table:number-columns-repeated="101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ull_columns.K32:full_columns.K1048576 full_columns.W1:full_columns.W1048576 full_columns.AI3:full_columns.AI1048576 full_columns.AU1:full_columns.AU1048576 full_columns.BG1:full_columns.BG1048576 full_columns.BS1:full_columns.BS1048576 full_columns.CE1:full_columns.CE1048576 full_columns.CQ1:full_columns.CQ1048576 full_columns.DC1:full_columns.DC1048576 full_columns.EA1:full_columns.EA1048576 full_columns.EM1:full_columns.EM1048576 full_columns.EY1:full_columns.EY1048576 full_columns.FS1:full_columns.FS1048576 full_columns.K1:full_columns.K11 full_columns.AI1:full_columns.AI1">
            <calcext:color-scale>
              <calcext:color-scale-entry calcext:value="60" calcext:type="number" calcext:color="#ff0000"/>
              <calcext:color-scale-entry calcext:value="75" calcext:type="percentile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K12:full_columns.K21">
            <calcext:color-scale>
              <calcext:color-scale-entry calcext:value="60" calcext:type="number" calcext:color="#ff0000"/>
              <calcext:color-scale-entry calcext:value="75" calcext:type="percentile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K22:full_columns.K31">
            <calcext:color-scale>
              <calcext:color-scale-entry calcext:value="60" calcext:type="number" calcext:color="#ff0000"/>
              <calcext:color-scale-entry calcext:value="75" calcext:type="percentile" calcext:color="#ffff00"/>
              <calcext:color-scale-entry calcext:value="100" calcext:type="number" calcext:color="#00a933"/>
            </calcext:color-scale>
          </calcext:conditional-format>
          <calcext:conditional-format calcext:target-range-address="full_columns.AI2:full_columns.AI2">
            <calcext:color-scale>
              <calcext:color-scale-entry calcext:value="60" calcext:type="number" calcext:color="#ff0000"/>
              <calcext:color-scale-entry calcext:value="75" calcext:type="percentile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9">00/00/0000</text:date>, <text:time style:data-style-name="N2" text:time-value="15:02:16.9729245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09T17:28:11.829099660</dc:date>
    <meta:editing-duration>PT1H59M27S</meta:editing-duration>
    <meta:editing-cycles>4</meta:editing-cycles>
    <meta:generator>LibreOffice/6.4.7.2$Linux_X86_64 LibreOffice_project/40$Build-2</meta:generator>
    <meta:document-statistic meta:table-count="1" meta:cell-count="4053" meta:object-count="0"/>
  </office:meta>
</office:document-meta>
</file>